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9cm" fo:min-width="1.399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59" draw:id="id559" draw:layer="layout" svg:width="1cm" svg:height="0.9cm" svg:x="43.6cm" svg:y="74.835cm">
          <text:p text:style-name="P1"><text:span text:style-name="T1">OR</text:span></text:p>
          <text:p text:style-name="P1"><text:span text:style-name="T1">456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59" draw:id="id659" draw:layer="layout" svg:width="1cm" svg:height="0.9cm" svg:x="59.8cm" svg:y="12.9cm">
          <text:p text:style-name="P1"><text:span text:style-name="T1">NAND</text:span></text:p>
          <text:p text:style-name="P1"><text:span text:style-name="T1">32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73" draw:id="id673" draw:layer="layout" svg:width="1cm" svg:height="0.9cm" svg:x="75.3cm" svg:y="14.6cm">
          <text:p text:style-name="P1"><text:span text:style-name="T1">NOR</text:span></text:p>
          <text:p text:style-name="P1"><text:span text:style-name="T1">357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3" draw:id="id633" draw:layer="layout" svg:width="1cm" svg:height="0.9cm" svg:x="54.1cm" svg:y="65.8cm">
          <text:p text:style-name="P1"><text:span text:style-name="T1">NOT</text:span></text:p>
          <text:p text:style-name="P1"><text:span text:style-name="T1">405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1" draw:id="id531" draw:layer="layout" svg:width="1cm" svg:height="0.9cm" svg:x="103.7cm" svg:y="70.5cm">
          <text:p text:style-name="P1"><text:span text:style-name="T1">NAND</text:span></text:p>
          <text:p text:style-name="P1"><text:span text:style-name="T1">48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79" draw:id="id579" draw:layer="layout" svg:width="1cm" svg:height="0.9cm" svg:x="113.6cm" svg:y="74.7cm">
          <text:p text:style-name="P1"><text:span text:style-name="T1">NOT</text:span></text:p>
          <text:p text:style-name="P1"><text:span text:style-name="T1">438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64" draw:id="id564" draw:layer="layout" svg:width="2.1cm" svg:height="0.9cm" svg:x="121.4cm" svg:y="62.537cm">
          <text:p text:style-name="P1"><text:span text:style-name="T1">DFF (mclk)</text:span></text:p>
          <text:p text:style-name="P1"><text:span text:style-name="T1">417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1" draw:id="id551" draw:layer="layout" svg:width="2.1cm" svg:height="0.9cm" svg:x="110.4cm" svg:y="62.453cm">
          <text:p text:style-name="P1"><text:span text:style-name="T1">DFF (mclk)</text:span></text:p>
          <text:p text:style-name="P1"><text:span text:style-name="T1">496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2" draw:id="id402" draw:layer="layout" svg:width="1cm" svg:height="0.9cm" svg:x="48cm" svg:y="25.5cm">
          <text:p text:style-name="P1"><text:span text:style-name="T1">AND</text:span></text:p>
          <text:p text:style-name="P1"><text:span text:style-name="T1">33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0" draw:id="id540" draw:layer="layout" svg:width="1cm" svg:height="0.9cm" svg:x="106.5cm" svg:y="66.253cm">
          <text:p text:style-name="P1"><text:span text:style-name="T1">NAND</text:span></text:p>
          <text:p text:style-name="P1"><text:span text:style-name="T1">46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76" draw:id="id476" draw:layer="layout" svg:width="1cm" svg:height="0.9cm" svg:x="123.4cm" svg:y="35.314cm">
          <text:p text:style-name="P1"><text:span text:style-name="T1">NOT</text:span></text:p>
          <text:p text:style-name="P1"><text:span text:style-name="T1">48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07" draw:id="id507" draw:layer="layout" svg:width="2.1cm" svg:height="0.9cm" svg:x="97.2cm" svg:y="62.4cm">
          <text:p text:style-name="P1"><text:span text:style-name="T1">DFF (mclk)</text:span></text:p>
          <text:p text:style-name="P1"><text:span text:style-name="T1">495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77" draw:id="id477" draw:layer="layout" svg:width="2.1cm" svg:height="0.9cm" svg:x="50.7cm" svg:y="78.922cm">
          <text:p text:style-name="P1"><text:span text:style-name="T1">DFF(mclk)</text:span></text:p>
          <text:p text:style-name="P1"><text:span text:style-name="T1">49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69" draw:id="id469" draw:layer="layout" svg:width="2.1cm" svg:height="0.9cm" svg:x="48.5cm" svg:y="78.922cm">
          <text:p text:style-name="P1"><text:span text:style-name="T1">DFFR(mclk,/res12)</text:span></text:p>
          <text:p text:style-name="P1"><text:span text:style-name="T1">477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1" draw:id="id401" draw:layer="layout" svg:width="1cm" svg:height="0.9cm" svg:x="46.9cm" svg:y="25.5cm">
          <text:p text:style-name="P1"><text:span text:style-name="T1">AND</text:span></text:p>
          <text:p text:style-name="P1"><text:span text:style-name="T1">376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0" draw:id="id450" draw:layer="layout" svg:width="1cm" svg:height="0.9cm" svg:x="46.9cm" svg:y="27.4cm">
          <text:p text:style-name="P1"><text:span text:style-name="T1">NOT</text:span></text:p>
          <text:p text:style-name="P1"><text:span text:style-name="T1">376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7" draw:id="id387" draw:layer="layout" svg:width="1cm" svg:height="0.9cm" svg:x="77.73cm" svg:y="34.556cm">
          <text:p text:style-name="P1"><text:span text:style-name="T1">NAND</text:span></text:p>
          <text:p text:style-name="P1"><text:span text:style-name="T1">406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6" draw:id="id386" draw:layer="layout" svg:width="1cm" svg:height="0.9cm" svg:x="40.8cm" svg:y="22.298cm">
          <text:p text:style-name="P1"><text:span text:style-name="T1">3-NAND</text:span></text:p>
          <text:p text:style-name="P1"><text:span text:style-name="T1">37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8" draw:id="id388" draw:layer="layout" svg:width="1cm" svg:height="0.9cm" svg:x="32.1cm" svg:y="31.4cm">
          <text:p text:style-name="P1"><text:span text:style-name="T1">NOT</text:span></text:p>
          <text:p text:style-name="P1"><text:span text:style-name="T1">406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3" draw:id="id313" draw:layer="layout" svg:width="1cm" svg:height="0.9cm" svg:x="60.2cm" svg:y="1.485cm">
          <text:p text:style-name="P1"><text:span text:style-name="T1">NAND</text:span></text:p>
          <text:p text:style-name="P1"><text:span text:style-name="T1">49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" draw:id="id69" draw:layer="layout" svg:width="1cm" svg:height="0.9cm" svg:x="18.6cm" svg:y="59.782cm">
          <text:p text:style-name="P1"><text:span text:style-name="T1">AND</text:span></text:p>
          <text:p text:style-name="P1"><text:span text:style-name="T1">4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1cm" svg:height="0.9cm" svg:x="123.764cm" svg:y="40.318cm">
          <text:p text:style-name="P1"><text:span text:style-name="T1">DFFR (mclk)</text:span></text:p>
          <text:p text:style-name="P1"><text:span text:style-name="T1">49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24.314cm" svg:y="47.38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5.334cm" svg:y1="50.3cm" svg:x2="124.814cm" svg:y2="48.28cm" draw:end-shape="id1" draw:end-glue-point="2" svg:d="M125334 50300l-520-2020" svg:viewBox="0 0 521 2021">
          <text:p text:style-name="P1"><text:span text:style-name="T2">ch0_3</text:span></text:p>
        </draw:connector>
        <draw:connector draw:style-name="gr5" draw:text-style-name="P3" draw:layer="layout" draw:type="line" svg:x1="124.355cm" svg:y1="49.665cm" svg:x2="124.814cm" svg:y2="48.28cm" draw:end-shape="id1" draw:end-glue-point="2" svg:d="M124355 49665l459-1385" svg:viewBox="0 0 460 1386">
          <text:p text:style-name="P1"><text:span text:style-name="T2">/ch1_0</text:span></text:p>
        </draw:connector>
        <draw:custom-shape draw:style-name="gr2" draw:text-style-name="P2" xml:id="id2" draw:id="id2" draw:layer="layout" svg:width="1cm" svg:height="0.9cm" svg:x="123.2cm" svg:y="44.886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4.814cm" svg:y1="47.38cm" svg:x2="123.7cm" svg:y2="45.786cm" draw:start-shape="id1" draw:start-glue-point="0" draw:end-shape="id2" draw:end-glue-point="2" svg:d="M124814 47380l-1114-1594" svg:viewBox="0 0 1115 1595">
          <text:p/>
        </draw:connector>
        <draw:connector draw:style-name="gr6" draw:text-style-name="P1" draw:layer="layout" draw:type="line" svg:x1="124.814cm" svg:y1="47.38cm" svg:x2="124.8cm" svg:y2="45.824cm" draw:start-shape="id1" draw:start-glue-point="0" draw:end-shape="id3" draw:end-glue-point="2" svg:d="M124814 47380l-14-1556" svg:viewBox="0 0 15 1557">
          <text:p/>
        </draw:connector>
        <draw:connector draw:style-name="gr5" draw:text-style-name="P3" draw:layer="layout" draw:type="line" svg:x1="123.7cm" svg:y1="44.886cm" svg:x2="123.726cm" svg:y2="43.218cm" draw:start-shape="id2" draw:start-glue-point="0" svg:d="M123700 44886l26-1668" svg:viewBox="0 0 27 1669">
          <text:p text:style-name="P1"><text:span text:style-name="T2">clk36</text:span></text:p>
        </draw:connector>
        <draw:custom-shape draw:style-name="gr2" draw:text-style-name="P2" xml:id="id3" draw:id="id3" draw:layer="layout" svg:width="1cm" svg:height="0.9cm" svg:x="124.3cm" svg:y="44.924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3.773cm" svg:y1="42.495cm" svg:x2="124.814cm" svg:y2="41.218cm" draw:end-shape="id4" draw:end-glue-point="2" svg:d="M123773 42495l1041-1277" svg:viewBox="0 0 1042 1278">
          <text:p text:style-name="P1"><text:span text:style-name="T2">c8/~res</text:span></text:p>
        </draw:connector>
        <draw:connector draw:style-name="gr5" draw:text-style-name="P3" draw:layer="layout" draw:type="line" svg:x1="125.914cm" svg:y1="47.433cm" svg:x2="124.8cm" svg:y2="45.824cm" draw:end-shape="id3" draw:end-glue-point="2" svg:d="M125914 47433l-1114-1609" svg:viewBox="0 0 1115 1610">
          <text:p text:style-name="P1"><text:span text:style-name="T2">ac5_d_nfull</text:span></text:p>
        </draw:connector>
        <draw:custom-shape draw:style-name="gr2" draw:text-style-name="P2" xml:id="id5" draw:id="id5" draw:layer="layout" svg:width="1cm" svg:height="0.9cm" svg:x="124.3cm" svg:y="43.118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4.8cm" svg:y1="44.924cm" svg:x2="124.8cm" svg:y2="44.018cm" draw:start-shape="id3" draw:start-glue-point="0" draw:end-shape="id5" draw:end-glue-point="2" svg:d="M124800 44924v-906" svg:viewBox="0 0 1 907">
          <text:p/>
        </draw:connector>
        <draw:connector draw:style-name="gr6" draw:text-style-name="P1" draw:layer="layout" draw:type="line" svg:x1="124.8cm" svg:y1="43.118cm" svg:x2="124.814cm" svg:y2="41.218cm" draw:start-shape="id5" draw:start-glue-point="0" draw:end-shape="id4" draw:end-glue-point="2" svg:d="M124800 43118l14-1900" svg:viewBox="0 0 15 1901">
          <text:p/>
        </draw:connector>
        <draw:connector draw:style-name="gr6" draw:text-style-name="P1" draw:layer="layout" draw:type="line" svg:x1="124.814cm" svg:y1="40.318cm" svg:x2="124.8cm" svg:y2="39.357cm" draw:start-shape="id4" draw:start-glue-point="0" draw:end-shape="id6" draw:end-glue-point="2" svg:d="M124814 40318l-14-961" svg:viewBox="0 0 15 962">
          <text:p/>
        </draw:connector>
        <draw:custom-shape draw:style-name="gr2" draw:text-style-name="P2" xml:id="id6" draw:id="id6" draw:layer="layout" svg:width="1cm" svg:height="0.9cm" svg:x="124.3cm" svg:y="38.457cm">
          <text:p text:style-name="P1"><text:span text:style-name="T1">NOT</text:span></text:p>
          <text:p text:style-name="P1"><text:span text:style-name="T1">48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4.8cm" svg:y1="38.457cm" svg:x2="124.801cm" svg:y2="37.168cm" draw:start-shape="id6" draw:start-glue-point="0" svg:d="M124800 38457l1-1289" svg:viewBox="0 0 2 1290">
          <text:p text:style-name="P1"><text:span text:style-name="T2">clk38</text:span></text:p>
        </draw:connector>
        <draw:custom-shape draw:style-name="gr2" draw:text-style-name="P2" xml:id="id7" draw:id="id7" draw:layer="layout" svg:width="1cm" svg:height="0.9cm" svg:x="125.4cm" svg:y="37.118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4.8cm" svg:y1="38.457cm" svg:x2="125.9cm" svg:y2="38.018cm" draw:start-shape="id6" draw:start-glue-point="0" draw:end-shape="id7" draw:end-glue-point="2" svg:d="M124800 38457l1100-439" svg:viewBox="0 0 1101 440">
          <text:p/>
        </draw:connector>
        <draw:custom-shape draw:style-name="gr3" draw:text-style-name="P2" xml:id="id151" draw:id="id151" draw:layer="layout" svg:width="2.1cm" svg:height="0.9cm" svg:x="45.1cm" svg:y="44.183cm">
          <text:p text:style-name="P1"><text:span text:style-name="T1">DFF (mclk)</text:span></text:p>
          <text:p text:style-name="P1"><text:span text:style-name="T1">53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1cm" svg:height="0.9cm" svg:x="45.6cm" svg:y="46.383cm">
          <text:p text:style-name="P1"><text:span text:style-name="T1">AND</text:span></text:p>
          <text:p text:style-name="P1"><text:span text:style-name="T1">53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5" draw:id="id75" draw:layer="layout" svg:width="2.1cm" svg:height="0.9cm" svg:x="26.3cm" svg:y="44.175cm">
          <text:p text:style-name="P1"><text:span text:style-name="T1">DFF (clk39)</text:span></text:p>
          <text:p text:style-name="P1"><text:span text:style-name="T1">48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1cm" svg:height="0.9cm" svg:x="33.386cm" svg:y="45.942cm">
          <text:p text:style-name="P1"><text:span text:style-name="T1">NAND</text:span></text:p>
          <text:p text:style-name="P1"><text:span text:style-name="T1">46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cm" svg:height="0.9cm" svg:x="43.6cm" svg:y="50.389cm">
          <text:p text:style-name="P1"><text:span text:style-name="T1">NAND</text:span></text:p>
          <text:p text:style-name="P1"><text:span text:style-name="T1">52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cm" svg:height="0.9cm" svg:x="50.7cm" svg:y="56.47cm">
          <text:p text:style-name="P1"><text:span text:style-name="T1">NOT</text:span></text:p>
          <text:p text:style-name="P1"><text:span text:style-name="T1">52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869cm" svg:y1="52.473cm" svg:x2="44.1cm" svg:y2="51.289cm" draw:end-shape="id8" draw:end-glue-point="2" svg:d="M42869 52473l1231-1184" svg:viewBox="0 0 1232 1185">
          <text:p text:style-name="P1"><text:span text:style-name="T2">/stages_empty</text:span></text:p>
        </draw:connector>
        <draw:connector draw:style-name="gr5" draw:text-style-name="P1" draw:layer="layout" draw:type="line" svg:x1="51.199cm" svg:y1="58.7cm" svg:x2="51.2cm" svg:y2="57.37cm" draw:end-shape="id9" draw:end-glue-point="2" svg:d="M51199 58700l1-1330" svg:viewBox="0 0 2 1331">
          <text:p text:style-name="P1"><text:span text:style-name="T2">/stages_empty</text:span></text:p>
        </draw:connector>
        <draw:custom-shape draw:style-name="gr3" draw:text-style-name="P2" xml:id="id56" draw:id="id56" draw:layer="layout" svg:width="2.1cm" svg:height="0.9cm" svg:x="16.171cm" svg:y="44.189cm">
          <text:p text:style-name="P1"><text:span text:style-name="T1">DFF (clk39)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cm" svg:height="0.9cm" svg:x="13.7cm" svg:y="51.633cm">
          <text:p text:style-name="P1"><text:span text:style-name="T1">NOT</text:span></text:p>
          <text:p text:style-name="P1"><text:span text:style-name="T1">45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194cm" svg:y1="53.983cm" svg:x2="14.2cm" svg:y2="52.533cm" draw:end-shape="id10" draw:end-glue-point="2" svg:d="M14194 53983l6-1450" svg:viewBox="0 0 7 1451">
          <text:p text:style-name="P1"><text:span text:style-name="T2">c3</text:span></text:p>
        </draw:connector>
        <draw:custom-shape draw:style-name="gr2" draw:text-style-name="P2" xml:id="id11" draw:id="id11" draw:layer="layout" svg:width="1cm" svg:height="0.9cm" svg:x="24.1cm" svg:y="53.883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528cm" svg:y1="56.335cm" svg:x2="24.6cm" svg:y2="54.783cm" draw:end-shape="id11" draw:end-glue-point="2" svg:d="M24528 56335l72-1552" svg:viewBox="0 0 73 1553">
          <text:p text:style-name="P1"><text:span text:style-name="T2">c3</text:span></text:p>
        </draw:connector>
        <draw:custom-shape draw:style-name="gr2" draw:text-style-name="P2" xml:id="id12" draw:id="id12" draw:layer="layout" svg:width="1cm" svg:height="0.9cm" svg:x="13.7cm" svg:y="49.724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2cm" svg:y1="51.633cm" svg:x2="14.2cm" svg:y2="50.624cm" draw:start-shape="id10" draw:start-glue-point="0" draw:end-shape="id12" draw:end-glue-point="2" svg:d="M14200 51633v-1009" svg:viewBox="0 0 1 1010">
          <text:p/>
        </draw:connector>
        <draw:custom-shape draw:style-name="gr2" draw:text-style-name="P2" xml:id="id13" draw:id="id13" draw:layer="layout" svg:width="1cm" svg:height="0.9cm" svg:x="15.975cm" svg:y="47.937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519cm" svg:y1="50.774cm" svg:x2="16.475cm" svg:y2="48.837cm" draw:end-shape="id13" draw:end-glue-point="2" svg:d="M16519 50774l-44-1937" svg:viewBox="0 0 45 1938">
          <text:p text:style-name="P1"><text:span text:style-name="T2">c3/b</text:span></text:p>
        </draw:connector>
        <draw:custom-shape draw:style-name="gr2" draw:text-style-name="P2" xml:id="id14" draw:id="id14" draw:layer="layout" svg:width="1cm" svg:height="0.9cm" svg:x="16.87cm" svg:y="50.037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545cm" svg:y1="52.123cm" svg:x2="17.37cm" svg:y2="50.937cm" draw:end-shape="id14" draw:end-glue-point="2" svg:d="M16545 52123l825-1186" svg:viewBox="0 0 826 1187">
          <text:p text:style-name="P1"><text:span text:style-name="T2">c3</text:span></text:p>
        </draw:connector>
        <draw:custom-shape draw:style-name="gr2" draw:text-style-name="P2" xml:id="id15" draw:id="id15" draw:layer="layout" svg:width="1cm" svg:height="0.9cm" svg:x="23.6cm" svg:y="48.428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4.558cm" svg:y1="50.84cm" svg:x2="24.1cm" svg:y2="49.328cm" draw:end-shape="id15" draw:end-glue-point="2" svg:d="M24558 50840l-458-1512" svg:viewBox="0 0 459 1513">
          <text:p text:style-name="P1"><text:span text:style-name="T2">c7</text:span></text:p>
        </draw:connector>
        <draw:custom-shape draw:style-name="gr3" draw:text-style-name="P2" xml:id="id22" draw:id="id22" draw:layer="layout" svg:width="2.1cm" svg:height="0.9cm" svg:x="23.1cm" svg:y="44.242cm">
          <text:p text:style-name="P1"><text:span text:style-name="T1">DFF (clk39)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4" draw:id="id74" draw:layer="layout" svg:width="1cm" svg:height="0.9cm" svg:x="30.8cm" svg:y="41.709cm">
          <text:p text:style-name="P1"><text:span text:style-name="T1">NOT</text:span></text:p>
          <text:p text:style-name="P1"><text:span text:style-name="T1">50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2.1cm" svg:height="0.9cm" svg:x="29.4cm" svg:y="44.109cm">
          <text:p text:style-name="P1"><text:span text:style-name="T1">DFF (clk39)</text:span></text:p>
          <text:p text:style-name="P1"><text:span text:style-name="T1">499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cm" svg:height="0.9cm" svg:x="31.541cm" svg:y="51.209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31.646cm" svg:y1="53.553cm" svg:x2="32.041cm" svg:y2="52.109cm" draw:end-shape="id16" draw:end-glue-point="2" svg:d="M31646 53553l395-1444" svg:viewBox="0 0 396 1445">
          <text:p text:style-name="P1"><text:span text:style-name="T2">c8</text:span></text:p>
        </draw:connector>
        <draw:custom-shape draw:style-name="gr2" draw:text-style-name="P2" xml:id="id17" draw:id="id17" draw:layer="layout" svg:width="1cm" svg:height="0.9cm" svg:x="29.9cm" svg:y="46.309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4cm" svg:y1="46.309cm" svg:x2="30.45cm" svg:y2="45.009cm" draw:start-shape="id17" draw:start-glue-point="0" draw:end-shape="id18" draw:end-glue-point="2" svg:d="M30400 46309l50-1300" svg:viewBox="0 0 51 1301">
          <text:p/>
        </draw:connector>
        <draw:custom-shape draw:style-name="gr2" draw:text-style-name="P2" xml:id="id19" draw:id="id19" draw:layer="layout" svg:width="1cm" svg:height="0.9cm" svg:x="51.9cm" svg:y="54.576cm">
          <text:p text:style-name="P1"><text:span text:style-name="T1">NAND</text:span></text:p>
          <text:p text:style-name="P1"><text:span text:style-name="T1">529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2cm" svg:y1="56.47cm" svg:x2="52.4cm" svg:y2="55.476cm" draw:start-shape="id9" draw:start-glue-point="0" draw:end-shape="id19" draw:end-glue-point="2" svg:d="M51200 56470l1200-994" svg:viewBox="0 0 1201 995">
          <text:p/>
        </draw:connector>
        <draw:custom-shape draw:style-name="gr2" draw:text-style-name="P2" xml:id="id20" draw:id="id20" draw:layer="layout" svg:width="1cm" svg:height="0.9cm" svg:x="45.6cm" svg:y="48.483cm">
          <text:p text:style-name="P1"><text:span text:style-name="T1">NAND</text:span></text:p>
          <text:p text:style-name="P1"><text:span text:style-name="T1">529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4.1cm" svg:y1="50.389cm" svg:x2="46.1cm" svg:y2="49.383cm" draw:start-shape="id8" draw:start-glue-point="0" draw:end-shape="id20" draw:end-glue-point="2" svg:d="M44100 50389l2000-1006" svg:viewBox="0 0 2001 1007">
          <text:p/>
        </draw:connector>
        <draw:custom-shape draw:style-name="gr2" draw:text-style-name="P2" xml:id="id36" draw:id="id36" draw:layer="layout" svg:width="1cm" svg:height="0.9cm" svg:x="21cm" svg:y="42.482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5cm" svg:y1="50.893cm" svg:x2="24.1cm" svg:y2="49.328cm" draw:end-shape="id15" draw:end-glue-point="2" svg:d="M23500 50893l600-1565" svg:viewBox="0 0 601 1566">
          <text:p text:style-name="P1"><text:span text:style-name="T2">/c5</text:span></text:p>
        </draw:connector>
        <draw:connector draw:style-name="gr5" draw:text-style-name="P3" draw:layer="layout" draw:type="line" svg:x1="18.307cm" svg:y1="52.205cm" svg:x2="17.37cm" svg:y2="50.937cm" draw:end-shape="id14" draw:end-glue-point="2" svg:d="M18307 52205l-937-1268" svg:viewBox="0 0 938 1269">
          <text:p text:style-name="P1"><text:span text:style-name="T2">/c5</text:span></text:p>
        </draw:connector>
        <draw:custom-shape draw:style-name="gr2" draw:text-style-name="P2" xml:id="id21" draw:id="id21" draw:layer="layout" svg:width="1cm" svg:height="0.9cm" svg:x="23.6cm" svg:y="46.328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4.1cm" svg:y1="46.328cm" svg:x2="24.15cm" svg:y2="45.142cm" draw:start-shape="id21" draw:start-glue-point="0" draw:end-shape="id22" svg:d="M24100 46328l50-1186" svg:viewBox="0 0 51 1187">
          <text:p/>
        </draw:connector>
        <draw:connector draw:style-name="gr6" draw:text-style-name="P1" draw:layer="layout" draw:type="line" svg:x1="24.1cm" svg:y1="48.428cm" svg:x2="24.1cm" svg:y2="47.228cm" draw:start-shape="id15" draw:start-glue-point="0" draw:end-shape="id21" draw:end-glue-point="2" svg:d="M24100 48428v-1200" svg:viewBox="0 0 1 1201">
          <text:p/>
        </draw:connector>
        <draw:connector draw:style-name="gr5" draw:text-style-name="P3" draw:layer="layout" draw:type="line" svg:x1="17.37cm" svg:y1="50.037cm" svg:x2="16.475cm" svg:y2="48.837cm" draw:start-shape="id14" draw:start-glue-point="0" draw:end-shape="id13" draw:end-glue-point="2" svg:d="M17370 50037l-895-1200" svg:viewBox="0 0 896 1201">
          <text:p text:style-name="P1"><text:span text:style-name="T2">c</text:span></text:p>
        </draw:connector>
        <draw:custom-shape draw:style-name="gr2" draw:text-style-name="P2" xml:id="id32" draw:id="id32" draw:layer="layout" svg:width="1cm" svg:height="0.9cm" svg:x="13.2cm" svg:y="42.324cm">
          <text:p text:style-name="P1"><text:span text:style-name="T1">NOT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6cm" svg:y1="53.583cm" svg:x2="32.041cm" svg:y2="52.109cm" draw:end-shape="id16" draw:end-glue-point="2" svg:d="M32600 53583l-559-1474" svg:viewBox="0 0 560 1475">
          <text:p text:style-name="P1"><text:span text:style-name="T2">/c4</text:span></text:p>
        </draw:connector>
        <draw:custom-shape draw:style-name="gr2" draw:text-style-name="P2" xml:id="id23" draw:id="id23" draw:layer="layout" svg:width="1cm" svg:height="0.9cm" svg:x="26.8cm" svg:y="49.783cm">
          <text:p text:style-name="P1"><text:span text:style-name="T1">AND</text:span></text:p>
          <text:p text:style-name="P1"><text:span text:style-name="T1">46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7.206cm" svg:y1="52.3cm" svg:x2="27.3cm" svg:y2="50.683cm" draw:end-shape="id23" draw:end-glue-point="2" svg:d="M27206 52300l94-1617" svg:viewBox="0 0 95 1618">
          <text:p text:style-name="P1"><text:span text:style-name="T2">/c4</text:span></text:p>
        </draw:connector>
        <draw:connector draw:style-name="gr5" draw:text-style-name="P3" draw:layer="layout" draw:type="line" svg:x1="17.341cm" svg:y1="52.907cm" svg:x2="17.37cm" svg:y2="50.937cm" draw:end-shape="id14" draw:end-glue-point="2" svg:d="M17341 52907l29-1970" svg:viewBox="0 0 30 1971">
          <text:p text:style-name="P1"><text:span text:style-name="T2">/c4</text:span></text:p>
        </draw:connector>
        <draw:custom-shape draw:style-name="gr2" draw:text-style-name="P2" xml:id="id24" draw:id="id24" draw:layer="layout" svg:width="1cm" svg:height="0.9cm" svg:x="29.8cm" svg:y="49.309cm">
          <text:p text:style-name="P1"><text:span text:style-name="T1">3-NAND</text:span></text:p>
          <text:p text:style-name="P1"><text:span text:style-name="T1">4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2.041cm" svg:y1="51.209cm" svg:x2="30.3cm" svg:y2="50.209cm" draw:start-shape="id16" draw:start-glue-point="0" draw:end-shape="id24" draw:end-glue-point="2" svg:d="M32041 51209l-1741-1000" svg:viewBox="0 0 1742 1001">
          <text:p/>
        </draw:connector>
        <draw:custom-shape draw:style-name="gr2" draw:text-style-name="P2" xml:id="id26" draw:id="id26" draw:layer="layout" svg:width="1cm" svg:height="0.9cm" svg:x="28.2cm" svg:y="51.283cm">
          <text:p text:style-name="P1"><text:span text:style-name="T1">AND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" draw:id="id25" draw:layer="layout" svg:width="1cm" svg:height="0.9cm" svg:x="27.9cm" svg:y="53.602cm">
          <text:p text:style-name="P1"><text:span text:style-name="T1">NAND</text:span></text:p>
          <text:p text:style-name="P1"><text:span text:style-name="T1">4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8.4cm" svg:y1="53.602cm" svg:x2="27.3cm" svg:y2="50.683cm" draw:start-shape="id25" draw:start-glue-point="0" draw:end-shape="id23" draw:end-glue-point="2" svg:d="M28400 53602l-1100-2919" svg:viewBox="0 0 1101 2920">
          <text:p/>
        </draw:connector>
        <draw:connector draw:style-name="gr6" draw:text-style-name="P1" draw:layer="layout" draw:type="line" svg:x1="28.4cm" svg:y1="53.602cm" svg:x2="28.7cm" svg:y2="52.183cm" draw:start-shape="id25" draw:start-glue-point="0" draw:end-shape="id26" draw:end-glue-point="2" svg:d="M28400 53602l300-1419" svg:viewBox="0 0 301 1420">
          <text:p/>
        </draw:connector>
        <draw:custom-shape draw:style-name="gr2" draw:text-style-name="P2" xml:id="id27" draw:id="id27" draw:layer="layout" svg:width="1cm" svg:height="0.9cm" svg:x="26.8cm" svg:y="47.983cm">
          <text:p text:style-name="P1"><text:span text:style-name="T1">3-NAND</text:span></text:p>
          <text:p text:style-name="P1"><text:span text:style-name="T1">47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3cm" svg:y1="49.783cm" svg:x2="27.3cm" svg:y2="48.883cm" draw:start-shape="id23" draw:start-glue-point="0" draw:end-shape="id27" draw:end-glue-point="2" svg:d="M27300 49783v-900" svg:viewBox="0 0 1 901">
          <text:p/>
        </draw:connector>
        <draw:custom-shape draw:style-name="gr2" draw:text-style-name="P2" xml:id="id28" draw:id="id28" draw:layer="layout" svg:width="1cm" svg:height="0.9cm" svg:x="26.824cm" svg:y="45.975cm">
          <text:p text:style-name="P1"><text:span text:style-name="T1">AND</text:span></text:p>
          <text:p text:style-name="P1"><text:span text:style-name="T1">4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3cm" svg:y1="47.983cm" svg:x2="27.324cm" svg:y2="46.875cm" draw:start-shape="id27" draw:start-glue-point="0" draw:end-shape="id28" draw:end-glue-point="2" svg:d="M27300 47983l24-1108" svg:viewBox="0 0 25 1109">
          <text:p/>
        </draw:connector>
        <draw:connector draw:style-name="gr6" draw:text-style-name="P1" draw:layer="layout" draw:type="line" svg:x1="24.6cm" svg:y1="53.883cm" svg:x2="28.7cm" svg:y2="52.183cm" draw:start-shape="id11" draw:start-glue-point="0" draw:end-shape="id26" draw:end-glue-point="2" svg:d="M24600 53883l4100-1700" svg:viewBox="0 0 4101 1701">
          <text:p/>
        </draw:connector>
        <draw:custom-shape draw:style-name="gr2" draw:text-style-name="P2" xml:id="id29" draw:id="id29" draw:layer="layout" svg:width="1cm" svg:height="0.9cm" svg:x="28.1cm" svg:y="49.783cm">
          <text:p text:style-name="P1"><text:span text:style-name="T1">AND</text:span></text:p>
          <text:p text:style-name="P1"><text:span text:style-name="T1">46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4.6cm" svg:y1="53.883cm" svg:x2="28.6cm" svg:y2="50.683cm" draw:start-shape="id11" draw:start-glue-point="0" draw:end-shape="id29" draw:end-glue-point="2" svg:d="M24600 53883l4000-3200" svg:viewBox="0 0 4001 3201">
          <text:p/>
        </draw:connector>
        <draw:connector draw:style-name="gr6" draw:text-style-name="P1" draw:layer="layout" draw:type="line" svg:x1="28.7cm" svg:y1="51.283cm" svg:x2="30.3cm" svg:y2="50.209cm" draw:start-shape="id26" draw:start-glue-point="0" draw:end-shape="id24" draw:end-glue-point="2" svg:d="M28700 51283l1600-1074" svg:viewBox="0 0 1601 1075">
          <text:p/>
        </draw:connector>
        <draw:connector draw:style-name="gr6" draw:text-style-name="P1" draw:layer="layout" draw:type="line" svg:x1="28.6cm" svg:y1="49.783cm" svg:x2="27.3cm" svg:y2="48.883cm" draw:start-shape="id29" draw:start-glue-point="0" draw:end-shape="id27" draw:end-glue-point="2" svg:d="M28600 49783l-1300-900" svg:viewBox="0 0 1301 901">
          <text:p/>
        </draw:connector>
        <draw:custom-shape draw:style-name="gr2" draw:text-style-name="P2" xml:id="id30" draw:id="id30" draw:layer="layout" svg:width="1cm" svg:height="0.9cm" svg:x="29.8cm" svg:y="51.283cm">
          <text:p text:style-name="P1"><text:span text:style-name="T1">NAND</text:span></text:p>
          <text:p text:style-name="P1"><text:span text:style-name="T1">4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3cm" svg:y1="51.283cm" svg:x2="28.6cm" svg:y2="50.683cm" draw:start-shape="id30" draw:start-glue-point="0" draw:end-shape="id29" draw:end-glue-point="2" svg:d="M30300 51283l-1700-600" svg:viewBox="0 0 1701 601">
          <text:p/>
        </draw:connector>
        <draw:connector draw:style-name="gr6" draw:text-style-name="P1" draw:layer="layout" draw:type="line" svg:x1="30.3cm" svg:y1="51.283cm" svg:x2="30.3cm" svg:y2="50.209cm" draw:start-shape="id30" draw:start-glue-point="0" draw:end-shape="id24" draw:end-glue-point="2" svg:d="M30300 51283v-1074" svg:viewBox="0 0 1 1075">
          <text:p/>
        </draw:connector>
        <draw:connector draw:style-name="gr6" draw:text-style-name="P1" draw:layer="layout" draw:type="line" svg:x1="30.3cm" svg:y1="49.309cm" svg:x2="30.4cm" svg:y2="47.209cm" draw:start-shape="id24" draw:start-glue-point="0" draw:end-shape="id17" draw:end-glue-point="2" svg:d="M30300 49309l100-2100" svg:viewBox="0 0 101 2101">
          <text:p/>
        </draw:connector>
        <draw:custom-shape draw:style-name="gr3" draw:text-style-name="P2" xml:id="id31" draw:id="id31" draw:layer="layout" svg:width="2.1cm" svg:height="0.9cm" svg:x="12.6cm" svg:y="44.124cm">
          <text:p text:style-name="P1"><text:span text:style-name="T1">DFF (clk39)</text:span></text:p>
          <text:p text:style-name="P1"><text:span text:style-name="T1">4611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65cm" svg:y1="44.124cm" svg:x2="13.7cm" svg:y2="43.224cm" draw:start-shape="id31" draw:start-glue-point="0" draw:end-shape="id32" draw:end-glue-point="2" svg:d="M13650 44124l50-900" svg:viewBox="0 0 51 901">
          <text:p/>
        </draw:connector>
        <draw:custom-shape draw:style-name="gr2" draw:text-style-name="P2" xml:id="id33" draw:id="id33" draw:layer="layout" svg:width="1cm" svg:height="0.9cm" svg:x="13.2cm" svg:y="46.024cm">
          <text:p text:style-name="P1"><text:span text:style-name="T1">AND</text:span></text:p>
          <text:p text:style-name="P1"><text:span text:style-name="T1">46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7cm" svg:y1="46.024cm" svg:x2="13.65cm" svg:y2="45.024cm" draw:start-shape="id33" draw:start-glue-point="0" draw:end-shape="id31" svg:d="M13700 46024l-50-1000" svg:viewBox="0 0 51 1001">
          <text:p/>
        </draw:connector>
        <draw:custom-shape draw:style-name="gr2" draw:text-style-name="P2" xml:id="id34" draw:id="id34" draw:layer="layout" svg:width="1cm" svg:height="0.9cm" svg:x="13.2cm" svg:y="48.024cm">
          <text:p text:style-name="P1"><text:span text:style-name="T1">NAND</text:span></text:p>
          <text:p text:style-name="P1"><text:span text:style-name="T1">46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7cm" svg:y1="48.024cm" svg:x2="13.7cm" svg:y2="46.924cm" draw:start-shape="id34" draw:start-glue-point="0" draw:end-shape="id33" draw:end-glue-point="2" svg:d="M13700 48024v-1100" svg:viewBox="0 0 1 1101">
          <text:p/>
        </draw:connector>
        <draw:custom-shape draw:style-name="gr3" draw:text-style-name="P2" xml:id="id35" draw:id="id35" draw:layer="layout" svg:width="2.1cm" svg:height="0.9cm" svg:x="19.6cm" svg:y="44.163cm">
          <text:p text:style-name="P1"><text:span text:style-name="T1">DFF (clk39)</text:span></text:p>
          <text:p text:style-name="P1"><text:span text:style-name="T1">459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182cm" svg:y1="53.133cm" svg:x2="30.3cm" svg:y2="52.183cm" draw:end-shape="id30" draw:end-glue-point="2" svg:d="M31182 53133l-882-950" svg:viewBox="0 0 883 951">
          <text:p text:style-name="P1"><text:span text:style-name="T2">c5</text:span></text:p>
        </draw:connector>
        <draw:connector draw:style-name="gr6" draw:text-style-name="P1" draw:layer="layout" draw:type="line" svg:x1="20.65cm" svg:y1="44.163cm" svg:x2="21.5cm" svg:y2="43.382cm" draw:start-shape="id35" draw:start-glue-point="0" draw:end-shape="id36" draw:end-glue-point="2" svg:d="M20650 44163l850-781" svg:viewBox="0 0 851 782">
          <text:p/>
        </draw:connector>
        <draw:custom-shape draw:style-name="gr2" draw:text-style-name="P2" xml:id="id37" draw:id="id37" draw:layer="layout" svg:width="1cm" svg:height="0.9cm" svg:x="33.295cm" svg:y="50.442cm">
          <text:p text:style-name="P1"><text:span text:style-name="T1">IMUX</text:span></text:p>
          <text:p text:style-name="P1"><text:span text:style-name="T1">45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4.736cm" svg:y1="52.822cm" svg:x2="33.795cm" svg:y2="51.342cm" draw:end-shape="id37" draw:end-glue-point="2" svg:d="M34736 52822l-941-1480" svg:viewBox="0 0 942 1481">
          <text:p text:style-name="P1"><text:span text:style-name="T2">c5/a</text:span></text:p>
        </draw:connector>
        <draw:custom-shape draw:style-name="gr2" draw:text-style-name="P2" xml:id="id38" draw:id="id38" draw:layer="layout" svg:width="1cm" svg:height="0.9cm" svg:x="20.1cm" svg:y="49.809cm">
          <text:p text:style-name="P1"><text:span text:style-name="T1">NAND</text:span></text:p>
          <text:p text:style-name="P1"><text:span text:style-name="T1">4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0.552cm" svg:y1="52.154cm" svg:x2="20.6cm" svg:y2="50.709cm" draw:end-shape="id38" draw:end-glue-point="2" svg:d="M20552 52154l48-1445" svg:viewBox="0 0 49 1446">
          <text:p text:style-name="P1"><text:span text:style-name="T2">c5</text:span></text:p>
        </draw:connector>
        <draw:custom-shape draw:style-name="gr2" draw:text-style-name="P2" xml:id="id39" draw:id="id39" draw:layer="layout" svg:width="1cm" svg:height="0.9cm" svg:x="22.1cm" svg:y="48.428cm">
          <text:p text:style-name="P1"><text:span text:style-name="T1">NAND</text:span></text:p>
          <text:p text:style-name="P1"><text:span text:style-name="T1">45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6cm" svg:y1="48.428cm" svg:x2="24.1cm" svg:y2="47.228cm" draw:start-shape="id39" draw:start-glue-point="0" draw:end-shape="id21" draw:end-glue-point="2" svg:d="M22600 48428l1500-1200" svg:viewBox="0 0 1501 1201">
          <text:p/>
        </draw:connector>
        <draw:custom-shape draw:style-name="gr2" draw:text-style-name="P2" xml:id="id40" draw:id="id40" draw:layer="layout" svg:width="1cm" svg:height="0.9cm" svg:x="29.8cm" svg:y="53.583cm">
          <text:p text:style-name="P1"><text:span text:style-name="T1">NOT</text:span></text:p>
          <text:p text:style-name="P1"><text:span text:style-name="T1">46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3cm" svg:y1="53.583cm" svg:x2="30.3cm" svg:y2="52.183cm" draw:start-shape="id40" draw:start-glue-point="0" draw:end-shape="id30" draw:end-glue-point="2" svg:d="M30300 53583v-1400" svg:viewBox="0 0 1 1401">
          <text:p/>
        </draw:connector>
        <draw:connector draw:style-name="gr5" draw:text-style-name="P3" draw:layer="layout" draw:type="line" svg:x1="14.777cm" svg:y1="48.011cm" svg:x2="13.7cm" svg:y2="46.924cm" draw:end-shape="id33" draw:end-glue-point="2" svg:d="M14777 48011l-1077-1087" svg:viewBox="0 0 1078 1088">
          <text:p text:style-name="P1"><text:span text:style-name="T2">/res</text:span></text:p>
        </draw:connector>
        <draw:connector draw:style-name="gr5" draw:text-style-name="P3" draw:layer="layout" draw:type="line" svg:x1="25.41cm" svg:y1="48.41cm" svg:x2="24.1cm" svg:y2="47.228cm" draw:end-shape="id21" draw:end-glue-point="2" svg:d="M25410 48410l-1310-1182" svg:viewBox="0 0 1311 1183">
          <text:p text:style-name="P1"><text:span text:style-name="T2">/res</text:span></text:p>
        </draw:connector>
        <draw:custom-shape draw:style-name="gr2" draw:text-style-name="P2" xml:id="id41" draw:id="id41" draw:layer="layout" svg:width="1cm" svg:height="0.9cm" svg:x="16.771cm" svg:y="46.087cm">
          <text:p text:style-name="P1"><text:span text:style-name="T1">AND</text:span></text:p>
          <text:p text:style-name="P1"><text:span text:style-name="T1">45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8.398cm" svg:y1="48.446cm" svg:x2="17.271cm" svg:y2="46.987cm" draw:end-shape="id41" draw:end-glue-point="2" svg:d="M18398 48446l-1127-1459" svg:viewBox="0 0 1128 1460">
          <text:p text:style-name="P1"><text:span text:style-name="T2">/res</text:span></text:p>
        </draw:connector>
        <draw:custom-shape draw:style-name="gr1" draw:text-style-name="P2" xml:id="id42" draw:id="id42" draw:layer="layout" svg:width="1cm" svg:height="0.9cm" svg:x="87.1cm" svg:y="45.761cm">
          <text:p text:style-name="P1"><text:span text:style-name="T1">NAND</text:span></text:p>
          <text:p text:style-name="P1"><text:span text:style-name="T1">4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7.945cm" svg:y1="48.1cm" svg:x2="87.6cm" svg:y2="46.661cm" draw:end-shape="id42" draw:end-glue-point="2" svg:d="M87945 48100l-345-1439" svg:viewBox="0 0 346 1440">
          <text:p text:style-name="P1"><text:span text:style-name="T2">/res</text:span></text:p>
        </draw:connector>
        <draw:custom-shape draw:style-name="gr1" draw:text-style-name="P2" xml:id="id44" draw:id="id44" draw:layer="layout" svg:width="1cm" svg:height="0.9cm" svg:x="84.4cm" svg:y="75.6cm">
          <text:p text:style-name="P1"><text:span text:style-name="T1">3-AND</text:span></text:p>
          <text:p text:style-name="P1"><text:span text:style-name="T1">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5" draw:id="id45" draw:layer="layout" svg:width="1cm" svg:height="0.9cm" svg:x="81.3cm" svg:y="46.4cm">
          <text:p text:style-name="P1"><text:span text:style-name="T1">3-AND</text:span></text:p>
          <text:p text:style-name="P1"><text:span text:style-name="T1">4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4.9cm" svg:y2="76.5cm" draw:start-shape="id43" draw:start-glue-point="0" draw:end-shape="id44" draw:end-glue-point="2" svg:d="M85700 82400l-800-5900" svg:viewBox="0 0 801 5901">
          <text:p/>
        </draw:connector>
        <draw:connector draw:style-name="gr5" draw:text-style-name="P3" draw:layer="layout" draw:type="line" svg:x1="81.8cm" svg:y1="48.823cm" svg:x2="81.8cm" svg:y2="47.3cm" draw:end-shape="id45" draw:end-glue-point="2" svg:d="M81800 48823v-1523" svg:viewBox="0 0 1 1524">
          <text:p text:style-name="P1"><text:span text:style-name="T2">/res</text:span></text:p>
        </draw:connector>
        <draw:custom-shape draw:style-name="gr2" draw:text-style-name="P2" xml:id="id46" draw:id="id46" draw:layer="layout" svg:width="1cm" svg:height="0.9cm" svg:x="113.134cm" svg:y="64.4cm">
          <text:p text:style-name="P1"><text:span text:style-name="T1">AND</text:span></text:p>
          <text:p text:style-name="P1"><text:span text:style-name="T1">44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4.9cm" svg:y1="66.22cm" svg:x2="113.634cm" svg:y2="65.3cm" draw:end-shape="id46" draw:end-glue-point="2" svg:d="M114900 66220l-1266-920" svg:viewBox="0 0 1267 921">
          <text:p text:style-name="P1"><text:span text:style-name="T2">/res</text:span></text:p>
        </draw:connector>
        <draw:custom-shape draw:style-name="gr2" draw:text-style-name="P2" xml:id="id47" draw:id="id47" draw:layer="layout" svg:width="1cm" svg:height="0.9cm" svg:x="20.1cm" svg:y="46.463cm">
          <text:p text:style-name="P1"><text:span text:style-name="T1">3-NAND</text:span></text:p>
          <text:p text:style-name="P1"><text:span text:style-name="T1">45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9.301cm" svg:y1="48.635cm" svg:x2="20.6cm" svg:y2="47.363cm" draw:end-shape="id47" draw:end-glue-point="2" svg:d="M19301 48635l1299-1272" svg:viewBox="0 0 1300 1273">
          <text:p text:style-name="P1"><text:span text:style-name="T2">/res</text:span></text:p>
        </draw:connector>
        <draw:custom-shape draw:style-name="gr2" draw:text-style-name="P2" xml:id="id48" draw:id="id48" draw:layer="layout" svg:width="1cm" svg:height="0.9cm" svg:x="6cm" svg:y="45.963cm">
          <text:p text:style-name="P1"><text:span text:style-name="T1">AND</text:span></text:p>
          <text:p text:style-name="P1"><text:span text:style-name="T1">46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653cm" svg:y1="47.948cm" svg:x2="6.5cm" svg:y2="46.863cm" draw:end-shape="id48" draw:end-glue-point="2" svg:d="M7653 47948l-1153-1085" svg:viewBox="0 0 1154 1086">
          <text:p text:style-name="P1"><text:span text:style-name="T2">/res</text:span></text:p>
        </draw:connector>
        <draw:connector draw:style-name="gr5" draw:text-style-name="P3" draw:layer="layout" draw:type="line" svg:x1="28.4cm" svg:y1="47.842cm" svg:x2="27.324cm" svg:y2="46.875cm" draw:end-shape="id28" draw:end-glue-point="2" svg:d="M28400 47842l-1076-967" svg:viewBox="0 0 1077 968">
          <text:p text:style-name="P1"><text:span text:style-name="T2">/res</text:span></text:p>
        </draw:connector>
        <draw:connector draw:style-name="gr5" draw:text-style-name="P3" draw:layer="layout" draw:type="line" svg:x1="35.03cm" svg:y1="48.016cm" svg:x2="33.886cm" svg:y2="46.842cm" draw:end-shape="id49" draw:end-glue-point="2" svg:d="M35030 48016l-1144-1174" svg:viewBox="0 0 1145 1175">
          <text:p text:style-name="P1"><text:span text:style-name="T2">/res</text:span></text:p>
        </draw:connector>
        <draw:custom-shape draw:style-name="gr2" draw:text-style-name="P2" xml:id="id120" draw:id="id120" draw:layer="layout" svg:width="1cm" svg:height="0.9cm" svg:x="77.2cm" svg:y="46.264cm">
          <text:p text:style-name="P1"><text:span text:style-name="T1">AND</text:span></text:p>
          <text:p text:style-name="P1"><text:span text:style-name="T1">48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1.954cm" svg:y1="89.4cm" svg:x2="41.95cm" svg:y2="88.115cm" draw:end-shape="id50" draw:end-glue-point="2" svg:d="M41954 89400l-4-1285" svg:viewBox="0 0 5 1286">
          <text:p text:style-name="P1"><text:span text:style-name="T2">command0</text:span></text:p>
        </draw:connector>
        <draw:custom-shape draw:style-name="gr2" draw:text-style-name="P2" xml:id="id43" draw:id="id43" draw:layer="layout" svg:width="1cm" svg:height="0.9cm" svg:x="85.2cm" svg:y="82.4cm">
          <text:p text:style-name="P1"><text:span text:style-name="T1">NOT</text:span></text:p>
          <text:p text:style-name="P1"><text:span text:style-name="T1">43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1.3cm" svg:y1="56.583cm" svg:x2="24.6cm" svg:y2="54.783cm" draw:start-shape="id51" draw:start-glue-point="0" draw:end-shape="id11" draw:end-glue-point="2" svg:d="M21300 56583l3300-1800" svg:viewBox="0 0 3301 1801">
          <text:p/>
        </draw:connector>
        <draw:connector draw:style-name="gr6" draw:text-style-name="P1" draw:layer="layout" draw:type="line" svg:x1="21.3cm" svg:y1="56.583cm" svg:x2="14.2cm" svg:y2="50.624cm" draw:start-shape="id51" draw:start-glue-point="0" draw:end-shape="id12" draw:end-glue-point="2" svg:d="M21300 56583l-7100-5959" svg:viewBox="0 0 7101 5960">
          <text:p/>
        </draw:connector>
        <draw:custom-shape draw:style-name="gr1" draw:text-style-name="P2" xml:id="id51" draw:id="id51" draw:layer="layout" svg:width="1cm" svg:height="0.9cm" svg:x="20.8cm" svg:y="56.583cm">
          <text:p text:style-name="P1"><text:span text:style-name="T1">AND</text:span></text:p>
          <text:p text:style-name="P1"><text:span text:style-name="T1">47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6cm" svg:y1="48.428cm" svg:x2="20.6cm" svg:y2="47.363cm" draw:start-shape="id39" draw:start-glue-point="0" draw:end-shape="id47" draw:end-glue-point="2" svg:d="M22600 48428l-2000-1065" svg:viewBox="0 0 2001 1066">
          <text:p/>
        </draw:connector>
        <draw:connector draw:style-name="gr6" draw:text-style-name="P1" draw:layer="layout" draw:type="line" svg:x1="20.6cm" svg:y1="49.809cm" svg:x2="20.6cm" svg:y2="47.363cm" draw:start-shape="id38" draw:start-glue-point="0" draw:end-shape="id47" draw:end-glue-point="2" svg:d="M20600 49809v-2446" svg:viewBox="0 0 1 2447">
          <text:p/>
        </draw:connector>
        <draw:connector draw:style-name="gr6" draw:text-style-name="P1" draw:layer="layout" draw:type="line" svg:x1="20.6cm" svg:y1="46.463cm" svg:x2="20.65cm" svg:y2="45.063cm" draw:start-shape="id47" draw:start-glue-point="0" draw:end-shape="id35" draw:end-glue-point="2" svg:d="M20600 46463l50-1400" svg:viewBox="0 0 51 1401">
          <text:p/>
        </draw:connector>
        <draw:custom-shape draw:style-name="gr2" draw:text-style-name="P2" xml:id="id52" draw:id="id52" draw:layer="layout" svg:width="1cm" svg:height="0.9cm" svg:x="26.559cm" svg:y="55.183cm">
          <text:p text:style-name="P1"><text:span text:style-name="T1">AND</text:span></text:p>
          <text:p text:style-name="P1"><text:span text:style-name="T1">45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059cm" svg:y1="55.183cm" svg:x2="22.6cm" svg:y2="49.328cm" draw:start-shape="id52" draw:start-glue-point="0" draw:end-shape="id39" draw:end-glue-point="2" svg:d="M27059 55183l-4459-5855" svg:viewBox="0 0 4460 5856">
          <text:p/>
        </draw:connector>
        <draw:connector draw:style-name="gr6" draw:text-style-name="P1" draw:layer="layout" draw:type="line" svg:x1="27.059cm" svg:y1="55.183cm" svg:x2="28.4cm" svg:y2="54.502cm" draw:start-shape="id52" draw:start-glue-point="0" draw:end-shape="id25" draw:end-glue-point="2" svg:d="M27059 55183l1341-681" svg:viewBox="0 0 1342 682">
          <text:p/>
        </draw:connector>
        <draw:connector draw:style-name="gr6" draw:text-style-name="P1" draw:layer="layout" draw:type="line" svg:x1="14.2cm" svg:y1="49.724cm" svg:x2="13.7cm" svg:y2="48.924cm" draw:start-shape="id12" draw:start-glue-point="0" draw:end-shape="id34" draw:end-glue-point="2" svg:d="M14200 49724l-500-800" svg:viewBox="0 0 501 801">
          <text:p/>
        </draw:connector>
        <draw:custom-shape draw:style-name="gr2" draw:text-style-name="P2" xml:id="id53" draw:id="id53" draw:layer="layout" svg:width="1cm" svg:height="0.9cm" svg:x="29.8cm" svg:y="56.2cm">
          <text:p text:style-name="P1"><text:span text:style-name="T1">NAND</text:span></text:p>
          <text:p text:style-name="P1"><text:span text:style-name="T1">46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0.3cm" svg:y1="56.2cm" svg:x2="30.3cm" svg:y2="54.483cm" draw:start-shape="id53" draw:start-glue-point="0" draw:end-shape="id40" draw:end-glue-point="2" svg:d="M30300 56200v-1717" svg:viewBox="0 0 1 1718">
          <text:p/>
        </draw:connector>
        <draw:connector draw:style-name="gr5" draw:text-style-name="P3" draw:layer="layout" draw:type="line" svg:x1="30.3cm" svg:y1="56.2cm" svg:x2="33.795cm" svg:y2="51.342cm" draw:start-shape="id53" draw:start-glue-point="0" draw:end-shape="id37" draw:end-glue-point="2" svg:d="M30300 56200l3495-4858" svg:viewBox="0 0 3496 4859">
          <text:p text:style-name="P1"><text:span text:style-name="T2">c</text:span></text:p>
        </draw:connector>
        <draw:connector draw:style-name="gr6" draw:text-style-name="P1" draw:layer="layout" draw:type="line" svg:x1="30.3cm" svg:y1="56.2cm" svg:x2="20.6cm" svg:y2="50.709cm" draw:start-shape="id53" draw:start-glue-point="0" draw:end-shape="id38" draw:end-glue-point="2" svg:d="M30300 56200l-9700-5491" svg:viewBox="0 0 9701 5492">
          <text:p/>
        </draw:connector>
        <draw:custom-shape draw:style-name="gr2" draw:text-style-name="P2" xml:id="id54" draw:id="id54" draw:layer="layout" svg:width="1cm" svg:height="0.9cm" svg:x="26.559cm" svg:y="56.983cm">
          <text:p text:style-name="P1"><text:span text:style-name="T1">NOT</text:span></text:p>
          <text:p text:style-name="P1"><text:span text:style-name="T1">46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059cm" svg:y1="56.983cm" svg:x2="27.059cm" svg:y2="56.083cm" draw:start-shape="id54" draw:start-glue-point="0" draw:end-shape="id52" draw:end-glue-point="2" svg:d="M27059 56983v-900" svg:viewBox="0 0 1 901">
          <text:p/>
        </draw:connector>
        <draw:custom-shape draw:style-name="gr3" draw:text-style-name="P2" xml:id="id55" draw:id="id55" draw:layer="layout" svg:width="2.1cm" svg:height="0.9cm" svg:x="5.4cm" svg:y="44.063cm">
          <text:p text:style-name="P1"><text:span text:style-name="T1">DFF (clk39)</text:span></text:p>
          <text:p text:style-name="P1"><text:span text:style-name="T1">4610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cm" svg:y1="45.963cm" svg:x2="6.45cm" svg:y2="44.963cm" draw:start-shape="id48" draw:start-glue-point="0" draw:end-shape="id55" draw:end-glue-point="2" svg:d="M6500 45963l-50-1000" svg:viewBox="0 0 51 1001">
          <text:p/>
        </draw:connector>
        <draw:connector draw:style-name="gr5" draw:text-style-name="P3" draw:layer="layout" draw:type="line" svg:x1="17.221cm" svg:y1="44.189cm" svg:x2="18.9cm" svg:y2="43.286cm" draw:start-shape="id56" draw:start-glue-point="0" svg:d="M17221 44189l1679-903" svg:viewBox="0 0 1680 904">
          <text:p text:style-name="P1"><text:span text:style-name="T2">unit05_a_sel</text:span></text:p>
        </draw:connector>
        <draw:custom-shape draw:style-name="gr3" draw:text-style-name="P2" xml:id="id73" draw:id="id73" draw:layer="layout" svg:width="2.1cm" svg:height="0.9cm" svg:x="9cm" svg:y="44.063cm">
          <text:p text:style-name="P1"><text:span text:style-name="T1">DFF (clk39)</text:span></text:p>
          <text:p text:style-name="P1"><text:span text:style-name="T1">477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cm" svg:y1="56.993cm" svg:x2="27.059cm" svg:y2="56.083cm" draw:end-shape="id52" draw:end-glue-point="2" svg:d="M28300 56993l-1241-910" svg:viewBox="0 0 1242 911">
          <text:p text:style-name="P1"><text:span text:style-name="T2">c2</text:span></text:p>
        </draw:connector>
        <draw:custom-shape draw:style-name="gr2" draw:text-style-name="P2" xml:id="id57" draw:id="id57" draw:layer="layout" svg:width="1cm" svg:height="0.9cm" svg:x="33.295cm" svg:y="48.242cm">
          <text:p text:style-name="P1"><text:span text:style-name="T1">MUX</text:span></text:p>
          <text:p text:style-name="P1"><text:span text:style-name="T1">45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756cm" svg:y1="50.367cm" svg:x2="33.795cm" svg:y2="49.142cm" draw:end-shape="id57" draw:end-glue-point="2" svg:d="M32756 50367l1039-1225" svg:viewBox="0 0 1040 1226">
          <text:p text:style-name="P1"><text:span text:style-name="T2">c2/a</text:span></text:p>
        </draw:connector>
        <draw:custom-shape draw:style-name="gr2" draw:text-style-name="P2" xml:id="id58" draw:id="id58" draw:layer="layout" svg:width="1cm" svg:height="0.9cm" svg:x="15.144cm" svg:y="50.037cm">
          <text:p text:style-name="P1"><text:span text:style-name="T1">3-NOR</text:span></text:p>
          <text:p text:style-name="P1"><text:span text:style-name="T1">46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6.219cm" svg:y1="52.095cm" svg:x2="15.644cm" svg:y2="50.937cm" draw:end-shape="id58" draw:end-glue-point="2" svg:d="M16219 52095l-575-1158" svg:viewBox="0 0 576 1159">
          <text:p text:style-name="P1"><text:span text:style-name="T2">c2</text:span></text:p>
        </draw:connector>
        <draw:custom-shape draw:style-name="gr2" draw:text-style-name="P2" xml:id="id59" draw:id="id59" draw:layer="layout" svg:width="1cm" svg:height="0.9cm" svg:x="7.9cm" svg:y="52.886cm">
          <text:p text:style-name="P1"><text:span text:style-name="T1">NAND</text:span></text:p>
          <text:p text:style-name="P1"><text:span text:style-name="T1">48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.393cm" svg:y1="55.2cm" svg:x2="8.4cm" svg:y2="53.786cm" draw:end-shape="id59" draw:end-glue-point="2" svg:d="M8393 55200l7-1414" svg:viewBox="0 0 8 1415">
          <text:p text:style-name="P1"><text:span text:style-name="T2">c2</text:span></text:p>
        </draw:connector>
        <draw:custom-shape draw:style-name="gr3" draw:text-style-name="P2" xml:id="id61" draw:id="id61" draw:layer="layout" svg:width="2.1cm" svg:height="0.9cm" svg:x="32.83cm" svg:y="44.142cm">
          <text:p text:style-name="P1"><text:span text:style-name="T1">DFF (clk39)</text:span></text:p>
          <text:p text:style-name="P1"><text:span text:style-name="T1">46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3.3cm" svg:y="44.009cm">
          <text:p text:style-name="P1"><text:span text:style-name="T1">OR (mclk)</text:span></text:p>
          <text:p text:style-name="P1"><text:span text:style-name="T1">44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8cm" svg:y1="44.009cm" svg:x2="3.794cm" svg:y2="42.438cm" draw:start-shape="id60" draw:start-glue-point="0" svg:d="M3800 44009l-6-1571" svg:viewBox="0 0 7 1572">
          <text:p text:style-name="P1"><text:span text:style-name="T2">clk39</text:span></text:p>
        </draw:connector>
        <draw:connector draw:style-name="gr5" draw:text-style-name="P3" draw:layer="layout" draw:type="line" svg:x1="33.795cm" svg:y1="50.442cm" svg:x2="33.795cm" svg:y2="49.142cm" draw:start-shape="id37" draw:start-glue-point="0" draw:end-shape="id57" draw:end-glue-point="2" svg:d="M33795 50442v-1300" svg:viewBox="0 0 1 1301">
          <text:p text:style-name="P1"><text:span text:style-name="T2">c</text:span></text:p>
        </draw:connector>
        <draw:connector draw:style-name="gr6" draw:text-style-name="P1" draw:layer="layout" draw:type="line" svg:x1="33.795cm" svg:y1="48.242cm" svg:x2="33.886cm" svg:y2="46.842cm" draw:start-shape="id57" draw:start-glue-point="0" draw:end-shape="id49" draw:end-glue-point="2" svg:d="M33795 48242l91-1400" svg:viewBox="0 0 92 1401">
          <text:p/>
        </draw:connector>
        <draw:connector draw:style-name="gr6" draw:text-style-name="P1" draw:layer="layout" draw:type="line" svg:x1="33.886cm" svg:y1="45.942cm" svg:x2="33.88cm" svg:y2="45.042cm" draw:start-shape="id49" draw:start-glue-point="0" draw:end-shape="id61" draw:end-glue-point="2" svg:d="M33886 45942l-6-900" svg:viewBox="0 0 7 901">
          <text:p/>
        </draw:connector>
        <draw:connector draw:style-name="gr6" draw:text-style-name="P1" draw:layer="layout" draw:type="line" svg:x1="16.475cm" svg:y1="47.937cm" svg:x2="17.271cm" svg:y2="46.987cm" draw:start-shape="id13" draw:start-glue-point="0" draw:end-shape="id41" draw:end-glue-point="2" svg:d="M16475 47937l796-950" svg:viewBox="0 0 797 951">
          <text:p/>
        </draw:connector>
        <draw:connector draw:style-name="gr6" draw:text-style-name="P1" draw:layer="layout" draw:type="line" svg:x1="17.271cm" svg:y1="46.087cm" svg:x2="17.221cm" svg:y2="45.089cm" draw:start-shape="id41" draw:start-glue-point="0" draw:end-shape="id56" draw:end-glue-point="2" svg:d="M17271 46087l-50-998" svg:viewBox="0 0 51 999">
          <text:p/>
        </draw:connector>
        <draw:connector draw:style-name="gr5" draw:text-style-name="P3" draw:layer="layout" draw:type="line" svg:x1="15.644cm" svg:y1="50.037cm" svg:x2="16.475cm" svg:y2="48.837cm" draw:start-shape="id58" draw:start-glue-point="0" draw:end-shape="id13" draw:end-glue-point="2" svg:d="M15644 50037l831-1200" svg:viewBox="0 0 832 1201">
          <text:p text:style-name="P1"><text:span text:style-name="T2">a</text:span></text:p>
        </draw:connector>
        <draw:connector draw:style-name="gr6" draw:text-style-name="P1" draw:layer="layout" draw:type="line" svg:x1="13.1cm" svg:y1="49.724cm" svg:x2="13.7cm" svg:y2="48.924cm" draw:start-shape="id62" draw:start-glue-point="0" draw:end-shape="id34" draw:end-glue-point="2" svg:d="M13100 49724l600-800" svg:viewBox="0 0 601 801">
          <text:p/>
        </draw:connector>
        <draw:custom-shape draw:style-name="gr1" draw:text-style-name="P2" xml:id="id62" draw:id="id62" draw:layer="layout" svg:width="1cm" svg:height="0.9cm" svg:x="12.6cm" svg:y="49.724cm">
          <text:p text:style-name="P1"><text:span text:style-name="T1">NAND</text:span></text:p>
          <text:p text:style-name="P1"><text:span text:style-name="T1">48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4cm" svg:y1="58.909cm" svg:x2="27.059cm" svg:y2="57.883cm" draw:start-shape="id63" draw:start-glue-point="0" draw:end-shape="id54" draw:end-glue-point="2" svg:d="M22400 58909l4659-1026" svg:viewBox="0 0 4660 1027">
          <text:p/>
        </draw:connector>
        <draw:connector draw:style-name="gr6" draw:text-style-name="P1" draw:layer="layout" draw:type="line" svg:x1="22.4cm" svg:y1="58.909cm" svg:x2="8.4cm" svg:y2="53.786cm" draw:start-shape="id63" draw:start-glue-point="0" draw:end-shape="id59" draw:end-glue-point="2" svg:d="M22400 58909l-14000-5123" svg:viewBox="0 0 14001 5124">
          <text:p/>
        </draw:connector>
        <draw:custom-shape draw:style-name="gr1" draw:text-style-name="P2" xml:id="id63" draw:id="id63" draw:layer="layout" svg:width="1cm" svg:height="0.9cm" svg:x="21.9cm" svg:y="58.909cm">
          <text:p text:style-name="P1"><text:span text:style-name="T1">NAND</text:span></text:p>
          <text:p text:style-name="P1"><text:span text:style-name="T1">49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4" draw:id="id64" draw:layer="layout" svg:width="1cm" svg:height="0.9cm" svg:x="4.5cm" svg:y="60.7cm">
          <text:p text:style-name="P1"><text:span text:style-name="T1">AND</text:span></text:p>
          <text:p text:style-name="P1"><text:span text:style-name="T1">47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57cm" svg:y1="62.607cm" svg:x2="5cm" svg:y2="61.6cm" draw:end-shape="id64" draw:end-glue-point="2" svg:d="M3570 62607l1430-1007" svg:viewBox="0 0 1431 1008">
          <text:p text:style-name="P1"><text:span text:style-name="T2">c1</text:span></text:p>
        </draw:connector>
        <draw:custom-shape draw:style-name="gr2" draw:text-style-name="P2" xml:id="id65" draw:id="id65" draw:layer="layout" svg:width="1cm" svg:height="0.9cm" svg:x="9cm" svg:y="52.882cm">
          <text:p text:style-name="P1"><text:span text:style-name="T1">NAND</text:span></text:p>
          <text:p text:style-name="P1"><text:span text:style-name="T1">47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61cm" svg:y1="55.959cm" svg:x2="9.5cm" svg:y2="53.782cm" draw:end-shape="id65" draw:end-glue-point="2" svg:d="M10610 55959l-1110-2177" svg:viewBox="0 0 1111 2178">
          <text:p text:style-name="P1"><text:span text:style-name="T2">c1</text:span></text:p>
        </draw:connector>
        <draw:connector draw:style-name="gr5" draw:text-style-name="P3" draw:layer="layout" draw:type="line" svg:x1="14.975cm" svg:y1="52.095cm" svg:x2="15.644cm" svg:y2="50.937cm" draw:end-shape="id58" draw:end-glue-point="2" svg:d="M14975 52095l669-1158" svg:viewBox="0 0 670 1159">
          <text:p text:style-name="P1"><text:span text:style-name="T2">c1</text:span></text:p>
        </draw:connector>
        <draw:custom-shape draw:style-name="gr2" draw:text-style-name="P2" xml:id="id66" draw:id="id66" draw:layer="layout" svg:width="1cm" svg:height="0.9cm" svg:x="5.2cm" svg:y="47.509cm">
          <text:p text:style-name="P1"><text:span text:style-name="T1">NAND</text:span></text:p>
          <text:p text:style-name="P1"><text:span text:style-name="T1">4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7cm" svg:y1="47.509cm" svg:x2="6.5cm" svg:y2="46.863cm" draw:start-shape="id66" draw:start-glue-point="0" draw:end-shape="id48" draw:end-glue-point="2" svg:d="M5700 47509l800-646" svg:viewBox="0 0 801 647">
          <text:p/>
        </draw:connector>
        <draw:custom-shape draw:style-name="gr2" draw:text-style-name="P2" xml:id="id67" draw:id="id67" draw:layer="layout" svg:width="1cm" svg:height="0.9cm" svg:x="4.5cm" svg:y="49.309cm">
          <text:p text:style-name="P1"><text:span text:style-name="T1">NAND</text:span></text:p>
          <text:p text:style-name="P1"><text:span text:style-name="T1">4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cm" svg:y1="49.309cm" svg:x2="5.7cm" svg:y2="48.409cm" draw:start-shape="id67" draw:start-glue-point="0" draw:end-shape="id66" draw:end-glue-point="2" svg:d="M5000 49309l700-900" svg:viewBox="0 0 701 901">
          <text:p/>
        </draw:connector>
        <draw:custom-shape draw:style-name="gr2" draw:text-style-name="P2" xml:id="id68" draw:id="id68" draw:layer="layout" svg:width="1cm" svg:height="0.9cm" svg:x="5.7cm" svg:y="49.309cm">
          <text:p text:style-name="P1"><text:span text:style-name="T1">NAND</text:span></text:p>
          <text:p text:style-name="P1"><text:span text:style-name="T1">47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2cm" svg:y1="49.309cm" svg:x2="5.7cm" svg:y2="48.409cm" draw:start-shape="id68" draw:start-glue-point="0" draw:end-shape="id66" draw:end-glue-point="2" svg:d="M6200 49309l-500-900" svg:viewBox="0 0 501 901">
          <text:p/>
        </draw:connector>
        <draw:connector draw:style-name="gr6" draw:text-style-name="P1" draw:layer="layout" draw:type="line" svg:x1="5cm" svg:y1="60.7cm" svg:x2="19.1cm" svg:y2="60.682cm" draw:start-shape="id64" draw:start-glue-point="0" draw:end-shape="id69" draw:end-glue-point="2" svg:d="M5000 60700l14100-18" svg:viewBox="0 0 14101 19">
          <text:p/>
        </draw:connector>
        <draw:custom-shape draw:style-name="gr2" draw:text-style-name="P2" xml:id="id70" draw:id="id70" draw:layer="layout" svg:width="1cm" svg:height="0.9cm" svg:x="9cm" svg:y="50.009cm">
          <text:p text:style-name="P1"><text:span text:style-name="T1">NAND</text:span></text:p>
          <text:p text:style-name="P1"><text:span text:style-name="T1">48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5cm" svg:y1="52.882cm" svg:x2="9.5cm" svg:y2="50.909cm" draw:start-shape="id65" draw:start-glue-point="0" draw:end-shape="id70" draw:end-glue-point="2" svg:d="M9500 52882v-1973" svg:viewBox="0 0 1 1974">
          <text:p/>
        </draw:connector>
        <draw:custom-shape draw:style-name="gr2" draw:text-style-name="P2" xml:id="id71" draw:id="id71" draw:layer="layout" svg:width="1cm" svg:height="0.9cm" svg:x="9.6cm" svg:y="47.963cm">
          <text:p text:style-name="P1"><text:span text:style-name="T1">OR</text:span></text:p>
          <text:p text:style-name="P1"><text:span text:style-name="T1">48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5cm" svg:y1="50.009cm" svg:x2="10.1cm" svg:y2="48.863cm" draw:start-shape="id70" draw:start-glue-point="0" draw:end-shape="id71" draw:end-glue-point="2" svg:d="M9500 50009l600-1146" svg:viewBox="0 0 601 1147">
          <text:p/>
        </draw:connector>
        <draw:custom-shape draw:style-name="gr2" draw:text-style-name="P2" xml:id="id72" draw:id="id72" draw:layer="layout" svg:width="1cm" svg:height="0.9cm" svg:x="9.6cm" svg:y="46.063cm">
          <text:p text:style-name="P1"><text:span text:style-name="T1">AND</text:span></text:p>
          <text:p text:style-name="P1"><text:span text:style-name="T1">48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.1cm" svg:y1="47.963cm" svg:x2="10.1cm" svg:y2="46.963cm" draw:start-shape="id71" draw:start-glue-point="0" draw:end-shape="id72" draw:end-glue-point="2" svg:d="M10100 47963v-1000" svg:viewBox="0 0 1 1001">
          <text:p/>
        </draw:connector>
        <draw:connector draw:style-name="gr6" draw:text-style-name="P1" draw:layer="layout" draw:type="line" svg:x1="10.1cm" svg:y1="46.063cm" svg:x2="10.05cm" svg:y2="44.963cm" draw:start-shape="id72" draw:start-glue-point="0" draw:end-shape="id73" draw:end-glue-point="2" svg:d="M10100 46063l-50-1100" svg:viewBox="0 0 51 1101">
          <text:p/>
        </draw:connector>
        <draw:connector draw:style-name="gr5" draw:text-style-name="P3" draw:layer="layout" draw:type="line" svg:x1="6.45cm" svg:y1="44.063cm" svg:x2="6.488cm" svg:y2="42.657cm" draw:start-shape="id55" draw:start-glue-point="0" svg:d="M6450 44063l38-1406" svg:viewBox="0 0 39 1407">
          <text:p text:style-name="P1"><text:span text:style-name="T2">c1</text:span></text:p>
        </draw:connector>
        <draw:connector draw:style-name="gr5" draw:text-style-name="P3" draw:layer="layout" draw:type="line" svg:x1="85.7cm" svg:y1="82.4cm" svg:x2="83.197cm" svg:y2="80.981cm" draw:start-shape="id43" draw:start-glue-point="0" svg:d="M85700 82400l-2503-1419" svg:viewBox="0 0 2504 1420">
          <text:p text:style-name="P1"><text:span text:style-name="T2">/res</text:span></text:p>
        </draw:connector>
        <draw:connector draw:style-name="gr5" draw:text-style-name="P3" draw:layer="layout" draw:type="line" svg:x1="10.05cm" svg:y1="44.063cm" svg:x2="10.008cm" svg:y2="42.762cm" draw:start-shape="id73" draw:start-glue-point="0" svg:d="M10050 44063l-42-1301" svg:viewBox="0 0 43 1302">
          <text:p text:style-name="P1"><text:span text:style-name="T2">c2</text:span></text:p>
        </draw:connector>
        <draw:connector draw:style-name="gr5" draw:text-style-name="P3" draw:layer="layout" draw:type="line" svg:x1="17.221cm" svg:y1="44.189cm" svg:x2="17.207cm" svg:y2="42.783cm" draw:start-shape="id56" draw:start-glue-point="0" svg:d="M17221 44189l-14-1406" svg:viewBox="0 0 15 1407">
          <text:p text:style-name="P1"><text:span text:style-name="T2">c3</text:span></text:p>
        </draw:connector>
        <draw:connector draw:style-name="gr5" draw:text-style-name="P3" draw:layer="layout" draw:type="line" svg:x1="13.7cm" svg:y1="42.324cm" svg:x2="13.71cm" svg:y2="40.781cm" draw:start-shape="id32" draw:start-glue-point="0" svg:d="M13700 42324l10-1543" svg:viewBox="0 0 11 1544">
          <text:p text:style-name="P1"><text:span text:style-name="T2">/c4</text:span></text:p>
        </draw:connector>
        <draw:connector draw:style-name="gr5" draw:text-style-name="P3" draw:layer="layout" draw:type="line" svg:x1="20.65cm" svg:y1="44.163cm" svg:x2="20.73cm" svg:y2="42.738cm" draw:start-shape="id35" draw:start-glue-point="0" svg:d="M20650 44163l80-1425" svg:viewBox="0 0 81 1426">
          <text:p text:style-name="P1"><text:span text:style-name="T2">c5</text:span></text:p>
        </draw:connector>
        <draw:connector draw:style-name="gr5" draw:text-style-name="P3" draw:layer="layout" draw:type="line" svg:x1="21.5cm" svg:y1="42.482cm" svg:x2="21.555cm" svg:y2="40.823cm" draw:start-shape="id36" draw:start-glue-point="0" svg:d="M21500 42482l55-1659" svg:viewBox="0 0 56 1660">
          <text:p text:style-name="P1"><text:span text:style-name="T2">/c5</text:span></text:p>
        </draw:connector>
        <draw:connector draw:style-name="gr5" draw:text-style-name="P3" draw:layer="layout" draw:type="line" svg:x1="33.88cm" svg:y1="44.142cm" svg:x2="33.889cm" svg:y2="42.583cm" draw:start-shape="id61" draw:start-glue-point="0" svg:d="M33880 44142l9-1559" svg:viewBox="0 0 10 1560">
          <text:p text:style-name="P1"><text:span text:style-name="T2">c6</text:span></text:p>
        </draw:connector>
        <draw:connector draw:style-name="gr5" draw:text-style-name="P3" draw:layer="layout" draw:type="line" svg:x1="33.695cm" svg:y1="53.261cm" svg:x2="33.795cm" svg:y2="51.342cm" draw:end-shape="id37" draw:end-glue-point="2" svg:d="M33695 53261l100-1919" svg:viewBox="0 0 101 1920">
          <text:p text:style-name="P1"><text:span text:style-name="T2">c6/b</text:span></text:p>
        </draw:connector>
        <draw:connector draw:style-name="gr5" draw:text-style-name="P3" draw:layer="layout" draw:type="line" svg:x1="24.15cm" svg:y1="44.242cm" svg:x2="24.193cm" svg:y2="42.483cm" draw:start-shape="id22" draw:start-glue-point="0" svg:d="M24150 44242l43-1759" svg:viewBox="0 0 44 1760">
          <text:p text:style-name="P1"><text:span text:style-name="T2">c7</text:span></text:p>
        </draw:connector>
        <draw:connector draw:style-name="gr5" draw:text-style-name="P3" draw:layer="layout" draw:type="line" svg:x1="30.45cm" svg:y1="44.109cm" svg:x2="30.468cm" svg:y2="42.258cm" draw:start-shape="id18" draw:start-glue-point="0" svg:d="M30450 44109l18-1851" svg:viewBox="0 0 19 1852">
          <text:p text:style-name="P1"><text:span text:style-name="T2">c8</text:span></text:p>
        </draw:connector>
        <draw:connector draw:style-name="gr6" draw:text-style-name="P1" draw:layer="layout" draw:type="line" svg:x1="30.45cm" svg:y1="44.109cm" svg:x2="31.3cm" svg:y2="42.609cm" draw:start-shape="id18" draw:start-glue-point="0" draw:end-shape="id74" draw:end-glue-point="2" svg:d="M30450 44109l850-1500" svg:viewBox="0 0 851 1501">
          <text:p/>
        </draw:connector>
        <draw:connector draw:style-name="gr5" draw:text-style-name="P3" draw:layer="layout" draw:type="line" svg:x1="31.3cm" svg:y1="41.709cm" svg:x2="31.314cm" svg:y2="39.983cm" draw:start-shape="id74" draw:start-glue-point="0" svg:d="M31300 41709l14-1726" svg:viewBox="0 0 15 1727">
          <text:p text:style-name="P1"><text:span text:style-name="T2">/c8</text:span></text:p>
        </draw:connector>
        <draw:connector draw:style-name="gr6" draw:text-style-name="P1" draw:layer="layout" draw:type="line" svg:x1="27.324cm" svg:y1="45.975cm" svg:x2="27.35cm" svg:y2="45.075cm" draw:start-shape="id28" draw:start-glue-point="0" draw:end-shape="id75" draw:end-glue-point="2" svg:d="M27324 45975l26-900" svg:viewBox="0 0 27 901">
          <text:p/>
        </draw:connector>
        <draw:custom-shape draw:style-name="gr2" draw:text-style-name="P2" xml:id="id76" draw:id="id76" draw:layer="layout" svg:width="1cm" svg:height="0.9cm" svg:x="11.5cm" svg:y="58.082cm">
          <text:p text:style-name="P1"><text:span text:style-name="T1">3-AND</text:span></text:p>
          <text:p text:style-name="P1"><text:span text:style-name="T1">48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971cm" svg:y1="60.261cm" svg:x2="12cm" svg:y2="58.982cm" draw:end-shape="id76" draw:end-glue-point="2" svg:d="M11971 60261l29-1279" svg:viewBox="0 0 30 1280">
          <text:p text:style-name="P1"><text:span text:style-name="T2">c9</text:span></text:p>
        </draw:connector>
        <draw:custom-shape draw:style-name="gr2" draw:text-style-name="P2" xml:id="id77" draw:id="id77" draw:layer="layout" svg:width="1cm" svg:height="0.9cm" svg:x="25.5cm" svg:y="49.783cm">
          <text:p text:style-name="P1"><text:span text:style-name="T1">3-NAND</text:span></text:p>
          <text:p text:style-name="P1"><text:span text:style-name="T1">48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5.99cm" svg:y1="51.981cm" svg:x2="26cm" svg:y2="50.683cm" draw:end-shape="id77" draw:end-glue-point="2" svg:d="M25990 51981l10-1298" svg:viewBox="0 0 11 1299">
          <text:p text:style-name="P1"><text:span text:style-name="T2">c9</text:span></text:p>
        </draw:connector>
        <draw:custom-shape draw:style-name="gr2" draw:text-style-name="P2" xml:id="id78" draw:id="id78" draw:layer="layout" svg:width="1cm" svg:height="0.9cm" svg:x="31.3cm" svg:y="48.177cm">
          <text:p text:style-name="P1"><text:span text:style-name="T1">NOR</text:span></text:p>
          <text:p text:style-name="P1"><text:span text:style-name="T1">47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504cm" svg:y1="50.033cm" svg:x2="31.8cm" svg:y2="49.077cm" draw:end-shape="id78" draw:end-glue-point="2" svg:d="M32504 50033l-704-956" svg:viewBox="0 0 705 957">
          <text:p text:style-name="P1"><text:span text:style-name="T2">c9</text:span></text:p>
        </draw:connector>
        <draw:connector draw:style-name="gr5" draw:text-style-name="P3" draw:layer="layout" draw:type="line" svg:x1="27.35cm" svg:y1="44.175cm" svg:x2="27.289cm" svg:y2="42.483cm" draw:start-shape="id75" draw:start-glue-point="0" svg:d="M27350 44175l-61-1692" svg:viewBox="0 0 62 1693">
          <text:p text:style-name="P1"><text:span text:style-name="T2">c9</text:span></text:p>
        </draw:connector>
        <draw:connector draw:style-name="gr5" draw:text-style-name="P3" draw:layer="layout" draw:type="line" svg:x1="6.135cm" svg:y1="51.859cm" svg:x2="6.2cm" svg:y2="50.209cm" draw:end-shape="id68" draw:end-glue-point="2" svg:d="M6135 51859l65-1650" svg:viewBox="0 0 66 1651">
          <text:p text:style-name="P1"><text:span text:style-name="T2">c9</text:span></text:p>
        </draw:connector>
        <draw:connector draw:style-name="gr6" draw:text-style-name="P1" draw:layer="layout" draw:type="line" svg:x1="31.8cm" svg:y1="48.177cm" svg:x2="30.4cm" svg:y2="47.209cm" draw:start-shape="id78" draw:start-glue-point="0" draw:end-shape="id17" draw:end-glue-point="2" svg:d="M31800 48177l-1400-968" svg:viewBox="0 0 1401 969">
          <text:p/>
        </draw:connector>
        <draw:connector draw:style-name="gr6" draw:text-style-name="P1" draw:layer="layout" draw:type="line" svg:x1="12cm" svg:y1="58.082cm" svg:x2="13.1cm" svg:y2="50.624cm" draw:start-shape="id76" draw:start-glue-point="0" draw:end-shape="id62" draw:end-glue-point="2" svg:d="M12000 58082l1100-7458" svg:viewBox="0 0 1101 7459">
          <text:p/>
        </draw:connector>
        <draw:custom-shape draw:style-name="gr1" draw:text-style-name="P2" xml:id="id79" draw:id="id79" draw:layer="layout" svg:width="1cm" svg:height="0.9cm" svg:x="10.1cm" svg:y="52.882cm">
          <text:p text:style-name="P1"><text:span text:style-name="T1">NAND</text:span></text:p>
          <text:p text:style-name="P1"><text:span text:style-name="T1">48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cm" svg:y1="58.082cm" svg:x2="10.6cm" svg:y2="53.782cm" draw:start-shape="id76" draw:start-glue-point="0" draw:end-shape="id79" draw:end-glue-point="2" svg:d="M12000 58082l-1400-4300" svg:viewBox="0 0 1401 4301">
          <text:p/>
        </draw:connector>
        <draw:custom-shape draw:style-name="gr2" draw:text-style-name="P2" xml:id="id80" draw:id="id80" draw:layer="layout" svg:width="1cm" svg:height="0.9cm" svg:x="10.1cm" svg:y="50.009cm">
          <text:p text:style-name="P1"><text:span text:style-name="T1">NAND</text:span></text:p>
          <text:p text:style-name="P1"><text:span text:style-name="T1">48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.6cm" svg:y1="52.882cm" svg:x2="10.6cm" svg:y2="50.909cm" draw:start-shape="id79" draw:start-glue-point="0" draw:end-shape="id80" draw:end-glue-point="2" svg:d="M10600 52882v-1973" svg:viewBox="0 0 1 1974">
          <text:p/>
        </draw:connector>
        <draw:connector draw:style-name="gr6" draw:text-style-name="P1" draw:layer="layout" draw:type="line" svg:x1="10.6cm" svg:y1="50.009cm" svg:x2="10.1cm" svg:y2="48.863cm" draw:start-shape="id80" draw:start-glue-point="0" draw:end-shape="id71" draw:end-glue-point="2" svg:d="M10600 50009l-500-1146" svg:viewBox="0 0 501 1147">
          <text:p/>
        </draw:connector>
        <draw:connector draw:style-name="gr6" draw:text-style-name="P1" draw:layer="layout" draw:type="line" svg:x1="26cm" svg:y1="49.783cm" svg:x2="27.3cm" svg:y2="48.883cm" draw:start-shape="id77" draw:start-glue-point="0" draw:end-shape="id27" draw:end-glue-point="2" svg:d="M26000 49783l1300-900" svg:viewBox="0 0 1301 901">
          <text:p/>
        </draw:connector>
        <draw:connector draw:style-name="gr6" draw:text-style-name="P1" draw:layer="layout" draw:type="line" svg:x1="8.4cm" svg:y1="52.886cm" svg:x2="9.5cm" svg:y2="50.909cm" draw:start-shape="id59" draw:start-glue-point="0" draw:end-shape="id70" draw:end-glue-point="2" svg:d="M8400 52886l1100-1977" svg:viewBox="0 0 1101 1978">
          <text:p/>
        </draw:connector>
        <draw:custom-shape draw:style-name="gr2" draw:text-style-name="P2" xml:id="id81" draw:id="id81" draw:layer="layout" svg:width="1cm" svg:height="0.9cm" svg:x="35.13cm" svg:y="50.522cm">
          <text:p text:style-name="P1"><text:span text:style-name="T1">NAND</text:span></text:p>
          <text:p text:style-name="P1"><text:span text:style-name="T1">4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4cm" svg:y1="52.657cm" svg:x2="35.63cm" svg:y2="51.422cm" draw:end-shape="id81" draw:end-glue-point="2" svg:d="M36400 52657l-770-1235" svg:viewBox="0 0 771 1236">
          <text:p text:style-name="P1"><text:span text:style-name="T2">d1</text:span></text:p>
        </draw:connector>
        <draw:connector draw:style-name="gr5" draw:text-style-name="P3" draw:layer="layout" draw:type="line" svg:x1="22.314cm" svg:y1="50.897cm" svg:x2="22.6cm" svg:y2="49.328cm" draw:end-shape="id39" draw:end-glue-point="2" svg:d="M22314 50897l286-1569" svg:viewBox="0 0 287 1570">
          <text:p text:style-name="P1"><text:span text:style-name="T2">d1</text:span></text:p>
        </draw:connector>
        <draw:custom-shape draw:style-name="gr2" draw:text-style-name="P2" xml:id="id83" draw:id="id83" draw:layer="layout" svg:width="1cm" svg:height="0.9cm" svg:x="39.8cm" svg:y="42.209cm">
          <text:p text:style-name="P1"><text:span text:style-name="T1">NOT</text:span></text:p>
          <text:p text:style-name="P1"><text:span text:style-name="T1">46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9.25cm" svg:y1="44.209cm" svg:x2="40.3cm" svg:y2="43.109cm" draw:start-shape="id82" draw:start-glue-point="0" draw:end-shape="id83" draw:end-glue-point="2" svg:d="M39250 44209l1050-1100" svg:viewBox="0 0 1051 1101">
          <text:p/>
        </draw:connector>
        <draw:connector draw:style-name="gr5" draw:text-style-name="P3" draw:layer="layout" draw:type="line" svg:x1="28.37cm" svg:y1="55.978cm" svg:x2="28.4cm" svg:y2="54.502cm" draw:end-shape="id25" draw:end-glue-point="2" svg:d="M28370 55978l30-1476" svg:viewBox="0 0 31 1477">
          <text:p text:style-name="P1"><text:span text:style-name="T2">/d1</text:span></text:p>
        </draw:connector>
        <draw:custom-shape draw:style-name="gr2" draw:text-style-name="P2" xml:id="id84" draw:id="id84" draw:layer="layout" svg:width="1cm" svg:height="0.9cm" svg:x="8.708cm" svg:y="64.507cm">
          <text:p text:style-name="P1"><text:span text:style-name="T1">NAND</text:span></text:p>
          <text:p text:style-name="P1"><text:span text:style-name="T1">4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208cm" svg:y1="64.507cm" svg:x2="9.5cm" svg:y2="53.782cm" draw:start-shape="id84" draw:start-glue-point="0" draw:end-shape="id65" draw:end-glue-point="2" svg:d="M9208 64507l292-10725" svg:viewBox="0 0 293 10726">
          <text:p/>
        </draw:connector>
        <draw:custom-shape draw:style-name="gr2" draw:text-style-name="P2" xml:id="id85" draw:id="id85" draw:layer="layout" svg:width="1cm" svg:height="0.9cm" svg:x="4.5cm" svg:y="62.6cm">
          <text:p text:style-name="P1"><text:span text:style-name="T1">NOT</text:span></text:p>
          <text:p text:style-name="P1"><text:span text:style-name="T1">47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.208cm" svg:y1="64.507cm" svg:x2="5cm" svg:y2="63.5cm" draw:start-shape="id84" draw:start-glue-point="0" draw:end-shape="id85" draw:end-glue-point="2" svg:d="M9208 64507l-4208-1007" svg:viewBox="0 0 4209 1008">
          <text:p/>
        </draw:connector>
        <draw:connector draw:style-name="gr6" draw:text-style-name="P1" draw:layer="layout" draw:type="line" svg:x1="5cm" svg:y1="62.6cm" svg:x2="5cm" svg:y2="61.6cm" draw:start-shape="id85" draw:start-glue-point="0" draw:end-shape="id64" draw:end-glue-point="2" svg:d="M5000 62600v-1000" svg:viewBox="0 0 1 1001">
          <text:p/>
        </draw:connector>
        <draw:connector draw:style-name="gr5" draw:text-style-name="P3" draw:layer="layout" draw:type="line" svg:x1="10.1cm" svg:y1="66.711cm" svg:x2="9.208cm" svg:y2="65.407cm" draw:end-shape="id84" draw:end-glue-point="2" svg:d="M10100 66711l-892-1304" svg:viewBox="0 0 893 1305">
          <text:p text:style-name="P1"><text:span text:style-name="T2">/d1</text:span></text:p>
        </draw:connector>
        <draw:custom-shape draw:style-name="gr1" draw:text-style-name="P2" xml:id="id86" draw:id="id86" draw:layer="layout" svg:width="1cm" svg:height="0.9cm" svg:x="21.9cm" svg:y="60.509cm">
          <text:p text:style-name="P1"><text:span text:style-name="T1">NAND</text:span></text:p>
          <text:p text:style-name="P1"><text:span text:style-name="T1">49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2.429cm" svg:y1="62.883cm" svg:x2="22.4cm" svg:y2="61.409cm" draw:end-shape="id86" draw:end-glue-point="2" svg:d="M22429 62883l-29-1474" svg:viewBox="0 0 30 1475">
          <text:p text:style-name="P1"><text:span text:style-name="T2">d1</text:span></text:p>
        </draw:connector>
        <draw:custom-shape draw:style-name="gr3" draw:text-style-name="P2" xml:id="id82" draw:id="id82" draw:layer="layout" svg:width="2.1cm" svg:height="0.9cm" svg:x="38.2cm" svg:y="44.209cm">
          <text:p text:style-name="P1"><text:span text:style-name="T1">DFF (mclk)</text:span></text:p>
          <text:p text:style-name="P1"><text:span text:style-name="T1">518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38.875cm" svg:y="48.109cm">
          <text:p text:style-name="P1"><text:span text:style-name="T1">IMUX</text:span></text:p>
          <text:p text:style-name="P1"><text:span text:style-name="T1">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8.5cm" svg:y1="50.327cm" svg:x2="39.375cm" svg:y2="49.009cm" draw:end-shape="id87" draw:end-glue-point="2" svg:d="M38500 50327l875-1318" svg:viewBox="0 0 876 1319">
          <text:p text:style-name="P1"><text:span text:style-name="T2">d1/b</text:span></text:p>
        </draw:connector>
        <draw:connector draw:style-name="gr5" draw:text-style-name="P3" draw:layer="layout" draw:type="line" svg:x1="11.444cm" svg:y1="47.894cm" svg:x2="10.1cm" svg:y2="46.963cm" draw:end-shape="id72" draw:end-glue-point="2" svg:d="M11444 47894l-1344-931" svg:viewBox="0 0 1345 932">
          <text:p text:style-name="P1"><text:span text:style-name="T2">/res</text:span></text:p>
        </draw:connector>
        <draw:custom-shape draw:style-name="gr2" draw:text-style-name="P2" xml:id="id88" draw:id="id88" draw:layer="layout" svg:width="1cm" svg:height="0.9cm" svg:x="59.89cm" svg:y="48.061cm">
          <text:p text:style-name="P1"><text:span text:style-name="T1">3-NAND</text:span></text:p>
          <text:p text:style-name="P1"><text:span text:style-name="T1">49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1.384cm" svg:y1="50.006cm" svg:x2="60.39cm" svg:y2="48.961cm" draw:end-shape="id88" draw:end-glue-point="2" svg:d="M61384 50006l-994-1045" svg:viewBox="0 0 995 1046">
          <text:p text:style-name="P1"><text:span text:style-name="T2">/res</text:span></text:p>
        </draw:connector>
        <draw:custom-shape draw:style-name="gr2" draw:text-style-name="P2" xml:id="id89" draw:id="id89" draw:layer="layout" svg:width="1cm" svg:height="0.9cm" svg:x="70.2cm" svg:y="46.356cm">
          <text:p text:style-name="P1"><text:span text:style-name="T1">AND</text:span></text:p>
          <text:p text:style-name="P1"><text:span text:style-name="T1">50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1.695cm" svg:y1="48.352cm" svg:x2="70.7cm" svg:y2="47.256cm" draw:end-shape="id89" draw:end-glue-point="2" svg:d="M71695 48352l-995-1096" svg:viewBox="0 0 996 1097">
          <text:p text:style-name="P1"><text:span text:style-name="T2">/res</text:span></text:p>
        </draw:connector>
        <draw:custom-shape draw:style-name="gr2" draw:text-style-name="P2" xml:id="id90" draw:id="id90" draw:layer="layout" svg:width="1cm" svg:height="0.9cm" svg:x="66.555cm" svg:y="46.381cm">
          <text:p text:style-name="P1"><text:span text:style-name="T1">AND</text:span></text:p>
          <text:p text:style-name="P1"><text:span text:style-name="T1">52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8.1cm" svg:y1="48.316cm" svg:x2="67.055cm" svg:y2="47.281cm" draw:end-shape="id90" draw:end-glue-point="2" svg:d="M68100 48316l-1045-1035" svg:viewBox="0 0 1046 1036">
          <text:p text:style-name="P1"><text:span text:style-name="T2">/res</text:span></text:p>
        </draw:connector>
        <draw:custom-shape draw:style-name="gr2" draw:text-style-name="P2" xml:id="id91" draw:id="id91" draw:layer="layout" svg:width="1cm" svg:height="0.9cm" svg:x="73.688cm" svg:y="46.501cm">
          <text:p text:style-name="P1"><text:span text:style-name="T1">NAND</text:span></text:p>
          <text:p text:style-name="P1"><text:span text:style-name="T1">5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75.4cm" svg:y1="48.417cm" svg:x2="74.188cm" svg:y2="47.401cm" draw:end-shape="id91" draw:end-glue-point="2" svg:d="M75400 48417l-1212-1016" svg:viewBox="0 0 1213 1017">
          <text:p text:style-name="P1"><text:span text:style-name="T2">/res</text:span></text:p>
        </draw:connector>
        <draw:custom-shape draw:style-name="gr2" draw:text-style-name="P2" xml:id="id92" draw:id="id92" draw:layer="layout" svg:width="1cm" svg:height="0.9cm" svg:x="54.6cm" svg:y="48.43cm">
          <text:p text:style-name="P1"><text:span text:style-name="T1">AND</text:span></text:p>
          <text:p text:style-name="P1"><text:span text:style-name="T1">52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5.113cm" svg:y1="50.8cm" svg:x2="55.1cm" svg:y2="49.33cm" draw:end-shape="id92" draw:end-glue-point="2" svg:d="M55113 50800l-13-1470" svg:viewBox="0 0 14 1471">
          <text:p text:style-name="P1"><text:span text:style-name="T2">/res</text:span></text:p>
        </draw:connector>
        <draw:custom-shape draw:style-name="gr2" draw:text-style-name="P2" xml:id="id93" draw:id="id93" draw:layer="layout" svg:width="1cm" svg:height="0.9cm" svg:x="38.8cm" svg:y="46.172cm">
          <text:p text:style-name="P1"><text:span text:style-name="T1">NAND</text:span></text:p>
          <text:p text:style-name="P1"><text:span text:style-name="T1">5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0.231cm" svg:y1="48.079cm" svg:x2="39.3cm" svg:y2="47.072cm" draw:end-shape="id93" draw:end-glue-point="2" svg:d="M40231 48079l-931-1007" svg:viewBox="0 0 932 1008">
          <text:p text:style-name="P1"><text:span text:style-name="T2">/res</text:span></text:p>
        </draw:connector>
        <draw:custom-shape draw:style-name="gr2" draw:text-style-name="P2" xml:id="id94" draw:id="id94" draw:layer="layout" svg:width="1cm" svg:height="0.9cm" svg:x="52.6cm" svg:y="46.348cm">
          <text:p text:style-name="P1"><text:span text:style-name="T1">3-NAND</text:span></text:p>
          <text:p text:style-name="P1"><text:span text:style-name="T1">50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4.219cm" svg:y1="48.332cm" svg:x2="53.1cm" svg:y2="47.248cm" draw:end-shape="id94" draw:end-glue-point="2" svg:d="M54219 48332l-1119-1084" svg:viewBox="0 0 1120 1085">
          <text:p text:style-name="P1"><text:span text:style-name="T2">/res</text:span></text:p>
        </draw:connector>
        <draw:custom-shape draw:style-name="gr2" draw:text-style-name="P2" xml:id="id95" draw:id="id95" draw:layer="layout" svg:width="1cm" svg:height="0.9cm" svg:x="62.885cm" svg:y="46.261cm">
          <text:p text:style-name="P1"><text:span text:style-name="T1">AND</text:span></text:p>
          <text:p text:style-name="P1"><text:span text:style-name="T1">49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5cm" svg:y1="48.289cm" svg:x2="63.385cm" svg:y2="47.161cm" draw:end-shape="id95" draw:end-glue-point="2" svg:d="M64500 48289l-1115-1128" svg:viewBox="0 0 1116 1129">
          <text:p text:style-name="P1"><text:span text:style-name="T2">/res</text:span></text:p>
        </draw:connector>
        <draw:custom-shape draw:style-name="gr2" draw:text-style-name="P2" xml:id="id96" draw:id="id96" draw:layer="layout" svg:width="1cm" svg:height="0.9cm" svg:x="49.2cm" svg:y="46.483cm">
          <text:p text:style-name="P1"><text:span text:style-name="T1">AND</text:span></text:p>
          <text:p text:style-name="P1"><text:span text:style-name="T1">5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50.618cm" svg:y1="48.606cm" svg:x2="49.7cm" svg:y2="47.383cm" draw:end-shape="id96" draw:end-glue-point="2" svg:d="M50618 48606l-918-1223" svg:viewBox="0 0 919 1224">
          <text:p text:style-name="P1"><text:span text:style-name="T2">/res</text:span></text:p>
        </draw:connector>
        <draw:connector draw:style-name="gr5" draw:text-style-name="P3" draw:layer="layout" draw:type="line" svg:x1="47.17cm" svg:y1="48.146cm" svg:x2="46.1cm" svg:y2="47.283cm" draw:end-shape="id97" draw:end-glue-point="2" svg:d="M47170 48146l-1070-863" svg:viewBox="0 0 1071 864">
          <text:p text:style-name="P1"><text:span text:style-name="T2">/res</text:span></text:p>
        </draw:connector>
        <draw:custom-shape draw:style-name="gr1" draw:text-style-name="P2" xml:id="id98" draw:id="id98" draw:layer="layout" svg:width="1cm" svg:height="0.9cm" svg:x="87.7cm" svg:y="75.6cm">
          <text:p text:style-name="P1"><text:span text:style-name="T1">NAND</text:span></text:p>
          <text:p text:style-name="P1"><text:span text:style-name="T1">52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8.2cm" svg:y2="76.5cm" draw:start-shape="id43" draw:start-glue-point="0" draw:end-shape="id98" draw:end-glue-point="2" svg:d="M85700 82400l2500-5900" svg:viewBox="0 0 2501 5901">
          <text:p/>
        </draw:connector>
        <draw:custom-shape draw:style-name="gr1" draw:text-style-name="P2" xml:id="id99" draw:id="id99" draw:layer="layout" svg:width="1cm" svg:height="0.9cm" svg:x="85.5cm" svg:y="75.6cm">
          <text:p text:style-name="P1"><text:span text:style-name="T1">3-AND</text:span></text:p>
          <text:p text:style-name="P1"><text:span text:style-name="T1">5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0" draw:id="id100" draw:layer="layout" svg:width="1cm" svg:height="0.9cm" svg:x="86.6cm" svg:y="75.6cm">
          <text:p text:style-name="P1"><text:span text:style-name="T1">3-AND</text:span></text:p>
          <text:p text:style-name="P1"><text:span text:style-name="T1">50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6cm" svg:y2="76.5cm" draw:start-shape="id43" draw:start-glue-point="0" draw:end-shape="id99" draw:end-glue-point="2" svg:d="M85700 82400l300-5900" svg:viewBox="0 0 301 5901">
          <text:p/>
        </draw:connector>
        <draw:connector draw:style-name="gr6" draw:text-style-name="P1" draw:layer="layout" draw:type="line" svg:x1="85.7cm" svg:y1="82.4cm" svg:x2="87.1cm" svg:y2="76.5cm" draw:start-shape="id43" draw:start-glue-point="0" draw:end-shape="id100" draw:end-glue-point="2" svg:d="M85700 82400l1400-5900" svg:viewBox="0 0 1401 5901">
          <text:p/>
        </draw:connector>
        <draw:custom-shape draw:style-name="gr3" draw:text-style-name="P2" xml:id="id145" draw:id="id145" draw:layer="layout" svg:width="2.1cm" svg:height="0.9cm" svg:x="62.3cm" svg:y="44.161cm">
          <text:p text:style-name="P1"><text:span text:style-name="T1">DFF (mclk)</text:span></text:p>
          <text:p text:style-name="P1"><text:span text:style-name="T1">509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9" draw:id="id139" draw:layer="layout" svg:width="2.1cm" svg:height="0.9cm" svg:x="48.6cm" svg:y="44.183cm">
          <text:p text:style-name="P1"><text:span text:style-name="T1">DFF (mclk)</text:span></text:p>
          <text:p text:style-name="P1"><text:span text:style-name="T1">529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9" draw:id="id109" draw:layer="layout" svg:width="2.1cm" svg:height="0.9cm" svg:x="52cm" svg:y="44.148cm">
          <text:p text:style-name="P1"><text:span text:style-name="T1">DFF (mclk)</text:span></text:p>
          <text:p text:style-name="P1"><text:span text:style-name="T1">529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2" draw:id="id102" draw:layer="layout" svg:width="2.1cm" svg:height="0.9cm" svg:x="55.3cm" svg:y="44.126cm">
          <text:p text:style-name="P1"><text:span text:style-name="T1">DFF (mclk)</text:span></text:p>
          <text:p text:style-name="P1"><text:span text:style-name="T1">529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8" draw:id="id108" draw:layer="layout" svg:width="2.1cm" svg:height="0.9cm" svg:x="41.6cm" svg:y="44.22cm">
          <text:p text:style-name="P1"><text:span text:style-name="T1">DFF mclk)</text:span></text:p>
          <text:p text:style-name="P1"><text:span text:style-name="T1">517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7" draw:id="id117" draw:layer="layout" svg:width="2.1cm" svg:height="0.9cm" svg:x="69.6cm" svg:y="44.164cm">
          <text:p text:style-name="P1"><text:span text:style-name="T1">DFF (mclk)</text:span></text:p>
          <text:p text:style-name="P1"><text:span text:style-name="T1">507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4" draw:id="id144" draw:layer="layout" svg:width="2.1cm" svg:height="0.9cm" svg:x="58.7cm" svg:y="44.161cm">
          <text:p text:style-name="P1"><text:span text:style-name="T1">DFF (mclk)</text:span></text:p>
          <text:p text:style-name="P1"><text:span text:style-name="T1">498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1" draw:id="id121" draw:layer="layout" svg:width="2.1cm" svg:height="0.9cm" svg:x="76.6cm" svg:y="44.164cm">
          <text:p text:style-name="P1"><text:span text:style-name="T1">DFF (mclk)</text:span></text:p>
          <text:p text:style-name="P1"><text:span text:style-name="T1">486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1" draw:id="id131" draw:layer="layout" svg:width="2.1cm" svg:height="0.9cm" svg:x="73.1cm" svg:y="44.201cm">
          <text:p text:style-name="P1"><text:span text:style-name="T1">DFF (mclk)</text:span></text:p>
          <text:p text:style-name="P1"><text:span text:style-name="T1">516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4" draw:id="id124" draw:layer="layout" svg:width="2.1cm" svg:height="0.9cm" svg:x="66cm" svg:y="44.181cm">
          <text:p text:style-name="P1"><text:span text:style-name="T1">DFF (mclk)</text:span></text:p>
          <text:p text:style-name="P1"><text:span text:style-name="T1">52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1cm" svg:height="0.9cm" svg:x="36cm" svg:y="44.109cm">
          <text:p text:style-name="P1"><text:span text:style-name="T1">OR (ground,mclk)</text:span></text:p>
          <text:p text:style-name="P1"><text:span text:style-name="T1">54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6.5cm" svg:y1="44.109cm" svg:x2="36.494cm" svg:y2="42.538cm" draw:start-shape="id101" draw:start-glue-point="0" svg:d="M36500 44109l-6-1571" svg:viewBox="0 0 7 1572">
          <text:p text:style-name="P1"><text:span text:style-name="T2">mclk</text:span></text:p>
        </draw:connector>
        <draw:connector draw:style-name="gr5" draw:text-style-name="P3" draw:layer="layout" draw:type="line" svg:x1="39.25cm" svg:y1="44.209cm" svg:x2="39.199cm" svg:y2="42.444cm" draw:start-shape="id82" draw:start-glue-point="0" svg:d="M39250 44209l-51-1765" svg:viewBox="0 0 52 1766">
          <text:p text:style-name="P1"><text:span text:style-name="T2">d1</text:span></text:p>
        </draw:connector>
        <draw:connector draw:style-name="gr5" draw:text-style-name="P3" draw:layer="layout" draw:type="line" svg:x1="40.3cm" svg:y1="42.209cm" svg:x2="40.249cm" svg:y2="40.509cm" draw:start-shape="id83" draw:start-glue-point="0" svg:d="M40300 42209l-51-1700" svg:viewBox="0 0 52 1701">
          <text:p text:style-name="P1"><text:span text:style-name="T2">/d1</text:span></text:p>
        </draw:connector>
        <draw:connector draw:style-name="gr6" draw:text-style-name="P1" draw:layer="layout" draw:type="line" svg:x1="22.4cm" svg:y1="60.509cm" svg:x2="22.4cm" svg:y2="59.809cm" draw:start-shape="id86" draw:start-glue-point="0" draw:end-shape="id63" draw:end-glue-point="2" svg:d="M22400 60509v-700" svg:viewBox="0 0 1 701">
          <text:p/>
        </draw:connector>
        <draw:connector draw:style-name="gr6" draw:text-style-name="P1" draw:layer="layout" draw:type="line" svg:x1="39.375cm" svg:y1="48.109cm" svg:x2="39.3cm" svg:y2="47.072cm" draw:start-shape="id87" draw:start-glue-point="0" draw:end-shape="id93" draw:end-glue-point="2" svg:d="M39375 48109l-75-1037" svg:viewBox="0 0 76 1038">
          <text:p/>
        </draw:connector>
        <draw:connector draw:style-name="gr6" draw:text-style-name="P1" draw:layer="layout" draw:type="line" svg:x1="39.3cm" svg:y1="46.172cm" svg:x2="39.25cm" svg:y2="45.109cm" draw:start-shape="id93" draw:start-glue-point="0" draw:end-shape="id82" draw:end-glue-point="2" svg:d="M39300 46172l-50-1063" svg:viewBox="0 0 51 1064">
          <text:p/>
        </draw:connector>
        <draw:connector draw:style-name="gr5" draw:text-style-name="P3" draw:layer="layout" draw:type="line" svg:x1="35.63cm" svg:y1="50.522cm" svg:x2="33.795cm" svg:y2="49.142cm" draw:start-shape="id81" draw:start-glue-point="0" draw:end-shape="id57" draw:end-glue-point="2" svg:d="M35630 50522l-1835-1380" svg:viewBox="0 0 1836 1381">
          <text:p text:style-name="P1"><text:span text:style-name="T2">b</text:span></text:p>
        </draw:connector>
        <draw:connector draw:style-name="gr5" draw:text-style-name="P3" draw:layer="layout" draw:type="line" svg:x1="56.35cm" svg:y1="44.126cm" svg:x2="56.402cm" svg:y2="42.383cm" draw:start-shape="id102" draw:start-glue-point="0" svg:d="M56350 44126l52-1743" svg:viewBox="0 0 53 1744">
          <text:p text:style-name="P1"><text:span text:style-name="T2">d2</text:span></text:p>
        </draw:connector>
        <draw:custom-shape draw:style-name="gr2" draw:text-style-name="P2" xml:id="id103" draw:id="id103" draw:layer="layout" svg:width="1cm" svg:height="0.9cm" svg:x="42.2cm" svg:y="46.42cm">
          <text:p text:style-name="P1"><text:span text:style-name="T1">AND</text:span></text:p>
          <text:p text:style-name="P1"><text:span text:style-name="T1">5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2.71cm" svg:y1="48.699cm" svg:x2="42.7cm" svg:y2="47.32cm" draw:end-shape="id103" draw:end-glue-point="2" svg:d="M42710 48699l-10-1379" svg:viewBox="0 0 11 1380">
          <text:p text:style-name="P1"><text:span text:style-name="T2">d2</text:span></text:p>
        </draw:connector>
        <draw:custom-shape draw:style-name="gr2" draw:text-style-name="P2" xml:id="id104" draw:id="id104" draw:layer="layout" svg:width="1cm" svg:height="0.9cm" svg:x="56.5cm" svg:y="52.1cm">
          <text:p text:style-name="P1"><text:span text:style-name="T1">NAND</text:span></text:p>
          <text:p text:style-name="P1"><text:span text:style-name="T1">50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6.982cm" svg:y1="54.263cm" svg:x2="57cm" svg:y2="53cm" draw:end-shape="id104" draw:end-glue-point="2" svg:d="M56982 54263l18-1263" svg:viewBox="0 0 19 1264">
          <text:p text:style-name="P1"><text:span text:style-name="T2">d2</text:span></text:p>
        </draw:connector>
        <draw:connector draw:style-name="gr5" draw:text-style-name="P3" draw:layer="layout" draw:type="line" svg:x1="40.352cm" svg:y1="50.274cm" svg:x2="39.375cm" svg:y2="49.009cm" draw:end-shape="id87" draw:end-glue-point="2" svg:d="M40352 50274l-977-1265" svg:viewBox="0 0 978 1266">
          <text:p text:style-name="P1"><text:span text:style-name="T2">d2/a</text:span></text:p>
        </draw:connector>
        <draw:custom-shape draw:style-name="gr1" draw:text-style-name="P2" xml:id="id105" draw:id="id105" draw:layer="layout" svg:width="1cm" svg:height="0.9cm" svg:x="52.6cm" svg:y="48.325cm">
          <text:p text:style-name="P1"><text:span text:style-name="T1">IMUX</text:span></text:p>
          <text:p text:style-name="P1"><text:span text:style-name="T1">50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2.096cm" svg:y1="50.456cm" svg:x2="53.1cm" svg:y2="49.225cm" draw:end-shape="id105" draw:end-glue-point="2" svg:d="M52096 50456l1004-1231" svg:viewBox="0 0 1005 1232">
          <text:p text:style-name="P1"><text:span text:style-name="T2">d2/a</text:span></text:p>
        </draw:connector>
        <draw:custom-shape draw:style-name="gr2" draw:text-style-name="P2" xml:id="id106" draw:id="id106" draw:layer="layout" svg:width="1cm" svg:height="0.9cm" svg:x="57.2cm" svg:y="48.483cm">
          <text:p text:style-name="P1"><text:span text:style-name="T1">AND</text:span></text:p>
          <text:p text:style-name="P1"><text:span text:style-name="T1">5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7cm" svg:y1="52.1cm" svg:x2="57.7cm" svg:y2="49.383cm" draw:start-shape="id104" draw:start-glue-point="0" draw:end-shape="id106" draw:end-glue-point="2" svg:d="M57000 52100l700-2717" svg:viewBox="0 0 701 2718">
          <text:p/>
        </draw:connector>
        <draw:custom-shape draw:style-name="gr2" draw:text-style-name="P2" xml:id="id107" draw:id="id107" draw:layer="layout" svg:width="1cm" svg:height="0.9cm" svg:x="55.9cm" svg:y="46.206cm">
          <text:p text:style-name="P1"><text:span text:style-name="T1">3-NAND</text:span></text:p>
          <text:p text:style-name="P1"><text:span text:style-name="T1">5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7.7cm" svg:y1="48.483cm" svg:x2="56.4cm" svg:y2="47.106cm" draw:start-shape="id106" draw:start-glue-point="0" draw:end-shape="id107" draw:end-glue-point="2" svg:d="M57700 48483l-1300-1377" svg:viewBox="0 0 1301 1378">
          <text:p/>
        </draw:connector>
        <draw:connector draw:style-name="gr6" draw:text-style-name="P1" draw:layer="layout" draw:type="line" svg:x1="56.4cm" svg:y1="46.206cm" svg:x2="56.35cm" svg:y2="45.026cm" draw:start-shape="id107" draw:start-glue-point="0" draw:end-shape="id102" draw:end-glue-point="2" svg:d="M56400 46206l-50-1180" svg:viewBox="0 0 51 1181">
          <text:p/>
        </draw:connector>
        <draw:connector draw:style-name="gr6" draw:text-style-name="P1" draw:layer="layout" draw:type="line" svg:x1="42.7cm" svg:y1="46.42cm" svg:x2="42.65cm" svg:y2="45.12cm" draw:start-shape="id103" draw:start-glue-point="0" draw:end-shape="id108" draw:end-glue-point="2" svg:d="M42700 46420l-50-1300" svg:viewBox="0 0 51 1301">
          <text:p/>
        </draw:connector>
        <draw:connector draw:style-name="gr6" draw:text-style-name="P1" draw:layer="layout" draw:type="line" svg:x1="53.1cm" svg:y1="48.325cm" svg:x2="53.1cm" svg:y2="47.248cm" draw:start-shape="id105" draw:start-glue-point="0" draw:end-shape="id94" draw:end-glue-point="2" svg:d="M53100 48325v-1077" svg:viewBox="0 0 1 1078">
          <text:p/>
        </draw:connector>
        <draw:connector draw:style-name="gr6" draw:text-style-name="P1" draw:layer="layout" draw:type="line" svg:x1="53.1cm" svg:y1="46.348cm" svg:x2="53.05cm" svg:y2="45.048cm" draw:start-shape="id94" draw:start-glue-point="0" draw:end-shape="id109" draw:end-glue-point="2" svg:d="M53100 46348l-50-1300" svg:viewBox="0 0 51 1301">
          <text:p/>
        </draw:connector>
        <draw:custom-shape draw:style-name="gr1" draw:text-style-name="P2" xml:id="id110" draw:id="id110" draw:layer="layout" svg:width="1cm" svg:height="0.9cm" svg:x="70.1cm" svg:y="57.832cm">
          <text:p text:style-name="P1"><text:span text:style-name="T1">NAND</text:span></text:p>
          <text:p text:style-name="P1"><text:span text:style-name="T1">5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0.609cm" svg:y1="60.101cm" svg:x2="70.6cm" svg:y2="58.732cm" draw:end-shape="id110" draw:end-glue-point="2" svg:d="M70609 60101l-9-1369" svg:viewBox="0 0 10 1370">
          <text:p text:style-name="P1"><text:span text:style-name="T2">d3</text:span></text:p>
        </draw:connector>
        <draw:custom-shape draw:style-name="gr2" draw:text-style-name="P2" xml:id="id111" draw:id="id111" draw:layer="layout" svg:width="1cm" svg:height="0.9cm" svg:x="57.6cm" svg:y="52.1cm">
          <text:p text:style-name="P1"><text:span text:style-name="T1">NAND</text:span></text:p>
          <text:p text:style-name="P1"><text:span text:style-name="T1">51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8.082cm" svg:y1="54.283cm" svg:x2="58.1cm" svg:y2="53cm" draw:end-shape="id111" draw:end-glue-point="2" svg:d="M58082 54283l18-1283" svg:viewBox="0 0 19 1284">
          <text:p text:style-name="P1"><text:span text:style-name="T2">d3</text:span></text:p>
        </draw:connector>
        <draw:connector draw:style-name="gr5" draw:text-style-name="P3" draw:layer="layout" draw:type="line" svg:x1="42.65cm" svg:y1="44.22cm" svg:x2="42.599cm" svg:y2="42.455cm" draw:start-shape="id108" draw:start-glue-point="0" svg:d="M42650 44220l-51-1765" svg:viewBox="0 0 52 1766">
          <text:p text:style-name="P1"><text:span text:style-name="T2">d3</text:span></text:p>
        </draw:connector>
        <draw:connector draw:style-name="gr6" draw:text-style-name="P1" draw:layer="layout" draw:type="line" svg:x1="58.1cm" svg:y1="52.1cm" svg:x2="57.7cm" svg:y2="49.383cm" draw:start-shape="id111" draw:start-glue-point="0" draw:end-shape="id106" draw:end-glue-point="2" svg:d="M58100 52100l-400-2717" svg:viewBox="0 0 401 2718">
          <text:p/>
        </draw:connector>
        <draw:custom-shape draw:style-name="gr2" draw:text-style-name="P2" xml:id="id112" draw:id="id112" draw:layer="layout" svg:width="1cm" svg:height="0.9cm" svg:x="70.2cm" svg:y="52.584cm">
          <text:p text:style-name="P1"><text:span text:style-name="T1">NOT</text:span></text:p>
          <text:p text:style-name="P1"><text:span text:style-name="T1">51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6cm" svg:y1="57.832cm" svg:x2="70.7cm" svg:y2="53.484cm" draw:start-shape="id110" draw:start-glue-point="0" draw:end-shape="id112" draw:end-glue-point="2" svg:d="M70600 57832l100-4348" svg:viewBox="0 0 101 4349">
          <text:p/>
        </draw:connector>
        <draw:custom-shape draw:style-name="gr2" draw:text-style-name="P2" xml:id="id113" draw:id="id113" draw:layer="layout" svg:width="1cm" svg:height="0.9cm" svg:x="77.2cm" svg:y="52.584cm">
          <text:p text:style-name="P1"><text:span text:style-name="T1">AND</text:span></text:p>
          <text:p text:style-name="P1"><text:span text:style-name="T1">51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6cm" svg:y1="57.832cm" svg:x2="77.7cm" svg:y2="53.484cm" draw:start-shape="id110" draw:start-glue-point="0" draw:end-shape="id113" draw:end-glue-point="2" svg:d="M70600 57832l7100-4348" svg:viewBox="0 0 7101 4349">
          <text:p/>
        </draw:connector>
        <draw:custom-shape draw:style-name="gr2" draw:text-style-name="P2" xml:id="id114" draw:id="id114" draw:layer="layout" svg:width="1cm" svg:height="0.9cm" svg:x="67.6cm" svg:y="52.6cm">
          <text:p text:style-name="P1"><text:span text:style-name="T1">OR</text:span></text:p>
          <text:p text:style-name="P1"><text:span text:style-name="T1">51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6cm" svg:y1="57.832cm" svg:x2="68.1cm" svg:y2="53.5cm" draw:start-shape="id110" draw:start-glue-point="0" draw:end-shape="id114" draw:end-glue-point="2" svg:d="M70600 57832l-2500-4332" svg:viewBox="0 0 2501 4333">
          <text:p/>
        </draw:connector>
        <draw:custom-shape draw:style-name="gr2" draw:text-style-name="P2" xml:id="id115" draw:id="id115" draw:layer="layout" svg:width="1cm" svg:height="0.9cm" svg:x="70.2cm" svg:y="50.356cm">
          <text:p text:style-name="P1"><text:span text:style-name="T1">NAND</text:span></text:p>
          <text:p text:style-name="P1"><text:span text:style-name="T1">51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7cm" svg:y1="52.584cm" svg:x2="70.7cm" svg:y2="51.256cm" draw:start-shape="id112" draw:start-glue-point="0" draw:end-shape="id115" draw:end-glue-point="2" svg:d="M70700 52584v-1328" svg:viewBox="0 0 1 1329">
          <text:p/>
        </draw:connector>
        <draw:custom-shape draw:style-name="gr2" draw:text-style-name="P2" xml:id="id116" draw:id="id116" draw:layer="layout" svg:width="1cm" svg:height="0.9cm" svg:x="70.2cm" svg:y="48.356cm">
          <text:p text:style-name="P1"><text:span text:style-name="T1">3-NAND</text:span></text:p>
          <text:p text:style-name="P1"><text:span text:style-name="T1">50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0.7cm" svg:y1="50.356cm" svg:x2="70.7cm" svg:y2="49.256cm" draw:start-shape="id115" draw:start-glue-point="0" draw:end-shape="id116" draw:end-glue-point="2" svg:d="M70700 50356v-1100" svg:viewBox="0 0 1 1101">
          <text:p/>
        </draw:connector>
        <draw:connector draw:style-name="gr6" draw:text-style-name="P1" draw:layer="layout" draw:type="line" svg:x1="70.7cm" svg:y1="48.356cm" svg:x2="70.7cm" svg:y2="47.256cm" draw:start-shape="id116" draw:start-glue-point="0" draw:end-shape="id89" draw:end-glue-point="2" svg:d="M70700 48356v-1100" svg:viewBox="0 0 1 1101">
          <text:p/>
        </draw:connector>
        <draw:connector draw:style-name="gr6" draw:text-style-name="P1" draw:layer="layout" draw:type="line" svg:x1="70.7cm" svg:y1="46.356cm" svg:x2="70.65cm" svg:y2="45.064cm" draw:start-shape="id89" draw:start-glue-point="0" draw:end-shape="id117" draw:end-glue-point="2" svg:d="M70700 46356l-50-1292" svg:viewBox="0 0 51 1293">
          <text:p/>
        </draw:connector>
        <draw:custom-shape draw:style-name="gr2" draw:text-style-name="P2" xml:id="id118" draw:id="id118" draw:layer="layout" svg:width="1cm" svg:height="0.9cm" svg:x="77.2cm" svg:y="50.464cm">
          <text:p text:style-name="P1"><text:span text:style-name="T1">IMUX</text:span></text:p>
          <text:p text:style-name="P1"><text:span text:style-name="T1">49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7.7cm" svg:y1="52.584cm" svg:x2="77.7cm" svg:y2="51.364cm" draw:start-shape="id113" draw:start-glue-point="0" draw:end-shape="id118" draw:end-glue-point="2" svg:d="M77700 52584v-1220" svg:viewBox="0 0 1 1221">
          <text:p text:style-name="P1"><text:span text:style-name="T2">a</text:span></text:p>
        </draw:connector>
        <draw:custom-shape draw:style-name="gr2" draw:text-style-name="P2" xml:id="id119" draw:id="id119" draw:layer="layout" svg:width="1cm" svg:height="0.9cm" svg:x="77.206cm" svg:y="48.157cm">
          <text:p text:style-name="P1"><text:span text:style-name="T1">IMUX</text:span></text:p>
          <text:p text:style-name="P1"><text:span text:style-name="T1">4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7.7cm" svg:y1="50.464cm" svg:x2="77.706cm" svg:y2="49.057cm" draw:start-shape="id118" draw:start-glue-point="0" draw:end-shape="id119" draw:end-glue-point="2" svg:d="M77700 50464l6-1407" svg:viewBox="0 0 7 1408">
          <text:p text:style-name="P1"><text:span text:style-name="T2">b</text:span></text:p>
        </draw:connector>
        <draw:connector draw:style-name="gr6" draw:text-style-name="P1" draw:layer="layout" draw:type="line" svg:x1="77.706cm" svg:y1="48.157cm" svg:x2="77.7cm" svg:y2="47.164cm" draw:start-shape="id119" draw:start-glue-point="0" draw:end-shape="id120" draw:end-glue-point="2" svg:d="M77706 48157l-6-993" svg:viewBox="0 0 7 994">
          <text:p/>
        </draw:connector>
        <draw:connector draw:style-name="gr6" draw:text-style-name="P1" draw:layer="layout" draw:type="line" svg:x1="77.7cm" svg:y1="46.264cm" svg:x2="77.65cm" svg:y2="45.064cm" draw:start-shape="id120" draw:start-glue-point="0" draw:end-shape="id121" draw:end-glue-point="2" svg:d="M77700 46264l-50-1200" svg:viewBox="0 0 51 1201">
          <text:p/>
        </draw:connector>
        <draw:custom-shape draw:style-name="gr2" draw:text-style-name="P2" xml:id="id122" draw:id="id122" draw:layer="layout" svg:width="1cm" svg:height="0.9cm" svg:x="67.1cm" svg:y="50.38cm">
          <text:p text:style-name="P1"><text:span text:style-name="T1">NAND</text:span></text:p>
          <text:p text:style-name="P1"><text:span text:style-name="T1">5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8.1cm" svg:y1="52.6cm" svg:x2="67.6cm" svg:y2="51.28cm" draw:start-shape="id114" draw:start-glue-point="0" draw:end-shape="id122" draw:end-glue-point="2" svg:d="M68100 52600l-500-1320" svg:viewBox="0 0 501 1321">
          <text:p/>
        </draw:connector>
        <draw:custom-shape draw:style-name="gr2" draw:text-style-name="P2" xml:id="id123" draw:id="id123" draw:layer="layout" svg:width="1cm" svg:height="0.9cm" svg:x="66.555cm" svg:y="48.181cm">
          <text:p text:style-name="P1"><text:span text:style-name="T1">OR</text:span></text:p>
          <text:p text:style-name="P1"><text:span text:style-name="T1">52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7.6cm" svg:y1="50.38cm" svg:x2="67.055cm" svg:y2="49.081cm" draw:start-shape="id122" draw:start-glue-point="0" draw:end-shape="id123" draw:end-glue-point="2" svg:d="M67600 50380l-545-1299" svg:viewBox="0 0 546 1300">
          <text:p/>
        </draw:connector>
        <draw:connector draw:style-name="gr6" draw:text-style-name="P1" draw:layer="layout" draw:type="line" svg:x1="67.055cm" svg:y1="48.181cm" svg:x2="67.055cm" svg:y2="47.281cm" draw:start-shape="id123" draw:start-glue-point="0" draw:end-shape="id90" draw:end-glue-point="2" svg:d="M67055 48181v-900" svg:viewBox="0 0 1 901">
          <text:p/>
        </draw:connector>
        <draw:connector draw:style-name="gr6" draw:text-style-name="P1" draw:layer="layout" draw:type="line" svg:x1="67.055cm" svg:y1="46.381cm" svg:x2="67.05cm" svg:y2="45.081cm" draw:start-shape="id90" draw:start-glue-point="0" draw:end-shape="id124" draw:end-glue-point="2" svg:d="M67055 46381l-5-1300" svg:viewBox="0 0 6 1301">
          <text:p/>
        </draw:connector>
        <draw:connector draw:style-name="gr5" draw:text-style-name="P3" draw:layer="layout" draw:type="line" svg:x1="53.05cm" svg:y1="44.148cm" svg:x2="53cm" svg:y2="42.383cm" draw:start-shape="id109" draw:start-glue-point="0" svg:d="M53050 44148l-50-1765" svg:viewBox="0 0 51 1766">
          <text:p text:style-name="P1"><text:span text:style-name="T2">d4</text:span></text:p>
        </draw:connector>
        <draw:connector draw:style-name="gr5" draw:text-style-name="P3" draw:layer="layout" draw:type="line" svg:x1="53.022cm" svg:y1="51.091cm" svg:x2="53.1cm" svg:y2="49.225cm" draw:end-shape="id105" draw:end-glue-point="2" svg:d="M53022 51091l78-1866" svg:viewBox="0 0 79 1867">
          <text:p text:style-name="P1"><text:span text:style-name="T2">d4/b</text:span></text:p>
        </draw:connector>
        <draw:custom-shape draw:style-name="gr2" draw:text-style-name="P2" xml:id="id125" draw:id="id125" draw:layer="layout" svg:width="1cm" svg:height="0.9cm" svg:x="8.208cm" svg:y="66.207cm">
          <text:p text:style-name="P1"><text:span text:style-name="T1">NAND</text:span></text:p>
          <text:p text:style-name="P1"><text:span text:style-name="T1">47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.189cm" svg:y1="68.342cm" svg:x2="8.708cm" svg:y2="67.107cm" draw:end-shape="id125" draw:end-glue-point="2" svg:d="M8189 68342l519-1235" svg:viewBox="0 0 520 1236">
          <text:p text:style-name="P1"><text:span text:style-name="T2">d4</text:span></text:p>
        </draw:connector>
        <draw:connector draw:style-name="gr6" draw:text-style-name="P1" draw:layer="layout" draw:type="line" svg:x1="8.708cm" svg:y1="66.207cm" svg:x2="9.208cm" svg:y2="65.407cm" draw:start-shape="id125" draw:start-glue-point="0" draw:end-shape="id84" draw:end-glue-point="2" svg:d="M8708 66207l500-800" svg:viewBox="0 0 501 801">
          <text:p/>
        </draw:connector>
        <draw:connector draw:style-name="gr5" draw:text-style-name="P3" draw:layer="layout" draw:type="line" svg:x1="70.65cm" svg:y1="44.164cm" svg:x2="70.595cm" svg:y2="42.561cm" draw:start-shape="id117" draw:start-glue-point="0" svg:d="M70650 44164l-55-1603" svg:viewBox="0 0 56 1604">
          <text:p text:style-name="P1"><text:span text:style-name="T2">d5</text:span></text:p>
        </draw:connector>
        <draw:custom-shape draw:style-name="gr2" draw:text-style-name="P2" xml:id="id126" draw:id="id126" draw:layer="layout" svg:width="1cm" svg:height="0.9cm" svg:x="61.3cm" svg:y="52.1cm">
          <text:p text:style-name="P1"><text:span text:style-name="T1">3-NAND</text:span></text:p>
          <text:p text:style-name="P1"><text:span text:style-name="T1">48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7" draw:id="id127" draw:layer="layout" svg:width="1cm" svg:height="0.9cm" svg:x="53.7cm" svg:y="53.561cm">
          <text:p text:style-name="P1"><text:span text:style-name="T1">AND</text:span></text:p>
          <text:p text:style-name="P1"><text:span text:style-name="T1">48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8" draw:id="id128" draw:layer="layout" svg:width="1cm" svg:height="0.9cm" svg:x="72cm" svg:y="54.501cm">
          <text:p text:style-name="P1"><text:span text:style-name="T1">AND</text:span></text:p>
          <text:p text:style-name="P1"><text:span text:style-name="T1">48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1.799cm" svg:y1="54.572cm" svg:x2="61.8cm" svg:y2="53cm" draw:end-shape="id126" draw:end-glue-point="2" svg:d="M61799 54572l1-1572" svg:viewBox="0 0 2 1573">
          <text:p text:style-name="P1"><text:span text:style-name="T2">d5</text:span></text:p>
        </draw:connector>
        <draw:connector draw:style-name="gr5" draw:text-style-name="P3" draw:layer="layout" draw:type="line" svg:x1="54.2cm" svg:y1="56.161cm" svg:x2="54.2cm" svg:y2="54.461cm" draw:end-shape="id127" draw:end-glue-point="2" svg:d="M54200 56161v-1700" svg:viewBox="0 0 1 1701">
          <text:p text:style-name="P1"><text:span text:style-name="T2">d5</text:span></text:p>
        </draw:connector>
        <draw:connector draw:style-name="gr5" draw:text-style-name="P3" draw:layer="layout" draw:type="line" svg:x1="72.43cm" svg:y1="56.634cm" svg:x2="72.5cm" svg:y2="55.401cm" draw:end-shape="id128" draw:end-glue-point="2" svg:d="M72430 56634l70-1233" svg:viewBox="0 0 71 1234">
          <text:p text:style-name="P1"><text:span text:style-name="T2">d5</text:span></text:p>
        </draw:connector>
        <draw:custom-shape draw:style-name="gr2" draw:text-style-name="P2" xml:id="id129" draw:id="id129" draw:layer="layout" svg:width="1cm" svg:height="0.9cm" svg:x="79.6cm" svg:y="52.597cm">
          <text:p text:style-name="P1"><text:span text:style-name="T1">NOT</text:span></text:p>
          <text:p text:style-name="P1"><text:span text:style-name="T1">49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0.102cm" svg:y1="54.8cm" svg:x2="80.1cm" svg:y2="53.497cm" draw:end-shape="id129" draw:end-glue-point="2" svg:d="M80102 54800l-2-1303" svg:viewBox="0 0 3 1304">
          <text:p text:style-name="P1"><text:span text:style-name="T2">d5</text:span></text:p>
        </draw:connector>
        <draw:custom-shape draw:style-name="gr2" draw:text-style-name="P2" xml:id="id130" draw:id="id130" draw:layer="layout" svg:width="1cm" svg:height="0.9cm" svg:x="73.704cm" svg:y="48.401cm">
          <text:p text:style-name="P1"><text:span text:style-name="T1">IMUX</text:span></text:p>
          <text:p text:style-name="P1"><text:span text:style-name="T1">5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5.433cm" svg:y1="50.165cm" svg:x2="74.204cm" svg:y2="49.301cm" draw:end-shape="id130" draw:end-glue-point="2" svg:d="M75433 50165l-1229-864" svg:viewBox="0 0 1230 865">
          <text:p text:style-name="P1"><text:span text:style-name="T2">d5/a</text:span></text:p>
        </draw:connector>
        <draw:connector draw:style-name="gr6" draw:text-style-name="P1" draw:layer="layout" draw:type="line" svg:x1="74.204cm" svg:y1="48.401cm" svg:x2="74.188cm" svg:y2="47.401cm" draw:start-shape="id130" draw:start-glue-point="0" draw:end-shape="id91" draw:end-glue-point="2" svg:d="M74204 48401l-16-1000" svg:viewBox="0 0 17 1001">
          <text:p/>
        </draw:connector>
        <draw:connector draw:style-name="gr6" draw:text-style-name="P1" draw:layer="layout" draw:type="line" svg:x1="74.188cm" svg:y1="46.501cm" svg:x2="74.15cm" svg:y2="45.101cm" draw:start-shape="id91" draw:start-glue-point="0" draw:end-shape="id131" draw:end-glue-point="2" svg:d="M74188 46501l-38-1400" svg:viewBox="0 0 39 1401">
          <text:p/>
        </draw:connector>
        <draw:custom-shape draw:style-name="gr2" draw:text-style-name="P2" xml:id="id132" draw:id="id132" draw:layer="layout" svg:width="1cm" svg:height="0.9cm" svg:x="79.6cm" svg:y="50.463cm">
          <text:p text:style-name="P1"><text:span text:style-name="T1">NAND</text:span></text:p>
          <text:p text:style-name="P1"><text:span text:style-name="T1">49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0.1cm" svg:y1="52.597cm" svg:x2="80.1cm" svg:y2="51.363cm" draw:start-shape="id129" draw:start-glue-point="0" draw:end-shape="id132" draw:end-glue-point="2" svg:d="M80100 52597v-1234" svg:viewBox="0 0 1 1235">
          <text:p/>
        </draw:connector>
        <draw:connector draw:style-name="gr5" draw:text-style-name="P3" draw:layer="layout" draw:type="line" svg:x1="80.1cm" svg:y1="50.463cm" svg:x2="77.706cm" svg:y2="49.057cm" draw:start-shape="id132" draw:start-glue-point="0" draw:end-shape="id119" draw:end-glue-point="2" svg:d="M80100 50463l-2394-1406" svg:viewBox="0 0 2395 1407">
          <text:p text:style-name="P1"><text:span text:style-name="T2">a</text:span></text:p>
        </draw:connector>
        <draw:custom-shape draw:style-name="gr2" draw:text-style-name="P2" xml:id="id133" draw:id="id133" draw:layer="layout" svg:width="1cm" svg:height="0.9cm" svg:x="72.1cm" svg:y="50.4cm">
          <text:p text:style-name="P1"><text:span text:style-name="T1">NAND</text:span></text:p>
          <text:p text:style-name="P1"><text:span text:style-name="T1">50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2.5cm" svg:y1="54.501cm" svg:x2="72.6cm" svg:y2="51.3cm" draw:start-shape="id128" draw:start-glue-point="0" draw:end-shape="id133" draw:end-glue-point="2" svg:d="M72500 54501l100-3201" svg:viewBox="0 0 101 3202">
          <text:p/>
        </draw:connector>
        <draw:custom-shape draw:style-name="gr1" draw:text-style-name="P2" xml:id="id134" draw:id="id134" draw:layer="layout" svg:width="1cm" svg:height="0.9cm" svg:x="75cm" svg:y="52.9cm">
          <text:p text:style-name="P1"><text:span text:style-name="T1">3-AND</text:span></text:p>
          <text:p text:style-name="P1"><text:span text:style-name="T1">49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2.5cm" svg:y1="54.501cm" svg:x2="75.5cm" svg:y2="53.8cm" draw:start-shape="id128" draw:start-glue-point="0" draw:end-shape="id134" draw:end-glue-point="2" svg:d="M72500 54501l3000-701" svg:viewBox="0 0 3001 702">
          <text:p/>
        </draw:connector>
        <draw:custom-shape draw:style-name="gr2" draw:text-style-name="P2" xml:id="id135" draw:id="id135" draw:layer="layout" svg:width="1cm" svg:height="0.9cm" svg:x="75.8cm" svg:y="50.464cm">
          <text:p text:style-name="P1"><text:span text:style-name="T1">IMUX</text:span></text:p>
          <text:p text:style-name="P1"><text:span text:style-name="T1">49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5.5cm" svg:y1="52.9cm" svg:x2="76.3cm" svg:y2="51.364cm" draw:start-shape="id134" draw:start-glue-point="0" draw:end-shape="id135" draw:end-glue-point="2" svg:d="M75500 52900l800-1536" svg:viewBox="0 0 801 1537">
          <text:p text:style-name="P1"><text:span text:style-name="T2">c</text:span></text:p>
        </draw:connector>
        <draw:connector draw:style-name="gr5" draw:text-style-name="P3" draw:layer="layout" draw:type="line" svg:x1="76.3cm" svg:y1="50.464cm" svg:x2="77.706cm" svg:y2="49.057cm" draw:start-shape="id135" draw:start-glue-point="0" draw:end-shape="id119" draw:end-glue-point="2" svg:d="M76300 50464l1406-1407" svg:viewBox="0 0 1407 1408">
          <text:p text:style-name="P1"><text:span text:style-name="T2">c</text:span></text:p>
        </draw:connector>
        <draw:connector draw:style-name="gr5" draw:text-style-name="P3" draw:layer="layout" draw:type="line" svg:x1="72.6cm" svg:y1="50.4cm" svg:x2="74.204cm" svg:y2="49.301cm" draw:start-shape="id133" draw:start-glue-point="0" draw:end-shape="id130" draw:end-glue-point="2" svg:d="M72600 50400l1604-1099" svg:viewBox="0 0 1605 1100">
          <text:p text:style-name="P1"><text:span text:style-name="T2">c</text:span></text:p>
        </draw:connector>
        <draw:connector draw:style-name="gr6" draw:text-style-name="P1" draw:layer="layout" draw:type="line" svg:x1="72.6cm" svg:y1="50.4cm" svg:x2="70.7cm" svg:y2="49.256cm" draw:start-shape="id133" draw:start-glue-point="0" draw:end-shape="id116" draw:end-glue-point="2" svg:d="M72600 50400l-1900-1144" svg:viewBox="0 0 1901 1145">
          <text:p/>
        </draw:connector>
        <draw:custom-shape draw:style-name="gr1" draw:text-style-name="P2" xml:id="id136" draw:id="id136" draw:layer="layout" svg:width="1cm" svg:height="0.9cm" svg:x="51.7cm" svg:y="52cm">
          <text:p text:style-name="P1"><text:span text:style-name="T1">NAND</text:span></text:p>
          <text:p text:style-name="P1"><text:span text:style-name="T1">48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7" draw:id="id137" draw:layer="layout" svg:width="1cm" svg:height="0.9cm" svg:x="55.9cm" svg:y="50.483cm">
          <text:p text:style-name="P1"><text:span text:style-name="T1">NAND</text:span></text:p>
          <text:p text:style-name="P1"><text:span text:style-name="T1">48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4.2cm" svg:y1="53.561cm" svg:x2="52.2cm" svg:y2="52.9cm" draw:start-shape="id127" draw:start-glue-point="0" draw:end-shape="id136" draw:end-glue-point="2" svg:d="M54200 53561l-2000-661" svg:viewBox="0 0 2001 662">
          <text:p/>
        </draw:connector>
        <draw:connector draw:style-name="gr6" draw:text-style-name="P1" draw:layer="layout" draw:type="line" svg:x1="54.2cm" svg:y1="53.561cm" svg:x2="56.4cm" svg:y2="51.383cm" draw:start-shape="id127" draw:start-glue-point="0" draw:end-shape="id137" draw:end-glue-point="2" svg:d="M54200 53561l2200-2178" svg:viewBox="0 0 2201 2179">
          <text:p/>
        </draw:connector>
        <draw:connector draw:style-name="gr6" draw:text-style-name="P1" draw:layer="layout" draw:type="line" svg:x1="52.2cm" svg:y1="52cm" svg:x2="53.1cm" svg:y2="47.248cm" draw:start-shape="id136" draw:start-glue-point="0" draw:end-shape="id94" draw:end-glue-point="2" svg:d="M52200 52000l900-4752" svg:viewBox="0 0 901 4753">
          <text:p/>
        </draw:connector>
        <draw:custom-shape draw:style-name="gr2" draw:text-style-name="P2" xml:id="id138" draw:id="id138" draw:layer="layout" svg:width="1cm" svg:height="0.9cm" svg:x="49.2cm" svg:y="48.383cm">
          <text:p text:style-name="P1"><text:span text:style-name="T1">NAND</text:span></text:p>
          <text:p text:style-name="P1"><text:span text:style-name="T1">51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2.2cm" svg:y1="52cm" svg:x2="49.7cm" svg:y2="49.283cm" draw:start-shape="id136" draw:start-glue-point="0" draw:end-shape="id138" draw:end-glue-point="2" svg:d="M52200 52000l-2500-2717" svg:viewBox="0 0 2501 2718">
          <text:p/>
        </draw:connector>
        <draw:connector draw:style-name="gr6" draw:text-style-name="P1" draw:layer="layout" draw:type="line" svg:x1="49.7cm" svg:y1="48.383cm" svg:x2="49.7cm" svg:y2="47.383cm" draw:start-shape="id138" draw:start-glue-point="0" draw:end-shape="id96" draw:end-glue-point="2" svg:d="M49700 48383v-1000" svg:viewBox="0 0 1 1001">
          <text:p/>
        </draw:connector>
        <draw:connector draw:style-name="gr6" draw:text-style-name="P1" draw:layer="layout" draw:type="line" svg:x1="49.7cm" svg:y1="46.483cm" svg:x2="49.65cm" svg:y2="45.083cm" draw:start-shape="id96" draw:start-glue-point="0" draw:end-shape="id139" draw:end-glue-point="2" svg:d="M49700 46483l-50-1400" svg:viewBox="0 0 51 1401">
          <text:p/>
        </draw:connector>
        <draw:custom-shape draw:style-name="gr2" draw:text-style-name="P2" xml:id="id140" draw:id="id140" draw:layer="layout" svg:width="1cm" svg:height="0.9cm" svg:x="55.9cm" svg:y="48.443cm">
          <text:p text:style-name="P1"><text:span text:style-name="T1">AND</text:span></text:p>
          <text:p text:style-name="P1"><text:span text:style-name="T1">5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6.4cm" svg:y1="50.483cm" svg:x2="56.4cm" svg:y2="49.343cm" draw:start-shape="id137" draw:start-glue-point="0" draw:end-shape="id140" draw:end-glue-point="2" svg:d="M56400 50483v-1140" svg:viewBox="0 0 1 1141">
          <text:p/>
        </draw:connector>
        <draw:connector draw:style-name="gr6" draw:text-style-name="P1" draw:layer="layout" draw:type="line" svg:x1="56.4cm" svg:y1="48.443cm" svg:x2="56.4cm" svg:y2="47.106cm" draw:start-shape="id140" draw:start-glue-point="0" draw:end-shape="id107" draw:end-glue-point="2" svg:d="M56400 48443v-1337" svg:viewBox="0 0 1 1338">
          <text:p/>
        </draw:connector>
        <draw:custom-shape draw:style-name="gr2" draw:text-style-name="P2" xml:id="id141" draw:id="id141" draw:layer="layout" svg:width="1cm" svg:height="0.9cm" svg:x="59.89cm" svg:y="50.161cm">
          <text:p text:style-name="P1"><text:span text:style-name="T1">3-NAND</text:span></text:p>
          <text:p text:style-name="P1"><text:span text:style-name="T1">48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1.8cm" svg:y1="52.1cm" svg:x2="60.39cm" svg:y2="51.061cm" draw:start-shape="id126" draw:start-glue-point="0" draw:end-shape="id141" draw:end-glue-point="2" svg:d="M61800 52100l-1410-1039" svg:viewBox="0 0 1411 1040">
          <text:p/>
        </draw:connector>
        <draw:custom-shape draw:style-name="gr2" draw:text-style-name="P2" xml:id="id142" draw:id="id142" draw:layer="layout" svg:width="1cm" svg:height="0.9cm" svg:x="62.9cm" svg:y="48.389cm">
          <text:p text:style-name="P1"><text:span text:style-name="T1">NAND</text:span></text:p>
          <text:p text:style-name="P1"><text:span text:style-name="T1">49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1.8cm" svg:y1="52.1cm" svg:x2="63.4cm" svg:y2="49.289cm" draw:start-shape="id126" draw:start-glue-point="0" draw:end-shape="id142" draw:end-glue-point="2" svg:d="M61800 52100l1600-2811" svg:viewBox="0 0 1601 2812">
          <text:p/>
        </draw:connector>
        <draw:connector draw:style-name="gr6" draw:text-style-name="P1" draw:layer="layout" draw:type="line" svg:x1="60.39cm" svg:y1="50.161cm" svg:x2="60.39cm" svg:y2="48.961cm" draw:start-shape="id141" draw:start-glue-point="0" draw:end-shape="id88" draw:end-glue-point="2" svg:d="M60390 50161v-1200" svg:viewBox="0 0 1 1201">
          <text:p/>
        </draw:connector>
        <draw:custom-shape draw:style-name="gr2" draw:text-style-name="P2" xml:id="id143" draw:id="id143" draw:layer="layout" svg:width="1cm" svg:height="0.9cm" svg:x="59.29cm" svg:y="46.261cm">
          <text:p text:style-name="P1"><text:span text:style-name="T1">NOR</text:span></text:p>
          <text:p text:style-name="P1"><text:span text:style-name="T1">4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0.39cm" svg:y1="48.061cm" svg:x2="59.79cm" svg:y2="47.161cm" draw:start-shape="id88" draw:start-glue-point="0" draw:end-shape="id143" draw:end-glue-point="2" svg:d="M60390 48061l-600-900" svg:viewBox="0 0 601 901">
          <text:p/>
        </draw:connector>
        <draw:connector draw:style-name="gr6" draw:text-style-name="P1" draw:layer="layout" draw:type="line" svg:x1="59.79cm" svg:y1="46.261cm" svg:x2="59.75cm" svg:y2="45.061cm" draw:start-shape="id143" draw:start-glue-point="0" draw:end-shape="id144" draw:end-glue-point="2" svg:d="M59790 46261l-40-1200" svg:viewBox="0 0 41 1201">
          <text:p/>
        </draw:connector>
        <draw:connector draw:style-name="gr6" draw:text-style-name="P1" draw:layer="layout" draw:type="line" svg:x1="63.4cm" svg:y1="48.389cm" svg:x2="63.385cm" svg:y2="47.161cm" draw:start-shape="id142" draw:start-glue-point="0" draw:end-shape="id95" draw:end-glue-point="2" svg:d="M63400 48389l-15-1228" svg:viewBox="0 0 16 1229">
          <text:p/>
        </draw:connector>
        <draw:connector draw:style-name="gr6" draw:text-style-name="P1" draw:layer="layout" draw:type="line" svg:x1="63.385cm" svg:y1="46.261cm" svg:x2="63.35cm" svg:y2="45.061cm" draw:start-shape="id95" draw:start-glue-point="0" draw:end-shape="id145" draw:end-glue-point="2" svg:d="M63385 46261l-35-1200" svg:viewBox="0 0 36 1201">
          <text:p/>
        </draw:connector>
        <draw:connector draw:style-name="gr5" draw:text-style-name="P3" draw:layer="layout" draw:type="line" svg:x1="49.65cm" svg:y1="44.183cm" svg:x2="49.636cm" svg:y2="42.46cm" draw:start-shape="id139" draw:start-glue-point="0" svg:d="M49650 44183l-14-1723" svg:viewBox="0 0 15 1724">
          <text:p text:style-name="P1"><text:span text:style-name="T2">d6</text:span></text:p>
        </draw:connector>
        <draw:custom-shape draw:style-name="gr1" draw:text-style-name="P2" xml:id="id146" draw:id="id146" draw:layer="layout" svg:width="1cm" svg:height="0.9cm" svg:x="58.7cm" svg:y="52.1cm">
          <text:p text:style-name="P1"><text:span text:style-name="T1">NAND</text:span></text:p>
          <text:p text:style-name="P1"><text:span text:style-name="T1">51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9.161cm" svg:y1="54.398cm" svg:x2="59.2cm" svg:y2="53cm" draw:end-shape="id146" svg:d="M59161 54398l39-1398" svg:viewBox="0 0 40 1399">
          <text:p text:style-name="P1"><text:span text:style-name="T2">d6</text:span></text:p>
        </draw:connector>
        <draw:custom-shape draw:style-name="gr1" draw:text-style-name="P2" xml:id="id147" draw:id="id147" draw:layer="layout" svg:width="1cm" svg:height="0.9cm" svg:x="45.6cm" svg:y="52.183cm">
          <text:p text:style-name="P1"><text:span text:style-name="T1">AND</text:span></text:p>
          <text:p text:style-name="P1"><text:span text:style-name="T1">51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6.1cm" svg:y1="54.783cm" svg:x2="46.1cm" svg:y2="53.083cm" draw:end-shape="id147" svg:d="M46100 54783v-1700" svg:viewBox="0 0 1 1701">
          <text:p text:style-name="P1"><text:span text:style-name="T2">d6</text:span></text:p>
        </draw:connector>
        <draw:connector draw:style-name="gr6" draw:text-style-name="P1" draw:layer="layout" draw:type="line" svg:x1="59.2cm" svg:y1="52.1cm" svg:x2="56.4cm" svg:y2="49.343cm" draw:start-shape="id146" draw:start-glue-point="0" draw:end-shape="id140" draw:end-glue-point="2" svg:d="M59200 52100l-2800-2757" svg:viewBox="0 0 2801 2758">
          <text:p/>
        </draw:connector>
        <draw:custom-shape draw:style-name="gr2" draw:text-style-name="P2" xml:id="id148" draw:id="id148" draw:layer="layout" svg:width="1cm" svg:height="0.9cm" svg:x="58.7cm" svg:y="48.061cm">
          <text:p text:style-name="P1"><text:span text:style-name="T1">NAND</text:span></text:p>
          <text:p text:style-name="P1"><text:span text:style-name="T1">4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9.2cm" svg:y1="52.1cm" svg:x2="59.2cm" svg:y2="48.961cm" draw:start-shape="id146" draw:start-glue-point="0" draw:end-shape="id148" draw:end-glue-point="2" svg:d="M59200 52100v-3139" svg:viewBox="0 0 1 3140">
          <text:p/>
        </draw:connector>
        <draw:connector draw:style-name="gr6" draw:text-style-name="P1" draw:layer="layout" draw:type="line" svg:x1="59.2cm" svg:y1="48.061cm" svg:x2="59.79cm" svg:y2="47.161cm" draw:start-shape="id148" draw:start-glue-point="0" draw:end-shape="id143" draw:end-glue-point="2" svg:d="M59200 48061l590-900" svg:viewBox="0 0 591 901">
          <text:p/>
        </draw:connector>
        <draw:custom-shape draw:style-name="gr2" draw:text-style-name="P2" xml:id="id149" draw:id="id149" draw:layer="layout" svg:width="1cm" svg:height="0.9cm" svg:x="48.5cm" svg:y="50.572cm">
          <text:p text:style-name="P1"><text:span text:style-name="T1">NAND</text:span></text:p>
          <text:p text:style-name="P1"><text:span text:style-name="T1">5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45.6cm" svg:y="50.283cm">
          <text:p text:style-name="P1"><text:span text:style-name="T1">NAND</text:span></text:p>
          <text:p text:style-name="P1"><text:span text:style-name="T1">5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.1cm" svg:y1="52.183cm" svg:x2="49cm" svg:y2="51.472cm" draw:start-shape="id147" draw:start-glue-point="0" draw:end-shape="id149" draw:end-glue-point="2" svg:d="M46100 52183l2900-711" svg:viewBox="0 0 2901 712">
          <text:p/>
        </draw:connector>
        <draw:connector draw:style-name="gr6" draw:text-style-name="P1" draw:layer="layout" draw:type="line" svg:x1="46.1cm" svg:y1="52.183cm" svg:x2="46.1cm" svg:y2="51.183cm" draw:start-shape="id147" draw:start-glue-point="0" draw:end-shape="id150" draw:end-glue-point="2" svg:d="M46100 52183v-1000" svg:viewBox="0 0 1 1001">
          <text:p/>
        </draw:connector>
        <draw:connector draw:style-name="gr6" draw:text-style-name="P1" draw:layer="layout" draw:type="line" svg:x1="49cm" svg:y1="50.572cm" svg:x2="49.7cm" svg:y2="49.283cm" draw:start-shape="id149" draw:start-glue-point="0" draw:end-shape="id138" draw:end-glue-point="2" svg:d="M49000 50572l700-1289" svg:viewBox="0 0 701 1290">
          <text:p/>
        </draw:connector>
        <draw:connector draw:style-name="gr6" draw:text-style-name="P1" draw:layer="layout" draw:type="line" svg:x1="46.1cm" svg:y1="50.283cm" svg:x2="46.1cm" svg:y2="49.383cm" draw:start-shape="id150" draw:start-glue-point="0" draw:end-shape="id20" draw:end-glue-point="2" svg:d="M46100 50283v-900" svg:viewBox="0 0 1 901">
          <text:p/>
        </draw:connector>
        <draw:connector draw:style-name="gr6" draw:text-style-name="P1" draw:layer="layout" draw:type="line" svg:x1="46.1cm" svg:y1="48.483cm" svg:x2="46.1cm" svg:y2="47.283cm" draw:start-shape="id20" draw:start-glue-point="0" draw:end-shape="id97" draw:end-glue-point="2" svg:d="M46100 48483v-1200" svg:viewBox="0 0 1 1201">
          <text:p/>
        </draw:connector>
        <draw:connector draw:style-name="gr6" draw:text-style-name="P1" draw:layer="layout" draw:type="line" svg:x1="46.1cm" svg:y1="46.383cm" svg:x2="46.15cm" svg:y2="45.083cm" draw:start-shape="id97" draw:start-glue-point="0" draw:end-shape="id151" draw:end-glue-point="2" svg:d="M46100 46383l50-1300" svg:viewBox="0 0 51 1301">
          <text:p/>
        </draw:connector>
        <draw:connector draw:style-name="gr5" draw:text-style-name="P3" draw:layer="layout" draw:type="line" svg:x1="46.15cm" svg:y1="44.183cm" svg:x2="46.149cm" svg:y2="42.431cm" draw:start-shape="id151" draw:start-glue-point="0" svg:d="M46150 44183l-1-1752" svg:viewBox="0 0 2 1753">
          <text:p text:style-name="P1"><text:span text:style-name="T2">d7</text:span></text:p>
        </draw:connector>
        <draw:connector draw:style-name="gr5" draw:text-style-name="P4" draw:layer="layout" draw:type="line" svg:x1="44.972cm" svg:y1="52.499cm" svg:x2="44.1cm" svg:y2="51.289cm" draw:end-shape="id8" draw:end-glue-point="2" svg:d="M44972 52499l-872-1210" svg:viewBox="0 0 873 1211">
          <text:p text:style-name="P1"><text:span text:style-name="T3">d7</text:span></text:p>
        </draw:connector>
        <draw:connector draw:style-name="gr5" draw:text-style-name="P4" draw:layer="layout" draw:type="line" svg:x1="52.374cm" svg:y1="57.07cm" svg:x2="52.4cm" svg:y2="55.476cm" draw:end-shape="id19" draw:end-glue-point="2" svg:d="M52374 57070l26-1594" svg:viewBox="0 0 27 1595">
          <text:p text:style-name="P1"><text:span text:style-name="T3">d7</text:span></text:p>
        </draw:connector>
        <draw:connector draw:style-name="gr6" draw:text-style-name="P1" draw:layer="layout" draw:type="line" svg:x1="52.4cm" svg:y1="54.576cm" svg:x2="55.1cm" svg:y2="49.33cm" draw:start-shape="id19" draw:start-glue-point="0" draw:end-shape="id92" draw:end-glue-point="2" svg:d="M52400 54576l2700-5246" svg:viewBox="0 0 2701 5247">
          <text:p/>
        </draw:connector>
        <draw:connector draw:style-name="gr6" draw:text-style-name="P1" draw:layer="layout" draw:type="line" svg:x1="55.1cm" svg:y1="48.43cm" svg:x2="56.4cm" svg:y2="47.106cm" draw:start-shape="id92" draw:start-glue-point="0" draw:end-shape="id107" draw:end-glue-point="2" svg:d="M55100 48430l1300-1324" svg:viewBox="0 0 1301 1325">
          <text:p/>
        </draw:connector>
        <draw:connector draw:style-name="gr5" draw:text-style-name="P3" draw:layer="layout" draw:type="line" svg:x1="59.75cm" svg:y1="44.161cm" svg:x2="59.749cm" svg:y2="42.458cm" draw:start-shape="id144" draw:start-glue-point="0" svg:d="M59750 44161l-1-1703" svg:viewBox="0 0 2 1704">
          <text:p text:style-name="P1"><text:span text:style-name="T2">d8</text:span></text:p>
          <text:p text:style-name="P1"><text:span text:style-name="T2">Data-In Fifo Full</text:span></text:p>
        </draw:connector>
        <draw:custom-shape draw:style-name="gr2" draw:text-style-name="P2" xml:id="id152" draw:id="id152" draw:layer="layout" svg:width="1cm" svg:height="0.9cm" svg:x="59.905cm" svg:y="52.1cm">
          <text:p text:style-name="P1"><text:span text:style-name="T1">NOT</text:span></text:p>
          <text:p text:style-name="P1"><text:span text:style-name="T1">48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377cm" svg:y1="54.383cm" svg:x2="60.405cm" svg:y2="53cm" draw:end-shape="id152" draw:end-glue-point="2" svg:d="M60377 54383l28-1383" svg:viewBox="0 0 29 1384">
          <text:p text:style-name="P1"><text:span text:style-name="T2">d8</text:span></text:p>
        </draw:connector>
        <draw:connector draw:style-name="gr6" draw:text-style-name="P1" draw:layer="layout" draw:type="line" svg:x1="60.405cm" svg:y1="52.1cm" svg:x2="60.39cm" svg:y2="51.061cm" draw:start-shape="id152" draw:start-glue-point="0" draw:end-shape="id141" draw:end-glue-point="2" svg:d="M60405 52100l-15-1039" svg:viewBox="0 0 16 1040">
          <text:p/>
        </draw:connector>
        <draw:custom-shape draw:style-name="gr2" draw:text-style-name="P2" xml:id="id153" draw:id="id153" draw:layer="layout" svg:width="1cm" svg:height="0.9cm" svg:x="105.9cm" svg:y="68.6cm">
          <text:p text:style-name="P1"><text:span text:style-name="T1">NAND</text:span></text:p>
          <text:p text:style-name="P1"><text:span text:style-name="T1">47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6.879cm" svg:y1="70.947cm" svg:x2="106.4cm" svg:y2="69.5cm" draw:end-shape="id153" draw:end-glue-point="2" svg:d="M106879 70947l-479-1447" svg:viewBox="0 0 480 1448">
          <text:p text:style-name="P1"><text:span text:style-name="T2">c6</text:span></text:p>
        </draw:connector>
        <draw:custom-shape draw:style-name="gr2" draw:text-style-name="P2" xml:id="id154" draw:id="id154" draw:layer="layout" svg:width="1cm" svg:height="0.9cm" svg:x="110.255cm" svg:y="71.099cm">
          <text:p text:style-name="P1"><text:span text:style-name="T1">NAND</text:span></text:p>
          <text:p text:style-name="P1"><text:span text:style-name="T1">47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0.374cm" svg:y1="73.4cm" svg:x2="110.755cm" svg:y2="71.999cm" draw:end-shape="id154" draw:end-glue-point="2" svg:d="M110374 73400l381-1401" svg:viewBox="0 0 382 1402">
          <text:p text:style-name="P1"><text:span text:style-name="T2">c6</text:span></text:p>
        </draw:connector>
        <draw:custom-shape draw:style-name="gr2" draw:text-style-name="P2" xml:id="id155" draw:id="id155" draw:layer="layout" svg:width="1cm" svg:height="0.9cm" svg:x="34.2cm" svg:y="41.9cm">
          <text:p text:style-name="P1"><text:span text:style-name="T1">NOT</text:span></text:p>
          <text:p text:style-name="P1"><text:span text:style-name="T1">47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33.88cm" svg:y1="44.142cm" svg:x2="34.7cm" svg:y2="42.8cm" draw:start-shape="id61" draw:start-glue-point="0" draw:end-shape="id155" draw:end-glue-point="2" svg:d="M33880 44142l820-1342" svg:viewBox="0 0 821 1343">
          <text:p/>
        </draw:connector>
        <draw:custom-shape draw:style-name="gr2" draw:text-style-name="P2" xml:id="id156" draw:id="id156" draw:layer="layout" svg:width="1cm" svg:height="0.9cm" svg:x="112.5cm" svg:y="72.974cm">
          <text:p text:style-name="P1"><text:span text:style-name="T1">AND</text:span></text:p>
          <text:p text:style-name="P1"><text:span text:style-name="T1">46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2.521cm" svg:y1="75.1cm" svg:x2="113cm" svg:y2="73.874cm" draw:end-shape="id156" draw:end-glue-point="2" svg:d="M112521 75100l479-1226" svg:viewBox="0 0 480 1227">
          <text:p text:style-name="P1"><text:span text:style-name="T2">c6</text:span></text:p>
        </draw:connector>
        <draw:custom-shape draw:style-name="gr1" draw:text-style-name="P2" xml:id="id157" draw:id="id157" draw:layer="layout" svg:width="1cm" svg:height="0.9cm" svg:x="94.89cm" svg:y="26.212cm">
          <text:p text:style-name="P1"><text:span text:style-name="T1">5-NAND</text:span></text:p>
          <text:p text:style-name="P1"><text:span text:style-name="T1">4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4.581cm" svg:y1="28.187cm" svg:x2="95.39cm" svg:y2="27.112cm" draw:end-shape="id157" draw:end-glue-point="2" svg:d="M94581 28187l809-1075" svg:viewBox="0 0 810 1076">
          <text:p text:style-name="P1"><text:span text:style-name="T2">c6</text:span></text:p>
        </draw:connector>
        <draw:connector draw:style-name="gr5" draw:text-style-name="P3" draw:layer="layout" draw:type="line" svg:x1="96.3cm" svg:y1="28.161cm" svg:x2="95.39cm" svg:y2="27.112cm" draw:end-shape="id157" draw:end-glue-point="2" svg:d="M96300 28161l-910-1049" svg:viewBox="0 0 911 1050">
          <text:p text:style-name="P1"><text:span text:style-name="T2">d1</text:span></text:p>
        </draw:connector>
        <draw:custom-shape draw:style-name="gr2" draw:text-style-name="P2" xml:id="id160" draw:id="id160" draw:layer="layout" svg:width="1cm" svg:height="0.9cm" svg:x="111cm" svg:y="19.4cm">
          <text:p text:style-name="P1"><text:span text:style-name="T1">NOT</text:span></text:p>
          <text:p text:style-name="P1"><text:span text:style-name="T1">5210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1" draw:id="id161" draw:layer="layout" svg:width="2.1cm" svg:height="0.9cm" svg:x="108.4cm" svg:y="19.4cm">
          <text:p text:style-name="P1"><text:span text:style-name="T1">DFFR (clk26,/res3)</text:span></text:p>
          <text:p text:style-name="P1"><text:span text:style-name="T1">52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8" draw:id="id158" draw:layer="layout" svg:width="2.1cm" svg:height="0.9cm" svg:x="114cm" svg:y="19.4cm">
          <text:p text:style-name="P1"><text:span text:style-name="T1">DFFR (clk26,/res3)</text:span></text:p>
          <text:p text:style-name="P1"><text:span text:style-name="T1">5110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2" draw:id="id162" draw:layer="layout" svg:width="2.1cm" svg:height="0.9cm" svg:x="119.6cm" svg:y="19.4cm">
          <text:p text:style-name="P1"><text:span text:style-name="T1">DFFR (clk26,/res3)</text:span></text:p>
          <text:p text:style-name="P1"><text:span text:style-name="T1">5211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7" draw:id="id167" draw:layer="layout" svg:width="2.1cm" svg:height="0.9cm" svg:x="123.7cm" svg:y="19.4cm">
          <text:p text:style-name="P1"><text:span text:style-name="T1">DFFR (clk26,/res3)</text:span></text:p>
          <text:p text:style-name="P1"><text:span text:style-name="T1">5211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4cm" svg:y1="19.85cm" svg:x2="113.5cm" svg:y2="19.85cm" draw:start-shape="id158" draw:end-shape="id159" draw:end-glue-point="1" svg:d="M114000 19850h-500" svg:viewBox="0 0 501 1">
          <text:p/>
        </draw:connector>
        <draw:custom-shape draw:style-name="gr2" draw:text-style-name="P2" xml:id="id159" draw:id="id159" draw:layer="layout" svg:width="1cm" svg:height="0.9cm" svg:x="112.5cm" svg:y="19.4cm">
          <text:p text:style-name="P1"><text:span text:style-name="T1">NOT</text:span></text:p>
          <text:p text:style-name="P1"><text:span text:style-name="T1">5210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2.5cm" svg:y1="19.85cm" svg:x2="112cm" svg:y2="19.85cm" draw:start-shape="id159" draw:start-glue-point="3" draw:end-shape="id160" draw:end-glue-point="1" svg:d="M112500 19850h-500" svg:viewBox="0 0 501 1">
          <text:p/>
        </draw:connector>
        <draw:connector draw:style-name="gr6" draw:text-style-name="P1" draw:layer="layout" draw:type="line" svg:x1="111cm" svg:y1="19.85cm" svg:x2="110.5cm" svg:y2="19.85cm" draw:start-shape="id160" draw:start-glue-point="3" draw:end-shape="id161" draw:end-glue-point="1" svg:d="M111000 19850h-500" svg:viewBox="0 0 501 1">
          <text:p/>
        </draw:connector>
        <draw:connector draw:style-name="gr6" draw:text-style-name="P1" draw:layer="layout" draw:type="line" svg:x1="119.6cm" svg:y1="19.85cm" svg:x2="119.1cm" svg:y2="19.85cm" draw:start-shape="id162" draw:start-glue-point="3" draw:end-shape="id163" draw:end-glue-point="1" svg:d="M119600 19850h-500" svg:viewBox="0 0 501 1">
          <text:p/>
        </draw:connector>
        <draw:custom-shape draw:style-name="gr2" draw:text-style-name="P2" xml:id="id164" draw:id="id164" draw:layer="layout" svg:width="1cm" svg:height="0.9cm" svg:x="116.6cm" svg:y="19.4cm">
          <text:p text:style-name="P1"><text:span text:style-name="T1">NOT</text:span></text:p>
          <text:p text:style-name="P1"><text:span text:style-name="T1">51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1cm" svg:height="0.9cm" svg:x="118.1cm" svg:y="19.4cm">
          <text:p text:style-name="P1"><text:span text:style-name="T1">NOT</text:span></text:p>
          <text:p text:style-name="P1"><text:span text:style-name="T1">5111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1cm" svg:y1="19.85cm" svg:x2="117.6cm" svg:y2="19.85cm" draw:start-shape="id163" draw:start-glue-point="3" draw:end-shape="id164" draw:end-glue-point="1" svg:d="M118100 19850h-500" svg:viewBox="0 0 501 1">
          <text:p/>
        </draw:connector>
        <draw:connector draw:style-name="gr6" draw:text-style-name="P1" draw:layer="layout" draw:type="line" svg:x1="116.6cm" svg:y1="19.85cm" svg:x2="116.1cm" svg:y2="19.85cm" draw:start-shape="id164" draw:start-glue-point="3" draw:end-shape="id158" draw:end-glue-point="1" svg:d="M116600 19850h-500" svg:viewBox="0 0 501 1">
          <text:p/>
        </draw:connector>
        <draw:custom-shape draw:style-name="gr2" draw:text-style-name="P2" xml:id="id165" draw:id="id165" draw:layer="layout" svg:width="1cm" svg:height="0.9cm" svg:x="116.6cm" svg:y="21.2cm">
          <text:p text:style-name="P1"><text:span text:style-name="T1">NOT</text:span></text:p>
          <text:p text:style-name="P1"><text:span text:style-name="T1">5211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9.45cm" svg:y1="20.3cm" svg:x2="116.6cm" svg:y2="21.65cm" draw:start-shape="id161" draw:start-glue-point="2" draw:end-shape="id165" draw:end-glue-point="3" svg:d="M109450 20300l7150 1350" svg:viewBox="0 0 7151 1351">
          <text:p/>
        </draw:connector>
        <draw:custom-shape draw:style-name="gr2" draw:text-style-name="P2" xml:id="id166" draw:id="id166" draw:layer="layout" svg:width="1cm" svg:height="0.9cm" svg:x="122.2cm" svg:y="19.4cm">
          <text:p text:style-name="P1"><text:span text:style-name="T1">NOT</text:span></text:p>
          <text:p text:style-name="P1"><text:span text:style-name="T1">5211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2.2cm" svg:y1="19.85cm" svg:x2="121.7cm" svg:y2="19.85cm" draw:start-shape="id166" draw:start-glue-point="3" draw:end-shape="id162" svg:d="M122200 19850h-500" svg:viewBox="0 0 501 1">
          <text:p/>
        </draw:connector>
        <draw:connector draw:style-name="gr6" draw:text-style-name="P1" draw:layer="layout" draw:type="line" svg:x1="123.7cm" svg:y1="19.85cm" svg:x2="123.2cm" svg:y2="19.85cm" draw:start-shape="id167" draw:start-glue-point="3" draw:end-shape="id166" draw:end-glue-point="1" svg:d="M123700 19850h-500" svg:viewBox="0 0 501 1">
          <text:p/>
        </draw:connector>
        <draw:custom-shape draw:style-name="gr2" draw:text-style-name="P2" xml:id="id168" draw:id="id168" draw:layer="layout" svg:width="1cm" svg:height="0.9cm" svg:x="124.8cm" svg:y="17.941cm">
          <text:p text:style-name="P1"><text:span text:style-name="T1">NOT</text:span></text:p>
          <text:p text:style-name="P1"><text:span text:style-name="T1">5011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24.75cm" svg:y1="19.4cm" svg:x2="125.3cm" svg:y2="18.841cm" draw:start-shape="id167" draw:start-glue-point="0" draw:end-shape="id168" draw:end-glue-point="2" svg:d="M124750 19400l550-559" svg:viewBox="0 0 551 560">
          <text:p/>
        </draw:connector>
        <draw:connector draw:style-name="gr6" draw:text-style-name="P1" draw:layer="layout" draw:type="line" svg:x1="117.6cm" svg:y1="21.65cm" svg:x2="124.75cm" svg:y2="20.3cm" draw:start-shape="id165" draw:start-glue-point="1" draw:end-shape="id167" draw:end-glue-point="2" svg:d="M117600 21650l7150-1350" svg:viewBox="0 0 7151 1351">
          <text:p/>
        </draw:connector>
        <draw:connector draw:style-name="gr5" draw:text-style-name="P3" draw:layer="layout" draw:type="line" svg:x1="124.75cm" svg:y1="19.4cm" svg:x2="123.958cm" svg:y2="18.136cm" draw:start-shape="id167" draw:start-glue-point="0" svg:d="M124750 19400l-792-1264" svg:viewBox="0 0 793 1265">
          <text:p text:style-name="P1"><text:span text:style-name="T2">ch1_0</text:span></text:p>
        </draw:connector>
        <draw:connector draw:style-name="gr5" draw:text-style-name="P3" draw:layer="layout" draw:type="line" svg:x1="120.65cm" svg:y1="19.4cm" svg:x2="120.662cm" svg:y2="18.099cm" draw:start-shape="id162" draw:start-glue-point="0" svg:d="M120650 19400l12-1301" svg:viewBox="0 0 13 1302">
          <text:p text:style-name="P1"><text:span text:style-name="T2">ch1_1</text:span></text:p>
        </draw:connector>
        <draw:connector draw:style-name="gr5" draw:text-style-name="P3" draw:layer="layout" draw:type="line" svg:x1="115.05cm" svg:y1="19.4cm" svg:x2="115.026cm" svg:y2="18.126cm" draw:start-shape="id158" draw:start-glue-point="0" svg:d="M115050 19400l-24-1274" svg:viewBox="0 0 25 1275">
          <text:p text:style-name="P1"><text:span text:style-name="T2">ch1_2</text:span></text:p>
        </draw:connector>
        <draw:connector draw:style-name="gr5" draw:text-style-name="P3" draw:layer="layout" draw:type="line" svg:x1="109.45cm" svg:y1="19.4cm" svg:x2="109.417cm" svg:y2="17.941cm" draw:start-shape="id161" draw:start-glue-point="0" svg:d="M109450 19400l-33-1459" svg:viewBox="0 0 34 1460">
          <text:p text:style-name="P1"><text:span text:style-name="T2">ch1_3</text:span></text:p>
        </draw:connector>
        <draw:connector draw:style-name="gr5" draw:text-style-name="P3" draw:layer="layout" draw:type="line" svg:x1="125.3cm" svg:y1="17.941cm" svg:x2="125.334cm" svg:y2="16.707cm" draw:start-shape="id168" draw:start-glue-point="0" svg:d="M125300 17941l34-1234" svg:viewBox="0 0 35 1235">
          <text:p text:style-name="P1"><text:span text:style-name="T2">/ch1_0</text:span></text:p>
        </draw:connector>
        <draw:custom-shape draw:style-name="gr2" draw:text-style-name="P2" xml:id="id186" draw:id="id186" draw:layer="layout" svg:width="1cm" svg:height="0.9cm" svg:x="119.25cm" svg:y="25.236cm">
          <text:p text:style-name="P1"><text:span text:style-name="T1">NOT</text:span></text:p>
          <text:p text:style-name="P1"><text:span text:style-name="T1">50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7" draw:id="id187" draw:layer="layout" svg:width="1cm" svg:height="0.9cm" svg:x="121.25cm" svg:y="27.436cm">
          <text:p text:style-name="P1"><text:span text:style-name="T1">AND</text:span></text:p>
          <text:p text:style-name="P1"><text:span text:style-name="T1">5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3" draw:id="id183" draw:layer="layout" svg:width="1cm" svg:height="0.9cm" svg:x="106.35cm" svg:y="25.236cm">
          <text:p text:style-name="P1"><text:span text:style-name="T1">NOT</text:span></text:p>
          <text:p text:style-name="P1"><text:span text:style-name="T1">511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1cm" svg:height="0.9cm" svg:x="114.077cm" svg:y="44.152cm">
          <text:p text:style-name="P1"><text:span text:style-name="T1">AND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14.208cm" svg:y1="46.275cm" svg:x2="114.577cm" svg:y2="45.052cm" draw:end-shape="id169" draw:end-glue-point="2" svg:d="M114208 46275l369-1223" svg:viewBox="0 0 370 1224">
          <text:p text:style-name="P1"><text:span text:style-name="T2">lc_n0</text:span></text:p>
        </draw:connector>
        <draw:custom-shape draw:style-name="gr2" draw:text-style-name="P2" xml:id="id170" draw:id="id170" draw:layer="layout" svg:width="1cm" svg:height="0.9cm" svg:x="111.95cm" svg:y="39.336cm">
          <text:p text:style-name="P1"><text:span text:style-name="T1">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12.312cm" svg:y1="41.666cm" svg:x2="112.45cm" svg:y2="40.236cm" draw:end-shape="id170" draw:end-glue-point="2" svg:d="M112312 41666l138-1430" svg:viewBox="0 0 139 1431">
          <text:p text:style-name="P1"><text:span text:style-name="T2">lc_n0</text:span></text:p>
        </draw:connector>
        <draw:connector draw:style-name="gr5" draw:text-style-name="P3" draw:layer="layout" draw:type="line" svg:x1="114.981cm" svg:y1="47.056cm" svg:x2="114.577cm" svg:y2="45.052cm" draw:end-shape="id169" draw:end-glue-point="2" svg:d="M114981 47056l-404-2004" svg:viewBox="0 0 405 2005">
          <text:p text:style-name="P1"><text:span text:style-name="T2">nFE00</text:span></text:p>
        </draw:connector>
        <draw:custom-shape draw:style-name="gr2" draw:text-style-name="P2" xml:id="id171" draw:id="id171" draw:layer="layout" svg:width="1cm" svg:height="0.9cm" svg:x="114.85cm" svg:y="33.136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2.45cm" svg:y1="39.336cm" svg:x2="115.35cm" svg:y2="34.036cm" draw:start-shape="id170" draw:start-glue-point="0" draw:end-shape="id171" draw:end-glue-point="2" svg:d="M112450 39336l2900-5300" svg:viewBox="0 0 2901 5301">
          <text:p/>
        </draw:connector>
        <draw:custom-shape draw:style-name="gr2" draw:text-style-name="P2" xml:id="id172" draw:id="id172" draw:layer="layout" svg:width="1cm" svg:height="0.9cm" svg:x="111.95cm" svg:y="35.536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2.45cm" svg:y1="39.336cm" svg:x2="112.45cm" svg:y2="36.436cm" draw:start-shape="id170" draw:start-glue-point="0" draw:end-shape="id172" draw:end-glue-point="2" svg:d="M112450 39336v-2900" svg:viewBox="0 0 1 2901">
          <text:p text:style-name="P1"><text:span text:style-name="T2">a</text:span></text:p>
        </draw:connector>
        <draw:custom-shape draw:style-name="gr2" draw:text-style-name="P2" xml:id="id173" draw:id="id173" draw:layer="layout" svg:width="1cm" svg:height="0.9cm" svg:x="115.2cm" svg:y="44.152cm">
          <text:p text:style-name="P1"><text:span text:style-name="T1">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5.7cm" svg:y1="44.152cm" svg:x2="112.45cm" svg:y2="40.236cm" draw:start-shape="id173" draw:start-glue-point="0" draw:end-shape="id170" draw:end-glue-point="2" svg:d="M115700 44152l-3250-3916" svg:viewBox="0 0 3251 3917">
          <text:p/>
        </draw:connector>
        <draw:custom-shape draw:style-name="gr2" draw:text-style-name="P2" xml:id="id174" draw:id="id174" draw:layer="layout" svg:width="1cm" svg:height="0.9cm" svg:x="112.4cm" svg:y="42.336cm">
          <text:p text:style-name="P1"><text:span text:style-name="T1">N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5.7cm" svg:y1="44.152cm" svg:x2="112.9cm" svg:y2="43.236cm" draw:start-shape="id173" draw:start-glue-point="0" draw:end-shape="id174" draw:end-glue-point="2" svg:d="M115700 44152l-2800-916" svg:viewBox="0 0 2801 917">
          <text:p/>
        </draw:connector>
        <draw:custom-shape draw:style-name="gr2" draw:text-style-name="P2" xml:id="id175" draw:id="id175" draw:layer="layout" svg:width="1cm" svg:height="0.9cm" svg:x="114.85cm" svg:y="35.336cm">
          <text:p text:style-name="P1"><text:span text:style-name="T1">3-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5.7cm" svg:y1="44.152cm" svg:x2="115.35cm" svg:y2="36.236cm" draw:start-shape="id173" draw:start-glue-point="0" draw:end-shape="id175" draw:end-glue-point="2" svg:d="M115700 44152l-350-7916" svg:viewBox="0 0 351 7917">
          <text:p/>
        </draw:connector>
        <draw:connector draw:style-name="gr6" draw:text-style-name="P1" draw:layer="layout" draw:type="line" svg:x1="114.577cm" svg:y1="44.152cm" svg:x2="112.9cm" svg:y2="43.236cm" draw:start-shape="id169" draw:start-glue-point="0" draw:end-shape="id174" draw:end-glue-point="2" svg:d="M114577 44152l-1677-916" svg:viewBox="0 0 1678 917">
          <text:p/>
        </draw:connector>
        <draw:connector draw:style-name="gr6" draw:text-style-name="P1" draw:layer="layout" draw:type="line" svg:x1="114.577cm" svg:y1="44.152cm" svg:x2="115.35cm" svg:y2="36.236cm" draw:start-shape="id169" draw:start-glue-point="0" draw:end-shape="id175" draw:end-glue-point="2" svg:d="M114577 44152l773-7916" svg:viewBox="0 0 774 7917">
          <text:p/>
        </draw:connector>
        <draw:custom-shape draw:style-name="gr2" draw:text-style-name="P2" xml:id="id176" draw:id="id176" draw:layer="layout" svg:width="1cm" svg:height="0.9cm" svg:x="118.25cm" svg:y="41.821cm">
          <text:p text:style-name="P1"><text:span text:style-name="T1">3-OR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4.577cm" svg:y1="44.152cm" svg:x2="118.75cm" svg:y2="42.721cm" draw:start-shape="id169" draw:start-glue-point="0" draw:end-shape="id176" draw:end-glue-point="2" svg:d="M114577 44152l4173-1431" svg:viewBox="0 0 4174 1432">
          <text:p/>
        </draw:connector>
        <draw:custom-shape draw:style-name="gr2" draw:text-style-name="P2" xml:id="id179" draw:id="id179" draw:layer="layout" svg:width="1cm" svg:height="0.9cm" svg:x="117.85cm" svg:y="45.556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195" draw:id="id195" draw:layer="layout" draw:type="line" svg:x1="118.08cm" svg:y1="47.66cm" svg:x2="118.35cm" svg:y2="46.456cm" svg:d="M118080 47660l270-1204" svg:viewBox="0 0 271 1205">
          <text:p text:style-name="P1"><text:span text:style-name="T2">ch0_0</text:span></text:p>
        </draw:connector>
        <draw:connector draw:style-name="gr7" draw:text-style-name="P3" draw:layer="layout" draw:type="line" svg:x1="114.217cm" svg:y1="37.692cm" svg:x2="115.35cm" svg:y2="36.236cm" draw:end-shape="id175" draw:end-glue-point="2" svg:d="M114217 37692l1133-1456" svg:viewBox="0 0 1134 1457">
          <text:p text:style-name="P1"><text:span text:style-name="T2">ac4_q_nfull</text:span></text:p>
        </draw:connector>
        <draw:connector draw:style-name="gr7" draw:text-style-name="P3" draw:layer="layout" draw:type="line" svg:x1="111.16cm" svg:y1="37.725cm" svg:x2="112.45cm" svg:y2="36.436cm" draw:end-shape="id172" draw:end-glue-point="2" svg:d="M111160 37725l1290-1289" svg:viewBox="0 0 1291 1290">
          <text:p text:style-name="P1"><text:span text:style-name="T2">ac4_q_nfull/b</text:span></text:p>
        </draw:connector>
        <draw:custom-shape draw:style-name="gr2" draw:text-style-name="P2" xml:id="id177" draw:id="id177" draw:layer="layout" svg:width="1cm" svg:height="0.9cm" svg:x="113cm" svg:y="39.336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3.5cm" svg:y1="42.123cm" svg:x2="113.5cm" svg:y2="40.236cm" draw:end-shape="id177" draw:end-glue-point="2" svg:d="M113500 42123v-1887" svg:viewBox="0 0 1 1888">
          <text:p text:style-name="P1"><text:span text:style-name="T2">ac4_q_nfull</text:span></text:p>
        </draw:connector>
        <draw:connector draw:style-name="gr8" draw:text-style-name="P1" draw:layer="layout" draw:type="line" svg:x1="115.35cm" svg:y1="35.336cm" svg:x2="115.35cm" svg:y2="34.036cm" draw:start-shape="id175" draw:start-glue-point="0" draw:end-shape="id171" draw:end-glue-point="2" svg:d="M115350 35336v-1300" svg:viewBox="0 0 1 1301">
          <text:p/>
        </draw:connector>
        <draw:custom-shape draw:style-name="gr3" draw:text-style-name="P2" xml:id="id188" draw:id="id188" draw:layer="layout" svg:width="2.1cm" svg:height="0.9cm" svg:x="115.15cm" svg:y="25.236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5" draw:id="id185" draw:layer="layout" svg:width="2.1cm" svg:height="0.9cm" svg:x="120.75cm" svg:y="25.236cm">
          <text:p text:style-name="P1"><text:span text:style-name="T1">DFFR (mclk,/res3)</text:span></text:p>
          <text:p text:style-name="P1"><text:span text:style-name="T1">519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4" draw:id="id184" draw:layer="layout" svg:width="2.1cm" svg:height="0.9cm" svg:x="103.75cm" svg:y="25.236cm">
          <text:p text:style-name="P1"><text:span text:style-name="T1">DFFR (clk29,/res3)</text:span></text:p>
          <text:p text:style-name="P1"><text:span text:style-name="T1">5110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1" draw:id="id181" draw:layer="layout" svg:width="2.1cm" svg:height="0.9cm" svg:x="109.35cm" svg:y="25.236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6" draw:id="id196" draw:layer="layout" svg:width="2.1cm" svg:height="0.9cm" svg:x="113.15cm" svg:y="48.736cm">
          <text:p text:style-name="P1"><text:span text:style-name="T1">DFFR (mclk,/res3)</text:span></text:p>
          <text:p text:style-name="P1"><text:span text:style-name="T1">48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1cm" svg:height="0.9cm" svg:x="125.55cm" svg:y="25.238cm">
          <text:p text:style-name="P1"><text:span text:style-name="T1">OR (ground, mclk)</text:span></text:p>
          <text:p text:style-name="P1"><text:span text:style-name="T1">519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6.05cm" svg:y1="25.238cm" svg:x2="126.058cm" svg:y2="23.827cm" draw:start-shape="id178" draw:start-glue-point="0" svg:d="M126050 25238l8-1411" svg:viewBox="0 0 9 1412">
          <text:p text:style-name="P1"><text:span text:style-name="T2">mclk</text:span></text:p>
        </draw:connector>
        <draw:connector draw:style-name="gr6" draw:text-style-name="P1" draw:layer="layout" draw:type="line" svg:x1="118.35cm" svg:y1="45.556cm" svg:x2="115.7cm" svg:y2="45.052cm" draw:start-shape="id179" draw:start-glue-point="0" draw:end-shape="id173" draw:end-glue-point="2" svg:d="M118350 45556l-2650-504" svg:viewBox="0 0 2651 505">
          <text:p/>
        </draw:connector>
        <draw:connector draw:style-name="gr6" draw:text-style-name="P1" draw:layer="layout" draw:type="line" svg:x1="118.35cm" svg:y1="45.556cm" svg:x2="118.75cm" svg:y2="42.721cm" draw:start-shape="id179" draw:start-glue-point="0" draw:end-shape="id176" draw:end-glue-point="2" svg:d="M118350 45556l400-2835" svg:viewBox="0 0 401 2836">
          <text:p/>
        </draw:connector>
        <draw:connector draw:style-name="gr6" draw:text-style-name="P1" draw:layer="layout" draw:type="line" svg:x1="118.35cm" svg:y1="45.556cm" svg:x2="113.5cm" svg:y2="40.236cm" draw:start-shape="id179" draw:start-glue-point="0" draw:end-shape="id177" draw:end-glue-point="2" svg:d="M118350 45556l-4850-5320" svg:viewBox="0 0 4851 5321">
          <text:p/>
        </draw:connector>
        <draw:connector draw:style-name="gr5" draw:text-style-name="P3" draw:layer="layout" draw:type="line" svg:x1="118.35cm" svg:y1="45.556cm" svg:x2="112.45cm" svg:y2="36.436cm" draw:start-shape="id179" draw:start-glue-point="0" draw:end-shape="id172" draw:end-glue-point="2" svg:d="M118350 45556l-5900-9120" svg:viewBox="0 0 5901 9121">
          <text:p text:style-name="P1"><text:span text:style-name="T2">c</text:span></text:p>
        </draw:connector>
        <draw:connector draw:style-name="gr6" draw:text-style-name="P1" draw:layer="layout" draw:type="line" svg:x1="113.5cm" svg:y1="39.336cm" svg:x2="115.35cm" svg:y2="34.036cm" draw:start-shape="id177" draw:start-glue-point="0" draw:end-shape="id171" draw:end-glue-point="2" svg:d="M113500 39336l1850-5300" svg:viewBox="0 0 1851 5301">
          <text:p/>
        </draw:connector>
        <draw:custom-shape draw:style-name="gr2" draw:text-style-name="P2" xml:id="id180" draw:id="id180" draw:layer="layout" svg:width="1cm" svg:height="0.9cm" svg:x="110.05cm" svg:y="46.936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2.9cm" svg:y1="43.236cm" svg:x2="110.55cm" svg:y2="46.936cm" draw:start-shape="id174" draw:start-glue-point="2" draw:end-shape="id180" draw:end-glue-point="0" svg:d="M112900 43236l-2350 3700" svg:viewBox="0 0 2351 3701">
          <text:p/>
        </draw:connector>
        <draw:connector draw:style-name="gr6" draw:text-style-name="P1" draw:layer="layout" draw:type="line" svg:x1="109.35cm" svg:y1="25.686cm" svg:x2="108.85cm" svg:y2="25.686cm" draw:start-shape="id181" draw:end-shape="id182" draw:end-glue-point="1" svg:d="M109350 25686h-500" svg:viewBox="0 0 501 1">
          <text:p/>
        </draw:connector>
        <draw:custom-shape draw:style-name="gr2" draw:text-style-name="P2" xml:id="id182" draw:id="id182" draw:layer="layout" svg:width="1cm" svg:height="0.9cm" svg:x="107.85cm" svg:y="25.236cm">
          <text:p text:style-name="P1"><text:span text:style-name="T1">NOT</text:span></text:p>
          <text:p text:style-name="P1"><text:span text:style-name="T1">5110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7.85cm" svg:y1="25.686cm" svg:x2="107.35cm" svg:y2="25.686cm" draw:start-shape="id182" draw:start-glue-point="3" draw:end-shape="id183" draw:end-glue-point="1" svg:d="M107850 25686h-500" svg:viewBox="0 0 501 1">
          <text:p/>
        </draw:connector>
        <draw:connector draw:style-name="gr6" draw:text-style-name="P1" draw:layer="layout" draw:type="line" svg:x1="106.35cm" svg:y1="25.686cm" svg:x2="105.85cm" svg:y2="25.686cm" draw:start-shape="id183" draw:start-glue-point="3" draw:end-shape="id184" draw:end-glue-point="1" svg:d="M106350 25686h-500" svg:viewBox="0 0 501 1">
          <text:p/>
        </draw:connector>
        <draw:connector draw:style-name="gr6" draw:text-style-name="P1" draw:layer="layout" draw:type="line" svg:x1="120.75cm" svg:y1="25.686cm" svg:x2="120.25cm" svg:y2="25.686cm" draw:start-shape="id185" draw:start-glue-point="3" draw:end-shape="id186" draw:end-glue-point="1" svg:d="M120750 25686h-500" svg:viewBox="0 0 501 1">
          <text:p/>
        </draw:connector>
        <draw:connector draw:style-name="gr6" draw:text-style-name="P1" draw:layer="layout" draw:type="line" svg:x1="121.8cm" svg:y1="26.136cm" svg:x2="121.75cm" svg:y2="27.436cm" draw:start-shape="id185" draw:start-glue-point="2" draw:end-shape="id187" draw:end-glue-point="0" svg:d="M121800 26136l-50 1300" svg:viewBox="0 0 51 1301">
          <text:p/>
        </draw:connector>
        <draw:connector draw:style-name="gr6" draw:text-style-name="P1" draw:layer="layout" draw:type="line" svg:x1="115.15cm" svg:y1="25.686cm" svg:x2="114.55cm" svg:y2="25.686cm" draw:start-shape="id188" draw:start-glue-point="3" draw:end-shape="id189" draw:end-glue-point="1" svg:d="M115150 25686h-600" svg:viewBox="0 0 601 1">
          <text:p/>
        </draw:connector>
        <draw:custom-shape draw:style-name="gr2" draw:text-style-name="P2" xml:id="id190" draw:id="id190" draw:layer="layout" svg:width="1cm" svg:height="0.9cm" svg:x="112.05cm" svg:y="25.236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9" draw:id="id189" draw:layer="layout" svg:width="1cm" svg:height="0.9cm" svg:x="113.55cm" svg:y="25.236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3.55cm" svg:y1="25.686cm" svg:x2="113.05cm" svg:y2="25.686cm" draw:start-shape="id189" draw:start-glue-point="3" draw:end-shape="id190" draw:end-glue-point="1" svg:d="M113550 25686h-500" svg:viewBox="0 0 501 1">
          <text:p/>
        </draw:connector>
        <draw:connector draw:style-name="gr6" draw:text-style-name="P1" draw:layer="layout" draw:type="line" svg:x1="112.05cm" svg:y1="25.686cm" svg:x2="111.45cm" svg:y2="25.686cm" draw:start-shape="id190" draw:start-glue-point="3" draw:end-shape="id181" draw:end-glue-point="1" svg:d="M112050 25686h-600" svg:viewBox="0 0 601 1">
          <text:p/>
        </draw:connector>
        <draw:custom-shape draw:style-name="gr2" draw:text-style-name="P2" xml:id="id191" draw:id="id191" draw:layer="layout" svg:width="1cm" svg:height="0.9cm" svg:x="117.75cm" svg:y="25.236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9.25cm" svg:y1="25.686cm" svg:x2="118.75cm" svg:y2="25.686cm" draw:start-shape="id186" draw:start-glue-point="3" draw:end-shape="id191" draw:end-glue-point="1" svg:d="M119250 25686h-500" svg:viewBox="0 0 501 1">
          <text:p/>
        </draw:connector>
        <draw:connector draw:style-name="gr6" draw:text-style-name="P1" draw:layer="layout" draw:type="line" svg:x1="117.75cm" svg:y1="25.686cm" svg:x2="117.25cm" svg:y2="25.686cm" draw:start-shape="id191" draw:start-glue-point="3" draw:end-shape="id188" draw:end-glue-point="1" svg:d="M117750 25686h-500" svg:viewBox="0 0 501 1">
          <text:p/>
        </draw:connector>
        <draw:custom-shape draw:style-name="gr2" draw:text-style-name="P2" xml:id="id192" draw:id="id192" draw:layer="layout" svg:width="1cm" svg:height="0.9cm" svg:x="119.25cm" svg:y="27.436cm">
          <text:p text:style-name="P1"><text:span text:style-name="T1">AND</text:span></text:p>
          <text:p text:style-name="P1"><text:span text:style-name="T1">50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9.75cm" svg:y1="26.136cm" svg:x2="119.75cm" svg:y2="27.436cm" draw:start-shape="id186" draw:start-glue-point="2" draw:end-shape="id192" draw:end-glue-point="0" svg:d="M119750 26136v1300" svg:viewBox="0 0 1 1301">
          <text:p/>
        </draw:connector>
        <draw:custom-shape draw:style-name="gr2" draw:text-style-name="P2" xml:id="id193" draw:id="id193" draw:layer="layout" svg:width="1cm" svg:height="0.9cm" svg:x="123.65cm" svg:y="25.236cm">
          <text:p text:style-name="P1"><text:span text:style-name="T1">OR</text:span></text:p>
          <text:p text:style-name="P1"><text:span text:style-name="T1">5010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3.65cm" svg:y1="25.686cm" svg:x2="122.85cm" svg:y2="25.686cm" draw:start-shape="id193" draw:start-glue-point="3" draw:end-shape="id185" svg:d="M123650 25686h-800" svg:viewBox="0 0 801 1">
          <text:p/>
        </draw:connector>
        <draw:connector draw:style-name="gr6" draw:text-style-name="P1" draw:layer="layout" draw:type="line" svg:x1="121.75cm" svg:y1="27.436cm" svg:x2="124.15cm" svg:y2="26.136cm" draw:start-shape="id187" draw:start-glue-point="0" draw:end-shape="id193" draw:end-glue-point="2" svg:d="M121750 27436l2400-1300" svg:viewBox="0 0 2401 1301">
          <text:p/>
        </draw:connector>
        <draw:connector draw:style-name="gr6" draw:text-style-name="P1" draw:layer="layout" draw:type="line" svg:x1="119.75cm" svg:y1="27.436cm" svg:x2="124.15cm" svg:y2="26.136cm" draw:start-shape="id192" draw:start-glue-point="0" draw:end-shape="id193" draw:end-glue-point="2" svg:d="M119750 27436l4400-1300" svg:viewBox="0 0 4401 1301">
          <text:p/>
        </draw:connector>
        <draw:custom-shape draw:style-name="gr2" draw:text-style-name="P2" xml:id="id194" draw:id="id194" draw:layer="layout" svg:width="1cm" svg:height="0.9cm" svg:x="102.2cm" svg:y="25.236cm">
          <text:p text:style-name="P1"><text:span text:style-name="T1">NOT</text:span></text:p>
          <text:p text:style-name="P1"><text:span text:style-name="T1">5110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3.75cm" svg:y1="25.686cm" svg:x2="103.2cm" svg:y2="25.686cm" draw:start-shape="id184" draw:start-glue-point="3" draw:end-shape="id194" svg:d="M103750 25686h-550" svg:viewBox="0 0 551 1">
          <text:p/>
        </draw:connector>
        <draw:connector draw:style-name="gr5" draw:text-style-name="P3" draw:layer="layout" draw:type="line" svg:x1="118.9cm" svg:y1="48.136cm" svg:x2="118.35cm" svg:y2="46.456cm" draw:end-shape="id195" draw:end-glue-point="3" svg:d="M118900 48136l-550-1680" svg:viewBox="0 0 551 1681">
          <text:p text:style-name="P1"><text:span text:style-name="T2">ch1_3</text:span></text:p>
        </draw:connector>
        <draw:connector draw:style-name="gr6" draw:text-style-name="P1" draw:layer="layout" draw:type="line" svg:x1="114.2cm" svg:y1="49.636cm" svg:x2="111.05cm" svg:y2="50.886cm" draw:start-shape="id196" draw:start-glue-point="2" draw:end-shape="id197" draw:end-glue-point="1" svg:d="M114200 49636l-3150 1250" svg:viewBox="0 0 3151 1251">
          <text:p/>
        </draw:connector>
        <draw:custom-shape draw:style-name="gr2" draw:text-style-name="P2" xml:id="id197" draw:id="id197" draw:layer="layout" svg:width="1cm" svg:height="0.9cm" svg:x="110.05cm" svg:y="50.436cm">
          <text:p text:style-name="P1"><text:span text:style-name="T1">AND</text:span></text:p>
          <text:p text:style-name="P1"><text:span text:style-name="T1">48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4.2cm" svg:y1="48.736cm" svg:x2="118.75cm" svg:y2="42.721cm" draw:start-shape="id196" draw:start-glue-point="0" draw:end-shape="id176" draw:end-glue-point="2" svg:d="M114200 48736l4550-6015" svg:viewBox="0 0 4551 6016">
          <text:p/>
        </draw:connector>
        <draw:custom-shape draw:style-name="gr2" draw:text-style-name="P2" xml:id="id198" draw:id="id198" draw:layer="layout" svg:width="1cm" svg:height="0.9cm" svg:x="110.05cm" svg:y="45.136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4.2cm" svg:y1="48.736cm" svg:x2="111.05cm" svg:y2="45.586cm" draw:start-shape="id196" draw:start-glue-point="0" draw:end-shape="id198" draw:end-glue-point="1" svg:d="M114200 48736l-3150-3150" svg:viewBox="0 0 3151 3151">
          <text:p/>
        </draw:connector>
        <draw:connector draw:style-name="gr6" draw:text-style-name="P1" draw:layer="layout" draw:type="line" svg:x1="110.55cm" svg:y1="46.036cm" svg:x2="110.55cm" svg:y2="46.936cm" draw:start-shape="id198" draw:start-glue-point="2" draw:end-shape="id180" draw:end-glue-point="0" svg:d="M110550 46036v900" svg:viewBox="0 0 1 901">
          <text:p/>
        </draw:connector>
        <draw:connector draw:style-name="gr6" draw:text-style-name="P1" draw:layer="layout" draw:type="line" svg:x1="110.55cm" svg:y1="45.136cm" svg:x2="113.5cm" svg:y2="40.236cm" draw:start-shape="id198" draw:start-glue-point="0" draw:end-shape="id177" draw:end-glue-point="2" svg:d="M110550 45136l2950-4900" svg:viewBox="0 0 2951 4901">
          <text:p/>
        </draw:connector>
        <draw:connector draw:style-name="gr5" draw:text-style-name="P3" draw:layer="layout" draw:type="line" svg:x1="121.8cm" svg:y1="25.236cm" svg:x2="121.798cm" svg:y2="23.935cm" draw:start-shape="id185" draw:start-glue-point="0" svg:d="M121800 25236l-2-1301" svg:viewBox="0 0 3 1302">
          <text:p text:style-name="P1"><text:span text:style-name="T2">ch0_0</text:span></text:p>
        </draw:connector>
        <draw:connector draw:style-name="gr5" draw:text-style-name="P3" draw:layer="layout" draw:type="line" svg:x1="116.2cm" svg:y1="25.236cm" svg:x2="116.15cm" svg:y2="23.936cm" draw:start-shape="id188" draw:start-glue-point="0" svg:d="M116200 25236l-50-1300" svg:viewBox="0 0 51 1301">
          <text:p text:style-name="P1"><text:span text:style-name="T2">ch0_1</text:span></text:p>
        </draw:connector>
        <draw:connector draw:style-name="gr5" draw:text-style-name="P3" draw:layer="layout" draw:type="line" svg:x1="110.4cm" svg:y1="25.236cm" svg:x2="110.448cm" svg:y2="23.962cm" draw:start-shape="id181" draw:start-glue-point="0" svg:d="M110400 25236l48-1274" svg:viewBox="0 0 49 1275">
          <text:p text:style-name="P1"><text:span text:style-name="T2">ch0_2</text:span></text:p>
        </draw:connector>
        <draw:connector draw:style-name="gr5" draw:text-style-name="P3" draw:layer="layout" draw:type="line" svg:x1="104.8cm" svg:y1="25.236cm" svg:x2="104.85cm" svg:y2="23.835cm" draw:start-shape="id184" draw:start-glue-point="0" svg:d="M104800 25236l50-1401" svg:viewBox="0 0 51 1402">
          <text:p text:style-name="P1"><text:span text:style-name="T2">ch0_3</text:span></text:p>
        </draw:connector>
        <draw:custom-shape draw:style-name="gr2" draw:text-style-name="P2" xml:id="id199" draw:id="id199" draw:layer="layout" svg:width="1cm" svg:height="0.9cm" svg:x="118.3cm" svg:y="40.123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75cm" svg:y1="41.821cm" svg:x2="118.8cm" svg:y2="41.023cm" draw:start-shape="id176" draw:start-glue-point="0" draw:end-shape="id199" draw:end-glue-point="2" svg:d="M118750 41821l50-798" svg:viewBox="0 0 51 799">
          <text:p/>
        </draw:connector>
        <draw:connector draw:style-name="gr5" draw:text-style-name="P3" draw:layer="layout" draw:type="line" svg:x1="118.8cm" svg:y1="40.123cm" svg:x2="118.798cm" svg:y2="38.536cm" draw:start-shape="id199" draw:start-glue-point="0" svg:d="M118800 40123l-2-1587" svg:viewBox="0 0 3 1588">
          <text:p text:style-name="P1"><text:span text:style-name="T2">clk37</text:span></text:p>
        </draw:connector>
        <draw:custom-shape draw:style-name="gr2" draw:text-style-name="P2" xml:id="id200" draw:id="id200" draw:layer="layout" svg:width="1cm" svg:height="0.9cm" svg:x="111.95cm" svg:y="33.636cm">
          <text:p text:style-name="P1"><text:span text:style-name="T1">NOT</text:span></text:p>
          <text:p text:style-name="P1"><text:span text:style-name="T1">4810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2.45cm" svg:y1="33.636cm" svg:x2="121.75cm" svg:y2="28.336cm" draw:start-shape="id200" draw:start-glue-point="0" draw:end-shape="id187" draw:end-glue-point="2" svg:d="M112450 33636l9300-5300" svg:viewBox="0 0 9301 5301">
          <text:p/>
        </draw:connector>
        <draw:connector draw:style-name="gr6" draw:text-style-name="P1" draw:layer="layout" draw:type="line" svg:x1="112.45cm" svg:y1="35.536cm" svg:x2="112.45cm" svg:y2="34.536cm" draw:start-shape="id172" draw:start-glue-point="0" draw:end-shape="id200" draw:end-glue-point="2" svg:d="M112450 35536v-1000" svg:viewBox="0 0 1 1001">
          <text:p/>
        </draw:connector>
        <draw:connector draw:style-name="gr5" draw:text-style-name="P3" draw:layer="layout" draw:type="line" svg:x1="115.74cm" svg:y1="46.672cm" svg:x2="115.7cm" svg:y2="45.052cm" draw:end-shape="id173" draw:end-glue-point="2" svg:d="M115740 46672l-40-1620" svg:viewBox="0 0 41 1621">
          <text:p text:style-name="P1"><text:span text:style-name="T2">ac4_d_nfull</text:span></text:p>
        </draw:connector>
        <draw:custom-shape draw:style-name="gr2" draw:text-style-name="P2" xml:id="id201" draw:id="id201" draw:layer="layout" svg:width="1cm" svg:height="0.9cm" svg:x="110.05cm" svg:y="48.736cm">
          <text:p text:style-name="P1"><text:span text:style-name="T1">OR</text:span></text:p>
          <text:p text:style-name="P1"><text:span text:style-name="T1">4810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0.55cm" svg:y1="47.836cm" svg:x2="110.55cm" svg:y2="48.736cm" draw:start-shape="id180" draw:start-glue-point="2" draw:end-shape="id201" draw:end-glue-point="0" svg:d="M110550 47836v900" svg:viewBox="0 0 1 901">
          <text:p/>
        </draw:connector>
        <draw:connector draw:style-name="gr6" draw:text-style-name="P1" draw:layer="layout" draw:type="line" svg:x1="110.55cm" svg:y1="50.436cm" svg:x2="110.55cm" svg:y2="49.636cm" draw:start-shape="id197" draw:start-glue-point="0" draw:end-shape="id201" draw:end-glue-point="2" svg:d="M110550 50436v-800" svg:viewBox="0 0 1 801">
          <text:p/>
        </draw:connector>
        <draw:connector draw:style-name="gr6" draw:text-style-name="P1" draw:layer="layout" draw:type="line" svg:x1="111.05cm" svg:y1="49.186cm" svg:x2="113.15cm" svg:y2="49.186cm" draw:start-shape="id201" draw:start-glue-point="1" draw:end-shape="id196" svg:d="M111050 49186h2100" svg:viewBox="0 0 2101 1">
          <text:p/>
        </draw:connector>
        <draw:custom-shape draw:style-name="gr2" draw:text-style-name="P2" xml:id="id202" draw:id="id202" draw:layer="layout" svg:width="1cm" svg:height="0.9cm" svg:x="110.05cm" svg:y="52.136cm">
          <text:p text:style-name="P1"><text:span text:style-name="T1">NOT</text:span></text:p>
          <text:p text:style-name="P1"><text:span text:style-name="T1">50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0.55cm" svg:y1="52.136cm" svg:x2="110.55cm" svg:y2="51.336cm" draw:start-shape="id202" draw:start-glue-point="0" draw:end-shape="id197" draw:end-glue-point="2" svg:d="M110550 52136v-800" svg:viewBox="0 0 1 801">
          <text:p/>
        </draw:connector>
        <draw:connector draw:style-name="gr5" draw:text-style-name="P3" draw:layer="layout" draw:type="line" svg:x1="110.565cm" svg:y1="54.5cm" svg:x2="110.55cm" svg:y2="53.036cm" draw:end-shape="id202" draw:end-glue-point="2" svg:d="M110565 54500l-15-1464" svg:viewBox="0 0 16 1465">
          <text:p text:style-name="P1"><text:span text:style-name="T2">/c8</text:span></text:p>
        </draw:connector>
        <draw:connector draw:style-name="gr5" draw:text-style-name="P3" draw:layer="layout" draw:type="line" svg:x1="119.747cm" svg:y1="30.017cm" svg:x2="119.75cm" svg:y2="28.336cm" draw:end-shape="id192" draw:end-glue-point="2" svg:d="M119747 30017l3-1681" svg:viewBox="0 0 4 1682">
          <text:p text:style-name="P1"><text:span text:style-name="T2">/c8</text:span></text:p>
        </draw:connector>
        <draw:connector draw:style-name="gr5" draw:text-style-name="P3" draw:layer="layout" draw:type="line" svg:x1="119.75cm" svg:y1="25.236cm" svg:x2="119.793cm" svg:y2="23.795cm" draw:start-shape="id186" draw:start-glue-point="0" svg:d="M119750 25236l43-1441" svg:viewBox="0 0 44 1442">
          <text:p text:style-name="P1"><text:span text:style-name="T2">/ch0_0</text:span></text:p>
        </draw:connector>
        <draw:connector draw:style-name="gr5" draw:text-style-name="P3" draw:layer="layout" draw:type="line" svg:x1="114.05cm" svg:y1="25.236cm" svg:x2="114.1cm" svg:y2="23.7cm" draw:start-shape="id189" draw:start-glue-point="0" svg:d="M114050 25236l50-1536" svg:viewBox="0 0 51 1537">
          <text:p text:style-name="P1"><text:span text:style-name="T2">/ch0_1</text:span></text:p>
        </draw:connector>
        <draw:connector draw:style-name="gr5" draw:text-style-name="P3" draw:layer="layout" draw:type="line" svg:x1="108.35cm" svg:y1="25.236cm" svg:x2="108.359cm" svg:y2="23.795cm" draw:start-shape="id182" draw:start-glue-point="0" svg:d="M108350 25236l9-1441" svg:viewBox="0 0 10 1442">
          <text:p text:style-name="P1"><text:span text:style-name="T2">/ch0_2</text:span></text:p>
        </draw:connector>
        <draw:connector draw:style-name="gr5" draw:text-style-name="P3" draw:layer="layout" draw:type="line" svg:x1="102.7cm" svg:y1="25.236cm" svg:x2="102.75cm" svg:y2="23.835cm" draw:start-shape="id194" svg:d="M102700 25236l50-1401" svg:viewBox="0 0 51 1402">
          <text:p text:style-name="P1"><text:span text:style-name="T2">/ch0_3</text:span></text:p>
        </draw:connector>
        <draw:custom-shape draw:style-name="gr2" draw:text-style-name="P2" xml:id="id203" draw:id="id203" draw:layer="layout" svg:width="1cm" svg:height="0.9cm" svg:x="40.2cm" svg:y="62.084cm">
          <text:p text:style-name="P1"><text:span text:style-name="T1">NOT</text:span></text:p>
          <text:p text:style-name="P1"><text:span text:style-name="T1">47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5.35cm" svg:y1="33.136cm" svg:x2="40.7cm" svg:y2="62.984cm" draw:start-shape="id171" draw:start-glue-point="0" draw:end-shape="id203" draw:end-glue-point="2" svg:d="M115350 33136l-74650 29848" svg:viewBox="0 0 74651 29849">
          <text:p/>
        </draw:connector>
        <draw:connector draw:style-name="gr6" draw:text-style-name="P1" draw:layer="layout" draw:type="line" svg:x1="5cm" svg:y1="60.7cm" svg:x2="5cm" svg:y2="50.209cm" draw:start-shape="id64" draw:start-glue-point="0" draw:end-shape="id67" draw:end-glue-point="2" svg:d="M5000 60700v-10491" svg:viewBox="0 0 1 10492">
          <text:p/>
        </draw:connector>
        <draw:connector draw:style-name="gr6" draw:text-style-name="P1" draw:layer="layout" draw:type="line" svg:x1="19.1cm" svg:y1="59.782cm" svg:x2="21.3cm" svg:y2="57.483cm" draw:start-shape="id69" draw:start-glue-point="0" draw:end-shape="id51" draw:end-glue-point="2" svg:d="M19100 59782l2200-2299" svg:viewBox="0 0 2201 2300">
          <text:p/>
        </draw:connector>
        <draw:custom-shape draw:style-name="gr1" draw:text-style-name="P2" xml:id="id204" draw:id="id204" draw:layer="layout" svg:width="1cm" svg:height="0.9cm" svg:x="11.2cm" svg:y="52.955cm">
          <text:p text:style-name="P1"><text:span text:style-name="T1">NAND</text:span></text:p>
          <text:p text:style-name="P1"><text:span text:style-name="T1">48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9.1cm" svg:y1="59.782cm" svg:x2="11.7cm" svg:y2="53.855cm" draw:start-shape="id69" draw:start-glue-point="0" draw:end-shape="id204" draw:end-glue-point="2" svg:d="M19100 59782l-7400-5927" svg:viewBox="0 0 7401 5928">
          <text:p/>
        </draw:connector>
        <draw:connector draw:style-name="gr6" draw:text-style-name="P1" draw:layer="layout" draw:type="line" svg:x1="11.7cm" svg:y1="52.955cm" svg:x2="10.6cm" svg:y2="50.909cm" draw:start-shape="id204" draw:start-glue-point="0" draw:end-shape="id80" draw:end-glue-point="2" svg:d="M11700 52955l-1100-2046" svg:viewBox="0 0 1101 2047">
          <text:p/>
        </draw:connector>
        <draw:custom-shape draw:style-name="gr2" draw:text-style-name="P2" xml:id="id250" draw:id="id250" draw:layer="layout" svg:width="1cm" svg:height="0.9cm" svg:x="88.983cm" svg:y="13.177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0" draw:id="id240" draw:layer="layout" svg:width="1cm" svg:height="0.9cm" svg:x="77.9cm" svg:y="8.562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0" draw:id="id220" draw:layer="layout" svg:width="1cm" svg:height="0.9cm" svg:x="97cm" svg:y="5.511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1cm" svg:height="0.9cm" svg:x="83.9cm" svg:y="6.566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7" draw:id="id227" draw:layer="layout" svg:width="1cm" svg:height="0.9cm" svg:x="87.883cm" svg:y="10.104cm">
          <text:p text:style-name="P1"><text:span text:style-name="T1">3-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5" draw:id="id205" draw:layer="layout" svg:width="1cm" svg:height="0.9cm" svg:x="87.883cm" svg:y="6.711cm">
          <text:p text:style-name="P1"><text:span text:style-name="T1">OR (mclk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8.383cm" svg:y1="6.711cm" svg:x2="88.419cm" svg:y2="4.966cm" draw:start-shape="id205" draw:start-glue-point="0" svg:d="M88383 6711l36-1745" svg:viewBox="0 0 37 1746">
          <text:p text:style-name="P1"><text:span text:style-name="T2">clk15</text:span></text:p>
        </draw:connector>
        <draw:custom-shape draw:style-name="gr2" draw:text-style-name="P2" xml:id="id206" draw:id="id206" draw:layer="layout" svg:width="1cm" svg:height="0.9cm" svg:x="92.283cm" svg:y="10.075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7" draw:id="id207" draw:layer="layout" svg:width="1cm" svg:height="0.9cm" svg:x="92.283cm" svg:y="5.475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783cm" svg:y1="10.075cm" svg:x2="92.783cm" svg:y2="6.375cm" draw:start-shape="id206" draw:start-glue-point="0" draw:end-shape="id207" draw:end-glue-point="2" svg:d="M92783 10075v-3700" svg:viewBox="0 0 1 3701">
          <text:p/>
        </draw:connector>
        <draw:custom-shape draw:style-name="gr2" draw:text-style-name="P2" xml:id="id208" draw:id="id208" draw:layer="layout" svg:width="1cm" svg:height="0.9cm" svg:x="91.183cm" svg:y="7.675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783cm" svg:y1="10.075cm" svg:x2="91.683cm" svg:y2="8.575cm" draw:start-shape="id206" draw:start-glue-point="0" draw:end-shape="id208" draw:end-glue-point="2" svg:d="M92783 10075l-1100-1500" svg:viewBox="0 0 1101 1501">
          <text:p/>
        </draw:connector>
        <draw:custom-shape draw:style-name="gr2" draw:text-style-name="P2" xml:id="id209" draw:id="id209" draw:layer="layout" svg:width="1cm" svg:height="0.9cm" svg:x="95.9cm" svg:y="7.611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783cm" svg:y1="10.075cm" svg:x2="96.4cm" svg:y2="8.511cm" draw:start-shape="id206" draw:start-glue-point="0" draw:end-shape="id209" draw:end-glue-point="2" svg:d="M92783 10075l3617-1564" svg:viewBox="0 0 3618 1565">
          <text:p/>
        </draw:connector>
        <draw:connector draw:style-name="gr5" draw:text-style-name="P3" draw:layer="layout" draw:type="line" svg:x1="92.783cm" svg:y1="5.475cm" svg:x2="92.795cm" svg:y2="3.9cm" draw:start-shape="id207" draw:start-glue-point="0" svg:d="M92783 5475l12-1575" svg:viewBox="0 0 13 1576">
          <text:p text:style-name="P1"><text:span text:style-name="T2">clk16</text:span></text:p>
        </draw:connector>
        <draw:custom-shape draw:style-name="gr2" draw:text-style-name="P2" xml:id="id210" draw:id="id210" draw:layer="layout" svg:width="1cm" svg:height="0.9cm" svg:x="98.1cm" svg:y="3.611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6cm" svg:y1="3.611cm" svg:x2="98.644cm" svg:y2="2.2cm" draw:start-shape="id210" draw:start-glue-point="0" svg:d="M98600 3611l44-1411" svg:viewBox="0 0 45 1412">
          <text:p text:style-name="P1"><text:span text:style-name="T2">clk18</text:span></text:p>
        </draw:connector>
        <draw:custom-shape draw:style-name="gr2" draw:text-style-name="P2" xml:id="id257" draw:id="id257" draw:layer="layout" svg:width="1cm" svg:height="0.9cm" svg:x="97cm" svg:y="7.613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2" draw:id="id212" draw:layer="layout" svg:width="1cm" svg:height="0.9cm" svg:x="93.697cm" svg:y="7.311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5.3cm" svg:y1="11.392cm" svg:x2="94.197cm" svg:y2="8.211cm" draw:start-shape="id211" draw:start-glue-point="0" draw:end-shape="id212" draw:end-glue-point="2" svg:d="M95300 11392l-1103-3181" svg:viewBox="0 0 1104 3182">
          <text:p/>
        </draw:connector>
        <draw:custom-shape draw:style-name="gr2" draw:text-style-name="P2" xml:id="id211" draw:id="id211" draw:layer="layout" svg:width="1cm" svg:height="0.9cm" svg:x="94.8cm" svg:y="11.392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95.3cm" svg:y1="11.392cm" svg:x2="95.3cm" svg:y2="9.613cm" draw:start-shape="id211" draw:start-glue-point="0" svg:d="M95300 11392v-1779" svg:viewBox="0 0 1 1780">
          <text:p text:style-name="P1"><text:span text:style-name="T2">u01</text:span></text:p>
        </draw:connector>
        <draw:connector draw:style-name="gr5" draw:text-style-name="P1" draw:layer="layout" draw:type="line" svg:x1="93.6cm" svg:y1="10.024cm" svg:x2="94.197cm" svg:y2="8.211cm" draw:end-shape="id212" draw:end-glue-point="2" svg:d="M93600 10024l597-1813" svg:viewBox="0 0 598 1814">
          <text:p text:style-name="P1"><text:span text:style-name="T2">qsc_n0_s</text:span></text:p>
        </draw:connector>
        <draw:custom-shape draw:style-name="gr2" draw:text-style-name="P2" xml:id="id213" draw:id="id213" draw:layer="layout" svg:width="1cm" svg:height="0.9cm" svg:x="82.7cm" svg:y="11.104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3.17cm" svg:y1="13.447cm" svg:x2="83.2cm" svg:y2="12.004cm" draw:end-shape="id213" draw:end-glue-point="2" svg:d="M83170 13447l30-1443" svg:viewBox="0 0 31 1444">
          <text:p text:style-name="P1"><text:span text:style-name="T2">qsc_n0_s</text:span></text:p>
        </draw:connector>
        <draw:custom-shape draw:style-name="gr2" draw:text-style-name="P2" xml:id="id214" draw:id="id214" draw:layer="layout" svg:width="1cm" svg:height="0.9cm" svg:x="91.183cm" svg:y="5.475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1.683cm" svg:y1="7.675cm" svg:x2="91.683cm" svg:y2="6.375cm" draw:start-shape="id208" draw:start-glue-point="0" draw:end-shape="id214" draw:end-glue-point="2" svg:d="M91683 7675v-1300" svg:viewBox="0 0 1 1301">
          <text:p/>
        </draw:connector>
        <draw:connector draw:style-name="gr5" draw:text-style-name="P3" draw:layer="layout" draw:type="line" svg:x1="91.683cm" svg:y1="5.475cm" svg:x2="91.668cm" svg:y2="3.913cm" draw:start-shape="id214" draw:start-glue-point="0" svg:d="M91683 5475l-15-1562" svg:viewBox="0 0 16 1563">
          <text:p text:style-name="P1"><text:span text:style-name="T2">clk19</text:span></text:p>
        </draw:connector>
        <draw:custom-shape draw:style-name="gr2" draw:text-style-name="P2" xml:id="id215" draw:id="id215" draw:layer="layout" svg:width="1cm" svg:height="0.9cm" svg:x="2.95cm" svg:y="24.214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45cm" svg:y1="24.214cm" svg:x2="3.435cm" svg:y2="22.5cm" draw:start-shape="id215" draw:start-glue-point="0" svg:d="M3450 24214l-15-1714" svg:viewBox="0 0 16 1715">
          <text:p text:style-name="P1"><text:span text:style-name="T2">/res1</text:span></text:p>
        </draw:connector>
        <draw:custom-shape draw:style-name="gr2" draw:text-style-name="P2" xml:id="id216" draw:id="id216" draw:layer="layout" svg:width="1cm" svg:height="0.9cm" svg:x="90.083cm" svg:y="5.475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0.583cm" svg:y1="5.475cm" svg:x2="90.543cm" svg:y2="3.913cm" draw:start-shape="id216" draw:start-glue-point="0" svg:d="M90583 5475l-40-1562" svg:viewBox="0 0 41 1563">
          <text:p text:style-name="P1"><text:span text:style-name="T2">clk20</text:span></text:p>
        </draw:connector>
        <draw:custom-shape draw:style-name="gr2" draw:text-style-name="P2" xml:id="id217" draw:id="id217" draw:layer="layout" svg:width="1cm" svg:height="0.9cm" svg:x="90.083cm" svg:y="7.675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0.583cm" svg:y1="7.675cm" svg:x2="90.583cm" svg:y2="6.375cm" draw:start-shape="id217" draw:start-glue-point="0" draw:end-shape="id216" draw:end-glue-point="2" svg:d="M90583 7675v-1300" svg:viewBox="0 0 1 1301">
          <text:p/>
        </draw:connector>
        <draw:connector draw:style-name="gr6" draw:text-style-name="P1" draw:layer="layout" draw:type="line" svg:x1="92.783cm" svg:y1="10.075cm" svg:x2="90.583cm" svg:y2="8.575cm" draw:start-shape="id206" draw:start-glue-point="0" draw:end-shape="id217" draw:end-glue-point="2" svg:d="M92783 10075l-2200-1500" svg:viewBox="0 0 2201 1501">
          <text:p/>
        </draw:connector>
        <draw:custom-shape draw:style-name="gr2" draw:text-style-name="P2" xml:id="id218" draw:id="id218" draw:layer="layout" svg:width="1cm" svg:height="0.9cm" svg:x="94.8cm" svg:y="5.511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6.4cm" svg:y1="7.611cm" svg:x2="95.3cm" svg:y2="6.411cm" draw:start-shape="id209" draw:start-glue-point="0" draw:end-shape="id218" draw:end-glue-point="2" svg:d="M96400 7611l-1100-1200" svg:viewBox="0 0 1101 1201">
          <text:p/>
        </draw:connector>
        <draw:custom-shape draw:style-name="gr2" draw:text-style-name="P2" xml:id="id219" draw:id="id219" draw:layer="layout" svg:width="1cm" svg:height="0.9cm" svg:x="95.9cm" svg:y="5.511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6.4cm" svg:y1="7.611cm" svg:x2="96.4cm" svg:y2="6.411cm" draw:start-shape="id209" draw:start-glue-point="0" draw:end-shape="id219" draw:end-glue-point="2" svg:d="M96400 7611v-1200" svg:viewBox="0 0 1 1201">
          <text:p/>
        </draw:connector>
        <draw:connector draw:style-name="gr6" draw:text-style-name="P1" draw:layer="layout" draw:type="line" svg:x1="96.4cm" svg:y1="7.611cm" svg:x2="97.5cm" svg:y2="6.411cm" draw:start-shape="id209" draw:start-glue-point="0" draw:end-shape="id220" draw:end-glue-point="2" svg:d="M96400 7611l1100-1200" svg:viewBox="0 0 1101 1201">
          <text:p/>
        </draw:connector>
        <draw:custom-shape draw:style-name="gr2" draw:text-style-name="P2" xml:id="id226" draw:id="id226" draw:layer="layout" svg:width="1cm" svg:height="0.9cm" svg:x="86.1cm" svg:y="6.589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1" draw:id="id221" draw:layer="layout" svg:width="1cm" svg:height="0.9cm" svg:x="97cm" svg:y="3.611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7.5cm" svg:y1="3.611cm" svg:x2="97.45cm" svg:y2="2.216cm" draw:start-shape="id221" draw:start-glue-point="0" svg:d="M97500 3611l-50-1395" svg:viewBox="0 0 51 1396">
          <text:p text:style-name="P1"><text:span text:style-name="T2">clk21</text:span></text:p>
        </draw:connector>
        <draw:connector draw:style-name="gr6" draw:text-style-name="P1" draw:layer="layout" draw:type="line" svg:x1="97.5cm" svg:y1="5.511cm" svg:x2="97.5cm" svg:y2="4.511cm" draw:start-shape="id220" draw:start-glue-point="0" draw:end-shape="id221" draw:end-glue-point="2" svg:d="M97500 5511v-1000" svg:viewBox="0 0 1 1001">
          <text:p/>
        </draw:connector>
        <draw:connector draw:style-name="gr5" draw:text-style-name="P3" draw:layer="layout" draw:type="line" svg:x1="95.3cm" svg:y1="5.511cm" svg:x2="95.295cm" svg:y2="3.858cm" draw:start-shape="id218" draw:start-glue-point="0" svg:d="M95300 5511l-5-1653" svg:viewBox="0 0 6 1654">
          <text:p text:style-name="P1"><text:span text:style-name="T2">u2</text:span></text:p>
        </draw:connector>
        <draw:custom-shape draw:style-name="gr2" draw:text-style-name="P2" xml:id="id222" draw:id="id222" draw:layer="layout" svg:width="1cm" svg:height="0.9cm" svg:x="79cm" svg:y="6.505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9.5cm" svg:y1="6.505cm" svg:x2="79.518cm" svg:y2="5.103cm" draw:start-shape="id222" draw:start-glue-point="0" svg:d="M79500 6505l18-1402" svg:viewBox="0 0 19 1403">
          <text:p text:style-name="P1"><text:span text:style-name="T2">clk22</text:span></text:p>
        </draw:connector>
        <draw:custom-shape draw:style-name="gr2" draw:text-style-name="P2" xml:id="id223" draw:id="id223" draw:layer="layout" svg:width="1cm" svg:height="0.9cm" svg:x="86.123cm" svg:y="10.198cm">
          <text:p text:style-name="P1"><text:span text:style-name="T1">NOT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6.617cm" svg:y1="12.462cm" svg:x2="86.623cm" svg:y2="11.098cm" draw:end-shape="id223" draw:end-glue-point="2" svg:d="M86617 12462l6-1364" svg:viewBox="0 0 7 1365">
          <text:p><text:span text:style-name="T2">padding_s</text:span></text:p>
        </draw:connector>
        <draw:custom-shape draw:style-name="gr2" draw:text-style-name="P2" xml:id="id224" draw:id="id224" draw:layer="layout" svg:width="1cm" svg:height="0.9cm" svg:x="81.249cm" svg:y="6.483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1.803cm" svg:y1="8.893cm" svg:x2="81.749cm" svg:y2="7.383cm" draw:end-shape="id224" draw:end-glue-point="2" svg:d="M81803 8893l-54-1510" svg:viewBox="0 0 55 1511">
          <text:p text:style-name="P1"><text:span text:style-name="T2">padding_s</text:span></text:p>
        </draw:connector>
        <draw:connector draw:style-name="gr5" draw:text-style-name="P3" draw:layer="layout" draw:type="line" svg:x1="92.471cm" svg:y1="12.331cm" svg:x2="92.783cm" svg:y2="10.975cm" draw:end-shape="id206" draw:end-glue-point="2" svg:d="M92471 12331l312-1356" svg:viewBox="0 0 313 1357">
          <text:p text:style-name="P1"><text:span text:style-name="T2">ch0_0</text:span></text:p>
        </draw:connector>
        <draw:custom-shape draw:style-name="gr2" draw:text-style-name="P2" xml:id="id225" draw:id="id225" draw:layer="layout" svg:width="1cm" svg:height="0.9cm" svg:x="86.123cm" svg:y="8.662cm">
          <text:p text:style-name="P1"><text:span text:style-name="T1">3-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8cm" svg:y1="10.364cm" svg:x2="86.623cm" svg:y2="9.562cm" draw:end-shape="id225" draw:end-glue-point="2" svg:d="M87800 10364l-1177-802" svg:viewBox="0 0 1178 803">
          <text:p text:style-name="P1"><text:span text:style-name="T2">ch0_0</text:span></text:p>
        </draw:connector>
        <draw:connector draw:style-name="gr6" draw:text-style-name="P1" draw:layer="layout" draw:type="line" svg:x1="86.623cm" svg:y1="8.662cm" svg:x2="86.6cm" svg:y2="7.489cm" draw:start-shape="id225" draw:start-glue-point="0" draw:end-shape="id226" draw:end-glue-point="2" svg:d="M86623 8662l-23-1173" svg:viewBox="0 0 24 1174">
          <text:p/>
        </draw:connector>
        <draw:connector draw:style-name="gr6" draw:text-style-name="P1" draw:layer="layout" draw:type="line" svg:x1="86.623cm" svg:y1="8.662cm" svg:x2="88.383cm" svg:y2="11.004cm" draw:start-shape="id225" draw:start-glue-point="0" draw:end-shape="id227" draw:end-glue-point="2" svg:d="M86623 8662l1760 2342" svg:viewBox="0 0 1761 2343">
          <text:p/>
        </draw:connector>
        <draw:custom-shape draw:style-name="gr2" draw:text-style-name="P2" xml:id="id228" draw:id="id228" draw:layer="layout" svg:width="1cm" svg:height="0.9cm" svg:x="85cm" svg:y="6.562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6.623cm" svg:y1="8.662cm" svg:x2="85.5cm" svg:y2="7.462cm" draw:start-shape="id225" draw:start-glue-point="0" draw:end-shape="id228" draw:end-glue-point="2" svg:d="M86623 8662l-1123-1200" svg:viewBox="0 0 1124 1201">
          <text:p/>
        </draw:connector>
        <draw:connector draw:style-name="gr6" draw:text-style-name="P1" draw:layer="layout" draw:type="line" svg:x1="86.623cm" svg:y1="8.662cm" svg:x2="84.4cm" svg:y2="7.466cm" draw:start-shape="id225" draw:start-glue-point="0" draw:end-shape="id229" draw:end-glue-point="2" svg:d="M86623 8662l-2223-1196" svg:viewBox="0 0 2224 1197">
          <text:p/>
        </draw:connector>
        <draw:connector draw:style-name="gr5" draw:text-style-name="P3" draw:layer="layout" draw:type="line" svg:x1="86.6cm" svg:y1="6.589cm" svg:x2="86.618cm" svg:y2="4.996cm" draw:start-shape="id226" draw:start-glue-point="0" svg:d="M86600 6589l18-1593" svg:viewBox="0 0 19 1594">
          <text:p text:style-name="P1"><text:span text:style-name="T2">s1_sel</text:span></text:p>
        </draw:connector>
        <draw:connector draw:style-name="gr5" draw:text-style-name="P3" draw:layer="layout" draw:type="line" svg:x1="92.783cm" svg:y1="10.075cm" svg:x2="93.4cm" svg:y2="8.014cm" draw:start-shape="id206" draw:start-glue-point="0" svg:d="M92783 10075l617-2061" svg:viewBox="0 0 618 2062">
          <text:p text:style-name="P1"><text:span text:style-name="T2">qt_sh</text:span></text:p>
        </draw:connector>
        <draw:connector draw:style-name="gr5" draw:text-style-name="P3" draw:layer="layout" draw:type="line" svg:x1="96.4cm" svg:y1="5.511cm" svg:x2="96.383cm" svg:y2="4.02cm" draw:start-shape="id219" draw:start-glue-point="0" svg:d="M96400 5511l-17-1491" svg:viewBox="0 0 18 1492">
          <text:p text:style-name="P1"><text:span text:style-name="T2">clk23</text:span></text:p>
        </draw:connector>
        <draw:connector draw:style-name="gr5" draw:text-style-name="P3" draw:layer="layout" draw:type="line" svg:x1="85.5cm" svg:y1="6.562cm" svg:x2="85.512cm" svg:y2="5.181cm" draw:start-shape="id228" draw:start-glue-point="0" svg:d="M85500 6562l12-1381" svg:viewBox="0 0 13 1382">
          <text:p text:style-name="P1"><text:span text:style-name="T2">clk24</text:span></text:p>
        </draw:connector>
        <draw:custom-shape draw:style-name="gr2" draw:text-style-name="P2" xml:id="id230" draw:id="id230" draw:layer="layout" svg:width="1cm" svg:height="0.9cm" svg:x="5.3cm" svg:y="27.728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8cm" svg:y1="27.728cm" svg:x2="5.772cm" svg:y2="26.18cm" draw:start-shape="id230" draw:start-glue-point="0" svg:d="M5800 27728l-28-1548" svg:viewBox="0 0 29 1549">
          <text:p text:style-name="P1"><text:span text:style-name="T2">/res3</text:span></text:p>
        </draw:connector>
        <draw:connector draw:style-name="gr5" draw:text-style-name="P3" draw:layer="layout" draw:type="line" svg:x1="84.4cm" svg:y1="6.566cm" svg:x2="84.438cm" svg:y2="5.062cm" draw:start-shape="id229" draw:start-glue-point="0" svg:d="M84400 6566l38-1504" svg:viewBox="0 0 39 1505">
          <text:p text:style-name="P1"><text:span text:style-name="T2">clk24</text:span></text:p>
        </draw:connector>
        <draw:custom-shape draw:style-name="gr2" draw:text-style-name="P2" xml:id="id231" draw:id="id231" draw:layer="layout" svg:width="1cm" svg:height="0.9cm" svg:x="90.083cm" svg:y="10.104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0.592cm" svg:y1="12.375cm" svg:x2="90.583cm" svg:y2="11.004cm" draw:end-shape="id231" draw:end-glue-point="2" svg:d="M90592 12375l-9-1371" svg:viewBox="0 0 10 1372">
          <text:p text:style-name="P1"><text:span text:style-name="T2">ac4_q_n0</text:span></text:p>
        </draw:connector>
        <draw:connector draw:style-name="gr8" draw:text-style-name="P1" draw:layer="layout" draw:type="line" svg:x1="90.583cm" svg:y1="10.104cm" svg:x2="91.683cm" svg:y2="8.575cm" draw:start-shape="id231" draw:start-glue-point="0" draw:end-shape="id208" draw:end-glue-point="2" svg:d="M90583 10104l1100-1529" svg:viewBox="0 0 1101 1530">
          <text:p/>
        </draw:connector>
        <draw:custom-shape draw:style-name="gr2" draw:text-style-name="P2" xml:id="id232" draw:id="id232" draw:layer="layout" svg:width="1cm" svg:height="0.9cm" svg:x="2.95cm" svg:y="25.914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.45cm" svg:y1="25.914cm" svg:x2="3.45cm" svg:y2="25.114cm" draw:start-shape="id232" draw:start-glue-point="0" draw:end-shape="id215" draw:end-glue-point="2" svg:d="M3450 25914v-800" svg:viewBox="0 0 1 801">
          <text:p/>
        </draw:connector>
        <draw:custom-shape draw:style-name="gr2" draw:text-style-name="P2" xml:id="id233" draw:id="id233" draw:layer="layout" svg:width="1cm" svg:height="0.9cm" svg:x="4.25cm" svg:y="27.714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75cm" svg:y1="27.714cm" svg:x2="4.734cm" svg:y2="26.368cm" draw:start-shape="id233" draw:start-glue-point="0" svg:d="M4750 27714l-16-1346" svg:viewBox="0 0 17 1347">
          <text:p text:style-name="P1"><text:span text:style-name="T2">/res3</text:span></text:p>
        </draw:connector>
        <draw:connector draw:style-name="gr8" draw:text-style-name="P1" draw:layer="layout" draw:type="line" svg:x1="4.75cm" svg:y1="27.714cm" svg:x2="3.45cm" svg:y2="26.814cm" draw:start-shape="id233" draw:start-glue-point="0" draw:end-shape="id232" draw:end-glue-point="2" svg:d="M4750 27714l-1300-900" svg:viewBox="0 0 1301 901">
          <text:p/>
        </draw:connector>
        <draw:custom-shape draw:style-name="gr2" draw:text-style-name="P2" xml:id="id234" draw:id="id234" draw:layer="layout" svg:width="1cm" svg:height="0.9cm" svg:x="103.003cm" svg:y="3.634cm">
          <text:p text:style-name="P1"><text:span text:style-name="T1">OR (mclk)</text:span></text:p>
          <text:p text:style-name="P1"><text:span text:style-name="T1">5211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3.503cm" svg:y1="3.634cm" svg:x2="103.511cm" svg:y2="1.8cm" draw:start-shape="id234" draw:start-glue-point="0" svg:d="M103503 3634l8-1834" svg:viewBox="0 0 9 1835">
          <text:p text:style-name="P1"><text:span text:style-name="T2">clk26</text:span></text:p>
        </draw:connector>
        <draw:custom-shape draw:style-name="gr2" draw:text-style-name="P2" xml:id="id235" draw:id="id235" draw:layer="layout" svg:width="1cm" svg:height="0.9cm" svg:x="100.286cm" svg:y="9.482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0.786cm" svg:y1="9.482cm" svg:x2="100.749cm" svg:y2="8.013cm" draw:start-shape="id235" draw:start-glue-point="0" svg:d="M100786 9482l-37-1469" svg:viewBox="0 0 38 1470">
          <text:p text:style-name="P1"><text:span text:style-name="T2">clk27</text:span></text:p>
        </draw:connector>
        <draw:custom-shape draw:style-name="gr2" draw:text-style-name="P2" xml:id="id236" draw:id="id236" draw:layer="layout" svg:width="1cm" svg:height="0.9cm" svg:x="77.9cm" svg:y="6.505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4cm" svg:y1="6.505cm" svg:x2="78.407cm" svg:y2="5.103cm" draw:start-shape="id236" draw:start-glue-point="0" svg:d="M78400 6505l7-1402" svg:viewBox="0 0 8 1403">
          <text:p text:style-name="P1"><text:span text:style-name="T2">clk22</text:span></text:p>
        </draw:connector>
        <draw:connector draw:style-name="gr5" draw:text-style-name="P3" draw:layer="layout" draw:type="line" svg:x1="81.749cm" svg:y1="6.483cm" svg:x2="81.747cm" svg:y2="5.19cm" draw:start-shape="id224" draw:start-glue-point="0" svg:d="M81749 6483l-2-1293" svg:viewBox="0 0 3 1294">
          <text:p text:style-name="P1"><text:span text:style-name="T2">clk29</text:span></text:p>
        </draw:connector>
        <draw:custom-shape draw:style-name="gr2" draw:text-style-name="P2" xml:id="id237" draw:id="id237" draw:layer="layout" svg:width="1cm" svg:height="0.9cm" svg:x="87.883cm" svg:y="8.411cm">
          <text:p text:style-name="P1"><text:span text:style-name="T1">AND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8.383cm" svg:y1="10.104cm" svg:x2="88.383cm" svg:y2="9.311cm" draw:start-shape="id227" draw:start-glue-point="0" draw:end-shape="id237" draw:end-glue-point="2" svg:d="M88383 10104v-793" svg:viewBox="0 0 1 794">
          <text:p/>
        </draw:connector>
        <draw:connector draw:style-name="gr6" draw:text-style-name="P1" draw:layer="layout" draw:type="line" svg:x1="88.383cm" svg:y1="8.411cm" svg:x2="88.383cm" svg:y2="7.611cm" draw:start-shape="id237" draw:start-glue-point="0" draw:end-shape="id205" draw:end-glue-point="2" svg:d="M88383 8411v-800" svg:viewBox="0 0 1 801">
          <text:p/>
        </draw:connector>
        <draw:connector draw:style-name="gr6" draw:text-style-name="P1" draw:layer="layout" draw:type="line" svg:x1="88.383cm" svg:y1="10.104cm" svg:x2="90.583cm" svg:y2="8.575cm" draw:start-shape="id227" draw:start-glue-point="0" draw:end-shape="id217" draw:end-glue-point="2" svg:d="M88383 10104l2200-1529" svg:viewBox="0 0 2201 1530">
          <text:p/>
        </draw:connector>
        <draw:custom-shape draw:style-name="gr2" draw:text-style-name="P2" xml:id="id238" draw:id="id238" draw:layer="layout" svg:width="1cm" svg:height="0.9cm" svg:x="90.083cm" svg:y="13.177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0.583cm" svg:y1="13.177cm" svg:x2="88.383cm" svg:y2="9.311cm" draw:start-shape="id238" draw:start-glue-point="0" draw:end-shape="id237" draw:end-glue-point="2" svg:d="M90583 13177l-2200-3866" svg:viewBox="0 0 2201 3867">
          <text:p/>
        </draw:connector>
        <draw:connector draw:style-name="gr5" draw:text-style-name="P3" draw:layer="layout" draw:type="line" svg:x1="90.433cm" svg:y1="15.318cm" svg:x2="90.583cm" svg:y2="14.077cm" draw:end-shape="id238" draw:end-glue-point="2" svg:d="M90433 15318l150-1241" svg:viewBox="0 0 151 1242">
          <text:p text:style-name="P1"><text:span text:style-name="T2">ch1_2</text:span></text:p>
        </draw:connector>
        <draw:connector draw:style-name="gr5" draw:text-style-name="P3" draw:layer="layout" draw:type="line" svg:x1="93.212cm" svg:y1="12.913cm" svg:x2="92.783cm" svg:y2="10.975cm" draw:end-shape="id206" draw:end-glue-point="2" svg:d="M93212 12913l-429-1938" svg:viewBox="0 0 430 1939">
          <text:p text:style-name="P1"><text:span text:style-name="T2">ch1_2</text:span></text:p>
        </draw:connector>
        <draw:custom-shape draw:style-name="gr2" draw:text-style-name="P2" xml:id="id239" draw:id="id239" draw:layer="layout" svg:width="1cm" svg:height="0.9cm" svg:x="99.2cm" svg:y="11.301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9.585cm" svg:y1="13.474cm" svg:x2="99.7cm" svg:y2="12.201cm" draw:end-shape="id239" draw:end-glue-point="2" svg:d="M99585 13474l115-1273" svg:viewBox="0 0 116 1274">
          <text:p text:style-name="P1"><text:span text:style-name="T2">ch1_2</text:span></text:p>
        </draw:connector>
        <draw:connector draw:style-name="gr5" draw:text-style-name="P3" draw:layer="layout" draw:type="line" svg:x1="96.379cm" svg:y1="9.63cm" svg:x2="96.4cm" svg:y2="8.511cm" draw:end-shape="id209" draw:end-glue-point="2" svg:d="M96379 9630l21-1119" svg:viewBox="0 0 22 1120">
          <text:p text:style-name="P1"><text:span text:style-name="T2">ac4_q_n0</text:span></text:p>
        </draw:connector>
        <draw:connector draw:style-name="gr6" draw:text-style-name="P1" draw:layer="layout" draw:type="line" svg:x1="78.4cm" svg:y1="8.562cm" svg:x2="78.4cm" svg:y2="7.405cm" draw:start-shape="id240" draw:start-glue-point="0" draw:end-shape="id236" draw:end-glue-point="2" svg:d="M78400 8562v-1157" svg:viewBox="0 0 1 1158">
          <text:p/>
        </draw:connector>
        <draw:connector draw:style-name="gr6" draw:text-style-name="P1" draw:layer="layout" draw:type="line" svg:x1="78.4cm" svg:y1="8.562cm" svg:x2="79.5cm" svg:y2="7.405cm" draw:start-shape="id240" draw:start-glue-point="0" draw:end-shape="id222" draw:end-glue-point="2" svg:d="M78400 8562l1100-1157" svg:viewBox="0 0 1101 1158">
          <text:p/>
        </draw:connector>
        <draw:custom-shape draw:style-name="gr2" draw:text-style-name="P2" xml:id="id241" draw:id="id241" draw:layer="layout" svg:width="1cm" svg:height="0.9cm" svg:x="100.285cm" svg:y="11.301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0.785cm" svg:y1="11.301cm" svg:x2="100.786cm" svg:y2="10.382cm" draw:start-shape="id241" draw:start-glue-point="0" draw:end-shape="id235" draw:end-glue-point="2" svg:d="M100785 11301l1-919" svg:viewBox="0 0 2 920">
          <text:p/>
        </draw:connector>
        <draw:connector draw:style-name="gr6" draw:text-style-name="P1" draw:layer="layout" draw:type="line" svg:x1="100.785cm" svg:y1="11.301cm" svg:x2="98.6cm" svg:y2="8.513cm" draw:start-shape="id241" draw:start-glue-point="0" draw:end-shape="id242" draw:end-glue-point="2" svg:d="M100785 11301l-2185-2788" svg:viewBox="0 0 2186 2789">
          <text:p/>
        </draw:connector>
        <draw:custom-shape draw:style-name="gr2" draw:text-style-name="P2" xml:id="id242" draw:id="id242" draw:layer="layout" svg:width="1cm" svg:height="0.9cm" svg:x="98.1cm" svg:y="7.613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243" draw:id="id243" draw:layer="layout" svg:width="1cm" svg:height="0.9cm" svg:x="98.1cm" svg:y="5.511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98.6cm" svg:y1="7.613cm" svg:x2="98.6cm" svg:y2="6.411cm" draw:start-shape="id242" draw:start-glue-point="0" draw:end-shape="id243" draw:end-glue-point="2" svg:d="M98600 7613v-1202" svg:viewBox="0 0 1 1203">
          <text:p/>
        </draw:connector>
        <draw:connector draw:style-name="gr6" draw:text-style-name="P1" draw:layer="layout" draw:type="line" svg:x1="98.6cm" svg:y1="5.511cm" svg:x2="98.6cm" svg:y2="4.511cm" draw:start-shape="id243" draw:start-glue-point="0" draw:end-shape="id210" draw:end-glue-point="2" svg:d="M98600 5511v-1000" svg:viewBox="0 0 1 1001">
          <text:p/>
        </draw:connector>
        <draw:connector draw:style-name="gr6" draw:text-style-name="P1" draw:layer="layout" draw:type="line" svg:x1="98.6cm" svg:y1="7.613cm" svg:x2="97.5cm" svg:y2="6.411cm" draw:start-shape="id242" draw:start-glue-point="0" draw:end-shape="id220" draw:end-glue-point="2" svg:d="M98600 7613l-1100-1202" svg:viewBox="0 0 1101 1203">
          <text:p/>
        </draw:connector>
        <draw:connector draw:style-name="gr6" draw:text-style-name="P1" draw:layer="layout" draw:type="line" svg:x1="86.623cm" svg:y1="10.198cm" svg:x2="86.623cm" svg:y2="9.562cm" draw:start-shape="id223" draw:start-glue-point="0" draw:end-shape="id225" draw:end-glue-point="2" svg:d="M86623 10198v-636" svg:viewBox="0 0 1 637">
          <text:p/>
        </draw:connector>
        <draw:custom-shape draw:style-name="gr2" draw:text-style-name="P2" xml:id="id244" draw:id="id244" draw:layer="layout" svg:width="1cm" svg:height="0.9cm" svg:x="87.877cm" svg:y="16.575cm">
          <text:p text:style-name="P1"><text:span text:style-name="T1">NAND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783cm" svg:y1="18.471cm" svg:x2="88.377cm" svg:y2="17.475cm" draw:end-shape="id244" draw:end-glue-point="2" svg:d="M87783 18471l594-996" svg:viewBox="0 0 595 997">
          <text:p text:style-name="P1"><text:span text:style-name="T2">ch1_1</text:span></text:p>
        </draw:connector>
        <draw:custom-shape draw:style-name="gr2" draw:text-style-name="P2" xml:id="id245" draw:id="id245" draw:layer="layout" svg:width="1cm" svg:height="0.9cm" svg:x="98.1cm" svg:y="11.301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8.454cm" svg:y1="13.531cm" svg:x2="98.6cm" svg:y2="12.201cm" draw:end-shape="id245" draw:end-glue-point="2" svg:d="M98454 13531l146-1330" svg:viewBox="0 0 147 1331">
          <text:p text:style-name="P1"><text:span text:style-name="T2">ch1_1</text:span></text:p>
        </draw:connector>
        <draw:custom-shape draw:style-name="gr2" draw:text-style-name="P2" xml:id="id246" draw:id="id246" draw:layer="layout" svg:width="1cm" svg:height="0.9cm" svg:x="93.697cm" svg:y="5.485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4.197cm" svg:y1="7.311cm" svg:x2="94.197cm" svg:y2="6.385cm" draw:start-shape="id212" draw:start-glue-point="0" draw:end-shape="id246" draw:end-glue-point="2" svg:d="M94197 7311v-926" svg:viewBox="0 0 1 927">
          <text:p/>
        </draw:connector>
        <draw:connector draw:style-name="gr5" draw:text-style-name="P3" draw:layer="layout" draw:type="line" svg:x1="94.197cm" svg:y1="5.485cm" svg:x2="94.165cm" svg:y2="4.113cm" draw:start-shape="id246" draw:start-glue-point="0" svg:d="M94197 5485l-32-1372" svg:viewBox="0 0 33 1373">
          <text:p text:style-name="P1"><text:span text:style-name="T2">clk31</text:span></text:p>
        </draw:connector>
        <draw:custom-shape draw:style-name="gr2" draw:text-style-name="P2" xml:id="id247" draw:id="id247" draw:layer="layout" svg:width="1cm" svg:height="0.9cm" svg:x="82.7cm" svg:y="9.253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3.2cm" svg:y1="11.104cm" svg:x2="83.2cm" svg:y2="10.153cm" draw:start-shape="id213" draw:start-glue-point="0" draw:end-shape="id247" draw:end-glue-point="2" svg:d="M83200 11104v-951" svg:viewBox="0 0 1 952">
          <text:p/>
        </draw:connector>
        <draw:connector draw:style-name="gr5" draw:text-style-name="P3" draw:layer="layout" draw:type="line" svg:x1="83.2cm" svg:y1="9.253cm" svg:x2="83.209cm" svg:y2="7.462cm" draw:start-shape="id247" draw:start-glue-point="0" svg:d="M83200 9253l9-1791" svg:viewBox="0 0 10 1792">
          <text:p text:style-name="P1"><text:span text:style-name="T2">clk32</text:span></text:p>
        </draw:connector>
        <draw:connector draw:style-name="gr6" draw:text-style-name="P1" draw:layer="layout" draw:type="line" svg:x1="88.377cm" svg:y1="16.575cm" svg:x2="83.2cm" svg:y2="12.004cm" draw:start-shape="id244" draw:start-glue-point="0" draw:end-shape="id213" draw:end-glue-point="2" svg:d="M88377 16575l-5177-4571" svg:viewBox="0 0 5178 4572">
          <text:p/>
        </draw:connector>
        <draw:connector draw:style-name="gr6" draw:text-style-name="P1" draw:layer="layout" draw:type="line" svg:x1="88.377cm" svg:y1="16.575cm" svg:x2="88.383cm" svg:y2="11.004cm" draw:start-shape="id244" draw:start-glue-point="0" draw:end-shape="id227" draw:end-glue-point="2" svg:d="M88377 16575l6-5571" svg:viewBox="0 0 7 5572">
          <text:p/>
        </draw:connector>
        <draw:connector draw:style-name="gr5" draw:text-style-name="P3" draw:layer="layout" draw:type="line" svg:x1="100.299cm" svg:y1="14.082cm" svg:x2="99.7cm" svg:y2="12.201cm" draw:end-shape="id239" draw:end-glue-point="2" svg:d="M100299 14082l-599-1881" svg:viewBox="0 0 600 1882">
          <text:p text:style-name="P1"><text:span text:style-name="T2">ch0_2</text:span></text:p>
        </draw:connector>
        <draw:connector draw:style-name="gr5" draw:text-style-name="P3" draw:layer="layout" draw:type="line" svg:x1="101.3cm" svg:y1="13.89cm" svg:x2="100.785cm" svg:y2="12.201cm" draw:end-shape="id241" draw:end-glue-point="2" svg:d="M101300 13890l-515-1689" svg:viewBox="0 0 516 1690">
          <text:p text:style-name="P1"><text:span text:style-name="T2">ch0_2</text:span></text:p>
        </draw:connector>
        <draw:connector draw:style-name="gr5" draw:text-style-name="P3" draw:layer="layout" draw:type="line" svg:x1="99.036cm" svg:y1="14.113cm" svg:x2="98.6cm" svg:y2="12.201cm" draw:end-shape="id245" draw:end-glue-point="2" svg:d="M99036 14113l-436-1912" svg:viewBox="0 0 437 1913">
          <text:p text:style-name="P1"><text:span text:style-name="T2">ch0_2</text:span></text:p>
        </draw:connector>
        <draw:connector draw:style-name="gr5" draw:text-style-name="P3" draw:layer="layout" draw:type="line" svg:x1="95.88cm" svg:y1="14.039cm" svg:x2="95.3cm" svg:y2="12.292cm" draw:end-shape="id211" draw:end-glue-point="2" svg:d="M95880 14039l-580-1747" svg:viewBox="0 0 581 1748">
          <text:p text:style-name="P1"><text:span text:style-name="T2">ch0_2</text:span></text:p>
        </draw:connector>
        <draw:custom-shape draw:style-name="gr2" draw:text-style-name="P2" xml:id="id248" draw:id="id248" draw:layer="layout" svg:width="1cm" svg:height="0.9cm" svg:x="103.503cm" svg:y="9.76cm">
          <text:p text:style-name="P1"><text:span text:style-name="T1">AND</text:span></text:p>
          <text:p text:style-name="P1"><text:span text:style-name="T1">51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3.479cm" svg:y1="11.87cm" svg:x2="104.003cm" svg:y2="10.66cm" draw:end-shape="id248" draw:end-glue-point="2" svg:d="M103479 11870l524-1210" svg:viewBox="0 0 525 1211">
          <text:p text:style-name="P1"><text:span text:style-name="T2">/ch0_2</text:span></text:p>
        </draw:connector>
        <draw:custom-shape draw:style-name="gr2" draw:text-style-name="P2" xml:id="id249" draw:id="id249" draw:layer="layout" svg:width="1cm" svg:height="0.9cm" svg:x="102.403cm" svg:y="9.76cm">
          <text:p text:style-name="P1"><text:span text:style-name="T1">AND</text:span></text:p>
          <text:p text:style-name="P1"><text:span text:style-name="T1">511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3.154cm" svg:y1="12.6cm" svg:x2="102.903cm" svg:y2="10.66cm" draw:end-shape="id249" draw:end-glue-point="2" svg:d="M103154 12600l-251-1940" svg:viewBox="0 0 252 1941">
          <text:p text:style-name="P1"><text:span text:style-name="T2">/ch0_1</text:span></text:p>
        </draw:connector>
        <draw:connector draw:style-name="gr5" draw:text-style-name="P3" draw:layer="layout" draw:type="line" svg:x1="79.174cm" svg:y1="11.162cm" svg:x2="78.4cm" svg:y2="9.462cm" draw:end-shape="id240" draw:end-glue-point="2" svg:d="M79174 11162l-774-1700" svg:viewBox="0 0 775 1701">
          <text:p text:style-name="P1"><text:span text:style-name="T2">ch0_1</text:span></text:p>
        </draw:connector>
        <draw:connector draw:style-name="gr5" draw:text-style-name="P3" draw:layer="layout" draw:type="line" svg:x1="89.161cm" svg:y1="15.355cm" svg:x2="89.483cm" svg:y2="14.077cm" draw:end-shape="id250" draw:end-glue-point="2" svg:d="M89161 15355l322-1278" svg:viewBox="0 0 323 1279">
          <text:p text:style-name="P1"><text:span text:style-name="T2">ch0_1</text:span></text:p>
        </draw:connector>
        <draw:connector draw:style-name="gr5" draw:text-style-name="P3" draw:layer="layout" draw:type="line" svg:x1="89.053cm" svg:y1="18.815cm" svg:x2="88.377cm" svg:y2="17.475cm" draw:end-shape="id244" draw:end-glue-point="2" svg:d="M89053 18815l-676-1340" svg:viewBox="0 0 677 1341">
          <text:p text:style-name="P1"><text:span text:style-name="T2">ch0_1</text:span></text:p>
        </draw:connector>
        <draw:connector draw:style-name="gr5" draw:text-style-name="P3" draw:layer="layout" draw:type="line" svg:x1="91.189cm" svg:y1="15.838cm" svg:x2="90.583cm" svg:y2="14.077cm" draw:end-shape="id238" draw:end-glue-point="2" svg:d="M91189 15838l-606-1761" svg:viewBox="0 0 607 1762">
          <text:p text:style-name="P1"><text:span text:style-name="T2">ch0_1</text:span></text:p>
        </draw:connector>
        <draw:connector draw:style-name="gr5" draw:text-style-name="P3" draw:layer="layout" draw:type="line" svg:x1="102.327cm" svg:y1="11.773cm" svg:x2="102.903cm" svg:y2="10.66cm" draw:end-shape="id249" draw:end-glue-point="2" svg:d="M102327 11773l576-1113" svg:viewBox="0 0 577 1114">
          <text:p text:style-name="P1"><text:span text:style-name="T2">/ch0_0</text:span></text:p>
        </draw:connector>
        <draw:connector draw:style-name="gr5" draw:text-style-name="P3" draw:layer="layout" draw:type="line" svg:x1="104.258cm" svg:y1="12.579cm" svg:x2="104.003cm" svg:y2="10.66cm" draw:end-shape="id248" draw:end-glue-point="2" svg:d="M104258 12579l-255-1919" svg:viewBox="0 0 256 1920">
          <text:p text:style-name="P1"><text:span text:style-name="T2">/ch0_3</text:span></text:p>
        </draw:connector>
        <draw:custom-shape draw:style-name="gr2" draw:text-style-name="P2" xml:id="id251" draw:id="id251" draw:layer="layout" svg:width="1cm" svg:height="0.9cm" svg:x="103.003cm" svg:y="7.6cm">
          <text:p text:style-name="P1"><text:span text:style-name="T1">NAND</text:span></text:p>
          <text:p text:style-name="P1"><text:span text:style-name="T1">5110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003cm" svg:y1="9.76cm" svg:x2="103.503cm" svg:y2="8.5cm" draw:start-shape="id248" draw:start-glue-point="0" draw:end-shape="id251" draw:end-glue-point="2" svg:d="M104003 9760l-500-1260" svg:viewBox="0 0 501 1261">
          <text:p/>
        </draw:connector>
        <draw:connector draw:style-name="gr6" draw:text-style-name="P1" draw:layer="layout" draw:type="line" svg:x1="102.903cm" svg:y1="9.76cm" svg:x2="103.503cm" svg:y2="8.5cm" draw:start-shape="id249" draw:start-glue-point="0" draw:end-shape="id251" draw:end-glue-point="2" svg:d="M102903 9760l600-1260" svg:viewBox="0 0 601 1261">
          <text:p/>
        </draw:connector>
        <draw:custom-shape draw:style-name="gr2" draw:text-style-name="P2" xml:id="id252" draw:id="id252" draw:layer="layout" svg:width="1cm" svg:height="0.9cm" svg:x="80.27cm" svg:y="8.293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0.766cm" svg:y1="10.822cm" svg:x2="80.77cm" svg:y2="9.193cm" draw:end-shape="id252" draw:end-glue-point="2" svg:d="M80766 10822l4-1629" svg:viewBox="0 0 5 1630">
          <text:p text:style-name="P1"><text:span text:style-name="T2">ch1_3</text:span></text:p>
        </draw:connector>
        <draw:connector draw:style-name="gr5" draw:text-style-name="P3" draw:layer="layout" draw:type="line" svg:x1="77.984cm" svg:y1="10.739cm" svg:x2="78.4cm" svg:y2="9.462cm" draw:end-shape="id240" draw:end-glue-point="2" svg:d="M77984 10739l416-1277" svg:viewBox="0 0 417 1278">
          <text:p text:style-name="P1"><text:span text:style-name="T2">ch1_3</text:span></text:p>
        </draw:connector>
        <draw:connector draw:style-name="gr5" draw:text-style-name="P3" draw:layer="layout" draw:type="line" svg:x1="100.241cm" svg:y1="13.44cm" svg:x2="100.785cm" svg:y2="12.201cm" draw:end-shape="id241" draw:end-glue-point="2" svg:d="M100241 13440l544-1239" svg:viewBox="0 0 545 1240">
          <text:p text:style-name="P1"><text:span text:style-name="T2">ch1_3</text:span></text:p>
        </draw:connector>
        <draw:connector draw:style-name="gr5" draw:text-style-name="P3" draw:layer="layout" draw:type="line" svg:x1="85.577cm" svg:y1="10.496cm" svg:x2="86.623cm" svg:y2="9.562cm" draw:end-shape="id225" draw:end-glue-point="2" svg:d="M85577 10496l1046-934" svg:viewBox="0 0 1047 935">
          <text:p text:style-name="P1"><text:span text:style-name="T2">ch1_3</text:span></text:p>
        </draw:connector>
        <draw:connector draw:style-name="gr5" draw:text-style-name="P3" draw:layer="layout" draw:type="line" svg:x1="94.87cm" svg:y1="13.547cm" svg:x2="95.3cm" svg:y2="12.292cm" draw:end-shape="id211" draw:end-glue-point="2" svg:d="M94870 13547l430-1255" svg:viewBox="0 0 431 1256">
          <text:p text:style-name="P1"><text:span text:style-name="T2">/ch1_0</text:span></text:p>
        </draw:connector>
        <draw:connector draw:style-name="gr5" draw:text-style-name="P3" draw:layer="layout" draw:type="line" svg:x1="89.981cm" svg:y1="15.937cm" svg:x2="89.483cm" svg:y2="14.077cm" draw:end-shape="id250" draw:end-glue-point="2" svg:d="M89981 15937l-498-1860" svg:viewBox="0 0 499 1861">
          <text:p text:style-name="P1"><text:span text:style-name="T2">/ch1_0</text:span></text:p>
        </draw:connector>
        <draw:connector draw:style-name="gr6" draw:text-style-name="P1" draw:layer="layout" draw:type="line" svg:x1="80.77cm" svg:y1="8.293cm" svg:x2="81.749cm" svg:y2="7.383cm" draw:start-shape="id252" draw:start-glue-point="0" draw:end-shape="id224" draw:end-glue-point="2" svg:d="M80770 8293l979-910" svg:viewBox="0 0 980 911">
          <text:p/>
        </draw:connector>
        <draw:custom-shape draw:style-name="gr2" draw:text-style-name="P2" xml:id="id253" draw:id="id253" draw:layer="layout" svg:width="1cm" svg:height="0.9cm" svg:x="103.003cm" svg:y="5.534cm">
          <text:p text:style-name="P1"><text:span text:style-name="T1">NOT</text:span></text:p>
          <text:p text:style-name="P1"><text:span text:style-name="T1">52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3.503cm" svg:y1="5.534cm" svg:x2="103.503cm" svg:y2="4.534cm" draw:start-shape="id253" draw:start-glue-point="0" draw:end-shape="id234" draw:end-glue-point="2" svg:d="M103503 5534v-1000" svg:viewBox="0 0 1 1001">
          <text:p/>
        </draw:connector>
        <draw:connector draw:style-name="gr6" draw:text-style-name="P1" draw:layer="layout" draw:type="line" svg:x1="103.503cm" svg:y1="7.6cm" svg:x2="103.503cm" svg:y2="6.434cm" draw:start-shape="id251" draw:start-glue-point="0" draw:end-shape="id253" draw:end-glue-point="2" svg:d="M103503 7600v-1166" svg:viewBox="0 0 1 1167">
          <text:p/>
        </draw:connector>
        <draw:custom-shape draw:style-name="gr2" draw:text-style-name="P2" xml:id="id254" draw:id="id254" draw:layer="layout" svg:width="1cm" svg:height="0.9cm" svg:x="7.5cm" svg:y="27.739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cm" svg:y1="27.739cm" svg:x2="8.008cm" svg:y2="26.328cm" draw:start-shape="id254" draw:start-glue-point="0" svg:d="M8000 27739l8-1411" svg:viewBox="0 0 9 1412">
          <text:p text:style-name="P1"><text:span text:style-name="T2">/res3</text:span></text:p>
        </draw:connector>
        <draw:custom-shape draw:style-name="gr2" draw:text-style-name="P2" xml:id="id255" draw:id="id255" draw:layer="layout" svg:width="1cm" svg:height="0.9cm" svg:x="8.6cm" svg:y="27.739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1cm" svg:y1="27.739cm" svg:x2="9.108cm" svg:y2="26.328cm" draw:start-shape="id255" draw:start-glue-point="0" svg:d="M9100 27739l8-1411" svg:viewBox="0 0 9 1412">
          <text:p text:style-name="P1"><text:span text:style-name="T2">/res3</text:span></text:p>
        </draw:connector>
        <draw:connector draw:style-name="gr5" draw:text-style-name="P3" draw:layer="layout" draw:type="line" svg:x1="8.031cm" svg:y1="30.16cm" svg:x2="8cm" svg:y2="28.639cm" draw:end-shape="id254" draw:end-glue-point="2" svg:d="M8031 30160l-31-1521" svg:viewBox="0 0 32 1522">
          <text:p text:style-name="P1"><text:span text:style-name="T2">c7</text:span></text:p>
        </draw:connector>
        <draw:connector draw:style-name="gr5" draw:text-style-name="P3" draw:layer="layout" draw:type="line" svg:x1="4.75cm" svg:y1="30.292cm" svg:x2="4.75cm" svg:y2="28.614cm" draw:end-shape="id233" draw:end-glue-point="2" svg:d="M4750 30292v-1678" svg:viewBox="0 0 1 1679">
          <text:p text:style-name="P1"><text:span text:style-name="T2">c7</text:span></text:p>
        </draw:connector>
        <draw:connector draw:style-name="gr5" draw:text-style-name="P3" draw:layer="layout" draw:type="line" svg:x1="9.116cm" svg:y1="30.001cm" svg:x2="9.1cm" svg:y2="28.639cm" draw:end-shape="id255" draw:end-glue-point="2" svg:d="M9116 30001l-16-1362" svg:viewBox="0 0 17 1363">
          <text:p text:style-name="P1"><text:span text:style-name="T2">c7</text:span></text:p>
        </draw:connector>
        <draw:custom-shape draw:style-name="gr2" draw:text-style-name="P2" xml:id="id256" draw:id="id256" draw:layer="layout" svg:width="1cm" svg:height="0.9cm" svg:x="6.4cm" svg:y="27.728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46cm" svg:y1="30.239cm" svg:x2="6.9cm" svg:y2="28.628cm" draw:end-shape="id256" draw:end-glue-point="2" svg:d="M6946 30239l-46-1611" svg:viewBox="0 0 47 1612">
          <text:p text:style-name="P1"><text:span text:style-name="T2">c7</text:span></text:p>
        </draw:connector>
        <draw:connector draw:style-name="gr5" draw:text-style-name="P3" draw:layer="layout" draw:type="line" svg:x1="5.861cm" svg:y1="30.344cm" svg:x2="5.8cm" svg:y2="28.628cm" draw:end-shape="id230" draw:end-glue-point="2" svg:d="M5861 30344l-61-1716" svg:viewBox="0 0 62 1717">
          <text:p text:style-name="P1"><text:span text:style-name="T2">c7</text:span></text:p>
        </draw:connector>
        <draw:connector draw:style-name="gr5" draw:text-style-name="P3" draw:layer="layout" draw:type="line" svg:x1="6.9cm" svg:y1="27.728cm" svg:x2="6.872cm" svg:y2="26.18cm" draw:start-shape="id256" draw:start-glue-point="0" svg:d="M6900 27728l-28-1548" svg:viewBox="0 0 29 1549">
          <text:p text:style-name="P1"><text:span text:style-name="T2">/res3</text:span></text:p>
        </draw:connector>
        <draw:connector draw:style-name="gr6" draw:text-style-name="P1" draw:layer="layout" draw:type="line" svg:x1="89.483cm" svg:y1="13.177cm" svg:x2="88.383cm" svg:y2="11.004cm" draw:start-shape="id250" draw:start-glue-point="0" draw:end-shape="id227" draw:end-glue-point="2" svg:d="M89483 13177l-1100-2173" svg:viewBox="0 0 1101 2174">
          <text:p/>
        </draw:connector>
        <draw:connector draw:style-name="gr6" draw:text-style-name="P1" draw:layer="layout" draw:type="line" svg:x1="99.7cm" svg:y1="11.301cm" svg:x2="98.6cm" svg:y2="8.513cm" draw:start-shape="id239" draw:start-glue-point="0" svg:d="M99700 11301l-1100-2788" svg:viewBox="0 0 1101 2789">
          <text:p/>
        </draw:connector>
        <draw:connector draw:style-name="gr5" draw:text-style-name="P3" draw:layer="layout" draw:type="line" svg:x1="99.7cm" svg:y1="11.301cm" svg:x2="99.634cm" svg:y2="9.92cm" draw:start-shape="id239" draw:start-glue-point="0" svg:d="M99700 11301l-66-1381" svg:viewBox="0 0 67 1382">
          <text:p text:style-name="P1"><text:span text:style-name="T2">u4</text:span></text:p>
        </draw:connector>
        <draw:connector draw:style-name="gr6" draw:text-style-name="P1" draw:layer="layout" draw:type="line" svg:x1="98.6cm" svg:y1="11.301cm" svg:x2="97.5cm" svg:y2="8.513cm" draw:start-shape="id245" draw:start-glue-point="0" draw:end-shape="id257" draw:end-glue-point="2" svg:d="M98600 11301l-1100-2788" svg:viewBox="0 0 1101 2789">
          <text:p/>
        </draw:connector>
        <draw:connector draw:style-name="gr5" draw:text-style-name="P3" draw:layer="layout" draw:type="line" svg:x1="98.6cm" svg:y1="11.301cm" svg:x2="98.549cm" svg:y2="9.947cm" draw:start-shape="id245" draw:start-glue-point="0" svg:d="M98600 11301l-51-1354" svg:viewBox="0 0 52 1355">
          <text:p text:style-name="P1"><text:span text:style-name="T2">u5</text:span></text:p>
        </draw:connector>
        <draw:connector draw:style-name="gr6" draw:text-style-name="P1" draw:layer="layout" draw:type="line" svg:x1="97.5cm" svg:y1="7.613cm" svg:x2="97.5cm" svg:y2="6.411cm" draw:start-shape="id257" draw:start-glue-point="0" draw:end-shape="id220" draw:end-glue-point="2" svg:d="M97500 7613v-1202" svg:viewBox="0 0 1 1203">
          <text:p/>
        </draw:connector>
        <draw:connector draw:style-name="gr6" draw:text-style-name="P1" draw:layer="layout" draw:type="line" svg:x1="97.5cm" svg:y1="7.613cm" svg:x2="98.6cm" svg:y2="6.411cm" draw:start-shape="id257" draw:start-glue-point="0" draw:end-shape="id243" draw:end-glue-point="2" svg:d="M97500 7613l1100-1202" svg:viewBox="0 0 1101 1203">
          <text:p/>
        </draw:connector>
        <draw:connector draw:style-name="gr5" draw:text-style-name="P3" draw:layer="layout" draw:type="line" svg:x1="3.427cm" svg:y1="28.625cm" svg:x2="3.45cm" svg:y2="26.814cm" draw:end-shape="id232" draw:end-glue-point="2" svg:d="M3427 28625l23-1811" svg:viewBox="0 0 24 1812">
          <text:p text:style-name="P1"><text:span text:style-name="T2">clk38</text:span></text:p>
        </draw:connector>
        <draw:connector draw:style-name="gr6" draw:text-style-name="P1" draw:layer="layout" draw:type="line" svg:x1="95.3cm" svg:y1="11.392cm" svg:x2="97.5cm" svg:y2="8.513cm" draw:start-shape="id211" draw:start-glue-point="0" draw:end-shape="id257" draw:end-glue-point="2" svg:d="M95300 11392l2200-2879" svg:viewBox="0 0 2201 2880">
          <text:p/>
        </draw:connector>
        <draw:connector draw:style-name="gr5" draw:text-style-name="P3" draw:layer="layout" draw:type="line" svg:x1="103.503cm" svg:y1="7.6cm" svg:x2="105cm" svg:y2="6.361cm" draw:start-shape="id251" draw:start-glue-point="0" svg:d="M103503 7600l1497-1239" svg:viewBox="0 0 1498 1240">
          <text:p text:style-name="P1"><text:span text:style-name="T2">/stages_empty</text:span></text:p>
        </draw:connector>
        <draw:connector draw:style-name="gr6" draw:text-style-name="P1" draw:layer="layout" draw:type="line" svg:x1="52.4cm" svg:y1="54.576cm" svg:x2="60.39cm" svg:y2="48.961cm" draw:start-shape="id19" draw:start-glue-point="0" draw:end-shape="id88" draw:end-glue-point="2" svg:d="M52400 54576l7990-5615" svg:viewBox="0 0 7991 5616">
          <text:p/>
        </draw:connector>
        <draw:connector draw:style-name="gr6" draw:text-style-name="P1" draw:layer="layout" draw:type="line" svg:x1="52.2cm" svg:y1="52cm" svg:x2="60.39cm" svg:y2="51.061cm" draw:start-shape="id136" draw:start-glue-point="0" draw:end-shape="id141" draw:end-glue-point="2" svg:d="M52200 52000l8190-939" svg:viewBox="0 0 8191 940">
          <text:p/>
        </draw:connector>
        <draw:connector draw:style-name="gr5" draw:text-style-name="P3" draw:layer="layout" draw:type="line" svg:x1="63.35cm" svg:y1="44.161cm" svg:x2="63.3cm" svg:y2="42.5cm" draw:start-shape="id145" draw:start-glue-point="0" svg:d="M63350 44161l-50-1661" svg:viewBox="0 0 51 1662">
          <text:p text:style-name="P1"><text:span text:style-name="T2">d9</text:span></text:p>
        </draw:connector>
        <draw:custom-shape draw:style-name="gr2" draw:text-style-name="P2" xml:id="id258" draw:id="id258" draw:layer="layout" svg:width="1cm" svg:height="0.9cm" svg:x="60cm" svg:y="56.2cm">
          <text:p text:style-name="P1"><text:span text:style-name="T1">NAND</text:span></text:p>
          <text:p text:style-name="P1"><text:span text:style-name="T1">50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5cm" svg:y1="58.546cm" svg:x2="60.5cm" svg:y2="57.1cm" draw:end-shape="id258" draw:end-glue-point="2" svg:d="M60500 58546v-1446" svg:viewBox="0 0 1 1447">
          <text:p text:style-name="P1"><text:span text:style-name="T2">d9</text:span></text:p>
        </draw:connector>
        <draw:custom-shape draw:style-name="gr2" draw:text-style-name="P2" xml:id="id259" draw:id="id259" draw:layer="layout" svg:width="1cm" svg:height="0.9cm" svg:x="63.8cm" svg:y="50.5cm">
          <text:p text:style-name="P1"><text:span text:style-name="T1">NAND</text:span></text:p>
          <text:p text:style-name="P1"><text:span text:style-name="T1">49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3cm" svg:y1="52.846cm" svg:x2="64.3cm" svg:y2="51.4cm" draw:end-shape="id259" draw:end-glue-point="2" svg:d="M64300 52846v-1446" svg:viewBox="0 0 1 1447">
          <text:p text:style-name="P1"><text:span text:style-name="T2">d9</text:span></text:p>
        </draw:connector>
        <draw:connector draw:style-name="gr6" draw:text-style-name="P1" draw:layer="layout" draw:type="line" svg:x1="64.3cm" svg:y1="50.5cm" svg:x2="63.4cm" svg:y2="49.289cm" draw:start-shape="id259" draw:start-glue-point="0" draw:end-shape="id142" draw:end-glue-point="2" svg:d="M64300 50500l-900-1211" svg:viewBox="0 0 901 1212">
          <text:p/>
        </draw:connector>
        <draw:connector draw:style-name="gr6" draw:text-style-name="P1" draw:layer="layout" draw:type="line" svg:x1="60.5cm" svg:y1="56.2cm" svg:x2="59.2cm" svg:y2="48.961cm" draw:start-shape="id258" draw:start-glue-point="0" draw:end-shape="id148" draw:end-glue-point="2" svg:d="M60500 56200l-1300-7239" svg:viewBox="0 0 1301 7240">
          <text:p/>
        </draw:connector>
        <draw:connector draw:style-name="gr6" draw:text-style-name="P1" draw:layer="layout" draw:type="line" svg:x1="60.5cm" svg:y1="56.2cm" svg:x2="80.1cm" svg:y2="51.363cm" draw:start-shape="id258" draw:start-glue-point="0" draw:end-shape="id132" draw:end-glue-point="2" svg:d="M60500 56200l19600-4837" svg:viewBox="0 0 19601 4838">
          <text:p/>
        </draw:connector>
        <draw:connector draw:style-name="gr5" draw:text-style-name="P3" draw:layer="layout" draw:type="line" svg:x1="60.5cm" svg:y1="56.2cm" svg:x2="76.3cm" svg:y2="51.364cm" draw:start-shape="id258" draw:start-glue-point="0" draw:end-shape="id135" draw:end-glue-point="2" svg:d="M60500 56200l15800-4836" svg:viewBox="0 0 15801 4837">
          <text:p text:style-name="P1"><text:span text:style-name="T2">a</text:span></text:p>
        </draw:connector>
        <draw:custom-shape draw:style-name="gr2" draw:text-style-name="P2" xml:id="id260" draw:id="id260" draw:layer="layout" svg:width="1cm" svg:height="0.9cm" svg:x="66.045cm" svg:y="50.399cm">
          <text:p text:style-name="P1"><text:span text:style-name="T1">NAND</text:span></text:p>
          <text:p text:style-name="P1"><text:span text:style-name="T1">5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0.5cm" svg:y1="56.2cm" svg:x2="66.545cm" svg:y2="51.299cm" draw:start-shape="id258" draw:start-glue-point="0" draw:end-shape="id260" draw:end-glue-point="2" svg:d="M60500 56200l6045-4901" svg:viewBox="0 0 6046 4902">
          <text:p/>
        </draw:connector>
        <draw:connector draw:style-name="gr6" draw:text-style-name="P1" draw:layer="layout" draw:type="line" svg:x1="66.545cm" svg:y1="50.399cm" svg:x2="67.055cm" svg:y2="49.081cm" draw:start-shape="id260" draw:start-glue-point="0" draw:end-shape="id123" draw:end-glue-point="2" svg:d="M66545 50399l510-1318" svg:viewBox="0 0 511 1319">
          <text:p/>
        </draw:connector>
        <draw:connector draw:style-name="gr5" draw:text-style-name="P3" draw:layer="layout" draw:type="line" svg:x1="67.05cm" svg:y1="44.181cm" svg:x2="67cm" svg:y2="42.5cm" draw:start-shape="id124" draw:start-glue-point="0" svg:d="M67050 44181l-50-1681" svg:viewBox="0 0 51 1682">
          <text:p text:style-name="P1"><text:span text:style-name="T2">d10</text:span></text:p>
        </draw:connector>
        <draw:custom-shape draw:style-name="gr2" draw:text-style-name="P2" xml:id="id261" draw:id="id261" draw:layer="layout" svg:width="1cm" svg:height="0.9cm" svg:x="69.1cm" svg:y="50.343cm">
          <text:p text:style-name="P1"><text:span text:style-name="T1">NAND</text:span></text:p>
          <text:p text:style-name="P1"><text:span text:style-name="T1">52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9.517cm" svg:y1="52.8cm" svg:x2="69.6cm" svg:y2="51.243cm" draw:end-shape="id261" draw:end-glue-point="2" svg:d="M69517 52800l83-1557" svg:viewBox="0 0 84 1558">
          <text:p text:style-name="P1"><text:span text:style-name="T2">d10</text:span></text:p>
        </draw:connector>
        <draw:custom-shape draw:style-name="gr2" draw:text-style-name="P2" xml:id="id262" draw:id="id262" draw:layer="layout" svg:width="1cm" svg:height="0.9cm" svg:x="66.5cm" svg:y="52.6cm">
          <text:p text:style-name="P1"><text:span text:style-name="T1">NAND</text:span></text:p>
          <text:p text:style-name="P1"><text:span text:style-name="T1">52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7.76cm" svg:y1="54.914cm" svg:x2="67cm" svg:y2="53.5cm" draw:end-shape="id262" draw:end-glue-point="2" svg:d="M67760 54914l-760-1414" svg:viewBox="0 0 761 1415">
          <text:p text:style-name="P1"><text:span text:style-name="T2">d10</text:span></text:p>
        </draw:connector>
        <draw:custom-shape draw:style-name="gr2" draw:text-style-name="P2" xml:id="id263" draw:id="id263" draw:layer="layout" svg:width="1cm" svg:height="0.9cm" svg:x="77.2cm" svg:y="54.937cm">
          <text:p text:style-name="P1"><text:span text:style-name="T1">NOT</text:span></text:p>
          <text:p text:style-name="P1"><text:span text:style-name="T1">52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7.629cm" svg:y1="57.4cm" svg:x2="77.7cm" svg:y2="55.837cm" draw:end-shape="id263" draw:end-glue-point="2" svg:d="M77629 57400l71-1563" svg:viewBox="0 0 72 1564">
          <text:p text:style-name="P1"><text:span text:style-name="T2">d10</text:span></text:p>
        </draw:connector>
        <draw:connector draw:style-name="gr6" draw:text-style-name="P1" draw:layer="layout" draw:type="line" svg:x1="77.7cm" svg:y1="54.937cm" svg:x2="77.7cm" svg:y2="53.484cm" draw:start-shape="id263" draw:start-glue-point="0" draw:end-shape="id113" draw:end-glue-point="2" svg:d="M77700 54937v-1453" svg:viewBox="0 0 1 1454">
          <text:p/>
        </draw:connector>
        <draw:connector draw:style-name="gr6" draw:text-style-name="P1" draw:layer="layout" draw:type="line" svg:x1="67cm" svg:y1="52.6cm" svg:x2="67.6cm" svg:y2="51.28cm" draw:start-shape="id262" draw:start-glue-point="0" draw:end-shape="id122" draw:end-glue-point="2" svg:d="M67000 52600l600-1320" svg:viewBox="0 0 601 1321">
          <text:p/>
        </draw:connector>
        <draw:connector draw:style-name="gr6" draw:text-style-name="P1" draw:layer="layout" draw:type="line" svg:x1="69.6cm" svg:y1="50.343cm" svg:x2="70.7cm" svg:y2="49.256cm" draw:start-shape="id261" draw:start-glue-point="0" draw:end-shape="id116" draw:end-glue-point="2" svg:d="M69600 50343l1100-1087" svg:viewBox="0 0 1101 1088">
          <text:p/>
        </draw:connector>
        <draw:custom-shape draw:style-name="gr2" draw:text-style-name="P2" xml:id="id264" draw:id="id264" draw:layer="layout" svg:width="1cm" svg:height="0.9cm" svg:x="73.7cm" svg:y="50.4cm">
          <text:p text:style-name="P1"><text:span text:style-name="T1">MUX</text:span></text:p>
          <text:p text:style-name="P1"><text:span text:style-name="T1">5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3.29cm" svg:y1="53.102cm" svg:x2="74.2cm" svg:y2="51.3cm" draw:end-shape="id264" draw:end-glue-point="2" svg:d="M73290 53102l910-1802" svg:viewBox="0 0 911 1803">
          <text:p text:style-name="P1"><text:span text:style-name="T2">d10/a</text:span></text:p>
        </draw:connector>
        <draw:connector draw:style-name="gr5" draw:text-style-name="P3" draw:layer="layout" draw:type="line" svg:x1="74.2cm" svg:y1="50.4cm" svg:x2="74.204cm" svg:y2="49.301cm" draw:start-shape="id264" draw:start-glue-point="0" draw:end-shape="id130" draw:end-glue-point="2" svg:d="M74200 50400l4-1099" svg:viewBox="0 0 5 1100">
          <text:p text:style-name="P1"><text:span text:style-name="T2">b</text:span></text:p>
        </draw:connector>
        <draw:connector draw:style-name="gr5" draw:text-style-name="P3" draw:layer="layout" draw:type="line" svg:x1="74.15cm" svg:y1="44.201cm" svg:x2="74.243cm" svg:y2="41.487cm" draw:start-shape="id131" draw:start-glue-point="0" svg:d="M74150 44201l93-2714" svg:viewBox="0 0 94 2715">
          <text:p text:style-name="P1"><text:span text:style-name="T2">dir</text:span></text:p>
          <text:p text:style-name="P1"><text:span text:style-name="T2">Data-In Request</text:span></text:p>
        </draw:connector>
        <draw:connector draw:style-name="gr5" draw:text-style-name="P3" draw:layer="layout" draw:type="line" svg:x1="74.798cm" svg:y1="53.076cm" svg:x2="74.2cm" svg:y2="51.3cm" draw:end-shape="id264" draw:end-glue-point="2" svg:d="M74798 53076l-598-1776" svg:viewBox="0 0 599 1777">
          <text:p text:style-name="P1"><text:span text:style-name="T2">dir/b</text:span></text:p>
        </draw:connector>
        <draw:custom-shape draw:style-name="gr2" draw:text-style-name="P2" xml:id="id282" draw:id="id282" draw:layer="layout" svg:width="1cm" svg:height="0.9cm" svg:x="6.873cm" svg:y="5.909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1" draw:id="id281" draw:layer="layout" svg:width="1cm" svg:height="0.9cm" svg:x="4.9cm" svg:y="5.879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5" draw:id="id265" draw:layer="layout" svg:width="1cm" svg:height="0.9cm" svg:x="34.6cm" svg:y="7.2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5.1cm" svg:y1="7.2cm" svg:x2="35.041cm" svg:y2="5.691cm" draw:start-shape="id265" draw:start-glue-point="0" svg:d="M35100 7200l-59-1509" svg:viewBox="0 0 60 1510">
          <text:p text:style-name="P1"><text:span text:style-name="T2">clk17</text:span></text:p>
        </draw:connector>
        <draw:custom-shape draw:style-name="gr2" draw:text-style-name="P2" xml:id="id266" draw:id="id266" draw:layer="layout" svg:width="1cm" svg:height="0.9cm" svg:x="4.873cm" svg:y="9.71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6cm" svg:y1="11.777cm" svg:x2="5.373cm" svg:y2="10.61cm" draw:end-shape="id266" draw:end-glue-point="2" svg:d="M4600 11777l773-1167" svg:viewBox="0 0 774 1168">
          <text:p text:style-name="P1"><text:span text:style-name="T2">qsc_n0_s/a</text:span></text:p>
        </draw:connector>
        <draw:custom-shape draw:style-name="gr2" draw:text-style-name="P2" xml:id="id267" draw:id="id267" draw:layer="layout" svg:width="1cm" svg:height="0.9cm" svg:x="9.787cm" svg:y="7.033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503cm" svg:y1="9.267cm" svg:x2="10.287cm" svg:y2="7.933cm" draw:end-shape="id267" draw:end-glue-point="2" svg:d="M9503 9267l784-1334" svg:viewBox="0 0 785 1335">
          <text:p text:style-name="P1"><text:span text:style-name="T2">qsc_n0_s/a</text:span></text:p>
        </draw:connector>
        <draw:custom-shape draw:style-name="gr2" draw:text-style-name="P2" xml:id="id268" draw:id="id268" draw:layer="layout" svg:width="1cm" svg:height="0.9cm" svg:x="10.987cm" svg:y="7.033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747cm" svg:y1="9.134cm" svg:x2="11.487cm" svg:y2="7.933cm" draw:end-shape="id268" draw:end-glue-point="2" svg:d="M10747 9134l740-1201" svg:viewBox="0 0 741 1202">
          <text:p text:style-name="P1"><text:span text:style-name="T2">qsc_n0_s/a</text:span></text:p>
        </draw:connector>
        <draw:custom-shape draw:style-name="gr2" draw:text-style-name="P2" xml:id="id269" draw:id="id269" draw:layer="layout" svg:width="1cm" svg:height="0.9cm" svg:x="12.187cm" svg:y="7.033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984cm" svg:y1="9.135cm" svg:x2="12.687cm" svg:y2="7.933cm" draw:end-shape="id269" draw:end-glue-point="2" svg:d="M11984 9135l703-1202" svg:viewBox="0 0 704 1203">
          <text:p text:style-name="P1"><text:span text:style-name="T2">qsc_n0_s/a</text:span></text:p>
        </draw:connector>
        <draw:custom-shape draw:style-name="gr2" draw:text-style-name="P2" xml:id="id270" draw:id="id270" draw:layer="layout" svg:width="1cm" svg:height="0.9cm" svg:x="13.387cm" svg:y="7.033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043cm" svg:y1="9.135cm" svg:x2="13.887cm" svg:y2="7.933cm" draw:end-shape="id270" draw:end-glue-point="2" svg:d="M13043 9135l844-1202" svg:viewBox="0 0 845 1203">
          <text:p text:style-name="P1"><text:span text:style-name="T2">qsc_n0_s/a</text:span></text:p>
        </draw:connector>
        <draw:custom-shape draw:style-name="gr2" draw:text-style-name="P2" xml:id="id271" draw:id="id271" draw:layer="layout" svg:width="1cm" svg:height="0.9cm" svg:x="14.587cm" svg:y="7.033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4.307cm" svg:y1="9.161cm" svg:x2="15.087cm" svg:y2="7.933cm" draw:end-shape="id271" draw:end-glue-point="2" svg:d="M14307 9161l780-1228" svg:viewBox="0 0 781 1229">
          <text:p text:style-name="P1"><text:span text:style-name="T2">qsc_n0_s/a</text:span></text:p>
        </draw:connector>
        <draw:custom-shape draw:style-name="gr2" draw:text-style-name="P2" xml:id="id272" draw:id="id272" draw:layer="layout" svg:width="1cm" svg:height="0.9cm" svg:x="32.76cm" svg:y="11.619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024cm" svg:y1="13.769cm" svg:x2="33.26cm" svg:y2="12.519cm" draw:end-shape="id272" draw:end-glue-point="2" svg:d="M33024 13769l236-1250" svg:viewBox="0 0 237 1251">
          <text:p text:style-name="P1"><text:span text:style-name="T2">ch0_0</text:span></text:p>
        </draw:connector>
        <draw:connector draw:style-name="gr6" draw:text-style-name="P1" draw:layer="layout" draw:type="line" svg:x1="33.26cm" svg:y1="11.619cm" svg:x2="35.1cm" svg:y2="8.1cm" draw:start-shape="id272" draw:start-glue-point="0" draw:end-shape="id265" draw:end-glue-point="2" svg:d="M33260 11619l1840-3519" svg:viewBox="0 0 1841 3520">
          <text:p/>
        </draw:connector>
        <draw:connector draw:style-name="gr5" draw:text-style-name="P3" draw:layer="layout" draw:type="line" svg:x1="33.26cm" svg:y1="11.619cm" svg:x2="28.791cm" svg:y2="11.273cm" draw:start-shape="id272" draw:start-glue-point="0" draw:end-shape="id273" draw:end-glue-point="2" svg:d="M33260 11619l-4469-346" svg:viewBox="0 0 4470 347">
          <text:p text:style-name="P1"><text:span text:style-name="T2">a</text:span></text:p>
        </draw:connector>
        <draw:custom-shape draw:style-name="gr2" draw:text-style-name="P2" xml:id="id273" draw:id="id273" draw:layer="layout" svg:width="1cm" svg:height="0.9cm" svg:x="28.291cm" svg:y="10.373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4" draw:id="id274" draw:layer="layout" svg:width="1cm" svg:height="0.9cm" svg:x="29.391cm" svg:y="10.373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26cm" svg:y1="11.619cm" svg:x2="29.891cm" svg:y2="11.273cm" draw:start-shape="id272" draw:start-glue-point="0" draw:end-shape="id274" draw:end-glue-point="2" svg:d="M33260 11619l-3369-346" svg:viewBox="0 0 3370 347">
          <text:p text:style-name="P1"><text:span text:style-name="T2">a</text:span></text:p>
        </draw:connector>
        <draw:custom-shape draw:style-name="gr2" draw:text-style-name="P2" xml:id="id275" draw:id="id275" draw:layer="layout" svg:width="1cm" svg:height="0.9cm" svg:x="26.091cm" svg:y="10.373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26cm" svg:y1="11.619cm" svg:x2="26.591cm" svg:y2="11.273cm" draw:start-shape="id272" draw:start-glue-point="0" draw:end-shape="id275" draw:end-glue-point="2" svg:d="M33260 11619l-6669-346" svg:viewBox="0 0 6670 347">
          <text:p text:style-name="P1"><text:span text:style-name="T2">a</text:span></text:p>
        </draw:connector>
        <draw:custom-shape draw:style-name="gr2" draw:text-style-name="P2" xml:id="id276" draw:id="id276" draw:layer="layout" svg:width="1cm" svg:height="0.9cm" svg:x="30.491cm" svg:y="10.373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7" draw:id="id277" draw:layer="layout" svg:width="1cm" svg:height="0.9cm" svg:x="31.6cm" svg:y="10.373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26cm" svg:y1="11.619cm" svg:x2="30.991cm" svg:y2="11.273cm" draw:start-shape="id272" draw:start-glue-point="0" draw:end-shape="id276" draw:end-glue-point="2" svg:d="M33260 11619l-2269-346" svg:viewBox="0 0 2270 347">
          <text:p text:style-name="P1"><text:span text:style-name="T2">a</text:span></text:p>
        </draw:connector>
        <draw:connector draw:style-name="gr5" draw:text-style-name="P3" draw:layer="layout" draw:type="line" svg:x1="33.26cm" svg:y1="11.619cm" svg:x2="32.1cm" svg:y2="11.273cm" draw:start-shape="id272" draw:start-glue-point="0" draw:end-shape="id277" draw:end-glue-point="2" svg:d="M33260 11619l-1160-346" svg:viewBox="0 0 1161 347">
          <text:p text:style-name="P1"><text:span text:style-name="T2">a</text:span></text:p>
        </draw:connector>
        <draw:custom-shape draw:style-name="gr2" draw:text-style-name="P2" xml:id="id278" draw:id="id278" draw:layer="layout" svg:width="1cm" svg:height="0.9cm" svg:x="27.191cm" svg:y="10.373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26cm" svg:y1="11.619cm" svg:x2="27.691cm" svg:y2="11.273cm" draw:start-shape="id272" draw:start-glue-point="0" draw:end-shape="id278" draw:end-glue-point="2" svg:d="M33260 11619l-5569-346" svg:viewBox="0 0 5570 347">
          <text:p text:style-name="P1"><text:span text:style-name="T2">a</text:span></text:p>
        </draw:connector>
        <draw:custom-shape draw:style-name="gr2" draw:text-style-name="P2" xml:id="id279" draw:id="id279" draw:layer="layout" svg:width="1cm" svg:height="0.9cm" svg:x="31.595cm" svg:y="3.025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3.26cm" svg:y1="11.619cm" svg:x2="32.095cm" svg:y2="3.925cm" draw:start-shape="id272" draw:start-glue-point="0" draw:end-shape="id279" draw:end-glue-point="2" svg:d="M33260 11619l-1165-7694" svg:viewBox="0 0 1166 7695">
          <text:p text:style-name="P1"><text:span text:style-name="T2">c</text:span></text:p>
        </draw:connector>
        <draw:connector draw:style-name="gr5" draw:text-style-name="P3" draw:layer="layout" draw:type="line" svg:x1="27.304cm" svg:y1="12.634cm" svg:x2="27.691cm" svg:y2="11.273cm" draw:end-shape="id278" draw:end-glue-point="2" svg:d="M27304 12634l387-1361" svg:viewBox="0 0 388 1362">
          <text:p text:style-name="P1"><text:span text:style-name="T2">ac4_q_2/b</text:span></text:p>
        </draw:connector>
        <draw:connector draw:style-name="gr5" draw:text-style-name="P3" draw:layer="layout" draw:type="line" svg:x1="26.099cm" svg:y1="12.563cm" svg:x2="26.591cm" svg:y2="11.273cm" draw:end-shape="id275" draw:end-glue-point="2" svg:d="M26099 12563l492-1290" svg:viewBox="0 0 493 1291">
          <text:p text:style-name="P1"><text:span text:style-name="T2">ac4_q_1/b</text:span></text:p>
        </draw:connector>
        <draw:connector draw:style-name="gr5" draw:text-style-name="P3" draw:layer="layout" draw:type="line" svg:x1="28.532cm" svg:y1="12.539cm" svg:x2="28.791cm" svg:y2="11.273cm" draw:end-shape="id273" draw:end-glue-point="2" svg:d="M28532 12539l259-1266" svg:viewBox="0 0 260 1267">
          <text:p text:style-name="P1"><text:span text:style-name="T2">ac4_q_3/b</text:span></text:p>
        </draw:connector>
        <draw:connector draw:style-name="gr5" draw:text-style-name="P3" draw:layer="layout" draw:type="line" svg:x1="29.595cm" svg:y1="12.563cm" svg:x2="29.891cm" svg:y2="11.273cm" draw:end-shape="id274" draw:end-glue-point="2" svg:d="M29595 12563l296-1290" svg:viewBox="0 0 297 1291">
          <text:p text:style-name="P1"><text:span text:style-name="T2">ac4_q_4/b</text:span></text:p>
        </draw:connector>
        <draw:connector draw:style-name="gr5" draw:text-style-name="P3" draw:layer="layout" draw:type="line" svg:x1="30.751cm" svg:y1="12.55cm" svg:x2="30.991cm" svg:y2="11.273cm" draw:end-shape="id276" draw:end-glue-point="2" svg:d="M30751 12550l240-1277" svg:viewBox="0 0 241 1278">
          <text:p text:style-name="P1"><text:span text:style-name="T2">ac4_q_5/b</text:span></text:p>
        </draw:connector>
        <draw:custom-shape draw:style-name="gr3" draw:text-style-name="P2" xml:id="id293" draw:id="id293" draw:layer="layout" svg:width="2.1cm" svg:height="0.9cm" svg:x="15.287cm" svg:y="10.684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0" draw:id="id280" draw:layer="layout" svg:width="1cm" svg:height="0.9cm" svg:x="6.873cm" svg:y="7.812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24cm" svg:y1="9.888cm" svg:x2="7.373cm" svg:y2="8.712cm" draw:end-shape="id280" draw:end-glue-point="2" svg:d="M7024 9888l349-1176" svg:viewBox="0 0 350 1177">
          <text:p text:style-name="P1"><text:span text:style-name="T2">ch1_1</text:span></text:p>
        </draw:connector>
        <draw:connector draw:style-name="gr5" draw:text-style-name="P3" draw:layer="layout" draw:type="line" svg:x1="33.659cm" svg:y1="14.377cm" svg:x2="33.26cm" svg:y2="12.519cm" draw:end-shape="id272" draw:end-glue-point="2" svg:d="M33659 14377l-399-1858" svg:viewBox="0 0 400 1859">
          <text:p text:style-name="P1"><text:span text:style-name="T2">ch1_1</text:span></text:p>
        </draw:connector>
        <draw:connector draw:style-name="gr5" draw:text-style-name="P3" draw:layer="layout" draw:type="line" svg:x1="8.003cm" svg:y1="10.338cm" svg:x2="7.373cm" svg:y2="8.712cm" draw:end-shape="id280" draw:end-glue-point="2" svg:d="M8003 10338l-630-1626" svg:viewBox="0 0 631 1627">
          <text:p text:style-name="P1"><text:span text:style-name="T2">ch0_3</text:span></text:p>
        </draw:connector>
        <draw:connector draw:style-name="gr6" draw:text-style-name="P1" draw:layer="layout" draw:type="line" svg:x1="7.373cm" svg:y1="7.812cm" svg:x2="5.4cm" svg:y2="6.779cm" draw:start-shape="id280" draw:start-glue-point="0" draw:end-shape="id281" draw:end-glue-point="2" svg:d="M7373 7812l-1973-1033" svg:viewBox="0 0 1974 1034">
          <text:p/>
        </draw:connector>
        <draw:connector draw:style-name="gr6" draw:text-style-name="P1" draw:layer="layout" draw:type="line" svg:x1="7.373cm" svg:y1="7.812cm" svg:x2="7.373cm" svg:y2="6.809cm" draw:start-shape="id280" draw:start-glue-point="0" draw:end-shape="id282" draw:end-glue-point="2" svg:d="M7373 7812v-1003" svg:viewBox="0 0 1 1004">
          <text:p/>
        </draw:connector>
        <draw:custom-shape draw:style-name="gr2" draw:text-style-name="P2" xml:id="id283" draw:id="id283" draw:layer="layout" svg:width="1cm" svg:height="0.9cm" svg:x="4.9cm" svg:y="3.879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4cm" svg:y1="5.879cm" svg:x2="5.4cm" svg:y2="4.779cm" draw:start-shape="id281" draw:start-glue-point="0" draw:end-shape="id283" draw:end-glue-point="2" svg:d="M5400 5879v-1100" svg:viewBox="0 0 1 1101">
          <text:p/>
        </draw:connector>
        <draw:connector draw:style-name="gr5" draw:text-style-name="P3" draw:layer="layout" draw:type="line" svg:x1="5.4cm" svg:y1="3.879cm" svg:x2="5.415cm" svg:y2="2.233cm" draw:start-shape="id283" draw:start-glue-point="0" svg:d="M5400 3879l15-1646" svg:viewBox="0 0 16 1647">
          <text:p text:style-name="P1"><text:span text:style-name="T2">unit05_ie1</text:span></text:p>
        </draw:connector>
        <draw:custom-shape draw:style-name="gr2" draw:text-style-name="P2" xml:id="id284" draw:id="id284" draw:layer="layout" svg:width="1cm" svg:height="0.9cm" svg:x="6.873cm" svg:y="3.909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373cm" svg:y1="3.909cm" svg:x2="7.364cm" svg:y2="2.848cm" draw:start-shape="id284" draw:start-glue-point="0" svg:d="M7373 3909l-9-1061" svg:viewBox="0 0 10 1062">
          <text:p text:style-name="P1"><text:span text:style-name="T2">unit05_ie2</text:span></text:p>
        </draw:connector>
        <draw:connector draw:style-name="gr6" draw:text-style-name="P1" draw:layer="layout" draw:type="line" svg:x1="7.373cm" svg:y1="5.909cm" svg:x2="7.373cm" svg:y2="4.809cm" draw:start-shape="id282" draw:start-glue-point="0" draw:end-shape="id284" draw:end-glue-point="2" svg:d="M7373 5909v-1100" svg:viewBox="0 0 1 1101">
          <text:p/>
        </draw:connector>
        <draw:custom-shape draw:style-name="gr2" draw:text-style-name="P2" xml:id="id285" draw:id="id285" draw:layer="layout" svg:width="1cm" svg:height="0.9cm" svg:x="4.873cm" svg:y="7.791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373cm" svg:y1="9.71cm" svg:x2="5.373cm" svg:y2="8.691cm" draw:start-shape="id266" draw:start-glue-point="0" draw:end-shape="id285" draw:end-glue-point="2" svg:d="M5373 9710v-1019" svg:viewBox="0 0 1 1020">
          <text:p/>
        </draw:connector>
        <draw:connector draw:style-name="gr6" draw:text-style-name="P1" draw:layer="layout" draw:type="line" svg:x1="5.373cm" svg:y1="9.71cm" svg:x2="7.373cm" svg:y2="6.809cm" draw:start-shape="id266" draw:start-glue-point="0" draw:end-shape="id282" draw:end-glue-point="2" svg:d="M5373 9710l2000-2901" svg:viewBox="0 0 2001 2902">
          <text:p/>
        </draw:connector>
        <draw:connector draw:style-name="gr6" draw:text-style-name="P1" draw:layer="layout" draw:type="line" svg:x1="5.373cm" svg:y1="7.791cm" svg:x2="5.4cm" svg:y2="6.779cm" draw:start-shape="id285" draw:start-glue-point="0" draw:end-shape="id281" draw:end-glue-point="2" svg:d="M5373 7791l27-1012" svg:viewBox="0 0 28 1013">
          <text:p/>
        </draw:connector>
        <draw:custom-shape draw:style-name="gr2" draw:text-style-name="P2" xml:id="id286" draw:id="id286" draw:layer="layout" svg:width="1cm" svg:height="0.9cm" svg:x="9.787cm" svg:y="4.045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287cm" svg:y1="7.033cm" svg:x2="10.287cm" svg:y2="4.945cm" draw:start-shape="id267" draw:start-glue-point="0" draw:end-shape="id286" draw:end-glue-point="2" svg:d="M10287 7033v-2088" svg:viewBox="0 0 1 2089">
          <text:p text:style-name="P1"><text:span text:style-name="T2">b</text:span></text:p>
        </draw:connector>
        <draw:connector draw:style-name="gr5" draw:text-style-name="P3" draw:layer="layout" draw:type="line" svg:x1="10.287cm" svg:y1="4.045cm" svg:x2="10.265cm" svg:y2="2.537cm" draw:start-shape="id286" draw:start-glue-point="0" svg:d="M10287 4045l-22-1508" svg:viewBox="0 0 23 1509">
          <text:p text:style-name="P1"><text:span text:style-name="T2">unit05_a0</text:span></text:p>
        </draw:connector>
        <draw:custom-shape draw:style-name="gr2" draw:text-style-name="P2" xml:id="id287" draw:id="id287" draw:layer="layout" svg:width="1cm" svg:height="0.9cm" svg:x="10.987cm" svg:y="4.045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487cm" svg:y1="7.033cm" svg:x2="11.487cm" svg:y2="4.945cm" draw:start-shape="id268" draw:start-glue-point="0" draw:end-shape="id287" draw:end-glue-point="2" svg:d="M11487 7033v-2088" svg:viewBox="0 0 1 2089">
          <text:p text:style-name="P1"><text:span text:style-name="T2">b</text:span></text:p>
        </draw:connector>
        <draw:connector draw:style-name="gr5" draw:text-style-name="P3" draw:layer="layout" draw:type="line" svg:x1="11.487cm" svg:y1="4.045cm" svg:x2="11.461cm" svg:y2="1.933cm" draw:start-shape="id287" draw:start-glue-point="0" svg:d="M11487 4045l-26-2112" svg:viewBox="0 0 27 2113">
          <text:p text:style-name="P1"><text:span text:style-name="T2">unit05_a1</text:span></text:p>
        </draw:connector>
        <draw:custom-shape draw:style-name="gr2" draw:text-style-name="P2" xml:id="id288" draw:id="id288" draw:layer="layout" svg:width="1cm" svg:height="0.9cm" svg:x="12.187cm" svg:y="4.045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87cm" svg:y1="7.033cm" svg:x2="12.687cm" svg:y2="4.945cm" draw:start-shape="id269" draw:start-glue-point="0" draw:end-shape="id288" draw:end-glue-point="2" svg:d="M12687 7033v-2088" svg:viewBox="0 0 1 2089">
          <text:p text:style-name="P1"><text:span text:style-name="T2">b</text:span></text:p>
        </draw:connector>
        <draw:connector draw:style-name="gr5" draw:text-style-name="P3" draw:layer="layout" draw:type="line" svg:x1="12.687cm" svg:y1="4.045cm" svg:x2="12.665cm" svg:y2="2.54cm" draw:start-shape="id288" draw:start-glue-point="0" svg:d="M12687 4045l-22-1505" svg:viewBox="0 0 23 1506">
          <text:p text:style-name="P1"><text:span text:style-name="T2">unit05_a2</text:span></text:p>
        </draw:connector>
        <draw:custom-shape draw:style-name="gr2" draw:text-style-name="P2" xml:id="id289" draw:id="id289" draw:layer="layout" svg:width="1cm" svg:height="0.9cm" svg:x="13.387cm" svg:y="4.045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887cm" svg:y1="7.033cm" svg:x2="13.887cm" svg:y2="4.945cm" draw:start-shape="id270" draw:start-glue-point="0" draw:end-shape="id289" draw:end-glue-point="2" svg:d="M13887 7033v-2088" svg:viewBox="0 0 1 2089">
          <text:p text:style-name="P1"><text:span text:style-name="T2">b</text:span></text:p>
        </draw:connector>
        <draw:connector draw:style-name="gr5" draw:text-style-name="P3" draw:layer="layout" draw:type="line" svg:x1="13.887cm" svg:y1="4.045cm" svg:x2="13.884cm" svg:y2="2.092cm" draw:start-shape="id289" draw:start-glue-point="0" svg:d="M13887 4045l-3-1953" svg:viewBox="0 0 4 1954">
          <text:p text:style-name="P1"><text:span text:style-name="T2">unit05_a3</text:span></text:p>
        </draw:connector>
        <draw:custom-shape draw:style-name="gr2" draw:text-style-name="P2" xml:id="id290" draw:id="id290" draw:layer="layout" svg:width="1cm" svg:height="0.9cm" svg:x="14.561cm" svg:y="4.045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087cm" svg:y1="7.033cm" svg:x2="15.061cm" svg:y2="4.945cm" draw:start-shape="id271" draw:start-glue-point="0" draw:end-shape="id290" draw:end-glue-point="2" svg:d="M15087 7033l-26-2088" svg:viewBox="0 0 27 2089">
          <text:p text:style-name="P1"><text:span text:style-name="T2">b</text:span></text:p>
        </draw:connector>
        <draw:connector draw:style-name="gr5" draw:text-style-name="P3" draw:layer="layout" draw:type="line" svg:x1="15.061cm" svg:y1="4.045cm" svg:x2="15.065cm" svg:y2="2.489cm" draw:start-shape="id290" draw:start-glue-point="0" svg:d="M15061 4045l4-1556" svg:viewBox="0 0 5 1557">
          <text:p text:style-name="P1"><text:span text:style-name="T2">unit05_a4</text:span></text:p>
        </draw:connector>
        <draw:custom-shape draw:style-name="gr2" draw:text-style-name="P2" xml:id="id291" draw:id="id291" draw:layer="layout" svg:width="1cm" svg:height="0.9cm" svg:x="15.787cm" svg:y="8.933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2" draw:id="id292" draw:layer="layout" svg:width="1cm" svg:height="0.9cm" svg:x="15.787cm" svg:y="4.045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287cm" svg:y1="8.933cm" svg:x2="16.287cm" svg:y2="4.945cm" draw:start-shape="id291" draw:start-glue-point="0" draw:end-shape="id292" draw:end-glue-point="2" svg:d="M16287 8933v-3988" svg:viewBox="0 0 1 3989">
          <text:p text:style-name="P1"><text:span text:style-name="T2">b</text:span></text:p>
        </draw:connector>
        <draw:connector draw:style-name="gr5" draw:text-style-name="P3" draw:layer="layout" draw:type="line" svg:x1="16.287cm" svg:y1="4.045cm" svg:x2="16.28cm" svg:y2="2.012cm" draw:start-shape="id292" draw:start-glue-point="0" svg:d="M16287 4045l-7-2033" svg:viewBox="0 0 8 2034">
          <text:p text:style-name="P1"><text:span text:style-name="T2">unit05_a5</text:span></text:p>
        </draw:connector>
        <draw:connector draw:style-name="gr5" draw:text-style-name="P3" draw:layer="layout" draw:type="line" svg:x1="9.133cm" svg:y1="5.776cm" svg:x2="10.287cm" svg:y2="4.945cm" draw:end-shape="id286" draw:end-glue-point="2" svg:d="M9133 5776l1154-831" svg:viewBox="0 0 1155 832">
          <text:p text:style-name="P1"><text:span text:style-name="T2">unit05_a_sel/a</text:span></text:p>
        </draw:connector>
        <draw:connector draw:style-name="gr5" draw:text-style-name="P3" draw:layer="layout" draw:type="line" svg:x1="15.457cm" svg:y1="5.974cm" svg:x2="16.287cm" svg:y2="4.945cm" draw:end-shape="id292" draw:end-glue-point="2" svg:d="M15457 5974l830-1029" svg:viewBox="0 0 831 1030">
          <text:p text:style-name="P1"><text:span text:style-name="T2">unit05_a_sel/a</text:span></text:p>
        </draw:connector>
        <draw:connector draw:style-name="gr5" draw:text-style-name="P3" draw:layer="layout" draw:type="line" svg:x1="10.589cm" svg:y1="5.762cm" svg:x2="11.487cm" svg:y2="4.945cm" draw:end-shape="id287" draw:end-glue-point="2" svg:d="M10589 5762l898-817" svg:viewBox="0 0 899 818">
          <text:p text:style-name="P1"><text:span text:style-name="T2">unit05_a_sel/a</text:span></text:p>
        </draw:connector>
        <draw:connector draw:style-name="gr5" draw:text-style-name="P3" draw:layer="layout" draw:type="line" svg:x1="11.846cm" svg:y1="5.842cm" svg:x2="12.687cm" svg:y2="4.945cm" draw:end-shape="id288" draw:end-glue-point="2" svg:d="M11846 5842l841-897" svg:viewBox="0 0 842 898">
          <text:p text:style-name="P1"><text:span text:style-name="T2">unit05_a_sel/a</text:span></text:p>
        </draw:connector>
        <draw:connector draw:style-name="gr5" draw:text-style-name="P3" draw:layer="layout" draw:type="line" svg:x1="14.253cm" svg:y1="5.96cm" svg:x2="15.061cm" svg:y2="4.945cm" draw:end-shape="id290" draw:end-glue-point="2" svg:d="M14253 5960l808-1015" svg:viewBox="0 0 809 1016">
          <text:p text:style-name="P1"><text:span text:style-name="T2">unit05_a_sel/a</text:span></text:p>
        </draw:connector>
        <draw:connector draw:style-name="gr5" draw:text-style-name="P3" draw:layer="layout" draw:type="line" svg:x1="13.049cm" svg:y1="5.908cm" svg:x2="13.887cm" svg:y2="4.945cm" draw:end-shape="id289" draw:end-glue-point="2" svg:d="M13049 5908l838-963" svg:viewBox="0 0 839 964">
          <text:p text:style-name="P1"><text:span text:style-name="T2">unit05_a_sel/a</text:span></text:p>
        </draw:connector>
        <draw:connector draw:style-name="gr5" draw:text-style-name="P3" draw:layer="layout" draw:type="line" svg:x1="9.635cm" svg:y1="9.982cm" svg:x2="10.287cm" svg:y2="7.933cm" draw:end-shape="id267" draw:end-glue-point="2" svg:d="M9635 9982l652-2049" svg:viewBox="0 0 653 2050">
          <text:p text:style-name="P1"><text:span text:style-name="T2">ac5_1/b</text:span></text:p>
        </draw:connector>
        <draw:connector draw:style-name="gr5" draw:text-style-name="P3" draw:layer="layout" draw:type="line" svg:x1="10.879cm" svg:y1="9.85cm" svg:x2="11.487cm" svg:y2="7.933cm" draw:end-shape="id268" draw:end-glue-point="2" svg:d="M10879 9850l608-1917" svg:viewBox="0 0 609 1918">
          <text:p text:style-name="P1"><text:span text:style-name="T2">ac5_2/b</text:span></text:p>
        </draw:connector>
        <draw:connector draw:style-name="gr5" draw:text-style-name="P3" draw:layer="layout" draw:type="line" svg:x1="12.123cm" svg:y1="9.796cm" svg:x2="12.687cm" svg:y2="7.933cm" draw:end-shape="id269" draw:end-glue-point="2" svg:d="M12123 9796l564-1863" svg:viewBox="0 0 565 1864">
          <text:p text:style-name="P1"><text:span text:style-name="T2">ac5_3/b</text:span></text:p>
        </draw:connector>
        <draw:connector draw:style-name="gr5" draw:text-style-name="P3" draw:layer="layout" draw:type="line" svg:x1="13.181cm" svg:y1="9.823cm" svg:x2="13.887cm" svg:y2="7.933cm" draw:end-shape="id270" draw:end-glue-point="2" svg:d="M13181 9823l706-1890" svg:viewBox="0 0 707 1891">
          <text:p text:style-name="P1"><text:span text:style-name="T2">ac5_4/b</text:span></text:p>
        </draw:connector>
        <draw:connector draw:style-name="gr5" draw:text-style-name="P3" draw:layer="layout" draw:type="line" svg:x1="14.425cm" svg:y1="9.717cm" svg:x2="15.087cm" svg:y2="7.933cm" draw:end-shape="id271" draw:end-glue-point="2" svg:d="M14425 9717l662-1784" svg:viewBox="0 0 663 1785">
          <text:p text:style-name="P1"><text:span text:style-name="T2">ac5_5/b</text:span></text:p>
        </draw:connector>
        <draw:connector draw:style-name="gr5" draw:text-style-name="P3" draw:layer="layout" draw:type="line" svg:x1="4.785cm" svg:y1="12.439cm" svg:x2="5.373cm" svg:y2="10.61cm" draw:end-shape="id266" draw:end-glue-point="2" svg:d="M4785 12439l588-1829" svg:viewBox="0 0 589 1830">
          <text:p text:style-name="P1"><text:span text:style-name="T2">ac5_0/b</text:span></text:p>
        </draw:connector>
        <draw:connector draw:style-name="gr6" draw:text-style-name="P1" draw:layer="layout" draw:type="line" svg:x1="16.337cm" svg:y1="10.684cm" svg:x2="16.287cm" svg:y2="9.833cm" draw:start-shape="id293" draw:start-glue-point="0" svg:d="M16337 10684l-50-851" svg:viewBox="0 0 51 852">
          <text:p/>
        </draw:connector>
        <draw:custom-shape draw:style-name="gr2" draw:text-style-name="P2" xml:id="id294" draw:id="id294" draw:layer="layout" svg:width="1cm" svg:height="0.9cm" svg:x="17.787cm" svg:y="9.033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6.337cm" svg:y1="10.684cm" svg:x2="17.787cm" svg:y2="9.483cm" draw:start-shape="id293" draw:start-glue-point="0" draw:end-shape="id294" draw:end-glue-point="3" svg:d="M16337 10684l1450-1201" svg:viewBox="0 0 1451 1202">
          <text:p/>
        </draw:connector>
        <draw:connector draw:style-name="gr6" draw:text-style-name="P1" draw:layer="layout" draw:type="line" svg:x1="18.287cm" svg:y1="9.933cm" svg:x2="17.387cm" svg:y2="11.134cm" draw:start-shape="id294" draw:start-glue-point="2" draw:end-shape="id293" draw:end-glue-point="1" svg:d="M18287 9933l-900 1201" svg:viewBox="0 0 901 1202">
          <text:p/>
        </draw:connector>
        <draw:connector draw:style-name="gr5" draw:text-style-name="P3" draw:layer="layout" draw:type="line" svg:x1="9.83cm" svg:y1="10.726cm" svg:x2="10.287cm" svg:y2="7.933cm" draw:end-shape="id267" draw:end-glue-point="2" svg:d="M9830 10726l457-2793" svg:viewBox="0 0 458 2794">
          <text:p text:style-name="P1"><text:span text:style-name="T2">zz1/c</text:span></text:p>
        </draw:connector>
        <draw:connector draw:style-name="gr5" draw:text-style-name="P3" draw:layer="layout" draw:type="line" svg:x1="11.091cm" svg:y1="10.538cm" svg:x2="11.487cm" svg:y2="7.933cm" draw:end-shape="id268" draw:end-glue-point="2" svg:d="M11091 10538l396-2605" svg:viewBox="0 0 397 2606">
          <text:p text:style-name="P1"><text:span text:style-name="T2">zz2/c</text:span></text:p>
        </draw:connector>
        <draw:connector draw:style-name="gr5" draw:text-style-name="P3" draw:layer="layout" draw:type="line" svg:x1="12.414cm" svg:y1="10.484cm" svg:x2="12.687cm" svg:y2="7.933cm" draw:end-shape="id269" draw:end-glue-point="2" svg:d="M12414 10484l273-2551" svg:viewBox="0 0 274 2552">
          <text:p text:style-name="P1"><text:span text:style-name="T2">zz3/c</text:span></text:p>
        </draw:connector>
        <draw:connector draw:style-name="gr5" draw:text-style-name="P3" draw:layer="layout" draw:type="line" svg:x1="13.446cm" svg:y1="10.378cm" svg:x2="13.887cm" svg:y2="7.933cm" draw:end-shape="id270" draw:end-glue-point="2" svg:d="M13446 10378l441-2445" svg:viewBox="0 0 442 2446">
          <text:p text:style-name="P1"><text:span text:style-name="T2">zz4/c</text:span></text:p>
        </draw:connector>
        <draw:connector draw:style-name="gr5" draw:text-style-name="P3" draw:layer="layout" draw:type="line" svg:x1="4.971cm" svg:y1="13.1cm" svg:x2="5.373cm" svg:y2="10.61cm" draw:end-shape="id266" draw:end-glue-point="2" svg:d="M4971 13100l402-2490" svg:viewBox="0 0 403 2491">
          <text:p text:style-name="P1"><text:span text:style-name="T2">zz0/c</text:span></text:p>
        </draw:connector>
        <draw:connector draw:style-name="gr5" draw:text-style-name="P3" draw:layer="layout" draw:type="line" svg:x1="14.69cm" svg:y1="10.299cm" svg:x2="15.087cm" svg:y2="7.933cm" draw:end-shape="id271" draw:end-glue-point="2" svg:d="M14690 10299l397-2366" svg:viewBox="0 0 398 2367">
          <text:p text:style-name="P1"><text:span text:style-name="T2">zz5/c</text:span></text:p>
        </draw:connector>
        <draw:connector draw:style-name="gr6" draw:text-style-name="P1" draw:layer="layout" draw:type="line" svg:x1="26.591cm" svg:y1="10.373cm" svg:x2="25.4cm" svg:y2="9.773cm" draw:start-shape="id275" draw:start-glue-point="0" draw:end-shape="id295" draw:end-glue-point="2" svg:d="M26591 10373l-1191-600" svg:viewBox="0 0 1192 601">
          <text:p/>
        </draw:connector>
        <draw:custom-shape draw:style-name="gr2" draw:text-style-name="P2" xml:id="id295" draw:id="id295" draw:layer="layout" svg:width="1cm" svg:height="0.9cm" svg:x="24.9cm" svg:y="8.873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591cm" svg:y1="10.373cm" svg:x2="26.595cm" svg:y2="8.996cm" draw:start-shape="id275" draw:start-glue-point="0" svg:d="M26591 10373l4-1377" svg:viewBox="0 0 5 1378">
          <text:p text:style-name="P1"><text:span text:style-name="T2">unit04_oe1</text:span></text:p>
        </draw:connector>
        <draw:custom-shape draw:style-name="gr2" draw:text-style-name="P2" xml:id="id296" draw:id="id296" draw:layer="layout" svg:width="1cm" svg:height="0.9cm" svg:x="60.096cm" svg:y="3.453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9.192cm" svg:y1="5.866cm" svg:x2="60.596cm" svg:y2="4.353cm" draw:end-shape="id296" draw:end-glue-point="2" svg:d="M59192 5866l1404-1513" svg:viewBox="0 0 1405 1514">
          <text:p text:style-name="P1"><text:span text:style-name="T2">unit04_oe1</text:span></text:p>
        </draw:connector>
        <draw:custom-shape draw:style-name="gr2" draw:text-style-name="P2" xml:id="id297" draw:id="id297" draw:layer="layout" svg:width="1cm" svg:height="0.9cm" svg:x="21.595cm" svg:y="2.994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017cm" svg:y1="6.336cm" svg:x2="22.095cm" svg:y2="3.894cm" draw:end-shape="id297" draw:end-glue-point="2" svg:d="M22017 6336l78-2442" svg:viewBox="0 0 79 2443">
          <text:p text:style-name="P1"><text:span text:style-name="T2">unit04_oa0/c</text:span></text:p>
        </draw:connector>
        <draw:custom-shape draw:style-name="gr2" draw:text-style-name="P2" xml:id="id298" draw:id="id298" draw:layer="layout" svg:width="1cm" svg:height="0.9cm" svg:x="60.096cm" svg:y="5.921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012cm" svg:y1="8.406cm" svg:x2="60.596cm" svg:y2="6.821cm" draw:end-shape="id298" draw:end-glue-point="2" svg:d="M60012 8406l584-1585" svg:viewBox="0 0 585 1586">
          <text:p text:style-name="P1"><text:span text:style-name="T2">unit04_oa0</text:span></text:p>
        </draw:connector>
        <draw:connector draw:style-name="gr6" draw:text-style-name="P1" draw:layer="layout" draw:type="line" svg:x1="60.596cm" svg:y1="5.921cm" svg:x2="60.596cm" svg:y2="4.353cm" draw:start-shape="id298" draw:start-glue-point="0" draw:end-shape="id296" draw:end-glue-point="2" svg:d="M60596 5921v-1568" svg:viewBox="0 0 1 1569">
          <text:p/>
        </draw:connector>
        <draw:custom-shape draw:style-name="gr2" draw:text-style-name="P2" xml:id="id299" draw:id="id299" draw:layer="layout" svg:width="1cm" svg:height="0.9cm" svg:x="23.595cm" svg:y="3.001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107cm" svg:y1="6.468cm" svg:x2="24.095cm" svg:y2="3.901cm" draw:end-shape="id299" draw:end-glue-point="2" svg:d="M24107 6468l-12-2567" svg:viewBox="0 0 13 2568">
          <text:p text:style-name="P1"><text:span text:style-name="T2">unit04_oa1/c</text:span></text:p>
        </draw:connector>
        <draw:custom-shape draw:style-name="gr2" draw:text-style-name="P2" xml:id="id300" draw:id="id300" draw:layer="layout" svg:width="1cm" svg:height="0.9cm" svg:x="61.196cm" svg:y="5.921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1.15cm" svg:y1="8.485cm" svg:x2="61.696cm" svg:y2="6.821cm" draw:end-shape="id300" draw:end-glue-point="2" svg:d="M61150 8485l546-1664" svg:viewBox="0 0 547 1665">
          <text:p text:style-name="P1"><text:span text:style-name="T2">load_ia1</text:span></text:p>
        </draw:connector>
        <draw:custom-shape draw:style-name="gr2" draw:text-style-name="P2" xml:id="id301" draw:id="id301" draw:layer="layout" svg:width="1cm" svg:height="0.9cm" svg:x="25.595cm" svg:y="3.001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6.091cm" svg:y1="6.416cm" svg:x2="26.095cm" svg:y2="3.901cm" draw:end-shape="id301" draw:end-glue-point="2" svg:d="M26091 6416l4-2515" svg:viewBox="0 0 5 2516">
          <text:p text:style-name="P1"><text:span text:style-name="T2">unit04_oa2/c</text:span></text:p>
        </draw:connector>
        <draw:custom-shape draw:style-name="gr2" draw:text-style-name="P2" xml:id="id302" draw:id="id302" draw:layer="layout" svg:width="1cm" svg:height="0.9cm" svg:x="62.296cm" svg:y="5.921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2.314cm" svg:y1="8.406cm" svg:x2="62.796cm" svg:y2="6.821cm" draw:end-shape="id302" draw:end-glue-point="2" svg:d="M62314 8406l482-1585" svg:viewBox="0 0 483 1586">
          <text:p text:style-name="P1"><text:span text:style-name="T2">unit04_oa2</text:span></text:p>
        </draw:connector>
        <draw:custom-shape draw:style-name="gr2" draw:text-style-name="P2" xml:id="id303" draw:id="id303" draw:layer="layout" svg:width="1cm" svg:height="0.9cm" svg:x="27.595cm" svg:y="3.001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072cm" svg:y1="6.429cm" svg:x2="28.095cm" svg:y2="3.901cm" draw:end-shape="id303" draw:end-glue-point="2" svg:d="M28072 6429l23-2528" svg:viewBox="0 0 24 2529">
          <text:p text:style-name="P1"><text:span text:style-name="T2">unit04_oa3/c</text:span></text:p>
        </draw:connector>
        <draw:custom-shape draw:style-name="gr2" draw:text-style-name="P2" xml:id="id304" draw:id="id304" draw:layer="layout" svg:width="1cm" svg:height="0.9cm" svg:x="63.396cm" svg:y="5.921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398cm" svg:y1="8.565cm" svg:x2="63.896cm" svg:y2="6.821cm" draw:end-shape="id304" draw:end-glue-point="2" svg:d="M63398 8565l498-1744" svg:viewBox="0 0 499 1745">
          <text:p text:style-name="P1"><text:span text:style-name="T2">unit04_oa3</text:span></text:p>
        </draw:connector>
        <draw:custom-shape draw:style-name="gr1" draw:text-style-name="P2" xml:id="id305" draw:id="id305" draw:layer="layout" svg:width="1cm" svg:height="0.9cm" svg:x="31.56cm" svg:y="14.177cm">
          <text:p text:style-name="P1"><text:span text:style-name="T1">AND</text:span></text:p>
          <text:p text:style-name="P1"><text:span text:style-name="T1">50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06cm" svg:y1="14.177cm" svg:x2="32.1cm" svg:y2="11.273cm" draw:start-shape="id305" draw:start-glue-point="0" draw:end-shape="id277" draw:end-glue-point="2" svg:d="M32060 14177l40-2904" svg:viewBox="0 0 41 2905">
          <text:p text:style-name="P1"><text:span text:style-name="T2">b</text:span></text:p>
        </draw:connector>
        <draw:connector draw:style-name="gr5" draw:text-style-name="P3" draw:layer="layout" draw:type="line" svg:x1="22.095cm" svg:y1="2.994cm" svg:x2="22.096cm" svg:y2="1.653cm" draw:start-shape="id297" draw:start-glue-point="0" svg:d="M22095 2994l1-1341" svg:viewBox="0 0 2 1342">
          <text:p text:style-name="P1"><text:span text:style-name="T2">unit04_a0</text:span></text:p>
        </draw:connector>
        <draw:connector draw:style-name="gr5" draw:text-style-name="P3" draw:layer="layout" draw:type="line" svg:x1="24.095cm" svg:y1="3.001cm" svg:x2="24.107cm" svg:y2="1.6cm" draw:start-shape="id299" draw:start-glue-point="0" svg:d="M24095 3001l12-1401" svg:viewBox="0 0 13 1402">
          <text:p text:style-name="P1"><text:span text:style-name="T2">unit04_a1</text:span></text:p>
        </draw:connector>
        <draw:connector draw:style-name="gr5" draw:text-style-name="P3" draw:layer="layout" draw:type="line" svg:x1="26.095cm" svg:y1="3.001cm" svg:x2="26.118cm" svg:y2="1.679cm" draw:start-shape="id301" draw:start-glue-point="0" svg:d="M26095 3001l23-1322" svg:viewBox="0 0 24 1323">
          <text:p text:style-name="P1"><text:span text:style-name="T2">unit04_a2</text:span></text:p>
        </draw:connector>
        <draw:connector draw:style-name="gr5" draw:text-style-name="P3" draw:layer="layout" draw:type="line" svg:x1="28.095cm" svg:y1="3.001cm" svg:x2="28.049cm" svg:y2="1.627cm" draw:start-shape="id303" draw:start-glue-point="0" svg:d="M28095 3001l-46-1374" svg:viewBox="0 0 47 1375">
          <text:p text:style-name="P1"><text:span text:style-name="T2">unit04_a3</text:span></text:p>
        </draw:connector>
        <draw:custom-shape draw:style-name="gr2" draw:text-style-name="P2" xml:id="id306" draw:id="id306" draw:layer="layout" svg:width="1cm" svg:height="0.9cm" svg:x="29.595cm" svg:y="3.001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0.095cm" svg:y1="3.001cm" svg:x2="30.087cm" svg:y2="1.812cm" draw:start-shape="id306" draw:start-glue-point="0" svg:d="M30095 3001l-8-1189" svg:viewBox="0 0 9 1190">
          <text:p text:style-name="P1"><text:span text:style-name="T2">unit04_a4</text:span></text:p>
        </draw:connector>
        <draw:connector draw:style-name="gr5" draw:text-style-name="P3" draw:layer="layout" draw:type="line" svg:x1="32.095cm" svg:y1="3.025cm" svg:x2="32.045cm" svg:y2="1.679cm" draw:start-shape="id279" draw:start-glue-point="0" svg:d="M32095 3025l-50-1346" svg:viewBox="0 0 51 1347">
          <text:p text:style-name="P1"><text:span text:style-name="T2">unit04_a5</text:span></text:p>
        </draw:connector>
        <draw:connector draw:style-name="gr5" draw:text-style-name="P3" draw:layer="layout" draw:type="line" svg:x1="25.4cm" svg:y1="8.873cm" svg:x2="25.39cm" svg:y2="7.602cm" draw:start-shape="id295" draw:start-glue-point="0" svg:d="M25400 8873l-10-1271" svg:viewBox="0 0 11 1272">
          <text:p text:style-name="P1"><text:span text:style-name="T2">unit04_oe2</text:span></text:p>
        </draw:connector>
        <draw:connector draw:style-name="gr5" draw:text-style-name="P3" draw:layer="layout" draw:type="line" svg:x1="30.083cm" svg:y1="6.482cm" svg:x2="30.095cm" svg:y2="3.901cm" draw:end-shape="id306" draw:end-glue-point="2" svg:d="M30083 6482l12-2581" svg:viewBox="0 0 13 2582">
          <text:p text:style-name="P1"><text:span text:style-name="T2">unit04_oa4/c</text:span></text:p>
        </draw:connector>
        <draw:custom-shape draw:style-name="gr2" draw:text-style-name="P2" xml:id="id307" draw:id="id307" draw:layer="layout" svg:width="1cm" svg:height="0.9cm" svg:x="64.496cm" svg:y="5.921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338" draw:id="id338" draw:layer="layout" draw:type="line" svg:x1="32.1cm" svg:y1="10.373cm" svg:x2="32.1cm" svg:y2="10.373cm" draw:start-shape="id277" draw:start-glue-point="0" draw:end-shape="id277" draw:end-glue-point="0" svg:d="M32100 10373z" svg:viewBox="0 0 1 1">
          <text:p/>
        </draw:connector>
        <draw:connector draw:style-name="gr5" draw:text-style-name="P1" draw:layer="layout" draw:type="line" svg:x1="64.563cm" svg:y1="8.459cm" svg:x2="64.996cm" svg:y2="6.821cm" draw:end-shape="id307" draw:end-glue-point="2" svg:d="M64563 8459l433-1638" svg:viewBox="0 0 434 1639">
          <text:p text:style-name="P1"><text:span text:style-name="T2">unit04_oa4</text:span></text:p>
        </draw:connector>
        <draw:custom-shape draw:style-name="gr2" draw:text-style-name="P2" xml:id="id308" draw:id="id308" draw:layer="layout" svg:width="1cm" svg:height="0.9cm" svg:x="63.996cm" svg:y="3.453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996cm" svg:y1="5.921cm" svg:x2="64.496cm" svg:y2="4.353cm" draw:start-shape="id307" draw:start-glue-point="0" draw:end-shape="id308" draw:end-glue-point="2" svg:d="M64996 5921l-500-1568" svg:viewBox="0 0 501 1569">
          <text:p/>
        </draw:connector>
        <draw:connector draw:style-name="gr6" draw:text-style-name="P1" draw:layer="layout" draw:type="line" svg:x1="63.896cm" svg:y1="5.921cm" svg:x2="64.496cm" svg:y2="4.353cm" draw:start-shape="id304" draw:start-glue-point="0" draw:end-shape="id308" draw:end-glue-point="2" svg:d="M63896 5921l600-1568" svg:viewBox="0 0 601 1569">
          <text:p/>
        </draw:connector>
        <draw:custom-shape draw:style-name="gr2" draw:text-style-name="P2" xml:id="id309" draw:id="id309" draw:layer="layout" svg:width="1cm" svg:height="0.9cm" svg:x="61.796cm" svg:y="3.453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796cm" svg:y1="5.921cm" svg:x2="62.296cm" svg:y2="4.353cm" draw:start-shape="id302" draw:start-glue-point="0" draw:end-shape="id309" draw:end-glue-point="2" svg:d="M62796 5921l-500-1568" svg:viewBox="0 0 501 1569">
          <text:p/>
        </draw:connector>
        <draw:connector draw:style-name="gr6" draw:text-style-name="P1" draw:layer="layout" draw:type="line" svg:x1="61.696cm" svg:y1="5.921cm" svg:x2="62.296cm" svg:y2="4.353cm" draw:start-shape="id300" draw:start-glue-point="0" draw:end-shape="id309" draw:end-glue-point="2" svg:d="M61696 5921l600-1568" svg:viewBox="0 0 601 1569">
          <text:p/>
        </draw:connector>
        <draw:connector draw:style-name="gr6" draw:text-style-name="P1" draw:layer="layout" draw:type="line" svg:x1="62.296cm" svg:y1="3.453cm" svg:x2="62.296cm" svg:y2="2.453cm" draw:start-shape="id309" draw:start-glue-point="0" draw:end-shape="id310" draw:end-glue-point="2" svg:d="M62296 3453v-1000" svg:viewBox="0 0 1 1001">
          <text:p/>
        </draw:connector>
        <draw:custom-shape draw:style-name="gr2" draw:text-style-name="P2" xml:id="id310" draw:id="id310" draw:layer="layout" svg:width="1cm" svg:height="0.9cm" svg:x="61.796cm" svg:y="1.553cm">
          <text:p text:style-name="P1"><text:span text:style-name="T1">NAND</text:span></text:p>
          <text:p text:style-name="P1"><text:span text:style-name="T1">441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1" draw:id="id311" draw:layer="layout" svg:width="1cm" svg:height="0.9cm" svg:x="63.996cm" svg:y="1.553cm">
          <text:p text:style-name="P1"><text:span text:style-name="T1">NAND</text:span></text:p>
          <text:p text:style-name="P1"><text:span text:style-name="T1">4411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96cm" svg:y1="3.453cm" svg:x2="64.496cm" svg:y2="2.453cm" draw:start-shape="id309" draw:start-glue-point="0" draw:end-shape="id311" draw:end-glue-point="2" svg:d="M62296 3453l2200-1000" svg:viewBox="0 0 2201 1001">
          <text:p/>
        </draw:connector>
        <draw:connector draw:style-name="gr6" draw:text-style-name="P1" draw:layer="layout" draw:type="line" svg:x1="64.496cm" svg:y1="3.453cm" svg:x2="62.296cm" svg:y2="2.453cm" draw:start-shape="id308" draw:start-glue-point="0" draw:end-shape="id310" draw:end-glue-point="2" svg:d="M64496 3453l-2200-1000" svg:viewBox="0 0 2201 1001">
          <text:p/>
        </draw:connector>
        <draw:connector draw:style-name="gr6" draw:text-style-name="P1" draw:layer="layout" draw:type="line" svg:x1="64.496cm" svg:y1="3.453cm" svg:x2="64.496cm" svg:y2="2.453cm" draw:start-shape="id308" draw:start-glue-point="0" draw:end-shape="id311" draw:end-glue-point="2" svg:d="M64496 3453v-1000" svg:viewBox="0 0 1 1001">
          <text:p/>
        </draw:connector>
        <draw:custom-shape draw:style-name="gr2" draw:text-style-name="P2" xml:id="id312" draw:id="id312" draw:layer="layout" svg:width="1cm" svg:height="0.9cm" svg:x="58.3cm" svg:y="1.485cm">
          <text:p text:style-name="P1"><text:span text:style-name="T1">NAND</text:span></text:p>
          <text:p text:style-name="P1"><text:span text:style-name="T1">489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596cm" svg:y1="3.453cm" svg:x2="58.8cm" svg:y2="2.385cm" draw:start-shape="id296" draw:start-glue-point="0" draw:end-shape="id312" draw:end-glue-point="2" svg:d="M60596 3453l-1796-1068" svg:viewBox="0 0 1797 1069">
          <text:p/>
        </draw:connector>
        <draw:connector draw:style-name="gr6" draw:text-style-name="P1" draw:layer="layout" draw:type="line" svg:x1="60.596cm" svg:y1="3.453cm" svg:x2="60.7cm" svg:y2="2.385cm" draw:start-shape="id296" draw:start-glue-point="0" draw:end-shape="id313" draw:end-glue-point="2" svg:d="M60596 3453l104-1068" svg:viewBox="0 0 105 1069">
          <text:p/>
        </draw:connector>
        <draw:connector draw:style-name="gr5" draw:text-style-name="P3" draw:layer="layout" draw:type="line" svg:x1="26.807cm" svg:y1="13.177cm" svg:x2="26.591cm" svg:y2="11.273cm" draw:end-shape="id275" draw:end-glue-point="2" svg:d="M26807 13177l-216-1904" svg:viewBox="0 0 217 1905">
          <text:p text:style-name="P1"><text:span text:style-name="T2">ac4_0/c</text:span></text:p>
        </draw:connector>
        <draw:connector draw:style-name="gr5" draw:text-style-name="P3" draw:layer="layout" draw:type="line" svg:x1="28cm" svg:y1="13.177cm" svg:x2="27.691cm" svg:y2="11.273cm" draw:end-shape="id278" draw:end-glue-point="2" svg:d="M28000 13177l-309-1904" svg:viewBox="0 0 310 1905">
          <text:p text:style-name="P1"><text:span text:style-name="T2">ac4_1/c</text:span></text:p>
        </draw:connector>
        <draw:connector draw:style-name="gr5" draw:text-style-name="P3" draw:layer="layout" draw:type="line" svg:x1="29.2cm" svg:y1="13.177cm" svg:x2="28.791cm" svg:y2="11.273cm" draw:end-shape="id273" draw:end-glue-point="2" svg:d="M29200 13177l-409-1904" svg:viewBox="0 0 410 1905">
          <text:p text:style-name="P1"><text:span text:style-name="T2">ac4_2/c</text:span></text:p>
        </draw:connector>
        <draw:connector draw:style-name="gr5" draw:text-style-name="P3" draw:layer="layout" draw:type="line" svg:x1="30.3cm" svg:y1="13.177cm" svg:x2="29.891cm" svg:y2="11.273cm" draw:end-shape="id274" draw:end-glue-point="2" svg:d="M30300 13177l-409-1904" svg:viewBox="0 0 410 1905">
          <text:p text:style-name="P1"><text:span text:style-name="T2">ac4_3/c</text:span></text:p>
        </draw:connector>
        <draw:connector draw:style-name="gr5" draw:text-style-name="P3" draw:layer="layout" draw:type="line" svg:x1="31.401cm" svg:y1="13.177cm" svg:x2="30.991cm" svg:y2="11.273cm" draw:end-shape="id276" draw:end-glue-point="2" svg:d="M31401 13177l-410-1904" svg:viewBox="0 0 411 1905">
          <text:p text:style-name="P1"><text:span text:style-name="T2">ac4_4/c</text:span></text:p>
        </draw:connector>
        <draw:connector draw:style-name="gr5" draw:text-style-name="P3" draw:layer="layout" draw:type="line" svg:x1="32.66cm" svg:y1="12.959cm" svg:x2="32.1cm" svg:y2="11.273cm" draw:end-shape="id277" draw:end-glue-point="2" svg:d="M32660 12959l-560-1686" svg:viewBox="0 0 561 1687">
          <text:p text:style-name="P1"><text:span text:style-name="T2">ac4_5/c</text:span></text:p>
        </draw:connector>
        <draw:connector draw:style-name="gr5" draw:text-style-name="P3" draw:layer="layout" draw:type="line" svg:x1="59.344cm" svg:y1="3.866cm" svg:x2="60.7cm" svg:y2="2.385cm" draw:end-shape="id313" draw:end-glue-point="2" svg:d="M59344 3866l1356-1481" svg:viewBox="0 0 1357 1482">
          <text:p text:style-name="P1"><text:span text:style-name="T2">d4</text:span></text:p>
        </draw:connector>
        <draw:connector draw:style-name="gr5" draw:text-style-name="P3" draw:layer="layout" draw:type="line" svg:x1="9.742cm" svg:y1="6.305cm" svg:x2="10.287cm" svg:y2="4.945cm" draw:end-shape="id286" draw:end-glue-point="2" svg:d="M9742 6305l545-1360" svg:viewBox="0 0 546 1361">
          <text:p text:style-name="P1"><text:span text:style-name="T2">idct_c4/c</text:span></text:p>
        </draw:connector>
        <draw:connector draw:style-name="gr5" draw:text-style-name="P3" draw:layer="layout" draw:type="line" svg:x1="10.903cm" svg:y1="6.293cm" svg:x2="11.487cm" svg:y2="4.945cm" draw:end-shape="id287" draw:end-glue-point="2" svg:d="M10903 6293l584-1348" svg:viewBox="0 0 585 1349">
          <text:p text:style-name="P1"><text:span text:style-name="T2">idct_c5/c</text:span></text:p>
        </draw:connector>
        <draw:connector draw:style-name="gr5" draw:text-style-name="P3" draw:layer="layout" draw:type="line" svg:x1="12.103cm" svg:y1="6.293cm" svg:x2="12.687cm" svg:y2="4.945cm" draw:end-shape="id288" draw:end-glue-point="2" svg:d="M12103 6293l584-1348" svg:viewBox="0 0 585 1349">
          <text:p text:style-name="P1"><text:span text:style-name="T2">idct_c1/c</text:span></text:p>
        </draw:connector>
        <draw:connector draw:style-name="gr5" draw:text-style-name="P3" draw:layer="layout" draw:type="line" svg:x1="13.303cm" svg:y1="6.281cm" svg:x2="13.887cm" svg:y2="4.945cm" draw:end-shape="id289" draw:end-glue-point="2" svg:d="M13303 6281l584-1336" svg:viewBox="0 0 585 1337">
          <text:p text:style-name="P1"><text:span text:style-name="T2">idct_c2/c</text:span></text:p>
        </draw:connector>
        <draw:connector draw:style-name="gr5" draw:text-style-name="P3" draw:layer="layout" draw:type="line" svg:x1="14.503cm" svg:y1="6.369cm" svg:x2="15.061cm" svg:y2="4.945cm" draw:end-shape="id290" draw:end-glue-point="2" svg:d="M14503 6369l558-1424" svg:viewBox="0 0 559 1425">
          <text:p text:style-name="P1"><text:span text:style-name="T2">idct_c3/c</text:span></text:p>
        </draw:connector>
        <draw:connector draw:style-name="gr5" draw:text-style-name="P1" draw:layer="layout" draw:type="line" svg:x1="15.814cm" svg:y1="6.437cm" svg:x2="16.287cm" svg:y2="4.945cm" draw:end-shape="id292" draw:end-glue-point="2" svg:d="M15814 6437l473-1492" svg:viewBox="0 0 474 1493">
          <text:p text:style-name="P1"><text:span text:style-name="T2">idct_c9</text:span></text:p>
        </draw:connector>
        <draw:connector draw:style-name="gr5" draw:text-style-name="P3" draw:layer="layout" draw:type="line" svg:x1="31.115cm" svg:y1="5.477cm" svg:x2="32.095cm" svg:y2="3.925cm" draw:end-shape="id279" draw:end-glue-point="2" svg:d="M31115 5477l980-1552" svg:viewBox="0 0 981 1553">
          <text:p text:style-name="P1"><text:span text:style-name="T2">dir/a</text:span></text:p>
        </draw:connector>
        <draw:connector draw:style-name="gr5" draw:text-style-name="P3" draw:layer="layout" draw:type="line" svg:x1="29.157cm" svg:y1="5.371cm" svg:x2="30.095cm" svg:y2="3.901cm" draw:end-shape="id306" draw:end-glue-point="2" svg:d="M29157 5371l938-1470" svg:viewBox="0 0 939 1471">
          <text:p text:style-name="P1"><text:span text:style-name="T2">dir/a</text:span></text:p>
        </draw:connector>
        <draw:connector draw:style-name="gr5" draw:text-style-name="P3" draw:layer="layout" draw:type="line" svg:x1="25.06cm" svg:y1="5.225cm" svg:x2="26.095cm" svg:y2="3.901cm" draw:end-shape="id301" draw:end-glue-point="2" svg:d="M25060 5225l1035-1324" svg:viewBox="0 0 1036 1325">
          <text:p text:style-name="P1"><text:span text:style-name="T2">dir/a</text:span></text:p>
        </draw:connector>
        <draw:connector draw:style-name="gr5" draw:text-style-name="P3" draw:layer="layout" draw:type="line" svg:x1="23.075cm" svg:y1="5.172cm" svg:x2="24.095cm" svg:y2="3.901cm" draw:end-shape="id299" draw:end-glue-point="2" svg:d="M23075 5172l1020-1271" svg:viewBox="0 0 1021 1272">
          <text:p text:style-name="P1"><text:span text:style-name="T2">dir/a</text:span></text:p>
        </draw:connector>
        <draw:connector draw:style-name="gr5" draw:text-style-name="P3" draw:layer="layout" draw:type="line" svg:x1="20.8cm" svg:y1="5.092cm" svg:x2="22.095cm" svg:y2="3.894cm" draw:end-shape="id297" draw:end-glue-point="2" svg:d="M20800 5092l1295-1198" svg:viewBox="0 0 1296 1199">
          <text:p text:style-name="P1"><text:span text:style-name="T2">dir/a</text:span></text:p>
        </draw:connector>
        <draw:connector draw:style-name="gr5" draw:text-style-name="P3" draw:layer="layout" draw:type="line" svg:x1="27.146cm" svg:y1="5.265cm" svg:x2="28.095cm" svg:y2="3.901cm" draw:end-shape="id303" draw:end-glue-point="2" svg:d="M27146 5265l949-1364" svg:viewBox="0 0 950 1365">
          <text:p text:style-name="P1"><text:span text:style-name="T2">dir/a</text:span></text:p>
        </draw:connector>
        <draw:custom-shape draw:style-name="gr2" draw:text-style-name="P2" xml:id="id314" draw:id="id314" draw:layer="layout" svg:width="1cm" svg:height="0.9cm" svg:x="26.4cm" svg:y="21.985cm">
          <text:p text:style-name="P1"><text:span text:style-name="T1">NAND</text:span></text:p>
          <text:p text:style-name="P1"><text:span text:style-name="T1">3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6.883cm" svg:y1="24.588cm" svg:x2="26.9cm" svg:y2="22.885cm" draw:end-shape="id314" draw:end-glue-point="2" svg:d="M26883 24588l17-1703" svg:viewBox="0 0 18 1704">
          <text:p text:style-name="P1"><text:span text:style-name="T2">/dir</text:span></text:p>
        </draw:connector>
        <draw:custom-shape draw:style-name="gr2" draw:text-style-name="P2" xml:id="id315" draw:id="id315" draw:layer="layout" svg:width="1cm" svg:height="0.9cm" svg:x="77.273cm" svg:y="26.5cm">
          <text:p text:style-name="P1"><text:span text:style-name="T1">3-AND</text:span></text:p>
          <text:p text:style-name="P1"><text:span text:style-name="T1">3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9.137cm" svg:y1="28.548cm" svg:x2="77.773cm" svg:y2="27.4cm" draw:end-shape="id315" draw:end-glue-point="2" svg:d="M79137 28548l-1364-1148" svg:viewBox="0 0 1365 1149">
          <text:p text:style-name="P1"><text:span text:style-name="T2">dir</text:span></text:p>
        </draw:connector>
        <draw:custom-shape draw:style-name="gr2" draw:text-style-name="P2" xml:id="id316" draw:id="id316" draw:layer="layout" svg:width="1cm" svg:height="0.9cm" svg:x="28.039cm" svg:y="21.984cm">
          <text:p text:style-name="P1"><text:span text:style-name="T1">OR</text:span></text:p>
          <text:p text:style-name="P1"><text:span text:style-name="T1">34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8.55cm" svg:y1="24.561cm" svg:x2="28.539cm" svg:y2="22.884cm" draw:end-shape="id316" draw:end-glue-point="2" svg:d="M28550 24561l-11-1677" svg:viewBox="0 0 12 1678">
          <text:p text:style-name="P1"><text:span text:style-name="T2">dir</text:span></text:p>
        </draw:connector>
        <draw:custom-shape draw:style-name="gr2" draw:text-style-name="P2" xml:id="id317" draw:id="id317" draw:layer="layout" svg:width="1cm" svg:height="0.9cm" svg:x="117.1cm" svg:y="12.657cm">
          <text:p text:style-name="P1"><text:span text:style-name="T1">3-OR</text:span></text:p>
          <text:p text:style-name="P1"><text:span text:style-name="T1">43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7.59cm" svg:y1="15.033cm" svg:x2="117.6cm" svg:y2="13.557cm" draw:end-shape="id317" draw:end-glue-point="2" svg:d="M117590 15033l10-1476" svg:viewBox="0 0 11 1477">
          <text:p text:style-name="P1"><text:span text:style-name="T2">dir</text:span></text:p>
        </draw:connector>
        <draw:custom-shape draw:style-name="gr2" draw:text-style-name="P2" xml:id="id318" draw:id="id318" draw:layer="layout" svg:width="1cm" svg:height="0.9cm" svg:x="121.4cm" svg:y="6.87cm">
          <text:p text:style-name="P1"><text:span text:style-name="T1">OR (mclk)</text:span></text:p>
          <text:p text:style-name="P1"><text:span text:style-name="T1">44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1.907cm" svg:y1="9.195cm" svg:x2="121.9cm" svg:y2="7.77cm" draw:end-shape="id318" draw:end-glue-point="2" svg:d="M121907 9195l-7-1425" svg:viewBox="0 0 8 1426">
          <text:p text:style-name="P1"><text:span text:style-name="T2">dir</text:span></text:p>
        </draw:connector>
        <draw:custom-shape draw:style-name="gr2" draw:text-style-name="P2" xml:id="id319" draw:id="id319" draw:layer="layout" svg:width="1cm" svg:height="0.9cm" svg:x="73.4cm" svg:y="68.4cm">
          <text:p text:style-name="P1"><text:span text:style-name="T1">OR</text:span></text:p>
          <text:p text:style-name="P1"><text:span text:style-name="T1">45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3.872cm" svg:y1="70.565cm" svg:x2="73.9cm" svg:y2="69.3cm" draw:end-shape="id319" draw:end-glue-point="2" svg:d="M73872 70565l28-1265" svg:viewBox="0 0 29 1266">
          <text:p text:style-name="P1"><text:span text:style-name="T2">dir</text:span></text:p>
        </draw:connector>
        <draw:connector draw:style-name="gr5" draw:text-style-name="P3" draw:layer="layout" draw:type="line" svg:x1="77.65cm" svg:y1="44.164cm" svg:x2="77.7cm" svg:y2="42.499cm" draw:start-shape="id121" draw:start-glue-point="0" svg:d="M77650 44164l50-1665" svg:viewBox="0 0 51 1666">
          <text:p text:style-name="P1"><text:span text:style-name="T2">d12</text:span></text:p>
        </draw:connector>
        <draw:connector draw:style-name="gr5" draw:text-style-name="P3" draw:layer="layout" draw:type="line" svg:x1="79.031cm" svg:y1="53.049cm" svg:x2="77.7cm" svg:y2="51.364cm" draw:end-shape="id118" draw:end-glue-point="2" svg:d="M79031 53049l-1331-1685" svg:viewBox="0 0 1332 1686">
          <text:p text:style-name="P1"><text:span text:style-name="T2">d12/c</text:span></text:p>
        </draw:connector>
        <draw:custom-shape draw:style-name="gr1" draw:text-style-name="P2" xml:id="id320" draw:id="id320" draw:layer="layout" svg:width="1cm" svg:height="0.9cm" svg:x="90.6cm" svg:y="55.3cm">
          <text:p text:style-name="P1"><text:span text:style-name="T1">NOT</text:span></text:p>
          <text:p text:style-name="P1"><text:span text:style-name="T1">5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1.145cm" svg:y1="57.93cm" svg:x2="91.1cm" svg:y2="56.2cm" draw:end-shape="id320" draw:end-glue-point="2" svg:d="M91145 57930l-45-1730" svg:viewBox="0 0 46 1731">
          <text:p text:style-name="P1"><text:span text:style-name="T2">d12</text:span></text:p>
        </draw:connector>
        <draw:custom-shape draw:style-name="gr2" draw:text-style-name="P2" xml:id="id321" draw:id="id321" draw:layer="layout" svg:width="1cm" svg:height="0.9cm" svg:x="25.8cm" svg:y="20.31cm">
          <text:p text:style-name="P1"><text:span text:style-name="T1">NOR (mclk)</text:span></text:p>
          <text:p text:style-name="P1"><text:span text:style-name="T1">33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22" draw:id="id322" draw:layer="layout" svg:width="1cm" svg:height="0.9cm" svg:x="26.9cm" svg:y="20.31cm">
          <text:p text:style-name="P1"><text:span text:style-name="T1">NOR (mclk)</text:span></text:p>
          <text:p text:style-name="P1"><text:span text:style-name="T1">33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6.9cm" svg:y1="21.985cm" svg:x2="26.3cm" svg:y2="21.21cm" draw:start-shape="id314" draw:start-glue-point="0" draw:end-shape="id321" draw:end-glue-point="2" svg:d="M26900 21985l-600-775" svg:viewBox="0 0 601 776">
          <text:p/>
        </draw:connector>
        <draw:connector draw:style-name="gr6" draw:text-style-name="P1" draw:layer="layout" draw:type="line" svg:x1="26.9cm" svg:y1="21.985cm" svg:x2="27.4cm" svg:y2="21.21cm" draw:start-shape="id314" draw:start-glue-point="0" draw:end-shape="id322" draw:end-glue-point="2" svg:d="M26900 21985l500-775" svg:viewBox="0 0 501 776">
          <text:p/>
        </draw:connector>
        <draw:connector draw:style-name="gr5" draw:text-style-name="P3" draw:layer="layout" draw:type="line" svg:x1="27.4cm" svg:y1="20.31cm" svg:x2="27.348cm" svg:y2="18.827cm" draw:start-shape="id322" draw:start-glue-point="0" svg:d="M27400 20310l-52-1483" svg:viewBox="0 0 53 1484">
          <text:p text:style-name="P1"><text:span text:style-name="T2">unit04_ie1</text:span></text:p>
        </draw:connector>
        <draw:connector draw:style-name="gr5" draw:text-style-name="P3" draw:layer="layout" draw:type="line" svg:x1="26.3cm" svg:y1="20.31cm" svg:x2="26.301cm" svg:y2="18cm" draw:start-shape="id321" draw:start-glue-point="0" svg:d="M26300 20310l1-2310" svg:viewBox="0 0 2 2311">
          <text:p text:style-name="P1"><text:span text:style-name="T2">unit04_ie2</text:span></text:p>
        </draw:connector>
        <draw:connector draw:style-name="gr5" draw:text-style-name="P3" draw:layer="layout" draw:type="line" svg:x1="27.691cm" svg:y1="10.373cm" svg:x2="27.668cm" svg:y2="8.285cm" draw:start-shape="id278" draw:start-glue-point="0" svg:d="M27691 10373l-23-2088" svg:viewBox="0 0 24 2089">
          <text:p text:style-name="P1"><text:span text:style-name="T2">unit04_oa0</text:span></text:p>
        </draw:connector>
        <draw:connector draw:style-name="gr5" draw:text-style-name="P1" draw:layer="layout" draw:type="line" svg:x1="61.123cm" svg:y1="9.199cm" svg:x2="60.596cm" svg:y2="6.821cm" draw:end-shape="id298" draw:end-glue-point="2" svg:d="M61123 9199l-527-2378" svg:viewBox="0 0 528 2379">
          <text:p text:style-name="P1"><text:span text:style-name="T2">load_ia0</text:span></text:p>
        </draw:connector>
        <draw:connector draw:style-name="gr5" draw:text-style-name="P1" draw:layer="layout" draw:type="line" svg:x1="21.382cm" svg:y1="5.727cm" svg:x2="22.095cm" svg:y2="3.894cm" draw:end-shape="id297" draw:end-glue-point="2" svg:d="M21382 5727l713-1833" svg:viewBox="0 0 714 1834">
          <text:p text:style-name="P1"><text:span text:style-name="T2">load_ia0/b</text:span></text:p>
        </draw:connector>
        <draw:custom-shape draw:style-name="gr2" draw:text-style-name="P2" xml:id="id323" draw:id="id323" draw:layer="layout" svg:width="1cm" svg:height="0.9cm" svg:x="110.6cm" svg:y="4.52cm">
          <text:p text:style-name="P1"><text:span text:style-name="T1">NOT</text:span></text:p>
          <text:p text:style-name="P1"><text:span text:style-name="T1">43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1.1cm" svg:y1="4.52cm" svg:x2="111.13cm" svg:y2="2.957cm" draw:start-shape="id323" draw:start-glue-point="0" svg:d="M111100 4520l30-1563" svg:viewBox="0 0 31 1564">
          <text:p text:style-name="P1"><text:span text:style-name="T2">load_ia0</text:span></text:p>
        </draw:connector>
        <draw:custom-shape draw:style-name="gr2" draw:text-style-name="P2" xml:id="id324" draw:id="id324" draw:layer="layout" svg:width="1cm" svg:height="0.9cm" svg:x="45.099cm" svg:y="4.726cm">
          <text:p text:style-name="P1"><text:span text:style-name="T1">NOT</text:span></text:p>
          <text:p text:style-name="P1"><text:span text:style-name="T1">07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599cm" svg:y1="4.726cm" svg:x2="45.645cm" svg:y2="3.227cm" draw:start-shape="id324" draw:start-glue-point="0" svg:d="M45599 4726l46-1499" svg:viewBox="0 0 47 1500">
          <text:p text:style-name="P1"><text:span text:style-name="T2">unit00_a1</text:span></text:p>
        </draw:connector>
        <draw:connector draw:style-name="gr6" draw:text-style-name="P1" draw:layer="layout" draw:type="line" svg:x1="45.599cm" svg:y1="6.526cm" svg:x2="45.599cm" svg:y2="5.626cm" draw:start-shape="id325" draw:start-glue-point="0" draw:end-shape="id324" draw:end-glue-point="2" svg:d="M45599 6526v-900" svg:viewBox="0 0 1 901">
          <text:p/>
        </draw:connector>
        <draw:custom-shape draw:style-name="gr2" draw:text-style-name="P2" xml:id="id326" draw:id="id326" draw:layer="layout" svg:width="1cm" svg:height="0.9cm" svg:x="43.099cm" svg:y="4.726cm">
          <text:p text:style-name="P1"><text:span text:style-name="T1">NOT</text:span></text:p>
          <text:p text:style-name="P1"><text:span text:style-name="T1">29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599cm" svg:y1="4.726cm" svg:x2="43.607cm" svg:y2="3.306cm" draw:start-shape="id326" draw:start-glue-point="0" svg:d="M43599 4726l8-1420" svg:viewBox="0 0 9 1421">
          <text:p text:style-name="P1"><text:span text:style-name="T2">unit00_a0</text:span></text:p>
        </draw:connector>
        <draw:connector draw:style-name="gr6" draw:text-style-name="P1" draw:layer="layout" draw:type="line" svg:x1="43.599cm" svg:y1="6.526cm" svg:x2="43.599cm" svg:y2="5.626cm" draw:start-shape="id327" draw:start-glue-point="0" draw:end-shape="id326" draw:end-glue-point="2" svg:d="M43599 6526v-900" svg:viewBox="0 0 1 901">
          <text:p/>
        </draw:connector>
        <draw:custom-shape draw:style-name="gr2" draw:text-style-name="P2" xml:id="id327" draw:id="id327" draw:layer="layout" svg:width="1cm" svg:height="0.9cm" svg:x="43.099cm" svg:y="6.526cm">
          <text:p text:style-name="P1"><text:span text:style-name="T1">4-MUX</text:span></text:p>
          <text:p text:style-name="P1"><text:span text:style-name="T1">33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25" draw:id="id325" draw:layer="layout" svg:width="1cm" svg:height="0.9cm" svg:x="45.099cm" svg:y="6.526cm">
          <text:p text:style-name="P1"><text:span text:style-name="T1">4-MUX</text:span></text:p>
          <text:p text:style-name="P1"><text:span text:style-name="T1">33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8" draw:id="id328" draw:layer="layout" svg:width="1cm" svg:height="0.9cm" svg:x="47.099cm" svg:y="4.726cm">
          <text:p text:style-name="P1"><text:span text:style-name="T1">NOT</text:span></text:p>
          <text:p text:style-name="P1"><text:span text:style-name="T1">29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7.599cm" svg:y1="4.726cm" svg:x2="47.63cm" svg:y2="3.306cm" draw:start-shape="id328" draw:start-glue-point="0" svg:d="M47599 4726l31-1420" svg:viewBox="0 0 32 1421">
          <text:p text:style-name="P1"><text:span text:style-name="T2">unit00_a2</text:span></text:p>
        </draw:connector>
        <draw:connector draw:style-name="gr6" draw:text-style-name="P1" draw:layer="layout" draw:type="line" svg:x1="47.599cm" svg:y1="6.526cm" svg:x2="47.599cm" svg:y2="5.626cm" draw:start-shape="id329" draw:end-shape="id328" draw:end-glue-point="2" svg:d="M47599 6526v-900" svg:viewBox="0 0 1 901">
          <text:p/>
        </draw:connector>
        <draw:custom-shape draw:style-name="gr2" draw:text-style-name="P2" xml:id="id329" draw:id="id329" draw:layer="layout" svg:width="1cm" svg:height="0.9cm" svg:x="47.099cm" svg:y="6.526cm">
          <text:p text:style-name="P1"><text:span text:style-name="T1">4-MUX</text:span></text:p>
          <text:p text:style-name="P1"><text:span text:style-name="T1">34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0" draw:id="id330" draw:layer="layout" svg:width="1cm" svg:height="0.9cm" svg:x="49.099cm" svg:y="4.726cm">
          <text:p text:style-name="P1"><text:span text:style-name="T1">NOT</text:span></text:p>
          <text:p text:style-name="P1"><text:span text:style-name="T1">33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9.599cm" svg:y1="4.726cm" svg:x2="49.64cm" svg:y2="3.2cm" draw:start-shape="id330" draw:start-glue-point="0" svg:d="M49599 4726l41-1526" svg:viewBox="0 0 42 1527">
          <text:p text:style-name="P1"><text:span text:style-name="T2">unit00_a3</text:span></text:p>
        </draw:connector>
        <draw:connector draw:style-name="gr6" draw:text-style-name="P1" draw:layer="layout" draw:type="line" svg:x1="49.599cm" svg:y1="6.626cm" svg:x2="49.599cm" svg:y2="5.626cm" draw:start-shape="id331" draw:start-glue-point="0" draw:end-shape="id330" draw:end-glue-point="2" svg:d="M49599 6626v-1000" svg:viewBox="0 0 1 1001">
          <text:p/>
        </draw:connector>
        <draw:custom-shape draw:style-name="gr2" draw:text-style-name="P2" xml:id="id331" draw:id="id331" draw:layer="layout" svg:width="1cm" svg:height="0.9cm" svg:x="49.099cm" svg:y="6.626cm">
          <text:p text:style-name="P1"><text:span text:style-name="T1">4-MUX</text:span></text:p>
          <text:p text:style-name="P1"><text:span text:style-name="T1">373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2" draw:id="id332" draw:layer="layout" svg:width="1cm" svg:height="0.9cm" svg:x="51.099cm" svg:y="4.726cm">
          <text:p text:style-name="P1"><text:span text:style-name="T1">NOT</text:span></text:p>
          <text:p text:style-name="P1"><text:span text:style-name="T1">34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1.599cm" svg:y1="4.726cm" svg:x2="51.598cm" svg:y2="3.332cm" draw:start-shape="id332" draw:start-glue-point="0" svg:d="M51599 4726l-1-1394" svg:viewBox="0 0 2 1395">
          <text:p text:style-name="P1"><text:span text:style-name="T2">unit00_a4</text:span></text:p>
        </draw:connector>
        <draw:connector draw:style-name="gr6" draw:text-style-name="P1" draw:layer="layout" draw:type="line" svg:x1="51.599cm" svg:y1="6.626cm" svg:x2="51.599cm" svg:y2="5.626cm" draw:start-shape="id333" draw:start-glue-point="0" draw:end-shape="id332" draw:end-glue-point="2" svg:d="M51599 6626v-1000" svg:viewBox="0 0 1 1001">
          <text:p/>
        </draw:connector>
        <draw:custom-shape draw:style-name="gr2" draw:text-style-name="P2" xml:id="id333" draw:id="id333" draw:layer="layout" svg:width="1cm" svg:height="0.9cm" svg:x="51.099cm" svg:y="6.626cm">
          <text:p text:style-name="P1"><text:span text:style-name="T1">4-MUX</text:span></text:p>
          <text:p text:style-name="P1"><text:span text:style-name="T1">37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4.45cm" svg:y1="11.482cm" svg:x2="43.599cm" svg:y2="7.426cm" draw:end-shape="id327" draw:end-glue-point="2" svg:d="M44450 11482l-851-4056" svg:viewBox="0 0 852 4057">
          <text:p text:style-name="P1"><text:span text:style-name="T2">g12/s1</text:span></text:p>
        </draw:connector>
        <draw:connector draw:style-name="gr5" draw:text-style-name="P3" draw:layer="layout" draw:type="line" svg:x1="46.669cm" svg:y1="11.405cm" svg:x2="45.599cm" svg:y2="7.426cm" draw:end-shape="id325" draw:end-glue-point="2" svg:d="M46669 11405l-1070-3979" svg:viewBox="0 0 1071 3980">
          <text:p text:style-name="P1"><text:span text:style-name="T2">g12/s1</text:span></text:p>
        </draw:connector>
        <draw:connector draw:style-name="gr5" draw:text-style-name="P3" draw:layer="layout" draw:type="line" svg:x1="48.296cm" svg:y1="11.482cm" svg:x2="47.599cm" svg:y2="7.426cm" draw:end-shape="id329" draw:end-glue-point="2" svg:d="M48296 11482l-697-4056" svg:viewBox="0 0 698 4057">
          <text:p text:style-name="P1"><text:span text:style-name="T2">g12/s1</text:span></text:p>
        </draw:connector>
        <draw:connector draw:style-name="gr5" draw:text-style-name="P3" draw:layer="layout" draw:type="line" svg:x1="50.516cm" svg:y1="11.457cm" svg:x2="49.599cm" svg:y2="7.526cm" draw:end-shape="id331" draw:end-glue-point="2" svg:d="M50516 11457l-917-3931" svg:viewBox="0 0 918 3932">
          <text:p text:style-name="P1"><text:span text:style-name="T2">g12/s1</text:span></text:p>
        </draw:connector>
        <draw:connector draw:style-name="gr5" draw:text-style-name="P3" draw:layer="layout" draw:type="line" svg:x1="52.4cm" svg:y1="11.547cm" svg:x2="51.599cm" svg:y2="7.526cm" draw:end-shape="id333" draw:end-glue-point="2" svg:d="M52400 11547l-801-4021" svg:viewBox="0 0 802 4022">
          <text:p text:style-name="P1"><text:span text:style-name="T2">g12/s1</text:span></text:p>
        </draw:connector>
        <draw:connector draw:style-name="gr5" draw:text-style-name="P3" draw:layer="layout" draw:type="line" svg:x1="46.024cm" svg:y1="10.76cm" svg:x2="45.599cm" svg:y2="7.426cm" draw:end-shape="id325" draw:end-glue-point="2" svg:d="M46024 10760l-425-3334" svg:viewBox="0 0 426 3335">
          <text:p text:style-name="P1"><text:span text:style-name="T2">g11/s0</text:span></text:p>
        </draw:connector>
        <draw:connector draw:style-name="gr5" draw:text-style-name="P3" draw:layer="layout" draw:type="line" svg:x1="48.012cm" svg:y1="10.824cm" svg:x2="47.599cm" svg:y2="7.426cm" draw:end-shape="id329" draw:end-glue-point="2" svg:d="M48012 10824l-413-3398" svg:viewBox="0 0 414 3399">
          <text:p text:style-name="P1"><text:span text:style-name="T2">g11/s0</text:span></text:p>
        </draw:connector>
        <draw:connector draw:style-name="gr5" draw:text-style-name="P3" draw:layer="layout" draw:type="line" svg:x1="43.998cm" svg:y1="10.863cm" svg:x2="43.599cm" svg:y2="7.426cm" draw:end-shape="id327" draw:end-glue-point="2" svg:d="M43998 10863l-399-3437" svg:viewBox="0 0 400 3438">
          <text:p text:style-name="P1"><text:span text:style-name="T2">g11/s0</text:span></text:p>
        </draw:connector>
        <draw:connector draw:style-name="gr5" draw:text-style-name="P3" draw:layer="layout" draw:type="line" svg:x1="50.09cm" svg:y1="10.746cm" svg:x2="49.599cm" svg:y2="7.526cm" draw:end-shape="id331" draw:end-glue-point="2" svg:d="M50090 10746l-491-3220" svg:viewBox="0 0 492 3221">
          <text:p text:style-name="P1"><text:span text:style-name="T2">g11/s0</text:span></text:p>
        </draw:connector>
        <draw:connector draw:style-name="gr5" draw:text-style-name="P3" draw:layer="layout" draw:type="line" svg:x1="52.039cm" svg:y1="10.837cm" svg:x2="51.599cm" svg:y2="7.526cm" draw:end-shape="id333" draw:end-glue-point="2" svg:d="M52039 10837l-440-3311" svg:viewBox="0 0 441 3312">
          <text:p text:style-name="P1"><text:span text:style-name="T2">g11/s0</text:span></text:p>
        </draw:connector>
        <draw:connector draw:style-name="gr5" draw:text-style-name="P3" draw:layer="layout" draw:type="line" svg:x1="44.587cm" svg:y1="8.783cm" svg:x2="45.599cm" svg:y2="7.426cm" draw:end-shape="id325" draw:end-glue-point="2" svg:d="M44587 8783l1012-1357" svg:viewBox="0 0 1013 1358">
          <text:p text:style-name="P1"><text:span text:style-name="T2">load_ia1/0+1</text:span></text:p>
        </draw:connector>
        <draw:connector draw:style-name="gr5" draw:text-style-name="P3" draw:layer="layout" draw:type="line" svg:x1="42.55cm" svg:y1="8.677cm" svg:x2="43.599cm" svg:y2="7.426cm" draw:end-shape="id327" draw:end-glue-point="2" svg:d="M42550 8677l1049-1251" svg:viewBox="0 0 1050 1252">
          <text:p text:style-name="P1"><text:span text:style-name="T2">load_ia0/0+1</text:span></text:p>
        </draw:connector>
        <draw:connector draw:style-name="gr5" draw:text-style-name="P3" draw:layer="layout" draw:type="line" svg:x1="46.624cm" svg:y1="8.836cm" svg:x2="47.599cm" svg:y2="7.426cm" draw:end-shape="id329" draw:end-glue-point="2" svg:d="M46624 8836l975-1410" svg:viewBox="0 0 976 1411">
          <text:p text:style-name="P1"><text:span text:style-name="T2">load_ia2/0+1</text:span></text:p>
        </draw:connector>
        <draw:connector draw:style-name="gr5" draw:text-style-name="P3" draw:layer="layout" draw:type="line" svg:x1="48.714cm" svg:y1="8.836cm" svg:x2="49.599cm" svg:y2="7.526cm" draw:end-shape="id331" draw:end-glue-point="2" svg:d="M48714 8836l885-1310" svg:viewBox="0 0 886 1311">
          <text:p text:style-name="P1"><text:span text:style-name="T2">load_ia3/0+1</text:span></text:p>
        </draw:connector>
        <draw:connector draw:style-name="gr5" draw:text-style-name="P3" draw:layer="layout" draw:type="line" svg:x1="50.672cm" svg:y1="8.915cm" svg:x2="51.599cm" svg:y2="7.526cm" draw:end-shape="id333" draw:end-glue-point="2" svg:d="M50672 8915l927-1389" svg:viewBox="0 0 928 1390">
          <text:p text:style-name="P1"><text:span text:style-name="T2">load_ia4/0+1</text:span></text:p>
        </draw:connector>
        <draw:connector draw:style-name="gr5" draw:text-style-name="P3" draw:layer="layout" draw:type="line" svg:x1="47.577cm" svg:y1="10.053cm" svg:x2="47.599cm" svg:y2="7.426cm" draw:end-shape="id329" draw:end-glue-point="2" svg:d="M47577 10053l22-2627" svg:viewBox="0 0 23 2628">
          <text:p text:style-name="P1"><text:span text:style-name="T2">cnt0_1/3</text:span></text:p>
        </draw:connector>
        <draw:connector draw:style-name="gr5" draw:text-style-name="P3" draw:layer="layout" draw:type="line" svg:x1="49.534cm" svg:y1="9.894cm" svg:x2="49.599cm" svg:y2="7.526cm" draw:end-shape="id331" draw:end-glue-point="2" svg:d="M49534 9894l65-2368" svg:viewBox="0 0 66 2369">
          <text:p text:style-name="P1"><text:span text:style-name="T2">cnt0_2/3</text:span></text:p>
        </draw:connector>
        <draw:connector draw:style-name="gr5" draw:text-style-name="P3" draw:layer="layout" draw:type="line" svg:x1="51.571cm" svg:y1="10.132cm" svg:x2="51.599cm" svg:y2="7.526cm" draw:end-shape="id333" draw:end-glue-point="2" svg:d="M51571 10132l28-2606" svg:viewBox="0 0 29 2607">
          <text:p text:style-name="P1"><text:span text:style-name="T2">cnt0_3/3</text:span></text:p>
        </draw:connector>
        <draw:connector draw:style-name="gr5" draw:text-style-name="P3" draw:layer="layout" draw:type="line" svg:x1="43.423cm" svg:y1="10.211cm" svg:x2="43.599cm" svg:y2="7.426cm" draw:end-shape="id327" draw:end-glue-point="2" svg:d="M43423 10211l176-2785" svg:viewBox="0 0 177 2786">
          <text:p text:style-name="P1"><text:span text:style-name="T2">cnt0_4/3</text:span></text:p>
        </draw:connector>
        <draw:connector draw:style-name="gr5" draw:text-style-name="P3" draw:layer="layout" draw:type="line" svg:x1="45.46cm" svg:y1="10.079cm" svg:x2="45.599cm" svg:y2="7.426cm" draw:end-shape="id325" draw:end-glue-point="2" svg:d="M45460 10079l139-2653" svg:viewBox="0 0 140 2654">
          <text:p text:style-name="P1"><text:span text:style-name="T2">cnt0_5/3</text:span></text:p>
        </draw:connector>
        <draw:connector draw:style-name="gr5" draw:text-style-name="P3" draw:layer="layout" draw:type="line" svg:x1="47.074cm" svg:y1="9.391cm" svg:x2="47.599cm" svg:y2="7.426cm" draw:end-shape="id329" draw:end-glue-point="2" svg:d="M47074 9391l525-1965" svg:viewBox="0 0 526 1966">
          <text:p text:style-name="P1"><text:span text:style-name="T2">idct_c1/2</text:span></text:p>
        </draw:connector>
        <draw:connector draw:style-name="gr5" draw:text-style-name="P3" draw:layer="layout" draw:type="line" svg:x1="49.031cm" svg:y1="9.285cm" svg:x2="49.599cm" svg:y2="7.526cm" draw:end-shape="id331" draw:end-glue-point="2" svg:d="M49031 9285l568-1759" svg:viewBox="0 0 569 1760">
          <text:p text:style-name="P1"><text:span text:style-name="T2">idct_c2/2</text:span></text:p>
        </draw:connector>
        <draw:connector draw:style-name="gr5" draw:text-style-name="P3" draw:layer="layout" draw:type="line" svg:x1="51.016cm" svg:y1="9.391cm" svg:x2="51.599cm" svg:y2="7.526cm" draw:end-shape="id333" draw:end-glue-point="2" svg:d="M51016 9391l583-1865" svg:viewBox="0 0 584 1866">
          <text:p text:style-name="P1"><text:span text:style-name="T2">idct_c3/2</text:span></text:p>
        </draw:connector>
        <draw:connector draw:style-name="gr5" draw:text-style-name="P3" draw:layer="layout" draw:type="line" svg:x1="43.026cm" svg:y1="9.444cm" svg:x2="43.599cm" svg:y2="7.426cm" draw:end-shape="id327" draw:end-glue-point="2" svg:d="M43026 9444l573-2018" svg:viewBox="0 0 574 2019">
          <text:p text:style-name="P1"><text:span text:style-name="T2">idct_c7/2</text:span></text:p>
        </draw:connector>
        <draw:connector draw:style-name="gr5" draw:text-style-name="P3" draw:layer="layout" draw:type="line" svg:x1="45.063cm" svg:y1="9.312cm" svg:x2="45.599cm" svg:y2="7.426cm" draw:end-shape="id325" draw:end-glue-point="2" svg:d="M45063 9312l536-1886" svg:viewBox="0 0 537 1887">
          <text:p text:style-name="P1"><text:span text:style-name="T2">idct_c8/2</text:span></text:p>
        </draw:connector>
        <draw:custom-shape draw:style-name="gr2" draw:text-style-name="P2" xml:id="id334" draw:id="id334" draw:layer="layout" svg:width="1cm" svg:height="0.9cm" svg:x="112.8cm" svg:y="4.52cm">
          <text:p text:style-name="P1"><text:span text:style-name="T1">NOT</text:span></text:p>
          <text:p text:style-name="P1"><text:span text:style-name="T1">43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3.3cm" svg:y1="4.52cm" svg:x2="113.33cm" svg:y2="2.957cm" draw:start-shape="id334" draw:start-glue-point="0" svg:d="M113300 4520l30-1563" svg:viewBox="0 0 31 1564">
          <text:p text:style-name="P1"><text:span text:style-name="T2">load_ia1</text:span></text:p>
        </draw:connector>
        <draw:connector draw:style-name="gr5" draw:text-style-name="P1" draw:layer="layout" draw:type="line" svg:x1="62.341cm" svg:y1="9.147cm" svg:x2="61.696cm" svg:y2="6.821cm" draw:end-shape="id300" draw:end-glue-point="2" svg:d="M62341 9147l-645-2326" svg:viewBox="0 0 646 2327">
          <text:p text:style-name="P1"><text:span text:style-name="T2">load_ia1</text:span></text:p>
        </draw:connector>
        <draw:connector draw:style-name="gr5" draw:text-style-name="P3" draw:layer="layout" draw:type="line" svg:x1="28.791cm" svg:y1="10.373cm" svg:x2="28.737cm" svg:y2="8.309cm" draw:start-shape="id273" draw:start-glue-point="0" svg:d="M28791 10373l-54-2064" svg:viewBox="0 0 55 2065">
          <text:p text:style-name="P1"><text:span text:style-name="T2">unit04_oa1</text:span></text:p>
        </draw:connector>
        <draw:connector draw:style-name="gr5" draw:text-style-name="P1" draw:layer="layout" draw:type="line" svg:x1="23.419cm" svg:y1="5.886cm" svg:x2="24.095cm" svg:y2="3.901cm" draw:end-shape="id299" draw:end-glue-point="2" svg:d="M23419 5886l676-1985" svg:viewBox="0 0 677 1986">
          <text:p text:style-name="P1"><text:span text:style-name="T2">load_ia1/b</text:span></text:p>
        </draw:connector>
        <draw:custom-shape draw:style-name="gr2" draw:text-style-name="P2" xml:id="id335" draw:id="id335" draw:layer="layout" svg:width="1cm" svg:height="0.9cm" svg:x="115cm" svg:y="4.52cm">
          <text:p text:style-name="P1"><text:span text:style-name="T1">NOT</text:span></text:p>
          <text:p text:style-name="P1"><text:span text:style-name="T1">40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5.5cm" svg:y1="4.52cm" svg:x2="115.53cm" svg:y2="2.957cm" draw:start-shape="id335" draw:start-glue-point="0" svg:d="M115500 4520l30-1563" svg:viewBox="0 0 31 1564">
          <text:p text:style-name="P1"><text:span text:style-name="T2">load_ia2</text:span></text:p>
        </draw:connector>
        <draw:connector draw:style-name="gr5" draw:text-style-name="P3" draw:layer="layout" draw:type="line" svg:x1="29.891cm" svg:y1="10.373cm" svg:x2="29.86cm" svg:y2="8.245cm" draw:start-shape="id274" draw:start-glue-point="0" svg:d="M29891 10373l-31-2128" svg:viewBox="0 0 32 2129">
          <text:p text:style-name="P1"><text:span text:style-name="T2">unit04_oa2</text:span></text:p>
        </draw:connector>
        <draw:connector draw:style-name="gr5" draw:text-style-name="P1" draw:layer="layout" draw:type="line" svg:x1="63.452cm" svg:y1="9.2cm" svg:x2="62.796cm" svg:y2="6.821cm" draw:end-shape="id302" draw:end-glue-point="2" svg:d="M63452 9200l-656-2379" svg:viewBox="0 0 657 2380">
          <text:p text:style-name="P1"><text:span text:style-name="T2">load_ia2</text:span></text:p>
        </draw:connector>
        <draw:connector draw:style-name="gr5" draw:text-style-name="P1" draw:layer="layout" draw:type="line" svg:x1="25.536cm" svg:y1="5.886cm" svg:x2="26.095cm" svg:y2="3.901cm" draw:end-shape="id301" draw:end-glue-point="2" svg:d="M25536 5886l559-1985" svg:viewBox="0 0 560 1986">
          <text:p text:style-name="P1"><text:span text:style-name="T2">load_ia2/b</text:span></text:p>
        </draw:connector>
        <draw:custom-shape draw:style-name="gr2" draw:text-style-name="P2" xml:id="id336" draw:id="id336" draw:layer="layout" svg:width="1cm" svg:height="0.9cm" svg:x="117.2cm" svg:y="4.52cm">
          <text:p text:style-name="P1"><text:span text:style-name="T1">NOT</text:span></text:p>
          <text:p text:style-name="P1"><text:span text:style-name="T1">40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7.7cm" svg:y1="4.52cm" svg:x2="117.703cm" svg:y2="3.029cm" draw:start-shape="id336" draw:start-glue-point="0" svg:d="M117700 4520l3-1491" svg:viewBox="0 0 4 1492">
          <text:p text:style-name="P1"><text:span text:style-name="T2">load_ia3</text:span></text:p>
        </draw:connector>
        <draw:custom-shape draw:style-name="gr2" draw:text-style-name="P2" xml:id="id337" draw:id="id337" draw:layer="layout" svg:width="1cm" svg:height="0.9cm" svg:x="119.4cm" svg:y="4.52cm">
          <text:p text:style-name="P1"><text:span text:style-name="T1">NOT</text:span></text:p>
          <text:p text:style-name="P1"><text:span text:style-name="T1">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9.9cm" svg:y1="4.52cm" svg:x2="119.903cm" svg:y2="3.029cm" draw:start-shape="id337" draw:start-glue-point="0" svg:d="M119900 4520l3-1491" svg:viewBox="0 0 4 1492">
          <text:p text:style-name="P1"><text:span text:style-name="T2">load_ia4</text:span></text:p>
        </draw:connector>
        <draw:connector draw:style-name="gr5" draw:text-style-name="P1" draw:layer="layout" draw:type="line" svg:x1="64.589cm" svg:y1="9.094cm" svg:x2="63.896cm" svg:y2="6.821cm" draw:end-shape="id304" draw:end-glue-point="2" svg:d="M64589 9094l-693-2273" svg:viewBox="0 0 694 2274">
          <text:p text:style-name="P1"><text:span text:style-name="T2">load_ia3</text:span></text:p>
        </draw:connector>
        <draw:connector draw:style-name="gr5" draw:text-style-name="P1" draw:layer="layout" draw:type="line" svg:x1="65.7cm" svg:y1="9.121cm" svg:x2="64.996cm" svg:y2="6.821cm" draw:end-shape="id307" draw:end-glue-point="2" svg:d="M65700 9121l-704-2300" svg:viewBox="0 0 705 2301">
          <text:p text:style-name="P1"><text:span text:style-name="T2">load_ia4</text:span></text:p>
        </draw:connector>
        <draw:connector draw:style-name="gr5" draw:text-style-name="P1" draw:layer="layout" draw:type="line" svg:x1="27.49cm" svg:y1="5.795cm" svg:x2="28.095cm" svg:y2="3.901cm" draw:end-shape="id303" draw:end-glue-point="2" svg:d="M27490 5795l605-1894" svg:viewBox="0 0 606 1895">
          <text:p text:style-name="P1"><text:span text:style-name="T2">load_ia3/b</text:span></text:p>
        </draw:connector>
        <draw:connector draw:style-name="gr5" draw:text-style-name="P1" draw:layer="layout" draw:type="line" svg:x1="29.501cm" svg:y1="5.98cm" svg:x2="30.095cm" svg:y2="3.901cm" draw:end-shape="id306" draw:end-glue-point="2" svg:d="M29501 5980l594-2079" svg:viewBox="0 0 595 2080">
          <text:p text:style-name="P1"><text:span text:style-name="T2">load_ia4/b</text:span></text:p>
        </draw:connector>
        <draw:connector draw:style-name="gr5" draw:text-style-name="P3" draw:layer="layout" draw:type="line" svg:x1="30.991cm" svg:y1="10.373cm" svg:x2="30.922cm" svg:y2="8.312cm" draw:start-shape="id276" draw:start-glue-point="0" svg:d="M30991 10373l-69-2061" svg:viewBox="0 0 70 2062">
          <text:p text:style-name="P1"><text:span text:style-name="T2">unit04_oa3</text:span></text:p>
        </draw:connector>
        <draw:connector draw:style-name="gr5" draw:text-style-name="P3" draw:layer="layout" draw:type="line" svg:x1="32.1cm" svg:y1="10.373cm" svg:x2="32.16cm" svg:y2="8.248cm" draw:start-shape="id338" draw:start-glue-point="0" svg:d="M32100 10373l60-2125" svg:viewBox="0 0 61 2126">
          <text:p text:style-name="P1"><text:span text:style-name="T2">unit04_oa4</text:span></text:p>
        </draw:connector>
        <draw:custom-shape draw:style-name="gr2" draw:text-style-name="P2" xml:id="id339" draw:id="id339" draw:layer="layout" svg:width="1cm" svg:height="0.9cm" svg:x="35.026cm" svg:y="11.645cm">
          <text:p text:style-name="P1"><text:span text:style-name="T1">3-NAND</text:span></text:p>
          <text:p text:style-name="P1"><text:span text:style-name="T1">44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5.526cm" svg:y1="11.645cm" svg:x2="32.095cm" svg:y2="3.925cm" draw:start-shape="id339" draw:start-glue-point="0" draw:end-shape="id279" draw:end-glue-point="2" svg:d="M35526 11645l-3431-7720" svg:viewBox="0 0 3432 7721">
          <text:p text:style-name="P1"><text:span text:style-name="T2">b</text:span></text:p>
        </draw:connector>
        <draw:custom-shape draw:style-name="gr1" draw:text-style-name="P2" xml:id="id340" draw:id="id340" draw:layer="layout" svg:width="1cm" svg:height="0.9cm" svg:x="61.8cm" svg:y="-0.415cm">
          <text:p text:style-name="P1"><text:span text:style-name="T1">OR</text:span></text:p>
          <text:p text:style-name="P1"><text:span text:style-name="T1">489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96cm" svg:y1="1.553cm" svg:x2="62.3cm" svg:y2="0.485cm" draw:start-shape="id310" draw:start-glue-point="0" draw:end-shape="id340" draw:end-glue-point="2" svg:d="M62296 1553l4-1068" svg:viewBox="0 0 5 1069">
          <text:p/>
        </draw:connector>
        <draw:custom-shape draw:style-name="gr2" draw:text-style-name="P2" xml:id="id341" draw:id="id341" draw:layer="layout" svg:width="1cm" svg:height="0.9cm" svg:x="64cm" svg:y="-0.415cm">
          <text:p text:style-name="P1"><text:span text:style-name="T1">OR</text:span></text:p>
          <text:p text:style-name="P1"><text:span text:style-name="T1">499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496cm" svg:y1="1.553cm" svg:x2="64.5cm" svg:y2="0.485cm" draw:start-shape="id311" draw:start-glue-point="0" draw:end-shape="id341" draw:end-glue-point="2" svg:d="M64496 1553l4-1068" svg:viewBox="0 0 5 1069">
          <text:p/>
        </draw:connector>
        <draw:connector draw:style-name="gr6" draw:text-style-name="P1" draw:layer="layout" draw:type="line" svg:x1="60.7cm" svg:y1="1.485cm" svg:x2="64.5cm" svg:y2="0.485cm" draw:start-shape="id313" draw:start-glue-point="0" draw:end-shape="id341" draw:end-glue-point="2" svg:d="M60700 1485l3800-1000" svg:viewBox="0 0 3801 1001">
          <text:p/>
        </draw:connector>
        <draw:custom-shape draw:style-name="gr1" draw:text-style-name="P2" xml:id="id342" draw:id="id342" draw:layer="layout" svg:width="1cm" svg:height="0.9cm" svg:x="64cm" svg:y="-2.515cm">
          <text:p text:style-name="P1"><text:span text:style-name="T1">3-NAND</text:span></text:p>
          <text:p text:style-name="P1"><text:span text:style-name="T1">499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5cm" svg:y1="-0.415cm" svg:x2="64.5cm" svg:y2="-1.615cm" draw:start-shape="id341" draw:start-glue-point="0" draw:end-shape="id342" draw:end-glue-point="2" svg:d="M64500-415v-1200" svg:viewBox="0 0 1 1201">
          <text:p/>
        </draw:connector>
        <draw:connector draw:style-name="gr6" draw:text-style-name="P1" draw:layer="layout" draw:type="line" svg:x1="58.8cm" svg:y1="1.485cm" svg:x2="62.3cm" svg:y2="0.485cm" draw:start-shape="id312" draw:start-glue-point="0" draw:end-shape="id340" draw:end-glue-point="2" svg:d="M58800 1485l3500-1000" svg:viewBox="0 0 3501 1001">
          <text:p/>
        </draw:connector>
        <draw:connector draw:style-name="gr5" draw:text-style-name="P3" draw:layer="layout" draw:type="line" svg:x1="32.068cm" svg:y1="16.642cm" svg:x2="32.06cm" svg:y2="15.077cm" draw:end-shape="id305" draw:end-glue-point="2" svg:d="M32068 16642l-8-1565" svg:viewBox="0 0 9 1566">
          <text:p text:style-name="P1"><text:span text:style-name="T2">do1</text:span></text:p>
        </draw:connector>
        <draw:custom-shape draw:style-name="gr1" draw:text-style-name="P2" xml:id="id343" draw:id="id343" draw:layer="layout" svg:width="1cm" svg:height="0.9cm" svg:x="64.9cm" svg:y="72.765cm">
          <text:p text:style-name="P1"><text:span text:style-name="T1">3-AND</text:span></text:p>
          <text:p text:style-name="P1"><text:span text:style-name="T1">49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5.9cm" svg:y1="74.859cm" svg:x2="65.4cm" svg:y2="73.665cm" draw:end-shape="id343" draw:end-glue-point="2" svg:d="M65900 74859l-500-1194" svg:viewBox="0 0 501 1195">
          <text:p text:style-name="P1"><text:span text:style-name="T2">do1</text:span></text:p>
        </draw:connector>
        <draw:custom-shape draw:style-name="gr1" draw:text-style-name="P2" xml:id="id344" draw:id="id344" draw:layer="layout" svg:width="1cm" svg:height="0.9cm" svg:x="83.4cm" svg:y="51.635cm">
          <text:p text:style-name="P1"><text:span text:style-name="T1">3-AND</text:span></text:p>
          <text:p text:style-name="P1"><text:span text:style-name="T1">46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3.908cm" svg:y1="54.3cm" svg:x2="83.9cm" svg:y2="52.535cm" draw:end-shape="id344" draw:end-glue-point="2" svg:d="M83908 54300l-8-1765" svg:viewBox="0 0 9 1766">
          <text:p text:style-name="P1"><text:span text:style-name="T2">do1</text:span></text:p>
        </draw:connector>
        <draw:custom-shape draw:style-name="gr1" draw:text-style-name="P2" xml:id="id345" draw:id="id345" draw:layer="layout" svg:width="1cm" svg:height="0.9cm" svg:x="14.2cm" svg:y="21.4cm">
          <text:p text:style-name="P1"><text:span text:style-name="T1">3-NAND</text:span></text:p>
          <text:p text:style-name="P1"><text:span text:style-name="T1">56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4.708cm" svg:y1="24.1cm" svg:x2="14.7cm" svg:y2="22.3cm" draw:end-shape="id345" draw:end-glue-point="2" svg:d="M14708 24100l-8-1800" svg:viewBox="0 0 9 1801">
          <text:p text:style-name="P1"><text:span text:style-name="T2">do1</text:span></text:p>
        </draw:connector>
        <draw:custom-shape draw:style-name="gr1" draw:text-style-name="P2" xml:id="id346" draw:id="id346" draw:layer="layout" svg:width="1cm" svg:height="0.9cm" svg:x="15.3cm" svg:y="21.4cm">
          <text:p text:style-name="P1"><text:span text:style-name="T1">3-NAND</text:span></text:p>
          <text:p text:style-name="P1"><text:span text:style-name="T1">7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5.808cm" svg:y1="24.1cm" svg:x2="15.8cm" svg:y2="22.3cm" draw:end-shape="id346" draw:end-glue-point="2" svg:d="M15808 24100l-8-1800" svg:viewBox="0 0 9 1801">
          <text:p text:style-name="P1"><text:span text:style-name="T2">do0</text:span></text:p>
        </draw:connector>
        <draw:custom-shape draw:style-name="gr2" draw:text-style-name="P2" xml:id="id347" draw:id="id347" draw:layer="layout" svg:width="1cm" svg:height="0.9cm" svg:x="13.3cm" svg:y="32.058cm">
          <text:p text:style-name="P1"><text:span text:style-name="T1">BUF</text:span></text:p>
          <text:p text:style-name="P1"><text:span text:style-name="T1">399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811cm" svg:y1="34.4cm" svg:x2="13.8cm" svg:y2="32.958cm" draw:end-shape="id347" draw:end-glue-point="2" svg:d="M13811 34400l-11-1442" svg:viewBox="0 0 12 1443">
          <text:p text:style-name="P1"><text:span text:style-name="T2">dob15_in</text:span></text:p>
        </draw:connector>
        <draw:custom-shape draw:style-name="gr2" draw:text-style-name="P2" xml:id="id348" draw:id="id348" draw:layer="layout" svg:width="1cm" svg:height="0.9cm" svg:x="15.6cm" svg:y="32.058cm">
          <text:p text:style-name="P1"><text:span text:style-name="T1">BUF</text:span></text:p>
          <text:p text:style-name="P1"><text:span text:style-name="T1">387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166cm" svg:y1="34.294cm" svg:x2="16.1cm" svg:y2="32.958cm" draw:end-shape="id348" draw:end-glue-point="2" svg:d="M16166 34294l-66-1336" svg:viewBox="0 0 67 1337">
          <text:p text:style-name="P1"><text:span text:style-name="T2">dos_in</text:span></text:p>
        </draw:connector>
        <draw:custom-shape draw:style-name="gr2" draw:text-style-name="P2" xml:id="id349" draw:id="id349" draw:layer="layout" svg:width="1cm" svg:height="0.9cm" svg:x="17.9cm" svg:y="32.058cm">
          <text:p text:style-name="P1"><text:span text:style-name="T1">BUF</text:span></text:p>
          <text:p text:style-name="P1"><text:span text:style-name="T1">386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468cm" svg:y1="34.294cm" svg:x2="18.4cm" svg:y2="32.958cm" draw:end-shape="id349" draw:end-glue-point="2" svg:d="M18468 34294l-68-1336" svg:viewBox="0 0 69 1337">
          <text:p text:style-name="P1"><text:span text:style-name="T2">do0_in</text:span></text:p>
        </draw:connector>
        <draw:custom-shape draw:style-name="gr2" draw:text-style-name="P2" xml:id="id350" draw:id="id350" draw:layer="layout" svg:width="1cm" svg:height="0.9cm" svg:x="20.2cm" svg:y="32.058cm">
          <text:p text:style-name="P1"><text:span text:style-name="T1">BUF</text:span></text:p>
          <text:p text:style-name="P1"><text:span text:style-name="T1">34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584cm" svg:y1="34.321cm" svg:x2="20.7cm" svg:y2="32.958cm" draw:end-shape="id350" draw:end-glue-point="2" svg:d="M20584 34321l116-1363" svg:viewBox="0 0 117 1364">
          <text:p text:style-name="P1"><text:span text:style-name="T2">do1_in</text:span></text:p>
        </draw:connector>
        <draw:custom-shape draw:style-name="gr3" draw:text-style-name="P2" xml:id="id351" draw:id="id351" draw:layer="layout" svg:width="2.1cm" svg:height="0.9cm" svg:x="12.7cm" svg:y="29.858cm">
          <text:p text:style-name="P1"><text:span text:style-name="T1">DFFR (clk61,/res12)</text:span></text:p>
          <text:p text:style-name="P1"><text:span text:style-name="T1">399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8cm" svg:y1="32.058cm" svg:x2="13.75cm" svg:y2="30.758cm" draw:start-shape="id347" draw:start-glue-point="0" draw:end-shape="id351" draw:end-glue-point="2" svg:d="M13800 32058l-50-1300" svg:viewBox="0 0 51 1301">
          <text:p/>
        </draw:connector>
        <draw:connector draw:style-name="gr5" draw:text-style-name="P3" draw:layer="layout" draw:type="line" svg:x1="13.75cm" svg:y1="29.858cm" svg:x2="13.702cm" svg:y2="27.671cm" draw:start-shape="id351" draw:start-glue-point="0" svg:d="M13750 29858l-48-2187" svg:viewBox="0 0 49 2188">
          <text:p text:style-name="P1"><text:span text:style-name="T2">dob15</text:span></text:p>
          <text:p text:style-name="P1"><text:span text:style-name="T2">Data Output Bit15</text:span></text:p>
        </draw:connector>
        <draw:custom-shape draw:style-name="gr3" draw:text-style-name="P2" xml:id="id352" draw:id="id352" draw:layer="layout" svg:width="2.1cm" svg:height="0.9cm" svg:x="15cm" svg:y="29.858cm">
          <text:p text:style-name="P1"><text:span text:style-name="T1">DFFR (clk61,/res12)</text:span></text:p>
          <text:p text:style-name="P1"><text:span text:style-name="T1">387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05cm" svg:y1="29.858cm" svg:x2="16.031cm" svg:y2="27.644cm" draw:start-shape="id352" draw:start-glue-point="0" svg:d="M16050 29858l-19-2214" svg:viewBox="0 0 20 2215">
          <text:p text:style-name="P1"><text:span text:style-name="T2">dos</text:span></text:p>
          <text:p text:style-name="P1"><text:span text:style-name="T2">Data Output Signed</text:span></text:p>
        </draw:connector>
        <draw:connector draw:style-name="gr6" draw:text-style-name="P1" draw:layer="layout" draw:type="line" svg:x1="16.1cm" svg:y1="32.058cm" svg:x2="16.05cm" svg:y2="30.758cm" draw:start-shape="id348" draw:start-glue-point="0" draw:end-shape="id352" draw:end-glue-point="2" svg:d="M16100 32058l-50-1300" svg:viewBox="0 0 51 1301">
          <text:p/>
        </draw:connector>
        <draw:custom-shape draw:style-name="gr3" draw:text-style-name="P2" xml:id="id353" draw:id="id353" draw:layer="layout" svg:width="2.1cm" svg:height="0.9cm" svg:x="17.3cm" svg:y="29.858cm">
          <text:p text:style-name="P1"><text:span text:style-name="T1">DFFR(clk61/res12)</text:span></text:p>
          <text:p text:style-name="P1"><text:span text:style-name="T1">397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35cm" svg:y1="29.858cm" svg:x2="18.4cm" svg:y2="27.525cm" draw:start-shape="id353" draw:start-glue-point="0" draw:end-shape="id354" draw:end-glue-point="2" svg:d="M18350 29858l50-2333" svg:viewBox="0 0 51 2334">
          <text:p text:style-name="P1"><text:span text:style-name="T2">do0</text:span></text:p>
          <text:p text:style-name="P1"><text:span text:style-name="T2">Data Output Depth</text:span></text:p>
        </draw:connector>
        <draw:connector draw:style-name="gr6" draw:text-style-name="P1" draw:layer="layout" draw:type="line" svg:x1="18.4cm" svg:y1="32.058cm" svg:x2="18.35cm" svg:y2="30.758cm" draw:start-shape="id349" draw:start-glue-point="0" draw:end-shape="id353" draw:end-glue-point="2" svg:d="M18400 32058l-50-1300" svg:viewBox="0 0 51 1301">
          <text:p/>
        </draw:connector>
        <draw:custom-shape draw:style-name="gr2" draw:text-style-name="P2" xml:id="id355" draw:id="id355" draw:layer="layout" svg:width="1cm" svg:height="0.9cm" svg:x="16.8cm" svg:y="24.025cm">
          <text:p text:style-name="P1"><text:span text:style-name="T1">BUF</text:span></text:p>
          <text:p text:style-name="P1"><text:span text:style-name="T1">378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3cm" svg:y1="24.025cm" svg:x2="17.368cm" svg:y2="22.585cm" draw:start-shape="id355" draw:start-glue-point="0" svg:d="M17300 24025l68-1440" svg:viewBox="0 0 69 1441">
          <text:p text:style-name="P1"><text:span text:style-name="T2">do0</text:span></text:p>
        </draw:connector>
        <draw:custom-shape draw:style-name="gr2" draw:text-style-name="P2" xml:id="id356" draw:id="id356" draw:layer="layout" svg:width="1cm" svg:height="0.9cm" svg:x="17.9cm" svg:y="24.025cm">
          <text:p text:style-name="P1"><text:span text:style-name="T1">NOT</text:span></text:p>
          <text:p text:style-name="P1"><text:span text:style-name="T1">451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7" draw:id="id357" draw:layer="layout" svg:width="1cm" svg:height="0.9cm" svg:x="18.6cm" svg:y="21.925cm">
          <text:p text:style-name="P1"><text:span text:style-name="T1">NOT</text:span></text:p>
          <text:p text:style-name="P1"><text:span text:style-name="T1">451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.4cm" svg:y1="24.025cm" svg:x2="19.1cm" svg:y2="22.825cm" draw:start-shape="id356" draw:start-glue-point="0" draw:end-shape="id357" draw:end-glue-point="2" svg:d="M18400 24025l700-1200" svg:viewBox="0 0 701 1201">
          <text:p/>
        </draw:connector>
        <draw:custom-shape draw:style-name="gr2" draw:text-style-name="P2" xml:id="id354" draw:id="id354" draw:layer="layout" svg:width="1cm" svg:height="0.9cm" svg:x="17.9cm" svg:y="26.625cm">
          <text:p text:style-name="P1"><text:span text:style-name="T1">BUF</text:span></text:p>
          <text:p text:style-name="P1"><text:span text:style-name="T1">39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.4cm" svg:y1="26.625cm" svg:x2="18.4cm" svg:y2="24.925cm" draw:start-shape="id354" draw:start-glue-point="0" draw:end-shape="id356" draw:end-glue-point="2" svg:d="M18400 26625v-1700" svg:viewBox="0 0 1 1701">
          <text:p/>
        </draw:connector>
        <draw:connector draw:style-name="gr5" draw:text-style-name="P3" draw:layer="layout" draw:type="line" svg:x1="18.4cm" svg:y1="26.625cm" svg:x2="19.44cm" svg:y2="25.194cm" draw:start-shape="id354" draw:start-glue-point="0" svg:d="M18400 26625l1040-1431" svg:viewBox="0 0 1041 1432">
          <text:p text:style-name="P1"><text:span text:style-name="T2">do0</text:span></text:p>
        </draw:connector>
        <draw:connector draw:style-name="gr6" draw:text-style-name="P1" draw:layer="layout" draw:type="line" svg:x1="18.4cm" svg:y1="26.625cm" svg:x2="17.3cm" svg:y2="24.925cm" draw:start-shape="id354" draw:start-glue-point="0" draw:end-shape="id355" draw:end-glue-point="2" svg:d="M18400 26625l-1100-1700" svg:viewBox="0 0 1101 1701">
          <text:p/>
        </draw:connector>
        <draw:connector draw:style-name="gr5" draw:text-style-name="P3" draw:layer="layout" draw:type="line" svg:x1="19.1cm" svg:y1="21.925cm" svg:x2="19.128cm" svg:y2="20.558cm" draw:start-shape="id357" draw:start-glue-point="0" svg:d="M19100 21925l28-1367" svg:viewBox="0 0 29 1368">
          <text:p text:style-name="P1"><text:span text:style-name="T2">do0</text:span></text:p>
        </draw:connector>
        <draw:connector draw:style-name="gr5" draw:text-style-name="P3" draw:layer="layout" draw:type="line" svg:x1="18.4cm" svg:y1="24.025cm" svg:x2="18.461cm" svg:y2="22.495cm" draw:start-shape="id356" draw:start-glue-point="0" svg:d="M18400 24025l61-1530" svg:viewBox="0 0 62 1531">
          <text:p text:style-name="P1"><text:span text:style-name="T2">/do0</text:span></text:p>
        </draw:connector>
        <draw:custom-shape draw:style-name="gr2" draw:text-style-name="P2" xml:id="id359" draw:id="id359" draw:layer="layout" svg:width="1cm" svg:height="0.9cm" svg:x="22cm" svg:y="22.058cm">
          <text:p text:style-name="P1"><text:span text:style-name="T1">BUF</text:span></text:p>
          <text:p text:style-name="P1"><text:span text:style-name="T1">3513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1.8cm" svg:y1="24.158cm" svg:x2="22.5cm" svg:y2="22.958cm" draw:start-shape="id358" draw:start-glue-point="0" draw:end-shape="id359" draw:end-glue-point="2" svg:d="M21800 24158l700-1200" svg:viewBox="0 0 701 1201">
          <text:p/>
        </draw:connector>
        <draw:connector draw:style-name="gr5" draw:text-style-name="P3" draw:layer="layout" draw:type="line" svg:x1="22.5cm" svg:y1="22.058cm" svg:x2="22.593cm" svg:y2="20.68cm" draw:start-shape="id359" draw:start-glue-point="0" svg:d="M22500 22058l93-1378" svg:viewBox="0 0 94 1379">
          <text:p text:style-name="P1"><text:span text:style-name="T2">do1</text:span></text:p>
        </draw:connector>
        <draw:custom-shape draw:style-name="gr2" draw:text-style-name="P2" xml:id="id358" draw:id="id358" draw:layer="layout" svg:width="1cm" svg:height="0.9cm" svg:x="21.3cm" svg:y="24.158cm">
          <text:p text:style-name="P1"><text:span text:style-name="T1">BUF</text:span></text:p>
          <text:p text:style-name="P1"><text:span text:style-name="T1">401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1.8cm" svg:y1="24.158cm" svg:x2="21.878cm" svg:y2="22.723cm" draw:start-shape="id358" draw:start-glue-point="0" svg:d="M21800 24158l78-1435" svg:viewBox="0 0 79 1436">
          <text:p text:style-name="P1"><text:span text:style-name="T2">do1</text:span></text:p>
        </draw:connector>
        <draw:custom-shape draw:style-name="gr2" draw:text-style-name="P2" xml:id="id361" draw:id="id361" draw:layer="layout" svg:width="1cm" svg:height="0.9cm" svg:x="19.7cm" svg:y="21.926cm">
          <text:p text:style-name="P1"><text:span text:style-name="T1">NOT</text:span></text:p>
          <text:p text:style-name="P1"><text:span text:style-name="T1">4618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0" draw:id="id360" draw:layer="layout" svg:width="1cm" svg:height="0.9cm" svg:x="20.209cm" svg:y="24.095cm">
          <text:p text:style-name="P1"><text:span text:style-name="T1">NOT</text:span></text:p>
          <text:p text:style-name="P1"><text:span text:style-name="T1">431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0.709cm" svg:y1="24.095cm" svg:x2="20.2cm" svg:y2="22.826cm" draw:start-shape="id360" draw:start-glue-point="0" draw:end-shape="id361" draw:end-glue-point="2" svg:d="M20709 24095l-509-1269" svg:viewBox="0 0 510 1270">
          <text:p/>
        </draw:connector>
        <draw:custom-shape draw:style-name="gr2" draw:text-style-name="P2" xml:id="id363" draw:id="id363" draw:layer="layout" svg:width="1cm" svg:height="0.9cm" svg:x="22.9cm" svg:y="24.158cm">
          <text:p text:style-name="P1"><text:span text:style-name="T1">NOT</text:span></text:p>
          <text:p text:style-name="P1"><text:span text:style-name="T1">4417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2cm" svg:y1="21.926cm" svg:x2="20.194cm" svg:y2="20.758cm" draw:start-shape="id361" draw:start-glue-point="0" svg:d="M20200 21926l-6-1168" svg:viewBox="0 0 7 1169">
          <text:p text:style-name="P1"><text:span text:style-name="T2">do1</text:span></text:p>
        </draw:connector>
        <draw:connector draw:style-name="gr5" draw:text-style-name="P3" draw:layer="layout" draw:type="line" svg:x1="20.709cm" svg:y1="24.095cm" svg:x2="20.793cm" svg:y2="22.587cm" draw:start-shape="id360" draw:start-glue-point="0" svg:d="M20709 24095l84-1508" svg:viewBox="0 0 85 1509">
          <text:p text:style-name="P1"><text:span text:style-name="T2">/do1</text:span></text:p>
        </draw:connector>
        <draw:custom-shape draw:style-name="gr2" draw:text-style-name="P2" xml:id="id362" draw:id="id362" draw:layer="layout" svg:width="1cm" svg:height="0.9cm" svg:x="20.2cm" svg:y="26.758cm">
          <text:p text:style-name="P1"><text:span text:style-name="T1">BUF</text:span></text:p>
          <text:p text:style-name="P1"><text:span text:style-name="T1">40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0.7cm" svg:y1="26.758cm" svg:x2="21.8cm" svg:y2="25.058cm" draw:start-shape="id362" draw:start-glue-point="0" draw:end-shape="id358" draw:end-glue-point="2" svg:d="M20700 26758l1100-1700" svg:viewBox="0 0 1101 1701">
          <text:p/>
        </draw:connector>
        <draw:connector draw:style-name="gr5" draw:text-style-name="P3" draw:layer="layout" draw:type="line" svg:x1="20.7cm" svg:y1="26.758cm" svg:x2="19.894cm" svg:y2="25.184cm" draw:start-shape="id362" draw:start-glue-point="0" svg:d="M20700 26758l-806-1574" svg:viewBox="0 0 807 1575">
          <text:p text:style-name="P1"><text:span text:style-name="T2">do1</text:span></text:p>
        </draw:connector>
        <draw:connector draw:style-name="gr6" draw:text-style-name="P1" draw:layer="layout" draw:type="line" svg:x1="20.7cm" svg:y1="26.758cm" svg:x2="20.709cm" svg:y2="24.995cm" draw:start-shape="id362" draw:start-glue-point="0" draw:end-shape="id360" draw:end-glue-point="2" svg:d="M20700 26758l9-1763" svg:viewBox="0 0 10 1764">
          <text:p/>
        </draw:connector>
        <draw:connector draw:style-name="gr6" draw:text-style-name="P1" draw:layer="layout" draw:type="line" svg:x1="20.7cm" svg:y1="26.758cm" svg:x2="23.4cm" svg:y2="25.058cm" draw:start-shape="id362" draw:start-glue-point="0" draw:end-shape="id363" draw:end-glue-point="2" svg:d="M20700 26758l2700-1700" svg:viewBox="0 0 2701 1701">
          <text:p/>
        </draw:connector>
        <draw:connector draw:style-name="gr5" draw:text-style-name="P3" draw:layer="layout" draw:type="line" svg:x1="23.4cm" svg:y1="24.158cm" svg:x2="23.441cm" svg:y2="21.969cm" draw:start-shape="id363" draw:start-glue-point="0" svg:d="M23400 24158l41-2189" svg:viewBox="0 0 42 2190">
          <text:p text:style-name="P1"><text:span text:style-name="T2">/do1</text:span></text:p>
        </draw:connector>
        <draw:custom-shape draw:style-name="gr3" draw:text-style-name="P2" xml:id="id364" draw:id="id364" draw:layer="layout" svg:width="2.1cm" svg:height="0.9cm" svg:x="19.6cm" svg:y="29.858cm">
          <text:p text:style-name="P1"><text:span text:style-name="T1">DFFR(clk61/res12)</text:span></text:p>
          <text:p text:style-name="P1"><text:span text:style-name="T1">405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65cm" svg:y1="29.858cm" svg:x2="20.7cm" svg:y2="27.658cm" draw:start-shape="id364" draw:start-glue-point="0" draw:end-shape="id362" draw:end-glue-point="2" svg:d="M20650 29858l50-2200" svg:viewBox="0 0 51 2201">
          <text:p text:style-name="P1"><text:span text:style-name="T2">do1</text:span></text:p>
          <text:p text:style-name="P1"><text:span text:style-name="T2">Data Output Depth</text:span></text:p>
        </draw:connector>
        <draw:connector draw:style-name="gr6" draw:text-style-name="P1" draw:layer="layout" draw:type="line" svg:x1="20.7cm" svg:y1="32.058cm" svg:x2="20.65cm" svg:y2="30.758cm" draw:start-shape="id350" draw:start-glue-point="0" draw:end-shape="id364" draw:end-glue-point="2" svg:d="M20700 32058l-50-1300" svg:viewBox="0 0 51 1301">
          <text:p/>
        </draw:connector>
        <draw:custom-shape draw:style-name="gr2" draw:text-style-name="P2" xml:id="id380" draw:id="id380" draw:layer="layout" svg:width="1cm" svg:height="0.9cm" svg:x="60.1cm" svg:y="27.4cm">
          <text:p text:style-name="P1"><text:span text:style-name="T1">NAND</text:span></text:p>
          <text:p text:style-name="P1"><text:span text:style-name="T1">345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1" draw:id="id381" draw:layer="layout" svg:width="1cm" svg:height="0.9cm" svg:x="61.2cm" svg:y="27.4cm">
          <text:p text:style-name="P1"><text:span text:style-name="T1">NAND</text:span></text:p>
          <text:p text:style-name="P1"><text:span text:style-name="T1">34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2" draw:id="id382" draw:layer="layout" svg:width="1cm" svg:height="0.9cm" svg:x="62.3cm" svg:y="27.4cm">
          <text:p text:style-name="P1"><text:span text:style-name="T1">NAND</text:span></text:p>
          <text:p text:style-name="P1"><text:span text:style-name="T1">36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1cm" svg:height="0.9cm" svg:x="63.4cm" svg:y="27.4cm">
          <text:p text:style-name="P1"><text:span text:style-name="T1">NAND</text:span></text:p>
          <text:p text:style-name="P1"><text:span text:style-name="T1">366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9" draw:id="id379" draw:layer="layout" svg:width="1cm" svg:height="0.9cm" svg:x="59cm" svg:y="27.4cm">
          <text:p text:style-name="P1"><text:span text:style-name="T1">NAND</text:span></text:p>
          <text:p text:style-name="P1"><text:span text:style-name="T1">314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8" draw:id="id378" draw:layer="layout" svg:width="1cm" svg:height="0.9cm" svg:x="57.9cm" svg:y="27.4cm">
          <text:p text:style-name="P1"><text:span text:style-name="T1">NAND</text:span></text:p>
          <text:p text:style-name="P1"><text:span text:style-name="T1">32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7" draw:id="id377" draw:layer="layout" svg:width="1cm" svg:height="0.9cm" svg:x="56.8cm" svg:y="27.4cm">
          <text:p text:style-name="P1"><text:span text:style-name="T1">NAND</text:span></text:p>
          <text:p text:style-name="P1"><text:span text:style-name="T1">315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6" draw:id="id376" draw:layer="layout" svg:width="1cm" svg:height="0.9cm" svg:x="55.7cm" svg:y="27.4cm">
          <text:p text:style-name="P1"><text:span text:style-name="T1">NAND</text:span></text:p>
          <text:p text:style-name="P1"><text:span text:style-name="T1">315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5" draw:id="id375" draw:layer="layout" svg:width="1cm" svg:height="0.9cm" svg:x="54.6cm" svg:y="27.4cm">
          <text:p text:style-name="P1"><text:span text:style-name="T1">NAND</text:span></text:p>
          <text:p text:style-name="P1"><text:span text:style-name="T1">36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4" draw:id="id374" draw:layer="layout" svg:width="1cm" svg:height="0.9cm" svg:x="53.5cm" svg:y="27.4cm">
          <text:p text:style-name="P1"><text:span text:style-name="T1">NAND</text:span></text:p>
          <text:p text:style-name="P1"><text:span text:style-name="T1">336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3" draw:id="id373" draw:layer="layout" svg:width="1cm" svg:height="0.9cm" svg:x="52.4cm" svg:y="27.4cm">
          <text:p text:style-name="P1"><text:span text:style-name="T1">NAND</text:span></text:p>
          <text:p text:style-name="P1"><text:span text:style-name="T1">315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2" draw:id="id372" draw:layer="layout" svg:width="1cm" svg:height="0.9cm" svg:x="51.3cm" svg:y="27.4cm">
          <text:p text:style-name="P1"><text:span text:style-name="T1">12-OAI</text:span></text:p>
          <text:p text:style-name="P1"><text:span text:style-name="T1">367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1" draw:id="id371" draw:layer="layout" svg:width="1cm" svg:height="0.9cm" svg:x="50.2cm" svg:y="27.4cm">
          <text:p text:style-name="P1"><text:span text:style-name="T1">NOT</text:span></text:p>
          <text:p text:style-name="P1"><text:span text:style-name="T1">296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0" draw:id="id370" draw:layer="layout" svg:width="1cm" svg:height="0.9cm" svg:x="49.1cm" svg:y="27.4cm">
          <text:p text:style-name="P1"><text:span text:style-name="T1">NOT</text:span></text:p>
          <text:p text:style-name="P1"><text:span text:style-name="T1">306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9" draw:id="id369" draw:layer="layout" svg:width="1cm" svg:height="0.9cm" svg:x="48cm" svg:y="27.4cm">
          <text:p text:style-name="P1"><text:span text:style-name="T1">NOT</text:span></text:p>
          <text:p text:style-name="P1"><text:span text:style-name="T1">336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6" draw:id="id366" draw:layer="layout" svg:width="1cm" svg:height="0.9cm" svg:x="51.616cm" svg:y="32.622cm">
          <text:p text:style-name="P1"><text:span text:style-name="T1">NAND</text:span></text:p>
          <text:p text:style-name="P1"><text:span text:style-name="T1">368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5" draw:id="id365" draw:layer="layout" svg:width="1cm" svg:height="0.9cm" svg:x="29.8cm" svg:y="33.482cm">
          <text:p text:style-name="P1"><text:span text:style-name="T1">NOT</text:span></text:p>
          <text:p text:style-name="P1"><text:span text:style-name="T1">368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0.292cm" svg:y1="36.2cm" svg:x2="30.3cm" svg:y2="34.382cm" draw:end-shape="id365" draw:end-glue-point="2" svg:d="M30292 36200l8-1818" svg:viewBox="0 0 9 1819">
          <text:p text:style-name="P1"><text:span text:style-name="T2">command0</text:span></text:p>
        </draw:connector>
        <draw:connector draw:style-name="gr5" draw:text-style-name="P1" draw:layer="layout" draw:type="line" svg:x1="51.118cm" svg:y1="34.74cm" svg:x2="52.116cm" svg:y2="33.522cm" draw:end-shape="id366" draw:end-glue-point="2" svg:d="M51118 34740l998-1218" svg:viewBox="0 0 999 1219">
          <text:p text:style-name="P1"><text:span text:style-name="T2">/command0</text:span></text:p>
        </draw:connector>
        <draw:custom-shape draw:style-name="gr2" draw:text-style-name="P2" xml:id="id367" draw:id="id367" draw:layer="layout" svg:width="1cm" svg:height="0.9cm" svg:x="32.1cm" svg:y="33.534cm">
          <text:p text:style-name="P1"><text:span text:style-name="T1">NOT</text:span></text:p>
          <text:p text:style-name="P1"><text:span text:style-name="T1">398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2.571cm" svg:y1="36.221cm" svg:x2="32.6cm" svg:y2="34.434cm" draw:end-shape="id367" draw:end-glue-point="2" svg:d="M32571 36221l29-1787" svg:viewBox="0 0 30 1788">
          <text:p text:style-name="P1"><text:span text:style-name="T2">command1</text:span></text:p>
        </draw:connector>
        <draw:custom-shape draw:style-name="gr2" draw:text-style-name="P2" xml:id="id368" draw:id="id368" draw:layer="layout" svg:width="1cm" svg:height="0.9cm" svg:x="34.4cm" svg:y="33.6cm">
          <text:p text:style-name="P1"><text:span text:style-name="T1">NOT</text:span></text:p>
          <text:p text:style-name="P1"><text:span text:style-name="T1">406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4.899cm" svg:y1="36.301cm" svg:x2="34.9cm" svg:y2="34.5cm" draw:end-shape="id368" draw:end-glue-point="2" svg:d="M34899 36301l1-1801" svg:viewBox="0 0 2 1802">
          <text:p text:style-name="P1"><text:span text:style-name="T2">command2</text:span></text:p>
        </draw:connector>
        <draw:connector draw:style-name="gr5" draw:text-style-name="P3" draw:layer="layout" draw:type="line" svg:x1="52.288cm" svg:y1="35.622cm" svg:x2="52.116cm" svg:y2="33.522cm" draw:end-shape="id366" draw:end-glue-point="2" svg:d="M52288 35622l-172-2100" svg:viewBox="0 0 173 2101">
          <text:p text:style-name="P1"><text:span text:style-name="T2">sod00</text:span></text:p>
        </draw:connector>
        <draw:connector draw:style-name="gr5" draw:text-style-name="P3" draw:layer="layout" draw:type="line" svg:x1="48.3cm" svg:y1="30.2cm" svg:x2="48.5cm" svg:y2="28.3cm" draw:end-shape="id369" draw:end-glue-point="2" svg:d="M48300 30200l200-1900" svg:viewBox="0 0 201 1901">
          <text:p text:style-name="P1"><text:span text:style-name="T2">sod01</text:span></text:p>
        </draw:connector>
        <draw:connector draw:style-name="gr5" draw:text-style-name="P3" draw:layer="layout" draw:type="line" svg:x1="49.4cm" svg:y1="30.102cm" svg:x2="49.6cm" svg:y2="28.3cm" draw:end-shape="id370" draw:end-glue-point="2" svg:d="M49400 30102l200-1802" svg:viewBox="0 0 201 1803">
          <text:p text:style-name="P1"><text:span text:style-name="T2">sod02</text:span></text:p>
        </draw:connector>
        <draw:connector draw:style-name="gr5" draw:text-style-name="P3" draw:layer="layout" draw:type="line" svg:x1="50.5cm" svg:y1="30.102cm" svg:x2="50.7cm" svg:y2="28.3cm" draw:end-shape="id371" draw:end-glue-point="2" svg:d="M50500 30102l200-1802" svg:viewBox="0 0 201 1803">
          <text:p text:style-name="P1"><text:span text:style-name="T2">sod03</text:span></text:p>
        </draw:connector>
        <draw:connector draw:style-name="gr5" draw:text-style-name="P3" draw:layer="layout" draw:type="line" svg:x1="51.6cm" svg:y1="30.202cm" svg:x2="51.8cm" svg:y2="28.3cm" draw:end-shape="id372" draw:end-glue-point="2" svg:d="M51600 30202l200-1902" svg:viewBox="0 0 201 1903">
          <text:p text:style-name="P1"><text:span text:style-name="T2">sod04/b</text:span></text:p>
        </draw:connector>
        <draw:connector draw:style-name="gr5" draw:text-style-name="P3" draw:layer="layout" draw:type="line" svg:x1="52.7cm" svg:y1="30.2cm" svg:x2="52.9cm" svg:y2="28.3cm" draw:end-shape="id373" draw:end-glue-point="2" svg:d="M52700 30200l200-1900" svg:viewBox="0 0 201 1901">
          <text:p text:style-name="P1"><text:span text:style-name="T2">sod05</text:span></text:p>
        </draw:connector>
        <draw:connector draw:style-name="gr5" draw:text-style-name="P3" draw:layer="layout" draw:type="line" svg:x1="53.8cm" svg:y1="30.202cm" svg:x2="54cm" svg:y2="28.3cm" draw:end-shape="id374" draw:end-glue-point="2" svg:d="M53800 30202l200-1902" svg:viewBox="0 0 201 1903">
          <text:p text:style-name="P1"><text:span text:style-name="T2">sod06</text:span></text:p>
        </draw:connector>
        <draw:connector draw:style-name="gr5" draw:text-style-name="P3" draw:layer="layout" draw:type="line" svg:x1="54.9cm" svg:y1="30.202cm" svg:x2="55.1cm" svg:y2="28.3cm" draw:end-shape="id375" draw:end-glue-point="2" svg:d="M54900 30202l200-1902" svg:viewBox="0 0 201 1903">
          <text:p text:style-name="P1"><text:span text:style-name="T2">sod07</text:span></text:p>
        </draw:connector>
        <draw:connector draw:style-name="gr5" draw:text-style-name="P3" draw:layer="layout" draw:type="line" svg:x1="56cm" svg:y1="30.202cm" svg:x2="56.2cm" svg:y2="28.3cm" draw:end-shape="id376" draw:end-glue-point="2" svg:d="M56000 30202l200-1902" svg:viewBox="0 0 201 1903">
          <text:p text:style-name="P1"><text:span text:style-name="T2">sod08</text:span></text:p>
        </draw:connector>
        <draw:connector draw:style-name="gr5" draw:text-style-name="P3" draw:layer="layout" draw:type="line" svg:x1="57.1cm" svg:y1="30.202cm" svg:x2="57.3cm" svg:y2="28.3cm" draw:end-shape="id377" draw:end-glue-point="2" svg:d="M57100 30202l200-1902" svg:viewBox="0 0 201 1903">
          <text:p text:style-name="P1"><text:span text:style-name="T2">sod09</text:span></text:p>
        </draw:connector>
        <draw:connector draw:style-name="gr5" draw:text-style-name="P3" draw:layer="layout" draw:type="line" svg:x1="58.2cm" svg:y1="30.202cm" svg:x2="58.4cm" svg:y2="28.3cm" draw:end-shape="id378" draw:end-glue-point="2" svg:d="M58200 30202l200-1902" svg:viewBox="0 0 201 1903">
          <text:p text:style-name="P1"><text:span text:style-name="T2">sod10</text:span></text:p>
        </draw:connector>
        <draw:connector draw:style-name="gr5" draw:text-style-name="P3" draw:layer="layout" draw:type="line" svg:x1="59.3cm" svg:y1="30.3cm" svg:x2="59.5cm" svg:y2="28.3cm" draw:end-shape="id379" draw:end-glue-point="2" svg:d="M59300 30300l200-2000" svg:viewBox="0 0 201 2001">
          <text:p text:style-name="P1"><text:span text:style-name="T2">sod11</text:span></text:p>
        </draw:connector>
        <draw:connector draw:style-name="gr5" draw:text-style-name="P3" draw:layer="layout" draw:type="line" svg:x1="60.4cm" svg:y1="30.3cm" svg:x2="60.6cm" svg:y2="28.3cm" draw:end-shape="id380" draw:end-glue-point="2" svg:d="M60400 30300l200-2000" svg:viewBox="0 0 201 2001">
          <text:p text:style-name="P1"><text:span text:style-name="T2">sod12</text:span></text:p>
        </draw:connector>
        <draw:connector draw:style-name="gr5" draw:text-style-name="P3" draw:layer="layout" draw:type="line" svg:x1="61.5cm" svg:y1="30.202cm" svg:x2="61.7cm" svg:y2="28.3cm" draw:end-shape="id381" draw:end-glue-point="2" svg:d="M61500 30202l200-1902" svg:viewBox="0 0 201 1903">
          <text:p text:style-name="P1"><text:span text:style-name="T2">sod13</text:span></text:p>
        </draw:connector>
        <draw:connector draw:style-name="gr5" draw:text-style-name="P3" draw:layer="layout" draw:type="line" svg:x1="62.6cm" svg:y1="30.3cm" svg:x2="62.8cm" svg:y2="28.3cm" draw:end-shape="id382" draw:end-glue-point="2" svg:d="M62600 30300l200-2000" svg:viewBox="0 0 201 2001">
          <text:p text:style-name="P1"><text:span text:style-name="T2">sod14</text:span></text:p>
        </draw:connector>
        <draw:connector draw:style-name="gr5" draw:text-style-name="P3" draw:layer="layout" draw:type="line" svg:x1="63.7cm" svg:y1="30.202cm" svg:x2="63.9cm" svg:y2="28.3cm" draw:end-shape="id383" draw:end-glue-point="2" svg:d="M63700 30202l200-1902" svg:viewBox="0 0 201 1903">
          <text:p text:style-name="P1"><text:span text:style-name="T2">sod15</text:span></text:p>
        </draw:connector>
        <draw:custom-shape draw:style-name="gr2" draw:text-style-name="P2" xml:id="id384" draw:id="id384" draw:layer="layout" svg:width="1cm" svg:height="0.9cm" svg:x="55.2cm" svg:y="64.146cm">
          <text:p text:style-name="P1"><text:span text:style-name="T1">OR(mclk)</text:span></text:p>
          <text:p text:style-name="P1"><text:span text:style-name="T1">387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5.7cm" svg:y1="64.146cm" svg:x2="55.712cm" svg:y2="62.59cm" draw:start-shape="id384" draw:start-glue-point="0" svg:d="M55700 64146l12-1556" svg:viewBox="0 0 13 1557">
          <text:p text:style-name="P1"><text:span text:style-name="T2">clk12</text:span></text:p>
        </draw:connector>
        <draw:custom-shape draw:style-name="gr2" draw:text-style-name="P2" xml:id="id385" draw:id="id385" draw:layer="layout" svg:width="1cm" svg:height="0.9cm" svg:x="29.8cm" svg:y="31.358cm">
          <text:p text:style-name="P1"><text:span text:style-name="T1">NOT</text:span></text:p>
          <text:p text:style-name="P1"><text:span text:style-name="T1">37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0.3cm" svg:y1="33.482cm" svg:x2="30.3cm" svg:y2="32.258cm" draw:start-shape="id365" draw:start-glue-point="0" draw:end-shape="id385" draw:end-glue-point="2" svg:d="M30300 33482v-1224" svg:viewBox="0 0 1 1225">
          <text:p/>
        </draw:connector>
        <draw:connector draw:style-name="gr5" draw:text-style-name="P1" draw:layer="layout" draw:type="line" svg:x1="40.204cm" svg:y1="24.5cm" svg:x2="41.3cm" svg:y2="23.198cm" draw:end-shape="id386" draw:end-glue-point="2" svg:d="M40204 24500l1096-1302" svg:viewBox="0 0 1097 1303">
          <text:p text:style-name="P1"><text:span text:style-name="T2">/command0</text:span></text:p>
        </draw:connector>
        <draw:connector draw:style-name="gr5" draw:text-style-name="P1" draw:layer="layout" draw:type="line" svg:x1="77.5cm" svg:y1="36.959cm" svg:x2="78.23cm" svg:y2="35.456cm" draw:end-shape="id387" draw:end-glue-point="2" svg:d="M77500 36959l730-1503" svg:viewBox="0 0 731 1504">
          <text:p text:style-name="P1"><text:span text:style-name="T2">/command1</text:span></text:p>
        </draw:connector>
        <draw:connector draw:style-name="gr6" draw:text-style-name="P1" draw:layer="layout" draw:type="line" svg:x1="32.6cm" svg:y1="33.534cm" svg:x2="32.6cm" svg:y2="32.3cm" draw:start-shape="id367" draw:start-glue-point="0" draw:end-shape="id388" draw:end-glue-point="2" svg:d="M32600 33534v-1234" svg:viewBox="0 0 1 1235">
          <text:p/>
        </draw:connector>
        <draw:connector draw:style-name="gr5" draw:text-style-name="P1" draw:layer="layout" draw:type="line" svg:x1="78.797cm" svg:y1="37.7cm" svg:x2="78.23cm" svg:y2="35.456cm" draw:end-shape="id387" draw:end-glue-point="2" svg:d="M78797 37700l-567-2244" svg:viewBox="0 0 568 2245">
          <text:p text:style-name="P1"><text:span text:style-name="T2">/command2</text:span></text:p>
        </draw:connector>
        <draw:custom-shape draw:style-name="gr2" draw:text-style-name="P2" xml:id="id389" draw:id="id389" draw:layer="layout" svg:width="1cm" svg:height="0.9cm" svg:x="59.4cm" svg:y="34.344cm">
          <text:p text:style-name="P1"><text:span text:style-name="T1">AND</text:span></text:p>
          <text:p text:style-name="P1"><text:span text:style-name="T1">406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141cm" svg:y1="37.4cm" svg:x2="59.9cm" svg:y2="35.244cm" draw:end-shape="id389" draw:end-glue-point="2" svg:d="M60141 37400l-241-2156" svg:viewBox="0 0 242 2157">
          <text:p text:style-name="P1"><text:span text:style-name="T2">/command2</text:span></text:p>
        </draw:connector>
        <draw:custom-shape draw:style-name="gr2" draw:text-style-name="P2" xml:id="id390" draw:id="id390" draw:layer="layout" svg:width="1cm" svg:height="0.9cm" svg:x="34.4cm" svg:y="31.4cm">
          <text:p text:style-name="P1"><text:span text:style-name="T1">NOT</text:span></text:p>
          <text:p text:style-name="P1"><text:span text:style-name="T1">458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4.9cm" svg:y1="33.6cm" svg:x2="34.9cm" svg:y2="32.3cm" draw:start-shape="id368" draw:start-glue-point="0" draw:end-shape="id390" draw:end-glue-point="2" svg:d="M34900 33600v-1300" svg:viewBox="0 0 1 1301">
          <text:p/>
        </draw:connector>
        <draw:custom-shape draw:style-name="gr2" draw:text-style-name="P2" xml:id="id391" draw:id="id391" draw:layer="layout" svg:width="1cm" svg:height="0.9cm" svg:x="56.5cm" svg:y="56.1cm">
          <text:p text:style-name="P1"><text:span text:style-name="T1">12-OAI</text:span></text:p>
          <text:p text:style-name="P1"><text:span text:style-name="T1">459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5.034cm" svg:y1="58.42cm" svg:x2="57cm" svg:y2="57cm" draw:end-shape="id391" draw:end-glue-point="2" svg:d="M55034 58420l1966-1420" svg:viewBox="0 0 1967 1421">
          <text:p text:style-name="P1"><text:span text:style-name="T2">/command2/a</text:span></text:p>
        </draw:connector>
        <draw:custom-shape draw:style-name="gr2" draw:text-style-name="P2" xml:id="id392" draw:id="id392" draw:layer="layout" svg:width="1cm" svg:height="0.9cm" svg:x="77.2cm" svg:y="32.8cm">
          <text:p text:style-name="P1"><text:span text:style-name="T1">NOR</text:span></text:p>
          <text:p text:style-name="P1"><text:span text:style-name="T1">406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8.23cm" svg:y1="34.556cm" svg:x2="77.7cm" svg:y2="33.7cm" draw:start-shape="id387" draw:start-glue-point="0" draw:end-shape="id392" draw:end-glue-point="2" svg:d="M78230 34556l-530-856" svg:viewBox="0 0 531 857">
          <text:p/>
        </draw:connector>
        <draw:custom-shape draw:style-name="gr3" draw:text-style-name="P2" xml:id="id393" draw:id="id393" draw:layer="layout" svg:width="2.1cm" svg:height="0.9cm" svg:x="76.7cm" svg:y="30.6cm">
          <text:p text:style-name="P1"><text:span text:style-name="T1">DFFR(mclk,/res12)</text:span></text:p>
          <text:p text:style-name="P1"><text:span text:style-name="T1">407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7.7cm" svg:y1="32.8cm" svg:x2="77.75cm" svg:y2="31.5cm" draw:start-shape="id392" draw:start-glue-point="0" draw:end-shape="id393" draw:end-glue-point="2" svg:d="M77700 32800l50-1300" svg:viewBox="0 0 51 1301">
          <text:p text:style-name="P1"><text:span text:style-name="T2">command100_only</text:span></text:p>
        </draw:connector>
        <draw:custom-shape draw:style-name="gr1" draw:text-style-name="P2" xml:id="id394" draw:id="id394" draw:layer="layout" svg:width="1cm" svg:height="0.9cm" svg:x="77.3cm" svg:y="28.7cm">
          <text:p text:style-name="P1"><text:span text:style-name="T1">NOT</text:span></text:p>
          <text:p text:style-name="P1"><text:span text:style-name="T1">407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7.75cm" svg:y1="30.6cm" svg:x2="77.8cm" svg:y2="29.6cm" draw:start-shape="id393" draw:start-glue-point="0" draw:end-shape="id394" draw:end-glue-point="2" svg:d="M77750 30600l50-1000" svg:viewBox="0 0 51 1001">
          <text:p/>
        </draw:connector>
        <draw:connector draw:style-name="gr6" draw:text-style-name="P1" draw:layer="layout" draw:type="line" svg:x1="77.8cm" svg:y1="28.7cm" svg:x2="77.773cm" svg:y2="27.4cm" draw:start-shape="id394" draw:start-glue-point="0" draw:end-shape="id315" draw:end-glue-point="2" svg:d="M77800 28700l-27-1300" svg:viewBox="0 0 28 1301">
          <text:p/>
        </draw:connector>
        <draw:connector draw:style-name="gr5" draw:text-style-name="P3" draw:layer="layout" draw:type="line" svg:x1="41.3cm" svg:y1="22.298cm" svg:x2="51.8cm" svg:y2="28.3cm" draw:start-shape="id386" draw:start-glue-point="0" draw:end-shape="id372" draw:end-glue-point="2" svg:d="M41300 22298l10500 6002" svg:viewBox="0 0 10501 6003">
          <text:p text:style-name="P1"><text:span text:style-name="T2">a</text:span></text:p>
        </draw:connector>
        <draw:custom-shape draw:style-name="gr3" draw:text-style-name="P2" xml:id="id395" draw:id="id395" draw:layer="layout" svg:width="2.1cm" svg:height="0.9cm" svg:x="40.3cm" svg:y="19.9cm">
          <text:p text:style-name="P1"><text:span text:style-name="T1">DFFR (clk61,/res12)</text:span></text:p>
          <text:p text:style-name="P1"><text:span text:style-name="T1">419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3cm" svg:y1="22.298cm" svg:x2="41.35cm" svg:y2="20.8cm" draw:start-shape="id386" draw:start-glue-point="0" draw:end-shape="id395" draw:end-glue-point="2" svg:d="M41300 22298l50-1498" svg:viewBox="0 0 51 1499">
          <text:p/>
        </draw:connector>
        <draw:custom-shape draw:style-name="gr2" draw:text-style-name="P2" xml:id="id396" draw:id="id396" draw:layer="layout" svg:width="1cm" svg:height="0.9cm" svg:x="59.4cm" svg:y="32.3cm">
          <text:p text:style-name="P1"><text:span text:style-name="T1">NOT</text:span></text:p>
          <text:p text:style-name="P1"><text:span text:style-name="T1">367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9.9cm" svg:y1="34.344cm" svg:x2="59.9cm" svg:y2="33.2cm" draw:start-shape="id389" draw:start-glue-point="0" draw:end-shape="id396" draw:end-glue-point="2" svg:d="M59900 34344v-1144" svg:viewBox="0 0 1 1145">
          <text:p/>
        </draw:connector>
        <draw:custom-shape draw:style-name="gr2" draw:text-style-name="P2" xml:id="id397" draw:id="id397" draw:layer="layout" svg:width="1cm" svg:height="0.9cm" svg:x="60.5cm" svg:y="32.3cm">
          <text:p text:style-name="P1"><text:span text:style-name="T1">NOT</text:span></text:p>
          <text:p text:style-name="P1"><text:span text:style-name="T1">366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9.9cm" svg:y1="34.344cm" svg:x2="61cm" svg:y2="33.2cm" draw:start-shape="id389" draw:start-glue-point="0" draw:end-shape="id397" draw:end-glue-point="2" svg:d="M59900 34344l1100-1144" svg:viewBox="0 0 1101 1145">
          <text:p/>
        </draw:connector>
        <draw:custom-shape draw:style-name="gr2" draw:text-style-name="P2" xml:id="id398" draw:id="id398" draw:layer="layout" svg:width="1cm" svg:height="0.9cm" svg:x="58.3cm" svg:y="32.3cm">
          <text:p text:style-name="P1"><text:span text:style-name="T1">NOT</text:span></text:p>
          <text:p text:style-name="P1"><text:span text:style-name="T1">368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9.9cm" svg:y1="34.344cm" svg:x2="58.8cm" svg:y2="33.2cm" draw:start-shape="id389" draw:start-glue-point="0" draw:end-shape="id398" draw:end-glue-point="2" svg:d="M59900 34344l-1100-1144" svg:viewBox="0 0 1101 1145">
          <text:p/>
        </draw:connector>
        <draw:connector draw:style-name="gr6" draw:text-style-name="P1" draw:layer="layout" draw:type="line" svg:x1="57cm" svg:y1="56.1cm" svg:x2="58.1cm" svg:y2="53cm" draw:start-shape="id391" draw:start-glue-point="0" draw:end-shape="id111" draw:end-glue-point="2" svg:d="M57000 56100l1100-3100" svg:viewBox="0 0 1101 3101">
          <text:p/>
        </draw:connector>
        <draw:connector draw:style-name="gr6" draw:text-style-name="P1" draw:layer="layout" draw:type="line" svg:x1="59.9cm" svg:y1="32.3cm" svg:x2="55.1cm" svg:y2="28.3cm" draw:start-shape="id396" draw:start-glue-point="0" draw:end-shape="id375" draw:end-glue-point="2" svg:d="M59900 32300l-4800-4000" svg:viewBox="0 0 4801 4001">
          <text:p/>
        </draw:connector>
        <draw:custom-shape draw:style-name="gr2" draw:text-style-name="P2" xml:id="id399" draw:id="id399" draw:layer="layout" svg:width="1cm" svg:height="0.9cm" svg:x="52.18cm" svg:y="30.6cm">
          <text:p text:style-name="P1"><text:span text:style-name="T1">12-AOI</text:span></text:p>
          <text:p text:style-name="P1"><text:span text:style-name="T1">367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9cm" svg:y1="32.3cm" svg:x2="52.68cm" svg:y2="31.5cm" draw:start-shape="id396" draw:start-glue-point="0" draw:end-shape="id399" draw:end-glue-point="2" svg:d="M59900 32300l-7220-800" svg:viewBox="0 0 7221 801">
          <text:p text:style-name="P1"><text:span text:style-name="T2">a</text:span></text:p>
        </draw:connector>
        <draw:connector draw:style-name="gr6" draw:text-style-name="P1" draw:layer="layout" draw:type="line" svg:x1="59.9cm" svg:y1="32.3cm" svg:x2="54cm" svg:y2="28.3cm" draw:start-shape="id396" draw:start-glue-point="0" draw:end-shape="id374" draw:end-glue-point="2" svg:d="M59900 32300l-5900-4000" svg:viewBox="0 0 5901 4001">
          <text:p/>
        </draw:connector>
        <draw:connector draw:style-name="gr6" draw:text-style-name="P1" draw:layer="layout" draw:type="line" svg:x1="59.9cm" svg:y1="32.3cm" svg:x2="52.9cm" svg:y2="28.3cm" draw:start-shape="id396" draw:start-glue-point="0" draw:end-shape="id373" draw:end-glue-point="2" svg:d="M59900 32300l-7000-4000" svg:viewBox="0 0 7001 4001">
          <text:p/>
        </draw:connector>
        <draw:connector draw:style-name="gr6" draw:text-style-name="P1" draw:layer="layout" draw:type="line" svg:x1="59.9cm" svg:y1="32.3cm" svg:x2="57.3cm" svg:y2="28.3cm" draw:start-shape="id396" draw:start-glue-point="0" draw:end-shape="id377" draw:end-glue-point="2" svg:d="M59900 32300l-2600-4000" svg:viewBox="0 0 2601 4001">
          <text:p/>
        </draw:connector>
        <draw:connector draw:style-name="gr6" draw:text-style-name="P1" draw:layer="layout" draw:type="line" svg:x1="59.9cm" svg:y1="32.3cm" svg:x2="56.2cm" svg:y2="28.3cm" draw:start-shape="id396" draw:start-glue-point="0" draw:end-shape="id376" draw:end-glue-point="2" svg:d="M59900 32300l-3700-4000" svg:viewBox="0 0 3701 4001">
          <text:p/>
        </draw:connector>
        <draw:connector draw:style-name="gr6" draw:text-style-name="P1" draw:layer="layout" draw:type="line" svg:x1="61cm" svg:y1="32.3cm" svg:x2="62.8cm" svg:y2="28.3cm" draw:start-shape="id397" draw:start-glue-point="0" draw:end-shape="id382" draw:end-glue-point="2" svg:d="M61000 32300l1800-4000" svg:viewBox="0 0 1801 4001">
          <text:p/>
        </draw:connector>
        <draw:connector draw:style-name="gr6" draw:text-style-name="P1" draw:layer="layout" draw:type="line" svg:x1="61cm" svg:y1="32.3cm" svg:x2="63.9cm" svg:y2="28.3cm" draw:start-shape="id397" draw:start-glue-point="0" draw:end-shape="id383" draw:end-glue-point="2" svg:d="M61000 32300l2900-4000" svg:viewBox="0 0 2901 4001">
          <text:p/>
        </draw:connector>
        <draw:connector draw:style-name="gr6" draw:text-style-name="P1" draw:layer="layout" draw:type="line" svg:x1="61cm" svg:y1="32.3cm" svg:x2="60.6cm" svg:y2="28.3cm" draw:start-shape="id397" draw:start-glue-point="0" draw:end-shape="id380" draw:end-glue-point="2" svg:d="M61000 32300l-400-4000" svg:viewBox="0 0 401 4001">
          <text:p/>
        </draw:connector>
        <draw:connector draw:style-name="gr6" draw:text-style-name="P1" draw:layer="layout" draw:type="line" svg:x1="61cm" svg:y1="32.3cm" svg:x2="61.7cm" svg:y2="28.3cm" draw:start-shape="id397" draw:start-glue-point="0" draw:end-shape="id381" draw:end-glue-point="2" svg:d="M61000 32300l700-4000" svg:viewBox="0 0 701 4001">
          <text:p/>
        </draw:connector>
        <draw:connector draw:style-name="gr6" draw:text-style-name="P1" draw:layer="layout" draw:type="line" svg:x1="61cm" svg:y1="32.3cm" svg:x2="58.4cm" svg:y2="28.3cm" draw:start-shape="id397" draw:start-glue-point="0" draw:end-shape="id378" draw:end-glue-point="2" svg:d="M61000 32300l-2600-4000" svg:viewBox="0 0 2601 4001">
          <text:p/>
        </draw:connector>
        <draw:connector draw:style-name="gr6" draw:text-style-name="P1" draw:layer="layout" draw:type="line" svg:x1="61cm" svg:y1="32.3cm" svg:x2="59.5cm" svg:y2="28.3cm" draw:start-shape="id397" draw:start-glue-point="0" draw:end-shape="id379" draw:end-glue-point="2" svg:d="M61000 32300l-1500-4000" svg:viewBox="0 0 1501 4001">
          <text:p/>
        </draw:connector>
        <draw:custom-shape draw:style-name="gr2" draw:text-style-name="P2" draw:layer="layout" svg:width="1cm" svg:height="0.9cm" svg:x="77.3cm" svg:y="28.7cm">
          <text:p text:style-name="P1"><text:span text:style-name="T1">NOT</text:span></text:p>
          <text:p text:style-name="P1"><text:span text:style-name="T1">407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0" draw:id="id400" draw:layer="layout" svg:width="1cm" svg:height="0.9cm" svg:x="40.8cm" svg:y="24.7cm">
          <text:p text:style-name="P1"><text:span text:style-name="T1">NOT</text:span></text:p>
          <text:p text:style-name="P1"><text:span text:style-name="T1">37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8.8cm" svg:y1="32.3cm" svg:x2="41.3cm" svg:y2="25.6cm" draw:start-shape="id398" draw:start-glue-point="0" draw:end-shape="id400" draw:end-glue-point="2" svg:d="M58800 32300l-17500-6700" svg:viewBox="0 0 17501 6701">
          <text:p/>
        </draw:connector>
        <draw:connector draw:style-name="gr6" draw:text-style-name="P1" draw:layer="layout" draw:type="line" svg:x1="58.8cm" svg:y1="32.3cm" svg:x2="47.4cm" svg:y2="26.4cm" draw:start-shape="id398" draw:start-glue-point="0" draw:end-shape="id401" draw:end-glue-point="2" svg:d="M58800 32300l-11400-5900" svg:viewBox="0 0 11401 5901">
          <text:p/>
        </draw:connector>
        <draw:connector draw:style-name="gr6" draw:text-style-name="P1" draw:layer="layout" draw:type="line" svg:x1="58.8cm" svg:y1="32.3cm" svg:x2="48.5cm" svg:y2="26.4cm" draw:start-shape="id398" draw:start-glue-point="0" draw:end-shape="id402" draw:end-glue-point="2" svg:d="M58800 32300l-10300-5900" svg:viewBox="0 0 10301 5901">
          <text:p/>
        </draw:connector>
        <draw:custom-shape draw:style-name="gr2" draw:text-style-name="P2" xml:id="id403" draw:id="id403" draw:layer="layout" svg:width="1cm" svg:height="0.9cm" svg:x="50.2cm" svg:y="25.5cm">
          <text:p text:style-name="P1"><text:span text:style-name="T1">AND</text:span></text:p>
          <text:p text:style-name="P1"><text:span text:style-name="T1">30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8.8cm" svg:y1="32.3cm" svg:x2="50.7cm" svg:y2="26.4cm" draw:start-shape="id398" draw:start-glue-point="0" draw:end-shape="id403" draw:end-glue-point="2" svg:d="M58800 32300l-8100-5900" svg:viewBox="0 0 8101 5901">
          <text:p/>
        </draw:connector>
        <draw:custom-shape draw:style-name="gr2" draw:text-style-name="P2" xml:id="id404" draw:id="id404" draw:layer="layout" svg:width="1cm" svg:height="0.9cm" svg:x="49.1cm" svg:y="25.5cm">
          <text:p text:style-name="P1"><text:span text:style-name="T1">AND</text:span></text:p>
          <text:p text:style-name="P1"><text:span text:style-name="T1">30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8.8cm" svg:y1="32.3cm" svg:x2="49.6cm" svg:y2="26.4cm" draw:start-shape="id398" draw:start-glue-point="0" draw:end-shape="id404" draw:end-glue-point="2" svg:d="M58800 32300l-9200-5900" svg:viewBox="0 0 9201 5901">
          <text:p/>
        </draw:connector>
        <draw:connector draw:style-name="gr6" draw:text-style-name="P1" draw:layer="layout" draw:type="line" svg:x1="49.6cm" svg:y1="27.4cm" svg:x2="49.6cm" svg:y2="26.4cm" draw:start-shape="id370" draw:start-glue-point="0" draw:end-shape="id404" draw:end-glue-point="2" svg:d="M49600 27400v-1000" svg:viewBox="0 0 1 1001">
          <text:p/>
        </draw:connector>
        <draw:custom-shape draw:style-name="gr2" draw:text-style-name="P2" xml:id="id405" draw:id="id405" draw:layer="layout" svg:width="1cm" svg:height="0.9cm" svg:x="49.1cm" svg:y="22.5cm">
          <text:p text:style-name="P1"><text:span text:style-name="T1">IMUX</text:span></text:p>
          <text:p text:style-name="P1"><text:span text:style-name="T1">30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9.6cm" svg:y1="25.5cm" svg:x2="49.6cm" svg:y2="23.4cm" draw:start-shape="id404" draw:start-glue-point="0" draw:end-shape="id405" draw:end-glue-point="2" svg:d="M49600 25500v-2100" svg:viewBox="0 0 1 2101">
          <text:p text:style-name="P1"><text:span text:style-name="T2">b</text:span></text:p>
        </draw:connector>
        <draw:custom-shape draw:style-name="gr3" draw:text-style-name="P2" xml:id="id406" draw:id="id406" draw:layer="layout" svg:width="2.1cm" svg:height="0.9cm" svg:x="48cm" svg:y="19.9cm">
          <text:p text:style-name="P1"><text:span text:style-name="T1">DFFR (clk60,/res11)</text:span></text:p>
          <text:p text:style-name="P1"><text:span text:style-name="T1">29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6cm" svg:y1="22.5cm" svg:x2="49.05cm" svg:y2="20.8cm" draw:start-shape="id405" draw:start-glue-point="0" draw:end-shape="id406" draw:end-glue-point="2" svg:d="M49600 22500l-550-1700" svg:viewBox="0 0 551 1701">
          <text:p/>
        </draw:connector>
        <draw:connector draw:style-name="gr6" draw:text-style-name="P1" draw:layer="layout" draw:type="line" svg:x1="50.7cm" svg:y1="27.4cm" svg:x2="50.7cm" svg:y2="26.4cm" draw:start-shape="id371" draw:start-glue-point="0" draw:end-shape="id403" draw:end-glue-point="2" svg:d="M50700 27400v-1000" svg:viewBox="0 0 1 1001">
          <text:p/>
        </draw:connector>
        <draw:custom-shape draw:style-name="gr2" draw:text-style-name="P2" xml:id="id407" draw:id="id407" draw:layer="layout" svg:width="1cm" svg:height="0.9cm" svg:x="50.2cm" svg:y="22.5cm">
          <text:p text:style-name="P1"><text:span text:style-name="T1">IMUX</text:span></text:p>
          <text:p text:style-name="P1"><text:span text:style-name="T1">30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0.7cm" svg:y1="25.5cm" svg:x2="50.7cm" svg:y2="23.4cm" draw:start-shape="id403" draw:start-glue-point="0" draw:end-shape="id407" svg:d="M50700 25500v-2100" svg:viewBox="0 0 1 2101">
          <text:p text:style-name="P1"><text:span text:style-name="T2">b</text:span></text:p>
        </draw:connector>
        <draw:custom-shape draw:style-name="gr3" draw:text-style-name="P2" xml:id="id408" draw:id="id408" draw:layer="layout" svg:width="2.1cm" svg:height="0.9cm" svg:x="50.2cm" svg:y="19.9cm">
          <text:p text:style-name="P1"><text:span text:style-name="T1">DFFR (clk60,/res11)</text:span></text:p>
          <text:p text:style-name="P1"><text:span text:style-name="T1">30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0.7cm" svg:y1="22.5cm" svg:x2="51.25cm" svg:y2="20.8cm" draw:start-shape="id407" draw:start-glue-point="0" draw:end-shape="id408" draw:end-glue-point="2" svg:d="M50700 22500l550-1700" svg:viewBox="0 0 551 1701">
          <text:p/>
        </draw:connector>
        <draw:connector draw:style-name="gr6" draw:text-style-name="P1" draw:layer="layout" draw:type="line" svg:x1="48.5cm" svg:y1="27.4cm" svg:x2="48.5cm" svg:y2="26.4cm" draw:start-shape="id369" draw:start-glue-point="0" draw:end-shape="id402" draw:end-glue-point="2" svg:d="M48500 27400v-1000" svg:viewBox="0 0 1 1001">
          <text:p/>
        </draw:connector>
        <draw:custom-shape draw:style-name="gr2" draw:text-style-name="P2" xml:id="id409" draw:id="id409" draw:layer="layout" svg:width="1cm" svg:height="0.9cm" svg:x="48cm" svg:y="22.5cm">
          <text:p text:style-name="P1"><text:span text:style-name="T1">IMUX</text:span></text:p>
          <text:p text:style-name="P1"><text:span text:style-name="T1">3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8.5cm" svg:y1="25.5cm" svg:x2="48.5cm" svg:y2="23.4cm" draw:start-shape="id402" draw:start-glue-point="0" draw:end-shape="id409" draw:end-glue-point="2" svg:d="M48500 25500v-2100" svg:viewBox="0 0 1 2101">
          <text:p text:style-name="P1"><text:span text:style-name="T2">b</text:span></text:p>
        </draw:connector>
        <draw:custom-shape draw:style-name="gr3" draw:text-style-name="P2" xml:id="id410" draw:id="id410" draw:layer="layout" svg:width="2.1cm" svg:height="0.9cm" svg:x="45.8cm" svg:y="19.9cm">
          <text:p text:style-name="P1"><text:span text:style-name="T1">DFFR (clk60,/res11)</text:span></text:p>
          <text:p text:style-name="P1"><text:span text:style-name="T1">316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8.5cm" svg:y1="22.5cm" svg:x2="46.85cm" svg:y2="20.8cm" draw:start-shape="id409" draw:start-glue-point="0" draw:end-shape="id410" draw:end-glue-point="2" svg:d="M48500 22500l-1650-1700" svg:viewBox="0 0 1651 1701">
          <text:p/>
        </draw:connector>
        <draw:connector draw:style-name="gr5" draw:text-style-name="P3" draw:layer="layout" draw:type="line" svg:x1="52.116cm" svg:y1="32.622cm" svg:x2="52.68cm" svg:y2="31.5cm" draw:start-shape="id366" draw:start-glue-point="0" draw:end-shape="id399" draw:end-glue-point="2" svg:d="M52116 32622l564-1122" svg:viewBox="0 0 565 1123">
          <text:p text:style-name="P1"><text:span text:style-name="T2">c</text:span></text:p>
        </draw:connector>
        <draw:connector draw:style-name="gr5" draw:text-style-name="P3" draw:layer="layout" draw:type="line" svg:x1="52.68cm" svg:y1="30.6cm" svg:x2="51.8cm" svg:y2="28.3cm" draw:start-shape="id399" draw:start-glue-point="0" draw:end-shape="id372" draw:end-glue-point="2" svg:d="M52680 30600l-880-2300" svg:viewBox="0 0 881 2301">
          <text:p text:style-name="P1"><text:span text:style-name="T2">c</text:span></text:p>
        </draw:connector>
        <draw:custom-shape draw:style-name="gr2" draw:text-style-name="P2" xml:id="id411" draw:id="id411" draw:layer="layout" svg:width="1cm" svg:height="0.9cm" svg:x="51.3cm" svg:y="22.5cm">
          <text:p text:style-name="P1"><text:span text:style-name="T1">IMUX</text:span></text:p>
          <text:p text:style-name="P1"><text:span text:style-name="T1">33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1.8cm" svg:y1="27.4cm" svg:x2="51.8cm" svg:y2="23.4cm" draw:start-shape="id372" draw:start-glue-point="0" draw:end-shape="id411" svg:d="M51800 27400v-4000" svg:viewBox="0 0 1 4001">
          <text:p text:style-name="P1"><text:span text:style-name="T2">b</text:span></text:p>
        </draw:connector>
        <draw:custom-shape draw:style-name="gr3" draw:text-style-name="P2" xml:id="id412" draw:id="id412" draw:layer="layout" svg:width="2.1cm" svg:height="0.9cm" svg:x="52.4cm" svg:y="19.9cm">
          <text:p text:style-name="P1"><text:span text:style-name="T1">DFFR (clk60,/res11)</text:span></text:p>
          <text:p text:style-name="P1"><text:span text:style-name="T1">33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8cm" svg:y1="22.5cm" svg:x2="53.45cm" svg:y2="20.8cm" draw:start-shape="id411" draw:start-glue-point="0" draw:end-shape="id412" draw:end-glue-point="2" svg:d="M51800 22500l1650-1700" svg:viewBox="0 0 1651 1701">
          <text:p/>
        </draw:connector>
        <draw:custom-shape draw:style-name="gr2" draw:text-style-name="P2" xml:id="id413" draw:id="id413" draw:layer="layout" svg:width="1cm" svg:height="0.9cm" svg:x="46.9cm" svg:y="22.5cm">
          <text:p text:style-name="P1"><text:span text:style-name="T1">IMUX</text:span></text:p>
          <text:p text:style-name="P1"><text:span text:style-name="T1">37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7.4cm" svg:y1="25.5cm" svg:x2="47.4cm" svg:y2="23.4cm" draw:start-shape="id401" draw:start-glue-point="0" draw:end-shape="id413" draw:end-glue-point="2" svg:d="M47400 25500v-2100" svg:viewBox="0 0 1 2101">
          <text:p text:style-name="P1"><text:span text:style-name="T2">b</text:span></text:p>
        </draw:connector>
        <draw:custom-shape draw:style-name="gr3" draw:text-style-name="P2" xml:id="id414" draw:id="id414" draw:layer="layout" svg:width="2.1cm" svg:height="0.9cm" svg:x="43.6cm" svg:y="19.9cm">
          <text:p text:style-name="P1"><text:span text:style-name="T1">DFFR (clk60,/res11)</text:span></text:p>
          <text:p text:style-name="P1"><text:span text:style-name="T1">377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4cm" svg:y1="22.5cm" svg:x2="44.65cm" svg:y2="20.8cm" draw:start-shape="id413" draw:start-glue-point="0" draw:end-shape="id414" draw:end-glue-point="2" svg:d="M47400 22500l-2750-1700" svg:viewBox="0 0 2751 1701">
          <text:p/>
        </draw:connector>
        <draw:connector draw:style-name="gr6" draw:text-style-name="P1" xml:id="id415" draw:id="id415" draw:layer="layout" draw:type="line" svg:x1="44.65cm" svg:y1="19.9cm" svg:x2="44.65cm" svg:y2="19.9cm" draw:start-shape="id414" draw:start-glue-point="0" draw:end-shape="id414" draw:end-glue-point="0" svg:d="M44650 19900z" svg:viewBox="0 0 1 1">
          <text:p/>
        </draw:connector>
        <draw:connector draw:style-name="gr5" draw:text-style-name="P3" draw:layer="layout" draw:type="line" svg:x1="45.7cm" svg:y1="20.35cm" svg:x2="47.4cm" svg:y2="22.5cm" draw:start-shape="id414" draw:start-glue-point="1" draw:end-shape="id413" draw:end-glue-point="0" svg:d="M45700 20350l1700 2150" svg:viewBox="0 0 1701 2151">
          <text:p text:style-name="P1"><text:span text:style-name="T2">c</text:span></text:p>
        </draw:connector>
        <draw:connector draw:style-name="gr6" draw:text-style-name="P1" draw:layer="layout" draw:type="line" svg:x1="44.65cm" svg:y1="19.9cm" svg:x2="45.3cm" svg:y2="16.35cm" draw:start-shape="id415" draw:start-glue-point="0" draw:end-shape="id416" draw:end-glue-point="3" svg:d="M44650 19900l650-3550" svg:viewBox="0 0 651 3551">
          <text:p/>
        </draw:connector>
        <draw:custom-shape draw:style-name="gr2" draw:text-style-name="P2" xml:id="id416" draw:id="id416" draw:layer="layout" svg:width="1cm" svg:height="0.9cm" svg:x="45.3cm" svg:y="15.9cm">
          <text:p text:style-name="P1"><text:span text:style-name="T1">XOR</text:span></text:p>
          <text:p text:style-name="P1"><text:span text:style-name="T1">305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7" draw:id="id417" draw:layer="layout" svg:width="1cm" svg:height="0.9cm" svg:x="45.3cm" svg:y="17cm">
          <text:p text:style-name="P1"><text:span text:style-name="T1">OR</text:span></text:p>
          <text:p text:style-name="P1"><text:span text:style-name="T1">29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4.65cm" svg:y1="19.9cm" svg:x2="45.8cm" svg:y2="17.9cm" draw:start-shape="id415" draw:start-glue-point="0" draw:end-shape="id417" draw:end-glue-point="2" svg:d="M44650 19900l1150-2000" svg:viewBox="0 0 1151 2001">
          <text:p/>
        </draw:connector>
        <draw:connector draw:style-name="gr5" draw:text-style-name="P3" draw:layer="layout" draw:type="line" svg:x1="44.65cm" svg:y1="19.9cm" svg:x2="44.688cm" svg:y2="18.098cm" draw:start-shape="id415" draw:start-glue-point="0" svg:d="M44650 19900l38-1802" svg:viewBox="0 0 39 1803">
          <text:p text:style-name="P1"><text:span text:style-name="T2">sod0_out</text:span></text:p>
        </draw:connector>
        <draw:custom-shape draw:style-name="gr2" draw:text-style-name="P2" xml:id="id418" draw:id="id418" draw:layer="layout" svg:width="1cm" svg:height="0.9cm" svg:x="52.4cm" svg:y="22.5cm">
          <text:p text:style-name="P1"><text:span text:style-name="T1">IMUX</text:span></text:p>
          <text:p text:style-name="P1"><text:span text:style-name="T1">3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2.9cm" svg:y1="27.4cm" svg:x2="52.9cm" svg:y2="23.4cm" draw:start-shape="id373" draw:start-glue-point="0" draw:end-shape="id418" draw:end-glue-point="2" svg:d="M52900 27400v-4000" svg:viewBox="0 0 1 4001">
          <text:p text:style-name="P1"><text:span text:style-name="T2">b</text:span></text:p>
        </draw:connector>
        <draw:custom-shape draw:style-name="gr3" draw:text-style-name="P2" xml:id="id419" draw:id="id419" draw:layer="layout" svg:width="2.1cm" svg:height="0.9cm" svg:x="54.6cm" svg:y="19.9cm">
          <text:p text:style-name="P1"><text:span text:style-name="T1">DFFR (clk60,/res11)</text:span></text:p>
          <text:p text:style-name="P1"><text:span text:style-name="T1">30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9cm" svg:y1="22.5cm" svg:x2="55.65cm" svg:y2="20.8cm" draw:start-shape="id418" draw:start-glue-point="0" draw:end-shape="id419" draw:end-glue-point="2" svg:d="M52900 22500l2750-1700" svg:viewBox="0 0 2751 1701">
          <text:p/>
        </draw:connector>
        <draw:custom-shape draw:style-name="gr2" draw:text-style-name="P2" xml:id="id420" draw:id="id420" draw:layer="layout" svg:width="1cm" svg:height="0.9cm" svg:x="53.5cm" svg:y="22.5cm">
          <text:p text:style-name="P1"><text:span text:style-name="T1">IMUX</text:span></text:p>
          <text:p text:style-name="P1"><text:span text:style-name="T1">32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4cm" svg:y1="27.4cm" svg:x2="54cm" svg:y2="23.4cm" draw:start-shape="id374" draw:start-glue-point="0" draw:end-shape="id420" draw:end-glue-point="2" svg:d="M54000 27400v-4000" svg:viewBox="0 0 1 4001">
          <text:p text:style-name="P1"><text:span text:style-name="T2">b</text:span></text:p>
        </draw:connector>
        <draw:custom-shape draw:style-name="gr3" draw:text-style-name="P2" xml:id="id421" draw:id="id421" draw:layer="layout" svg:width="2.1cm" svg:height="0.9cm" svg:x="56.8cm" svg:y="19.9cm">
          <text:p text:style-name="P1"><text:span text:style-name="T1">DFFR (clk60,/res11)</text:span></text:p>
          <text:p text:style-name="P1"><text:span text:style-name="T1">326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cm" svg:y1="22.5cm" svg:x2="57.85cm" svg:y2="20.8cm" draw:start-shape="id420" draw:start-glue-point="0" draw:end-shape="id421" draw:end-glue-point="2" svg:d="M54000 22500l3850-1700" svg:viewBox="0 0 3851 1701">
          <text:p/>
        </draw:connector>
        <draw:custom-shape draw:style-name="gr2" draw:text-style-name="P2" xml:id="id422" draw:id="id422" draw:layer="layout" svg:width="1cm" svg:height="0.9cm" svg:x="54.6cm" svg:y="22.5cm">
          <text:p text:style-name="P1"><text:span text:style-name="T1">IMUX</text:span></text:p>
          <text:p text:style-name="P1"><text:span text:style-name="T1">36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5.1cm" svg:y1="27.4cm" svg:x2="55.1cm" svg:y2="23.4cm" draw:start-shape="id375" draw:start-glue-point="0" draw:end-shape="id422" draw:end-glue-point="2" svg:d="M55100 27400v-4000" svg:viewBox="0 0 1 4001">
          <text:p text:style-name="P1"><text:span text:style-name="T2">b</text:span></text:p>
        </draw:connector>
        <draw:custom-shape draw:style-name="gr3" draw:text-style-name="P2" xml:id="id423" draw:id="id423" draw:layer="layout" svg:width="2.1cm" svg:height="0.9cm" svg:x="59cm" svg:y="19.9cm">
          <text:p text:style-name="P1"><text:span text:style-name="T1">DFFR (clk60,/res11)</text:span></text:p>
          <text:p text:style-name="P1"><text:span text:style-name="T1">36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1cm" svg:y1="22.5cm" svg:x2="60.05cm" svg:y2="20.8cm" draw:start-shape="id422" draw:start-glue-point="0" draw:end-shape="id423" draw:end-glue-point="2" svg:d="M55100 22500l4950-1700" svg:viewBox="0 0 4951 1701">
          <text:p/>
        </draw:connector>
        <draw:custom-shape draw:style-name="gr2" draw:text-style-name="P2" xml:id="id424" draw:id="id424" draw:layer="layout" svg:width="1cm" svg:height="0.9cm" svg:x="55.7cm" svg:y="22.5cm">
          <text:p text:style-name="P1"><text:span text:style-name="T1">IMUX</text:span></text:p>
          <text:p text:style-name="P1"><text:span text:style-name="T1">3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6.2cm" svg:y1="27.4cm" svg:x2="56.2cm" svg:y2="23.4cm" draw:start-shape="id376" draw:start-glue-point="0" draw:end-shape="id424" draw:end-glue-point="2" svg:d="M56200 27400v-4000" svg:viewBox="0 0 1 4001">
          <text:p text:style-name="P1"><text:span text:style-name="T4">b</text:span></text:p>
        </draw:connector>
        <draw:custom-shape draw:style-name="gr3" draw:text-style-name="P2" xml:id="id425" draw:id="id425" draw:layer="layout" svg:width="2.1cm" svg:height="0.9cm" svg:x="61.2cm" svg:y="19.9cm">
          <text:p text:style-name="P1"><text:span text:style-name="T1">DFFR (clk60,/res11)</text:span></text:p>
          <text:p text:style-name="P1"><text:span text:style-name="T1">314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6.2cm" svg:y1="22.5cm" svg:x2="62.25cm" svg:y2="20.8cm" draw:start-shape="id424" draw:start-glue-point="0" draw:end-shape="id425" draw:end-glue-point="2" svg:d="M56200 22500l6050-1700" svg:viewBox="0 0 6051 1701">
          <text:p/>
        </draw:connector>
        <draw:custom-shape draw:style-name="gr2" draw:text-style-name="P2" xml:id="id426" draw:id="id426" draw:layer="layout" svg:width="1cm" svg:height="0.9cm" svg:x="56.8cm" svg:y="22.5cm">
          <text:p text:style-name="P1"><text:span text:style-name="T1">IMUX</text:span></text:p>
          <text:p text:style-name="P1"><text:span text:style-name="T1">3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7.3cm" svg:y1="27.4cm" svg:x2="57.3cm" svg:y2="23.4cm" draw:start-shape="id377" draw:start-glue-point="0" draw:end-shape="id426" draw:end-glue-point="2" svg:d="M57300 27400v-4000" svg:viewBox="0 0 1 4001">
          <text:p text:style-name="P1"><text:span text:style-name="T2">b</text:span></text:p>
        </draw:connector>
        <draw:custom-shape draw:style-name="gr3" draw:text-style-name="P2" xml:id="id427" draw:id="id427" draw:layer="layout" svg:width="2.1cm" svg:height="0.9cm" svg:x="63.4cm" svg:y="19.9cm">
          <text:p text:style-name="P1"><text:span text:style-name="T1">DFFR (clk60,/res11)</text:span></text:p>
          <text:p text:style-name="P1"><text:span text:style-name="T1">31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7.3cm" svg:y1="22.5cm" svg:x2="64.45cm" svg:y2="20.8cm" draw:start-shape="id426" draw:start-glue-point="0" draw:end-shape="id427" draw:end-glue-point="2" svg:d="M57300 22500l7150-1700" svg:viewBox="0 0 7151 1701">
          <text:p/>
        </draw:connector>
        <draw:custom-shape draw:style-name="gr2" draw:text-style-name="P2" xml:id="id428" draw:id="id428" draw:layer="layout" svg:width="1cm" svg:height="0.9cm" svg:x="57.9cm" svg:y="22.5cm">
          <text:p text:style-name="P1"><text:span text:style-name="T1">IMUX</text:span></text:p>
          <text:p text:style-name="P1"><text:span text:style-name="T1">32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8.4cm" svg:y1="27.4cm" svg:x2="58.4cm" svg:y2="23.4cm" draw:start-shape="id378" draw:start-glue-point="0" draw:end-shape="id428" draw:end-glue-point="2" svg:d="M58400 27400v-4000" svg:viewBox="0 0 1 4001">
          <text:p text:style-name="P1"><text:span text:style-name="T2">b</text:span></text:p>
        </draw:connector>
        <draw:custom-shape draw:style-name="gr3" draw:text-style-name="P2" xml:id="id429" draw:id="id429" draw:layer="layout" svg:width="2.1cm" svg:height="0.9cm" svg:x="65.6cm" svg:y="19.9cm">
          <text:p text:style-name="P1"><text:span text:style-name="T1">DFFR (clk60,/res11)</text:span></text:p>
          <text:p text:style-name="P1"><text:span text:style-name="T1">304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8.4cm" svg:y1="22.5cm" svg:x2="66.65cm" svg:y2="20.8cm" draw:start-shape="id428" draw:start-glue-point="0" draw:end-shape="id429" draw:end-glue-point="2" svg:d="M58400 22500l8250-1700" svg:viewBox="0 0 8251 1701">
          <text:p/>
        </draw:connector>
        <draw:custom-shape draw:style-name="gr2" draw:text-style-name="P2" xml:id="id430" draw:id="id430" draw:layer="layout" svg:width="1cm" svg:height="0.9cm" svg:x="59cm" svg:y="22.5cm">
          <text:p text:style-name="P1"><text:span text:style-name="T1">IMUX</text:span></text:p>
          <text:p text:style-name="P1"><text:span text:style-name="T1">3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59.5cm" svg:y1="27.4cm" svg:x2="59.5cm" svg:y2="23.4cm" draw:start-shape="id379" draw:start-glue-point="0" draw:end-shape="id430" draw:end-glue-point="2" svg:d="M59500 27400v-4000" svg:viewBox="0 0 1 4001">
          <text:p text:style-name="P1"><text:span text:style-name="T2">b</text:span></text:p>
        </draw:connector>
        <draw:custom-shape draw:style-name="gr3" draw:text-style-name="P2" xml:id="id431" draw:id="id431" draw:layer="layout" svg:width="2.1cm" svg:height="0.9cm" svg:x="67.8cm" svg:y="19.9cm">
          <text:p text:style-name="P1"><text:span text:style-name="T1">DFFR (clk60,/res11)</text:span></text:p>
          <text:p text:style-name="P1"><text:span text:style-name="T1">304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9.5cm" svg:y1="22.5cm" svg:x2="68.85cm" svg:y2="20.8cm" draw:start-shape="id430" draw:start-glue-point="0" draw:end-shape="id431" draw:end-glue-point="2" svg:d="M59500 22500l9350-1700" svg:viewBox="0 0 9351 1701">
          <text:p/>
        </draw:connector>
        <draw:custom-shape draw:style-name="gr2" draw:text-style-name="P2" xml:id="id432" draw:id="id432" draw:layer="layout" svg:width="1cm" svg:height="0.9cm" svg:x="60.1cm" svg:y="22.5cm">
          <text:p text:style-name="P1"><text:span text:style-name="T1">IMUX</text:span></text:p>
          <text:p text:style-name="P1"><text:span text:style-name="T1">34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0.6cm" svg:y1="27.4cm" svg:x2="60.6cm" svg:y2="23.4cm" draw:start-shape="id380" draw:start-glue-point="0" draw:end-shape="id432" draw:end-glue-point="2" svg:d="M60600 27400v-4000" svg:viewBox="0 0 1 4001">
          <text:p text:style-name="P1"><text:span text:style-name="T2">b</text:span></text:p>
        </draw:connector>
        <draw:custom-shape draw:style-name="gr3" draw:text-style-name="P2" xml:id="id433" draw:id="id433" draw:layer="layout" svg:width="2.1cm" svg:height="0.9cm" svg:x="70cm" svg:y="19.9cm">
          <text:p text:style-name="P1"><text:span text:style-name="T1">DFFR (clk60,/res11)</text:span></text:p>
          <text:p text:style-name="P1"><text:span text:style-name="T1">34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6cm" svg:y1="22.5cm" svg:x2="71.05cm" svg:y2="20.8cm" draw:start-shape="id432" draw:start-glue-point="0" draw:end-shape="id433" draw:end-glue-point="2" svg:d="M60600 22500l10450-1700" svg:viewBox="0 0 10451 1701">
          <text:p/>
        </draw:connector>
        <draw:custom-shape draw:style-name="gr2" draw:text-style-name="P2" xml:id="id434" draw:id="id434" draw:layer="layout" svg:width="1cm" svg:height="0.9cm" svg:x="61.2cm" svg:y="22.5cm">
          <text:p text:style-name="P1"><text:span text:style-name="T1">IMUX</text:span></text:p>
          <text:p text:style-name="P1"><text:span text:style-name="T1">34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1.7cm" svg:y1="27.4cm" svg:x2="61.7cm" svg:y2="23.4cm" draw:start-shape="id381" draw:start-glue-point="0" draw:end-shape="id434" draw:end-glue-point="2" svg:d="M61700 27400v-4000" svg:viewBox="0 0 1 4001">
          <text:p text:style-name="P1"><text:span text:style-name="T2">b</text:span></text:p>
        </draw:connector>
        <draw:custom-shape draw:style-name="gr3" draw:text-style-name="P2" xml:id="id435" draw:id="id435" draw:layer="layout" svg:width="2.1cm" svg:height="0.9cm" svg:x="72.2cm" svg:y="19.9cm">
          <text:p text:style-name="P1"><text:span text:style-name="T1">DFFR (clk60,/res11)</text:span></text:p>
          <text:p text:style-name="P1"><text:span text:style-name="T1">356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1.7cm" svg:y1="22.5cm" svg:x2="73.25cm" svg:y2="20.8cm" draw:start-shape="id434" draw:start-glue-point="0" draw:end-shape="id435" draw:end-glue-point="2" svg:d="M61700 22500l11550-1700" svg:viewBox="0 0 11551 1701">
          <text:p/>
        </draw:connector>
        <draw:custom-shape draw:style-name="gr2" draw:text-style-name="P2" xml:id="id436" draw:id="id436" draw:layer="layout" svg:width="1cm" svg:height="0.9cm" svg:x="62.3cm" svg:y="22.5cm">
          <text:p text:style-name="P1"><text:span text:style-name="T1">IMUX</text:span></text:p>
          <text:p text:style-name="P1"><text:span text:style-name="T1">36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2.8cm" svg:y1="27.4cm" svg:x2="62.8cm" svg:y2="23.4cm" draw:start-shape="id382" draw:start-glue-point="0" draw:end-shape="id436" draw:end-glue-point="2" svg:d="M62800 27400v-4000" svg:viewBox="0 0 1 4001">
          <text:p text:style-name="P1"><text:span text:style-name="T2">b</text:span></text:p>
        </draw:connector>
        <draw:custom-shape draw:style-name="gr3" draw:text-style-name="P2" xml:id="id437" draw:id="id437" draw:layer="layout" svg:width="2.1cm" svg:height="0.9cm" svg:x="74.4cm" svg:y="19.9cm">
          <text:p text:style-name="P1"><text:span text:style-name="T1">DFFR (clk60,/res11)</text:span></text:p>
          <text:p text:style-name="P1"><text:span text:style-name="T1">36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8cm" svg:y1="22.5cm" svg:x2="75.45cm" svg:y2="20.8cm" draw:start-shape="id436" draw:start-glue-point="0" draw:end-shape="id437" draw:end-glue-point="2" svg:d="M62800 22500l12650-1700" svg:viewBox="0 0 12651 1701">
          <text:p/>
        </draw:connector>
        <draw:custom-shape draw:style-name="gr2" draw:text-style-name="P2" xml:id="id438" draw:id="id438" draw:layer="layout" svg:width="1cm" svg:height="0.9cm" svg:x="63.4cm" svg:y="22.5cm">
          <text:p text:style-name="P1"><text:span text:style-name="T1">IMUX</text:span></text:p>
          <text:p text:style-name="P1"><text:span text:style-name="T1">37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3.9cm" svg:y1="27.4cm" svg:x2="63.9cm" svg:y2="23.4cm" draw:start-shape="id383" draw:start-glue-point="0" draw:end-shape="id438" draw:end-glue-point="2" svg:d="M63900 27400v-4000" svg:viewBox="0 0 1 4001">
          <text:p text:style-name="P1"><text:span text:style-name="T2">b</text:span></text:p>
        </draw:connector>
        <draw:custom-shape draw:style-name="gr3" draw:text-style-name="P2" xml:id="id439" draw:id="id439" draw:layer="layout" svg:width="2.1cm" svg:height="0.9cm" svg:x="76.6cm" svg:y="19.9cm">
          <text:p text:style-name="P1"><text:span text:style-name="T1">DFFR (clk60,/res11)</text:span></text:p>
          <text:p text:style-name="P1"><text:span text:style-name="T1">37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3.9cm" svg:y1="22.5cm" svg:x2="77.65cm" svg:y2="20.8cm" draw:start-shape="id438" draw:start-glue-point="0" draw:end-shape="id439" draw:end-glue-point="2" svg:d="M63900 22500l13750-1700" svg:viewBox="0 0 13751 1701">
          <text:p/>
        </draw:connector>
        <draw:connector draw:style-name="gr6" draw:text-style-name="P1" draw:layer="layout" draw:type="line" svg:x1="41.3cm" svg:y1="24.7cm" svg:x2="41.3cm" svg:y2="23.198cm" draw:start-shape="id400" draw:start-glue-point="0" draw:end-shape="id386" draw:end-glue-point="2" svg:d="M41300 24700v-1502" svg:viewBox="0 0 1 1503">
          <text:p/>
        </draw:connector>
        <draw:custom-shape draw:style-name="gr2" draw:text-style-name="P2" xml:id="id440" draw:id="id440" draw:layer="layout" svg:width="1cm" svg:height="0.9cm" svg:x="52.716cm" svg:y="32.622cm">
          <text:p text:style-name="P1"><text:span text:style-name="T1">NAND</text:span></text:p>
          <text:p text:style-name="P1"><text:span text:style-name="T1">39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2.826cm" svg:y1="35.065cm" svg:x2="53.216cm" svg:y2="33.522cm" draw:end-shape="id440" draw:end-glue-point="2" svg:d="M52826 35065l390-1543" svg:viewBox="0 0 391 1544">
          <text:p text:style-name="P1"><text:span text:style-name="T2">command0</text:span></text:p>
        </draw:connector>
        <draw:custom-shape draw:style-name="gr2" draw:text-style-name="P2" xml:id="id441" draw:id="id441" draw:layer="layout" svg:width="1cm" svg:height="0.9cm" svg:x="76.6cm" svg:y="34.589cm">
          <text:p text:style-name="P1"><text:span text:style-name="T1">NAND</text:span></text:p>
          <text:p text:style-name="P1"><text:span text:style-name="T1">407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7.058cm" svg:y1="37.757cm" svg:x2="77.1cm" svg:y2="35.489cm" draw:end-shape="id441" draw:end-glue-point="2" svg:d="M77058 37757l42-2268" svg:viewBox="0 0 43 2269">
          <text:p text:style-name="P1"><text:span text:style-name="T2">command0</text:span></text:p>
        </draw:connector>
        <draw:custom-shape draw:style-name="gr3" draw:text-style-name="P2" xml:id="id442" draw:id="id442" draw:layer="layout" svg:width="2.1cm" svg:height="0.9cm" svg:x="32.1cm" svg:y="25.7cm">
          <text:p text:style-name="P1"><text:span text:style-name="T1">DFFR (clk61,/res12)</text:span></text:p>
          <text:p text:style-name="P1"><text:span text:style-name="T1">44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143cm" svg:y1="28.476cm" svg:x2="33.15cm" svg:y2="26.6cm" draw:end-shape="id442" draw:end-glue-point="2" svg:d="M33143 28476l7-1876" svg:viewBox="0 0 8 1877">
          <text:p text:style-name="P1"><text:span text:style-name="T2">command0</text:span></text:p>
        </draw:connector>
        <draw:connector draw:style-name="gr5" draw:text-style-name="P3" draw:layer="layout" draw:type="line" svg:x1="57.045cm" svg:y1="59.267cm" svg:x2="57cm" svg:y2="57cm" draw:end-shape="id391" draw:end-glue-point="2" svg:d="M57045 59267l-45-2267" svg:viewBox="0 0 46 2268">
          <text:p text:style-name="P1"><text:span text:style-name="T2">command0/b</text:span></text:p>
        </draw:connector>
        <draw:custom-shape draw:style-name="gr1" draw:text-style-name="P2" xml:id="id443" draw:id="id443" draw:layer="layout" svg:width="1cm" svg:height="0.9cm" svg:x="83.3cm" svg:y="75.6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3.8cm" svg:y2="76.5cm" draw:start-shape="id43" draw:start-glue-point="0" draw:end-shape="id443" draw:end-glue-point="2" svg:d="M85700 82400l-1900-5900" svg:viewBox="0 0 1901 5901">
          <text:p/>
        </draw:connector>
        <draw:connector draw:style-name="gr5" draw:text-style-name="P1" draw:layer="layout" draw:type="line" svg:x1="79cm" svg:y1="48.3cm" svg:x2="77.7cm" svg:y2="47.164cm" draw:end-shape="id120" draw:end-glue-point="2" svg:d="M79000 48300l-1300-1136" svg:viewBox="0 0 1301 1137">
          <text:p text:style-name="P1"><text:span text:style-name="T2">/res</text:span></text:p>
        </draw:connector>
        <draw:custom-shape draw:style-name="gr4" draw:text-style-name="P2" xml:id="id50" draw:id="id50" draw:layer="layout" svg:width="2.1cm" svg:height="0.9cm" svg:x="40.9cm" svg:y="87.215cm">
          <text:p text:style-name="P1"><text:span text:style-name="T1">DFFR(/res12)</text:span></text:p>
          <text:p text:style-name="P1"><text:span text:style-name="T1">476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9.683cm" svg:y1="68.27cm" svg:x2="109.689cm" svg:y2="67.153cm" draw:end-shape="id444" draw:end-glue-point="2" svg:d="M109683 68270l6-1117" svg:viewBox="0 0 7 1118">
          <text:p text:style-name="P1"><text:span text:style-name="T2">/res</text:span></text:p>
        </draw:connector>
        <draw:connector draw:style-name="gr6" draw:text-style-name="P1" draw:layer="layout" draw:type="line" svg:x1="77.1cm" svg:y1="34.589cm" svg:x2="77.7cm" svg:y2="33.7cm" draw:start-shape="id441" draw:start-glue-point="0" draw:end-shape="id392" draw:end-glue-point="2" svg:d="M77100 34589l600-889" svg:viewBox="0 0 601 890">
          <text:p/>
        </draw:connector>
        <draw:connector draw:style-name="gr5" draw:text-style-name="P3" draw:layer="layout" draw:type="line" svg:x1="53.216cm" svg:y1="32.622cm" svg:x2="52.68cm" svg:y2="31.5cm" draw:start-shape="id440" draw:start-glue-point="0" draw:end-shape="id399" draw:end-glue-point="2" svg:d="M53216 32622l-536-1122" svg:viewBox="0 0 537 1123">
          <text:p text:style-name="P1"><text:span text:style-name="T2">b</text:span></text:p>
        </draw:connector>
        <draw:connector draw:style-name="gr5" draw:text-style-name="P1" draw:layer="layout" draw:type="line" svg:x1="54.017cm" svg:y1="35.7cm" svg:x2="53.216cm" svg:y2="33.522cm" draw:end-shape="id440" draw:end-glue-point="2" svg:d="M54017 35700l-801-2178" svg:viewBox="0 0 802 2179">
          <text:p text:style-name="P1"><text:span text:style-name="T2">command1</text:span></text:p>
        </draw:connector>
        <draw:connector draw:style-name="gr5" draw:text-style-name="P1" draw:layer="layout" draw:type="line" svg:x1="59.083cm" svg:y1="36.474cm" svg:x2="59.9cm" svg:y2="35.244cm" draw:end-shape="id389" draw:end-glue-point="2" svg:d="M59083 36474l817-1230" svg:viewBox="0 0 818 1231">
          <text:p text:style-name="P1"><text:span text:style-name="T2">command1</text:span></text:p>
        </draw:connector>
        <draw:custom-shape draw:style-name="gr3" draw:text-style-name="P2" xml:id="id445" draw:id="id445" draw:layer="layout" svg:width="2.1cm" svg:height="0.9cm" svg:x="34.3cm" svg:y="25.7cm">
          <text:p text:style-name="P1"><text:span text:style-name="T1">DFFR (clk61,/res12)</text:span></text:p>
          <text:p text:style-name="P1"><text:span text:style-name="T1">43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276cm" svg:y1="28.542cm" svg:x2="35.35cm" svg:y2="26.6cm" draw:end-shape="id445" draw:end-glue-point="2" svg:d="M35276 28542l74-1942" svg:viewBox="0 0 75 1943">
          <text:p text:style-name="P1"><text:span text:style-name="T2">command1</text:span></text:p>
        </draw:connector>
        <draw:connector draw:style-name="gr5" draw:text-style-name="P3" draw:layer="layout" draw:type="line" svg:x1="58.976cm" svg:y1="58.553cm" svg:x2="57cm" svg:y2="57cm" draw:end-shape="id391" draw:end-glue-point="2" svg:d="M58976 58553l-1976-1553" svg:viewBox="0 0 1977 1554">
          <text:p text:style-name="P1"><text:span text:style-name="T2">command1/c</text:span></text:p>
        </draw:connector>
        <draw:custom-shape draw:style-name="gr4" draw:text-style-name="P2" xml:id="id446" draw:id="id446" draw:layer="layout" svg:width="2.1cm" svg:height="0.9cm" svg:x="43.1cm" svg:y="87.215cm">
          <text:p text:style-name="P1"><text:span text:style-name="T1">DFFR(/res12)</text:span></text:p>
          <text:p text:style-name="P1"><text:span text:style-name="T1">47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164cm" svg:y1="89.4cm" svg:x2="44.15cm" svg:y2="88.115cm" draw:end-shape="id446" draw:end-glue-point="2" svg:d="M44164 89400l-14-1285" svg:viewBox="0 0 15 1286">
          <text:p text:style-name="P1"><text:span text:style-name="T2">command1</text:span></text:p>
        </draw:connector>
        <draw:custom-shape draw:style-name="gr3" draw:text-style-name="P2" xml:id="id447" draw:id="id447" draw:layer="layout" svg:width="2.1cm" svg:height="0.9cm" svg:x="36.5cm" svg:y="25.7cm">
          <text:p text:style-name="P1"><text:span text:style-name="T1">DFFR (clk61,/res12)</text:span></text:p>
          <text:p text:style-name="P1"><text:span text:style-name="T1">44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505cm" svg:y1="28.476cm" svg:x2="37.55cm" svg:y2="26.6cm" draw:end-shape="id447" draw:end-glue-point="2" svg:d="M37505 28476l45-1876" svg:viewBox="0 0 46 1877">
          <text:p text:style-name="P1"><text:span text:style-name="T2">command2</text:span></text:p>
        </draw:connector>
        <draw:custom-shape draw:style-name="gr4" draw:text-style-name="P2" xml:id="id448" draw:id="id448" draw:layer="layout" svg:width="2.1cm" svg:height="0.9cm" svg:x="45.3cm" svg:y="87.216cm">
          <text:p text:style-name="P1"><text:span text:style-name="T1">DFFR(/res12)</text:span></text:p>
          <text:p text:style-name="P1"><text:span text:style-name="T1">47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6.36cm" svg:y1="89.4cm" svg:x2="46.35cm" svg:y2="88.116cm" draw:end-shape="id448" draw:end-glue-point="2" svg:d="M46360 89400l-10-1284" svg:viewBox="0 0 11 1285">
          <text:p text:style-name="P1"><text:span text:style-name="T2">command2</text:span></text:p>
        </draw:connector>
        <draw:connector draw:style-name="gr5" draw:text-style-name="P3" draw:layer="layout" draw:type="line" svg:x1="30.3cm" svg:y1="33.482cm" svg:x2="31.856cm" svg:y2="32.438cm" draw:start-shape="id365" draw:start-glue-point="0" svg:d="M30300 33482l1556-1044" svg:viewBox="0 0 1557 1045">
          <text:p text:style-name="P1"><text:span text:style-name="T2">/command0</text:span></text:p>
        </draw:connector>
        <draw:connector draw:style-name="gr5" draw:text-style-name="P1" draw:layer="layout" draw:type="line" svg:x1="30.3cm" svg:y1="31.358cm" svg:x2="30.348cm" svg:y2="29.157cm" draw:start-shape="id385" draw:start-glue-point="0" svg:d="M30300 31358l48-2201" svg:viewBox="0 0 49 2202">
          <text:p text:style-name="P1"><text:span text:style-name="T2">command0</text:span></text:p>
        </draw:connector>
        <draw:connector draw:style-name="gr5" draw:text-style-name="P1" draw:layer="layout" draw:type="line" svg:x1="32.6cm" svg:y1="31.4cm" svg:x2="32.597cm" svg:y2="29.29cm" draw:start-shape="id388" draw:start-glue-point="0" svg:d="M32600 31400l-3-2110" svg:viewBox="0 0 4 2111">
          <text:p text:style-name="P1"><text:span text:style-name="T2">command1</text:span></text:p>
        </draw:connector>
        <draw:connector draw:style-name="gr5" draw:text-style-name="P3" draw:layer="layout" draw:type="line" svg:x1="32.6cm" svg:y1="33.534cm" svg:x2="34.156cm" svg:y2="32.5cm" draw:start-shape="id367" draw:start-glue-point="0" svg:d="M32600 33534l1556-1034" svg:viewBox="0 0 1557 1035">
          <text:p text:style-name="P1"><text:span text:style-name="T2">/command1</text:span></text:p>
        </draw:connector>
        <draw:connector draw:style-name="gr5" draw:text-style-name="P3" draw:layer="layout" draw:type="line" svg:x1="30.3cm" svg:y1="33.483cm" svg:x2="31.856cm" svg:y2="32.439cm" svg:d="M30300 33483l1556-1044" svg:viewBox="0 0 1557 1045">
          <text:p text:style-name="P1"><text:span text:style-name="T2">/command0</text:span></text:p>
        </draw:connector>
        <draw:connector draw:style-name="gr5" draw:text-style-name="P3" draw:layer="layout" draw:type="line" svg:x1="30.3cm" svg:y1="33.483cm" svg:x2="31.856cm" svg:y2="32.439cm" svg:d="M30300 33483l1556-1044" svg:viewBox="0 0 1557 1045">
          <text:p text:style-name="P1"><text:span text:style-name="T2">/command0</text:span></text:p>
        </draw:connector>
        <draw:connector draw:style-name="gr5" draw:text-style-name="P3" draw:layer="layout" draw:type="line" svg:x1="34.9cm" svg:y1="33.6cm" svg:x2="36.5cm" svg:y2="32.6cm" draw:start-shape="id368" draw:start-glue-point="0" svg:d="M34900 33600l1600-1000" svg:viewBox="0 0 1601 1001">
          <text:p text:style-name="P1"><text:span text:style-name="T2">/command2</text:span></text:p>
        </draw:connector>
        <draw:connector draw:style-name="gr5" draw:text-style-name="P1" draw:layer="layout" draw:type="line" svg:x1="34.9cm" svg:y1="31.4cm" svg:x2="34.9cm" svg:y2="29.3cm" draw:start-shape="id390" draw:start-glue-point="0" svg:d="M34900 31400v-2100" svg:viewBox="0 0 1 2101">
          <text:p text:style-name="P1"><text:span text:style-name="T2">command2</text:span></text:p>
        </draw:connector>
        <draw:custom-shape draw:style-name="gr2" draw:text-style-name="P2" xml:id="id449" draw:id="id449" draw:layer="layout" svg:width="1cm" svg:height="0.9cm" svg:x="77.3cm" svg:y="24.8cm">
          <text:p text:style-name="P1"><text:span text:style-name="T1">OR (mclk)</text:span></text:p>
          <text:p text:style-name="P1"><text:span text:style-name="T1">39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7.773cm" svg:y1="26.5cm" svg:x2="77.8cm" svg:y2="25.7cm" draw:start-shape="id315" draw:start-glue-point="0" draw:end-shape="id449" draw:end-glue-point="2" svg:d="M77773 26500l27-800" svg:viewBox="0 0 28 801">
          <text:p/>
        </draw:connector>
        <draw:connector draw:style-name="gr5" draw:text-style-name="P3" draw:layer="layout" draw:type="line" svg:x1="77.8cm" svg:y1="24.8cm" svg:x2="77.841cm" svg:y2="23.098cm" draw:start-shape="id449" draw:start-glue-point="0" svg:d="M77800 24800l41-1702" svg:viewBox="0 0 42 1703">
          <text:p text:style-name="P1"><text:span text:style-name="T2">clk60</text:span></text:p>
        </draw:connector>
        <draw:connector draw:style-name="gr5" draw:text-style-name="P3" draw:layer="layout" draw:type="line" svg:x1="47.296cm" svg:y1="30.11cm" svg:x2="47.4cm" svg:y2="28.3cm" draw:end-shape="id450" draw:end-glue-point="2" svg:d="M47296 30110l104-1810" svg:viewBox="0 0 105 1811">
          <text:p text:style-name="P1"><text:span text:style-name="T2">sod00</text:span></text:p>
        </draw:connector>
        <draw:connector draw:style-name="gr6" draw:text-style-name="P1" draw:layer="layout" draw:type="line" svg:x1="47.4cm" svg:y1="27.4cm" svg:x2="47.4cm" svg:y2="26.4cm" draw:start-shape="id450" draw:start-glue-point="0" draw:end-shape="id401" draw:end-glue-point="2" svg:d="M47400 27400v-1000" svg:viewBox="0 0 1 1001">
          <text:p/>
        </draw:connector>
        <draw:connector draw:style-name="gr6" draw:text-style-name="P1" draw:layer="layout" draw:type="line" svg:x1="47.4cm" svg:y1="27.4cm" svg:x2="41.3cm" svg:y2="23.198cm" draw:start-shape="id450" draw:start-glue-point="0" draw:end-shape="id386" draw:end-glue-point="2" svg:d="M47400 27400l-6100-4202" svg:viewBox="0 0 6101 4203">
          <text:p/>
        </draw:connector>
        <draw:connector draw:style-name="gr5" draw:text-style-name="P1" draw:layer="layout" draw:type="line" svg:x1="35.348cm" svg:y1="14.896cm" svg:x2="35.526cm" svg:y2="12.545cm" draw:end-shape="id339" draw:end-glue-point="2" svg:d="M35348 14896l178-2351" svg:viewBox="0 0 179 2352">
          <text:p text:style-name="P1"><text:span text:style-name="T2">com1_s</text:span></text:p>
        </draw:connector>
        <draw:custom-shape draw:style-name="gr2" draw:text-style-name="P2" xml:id="id451" draw:id="id451" draw:layer="layout" svg:width="1cm" svg:height="0.9cm" svg:x="27.3cm" svg:y="23.937cm">
          <text:p text:style-name="P1"><text:span text:style-name="T1">3-NAND</text:span></text:p>
          <text:p text:style-name="P1"><text:span text:style-name="T1">44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7.705cm" svg:y1="27.175cm" svg:x2="27.8cm" svg:y2="24.837cm" draw:end-shape="id451" draw:end-glue-point="2" svg:d="M27705 27175l95-2338" svg:viewBox="0 0 96 2339">
          <text:p text:style-name="P1"><text:span text:style-name="T2">com1_s</text:span></text:p>
        </draw:connector>
        <draw:custom-shape draw:style-name="gr2" draw:text-style-name="P2" xml:id="id452" draw:id="id452" draw:layer="layout" svg:width="1cm" svg:height="0.9cm" svg:x="34.9cm" svg:y="24cm">
          <text:p text:style-name="P1"><text:span text:style-name="T1">NOT</text:span></text:p>
          <text:p text:style-name="P1"><text:span text:style-name="T1">4410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5.35cm" svg:y1="25.7cm" svg:x2="35.4cm" svg:y2="24.9cm" draw:start-shape="id445" draw:start-glue-point="0" draw:end-shape="id452" draw:end-glue-point="2" svg:d="M35350 25700l50-800" svg:viewBox="0 0 51 801">
          <text:p/>
        </draw:connector>
        <draw:custom-shape draw:style-name="gr2" draw:text-style-name="P2" xml:id="id453" draw:id="id453" draw:layer="layout" svg:width="1cm" svg:height="0.9cm" svg:x="53.336cm" svg:y="59cm">
          <text:p text:style-name="P1"><text:span text:style-name="T1">3-NAND</text:span></text:p>
          <text:p text:style-name="P1"><text:span text:style-name="T1">4410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738cm" svg:y1="61.763cm" svg:x2="53.836cm" svg:y2="59.9cm" draw:end-shape="id453" draw:end-glue-point="2" svg:d="M53738 61763l98-1863" svg:viewBox="0 0 99 1864">
          <text:p text:style-name="P1"><text:span text:style-name="T2">/com1_s</text:span></text:p>
        </draw:connector>
        <draw:connector draw:style-name="gr6" draw:text-style-name="P1" draw:layer="layout" draw:type="line" svg:x1="27.8cm" svg:y1="23.937cm" svg:x2="28.539cm" svg:y2="22.884cm" draw:start-shape="id451" draw:start-glue-point="0" draw:end-shape="id316" draw:end-glue-point="2" svg:d="M27800 23937l739-1053" svg:viewBox="0 0 740 1054">
          <text:p/>
        </draw:connector>
        <draw:custom-shape draw:style-name="gr2" draw:text-style-name="P2" xml:id="id454" draw:id="id454" draw:layer="layout" svg:width="1cm" svg:height="0.9cm" svg:x="28.005cm" svg:y="20.306cm">
          <text:p text:style-name="P1"><text:span text:style-name="T1">NOR (mclk)</text:span></text:p>
          <text:p text:style-name="P1"><text:span text:style-name="T1">3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8.539cm" svg:y1="21.984cm" svg:x2="28.505cm" svg:y2="21.206cm" draw:start-shape="id316" draw:start-glue-point="0" draw:end-shape="id454" draw:end-glue-point="2" svg:d="M28539 21984l-34-778" svg:viewBox="0 0 35 779">
          <text:p/>
        </draw:connector>
        <draw:connector draw:style-name="gr6" draw:text-style-name="P1" draw:layer="layout" draw:type="line" svg:x1="27.8cm" svg:y1="23.937cm" svg:x2="26.9cm" svg:y2="22.885cm" draw:start-shape="id451" draw:start-glue-point="0" draw:end-shape="id314" draw:end-glue-point="2" svg:d="M27800 23937l-900-1052" svg:viewBox="0 0 901 1053">
          <text:p/>
        </draw:connector>
        <draw:connector draw:style-name="gr5" draw:text-style-name="P3" draw:layer="layout" draw:type="line" svg:x1="28.505cm" svg:y1="20.306cm" svg:x2="28.486cm" svg:y2="18.107cm" draw:start-shape="id454" draw:start-glue-point="0" svg:d="M28505 20306l-19-2199" svg:viewBox="0 0 20 2200">
          <text:p text:style-name="P1"><text:span text:style-name="T2">unit00_ie</text:span></text:p>
        </draw:connector>
        <draw:custom-shape draw:style-name="gr2" draw:text-style-name="P2" xml:id="id455" draw:id="id455" draw:layer="layout" svg:width="1cm" svg:height="0.9cm" svg:x="75.2cm" svg:y="42.7cm">
          <text:p text:style-name="P1"><text:span text:style-name="T1">NOT</text:span></text:p>
          <text:p text:style-name="P1"><text:span text:style-name="T1">35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4.15cm" svg:y1="44.201cm" svg:x2="75.7cm" svg:y2="43.6cm" draw:start-shape="id131" draw:start-glue-point="0" draw:end-shape="id455" draw:end-glue-point="2" svg:d="M74150 44201l1550-601" svg:viewBox="0 0 1551 602">
          <text:p/>
        </draw:connector>
        <draw:connector draw:style-name="gr5" draw:text-style-name="P3" draw:layer="layout" draw:type="line" svg:x1="75.7cm" svg:y1="42.7cm" svg:x2="75.72cm" svg:y2="40.81cm" draw:start-shape="id455" draw:start-glue-point="0" svg:d="M75700 42700l20-1890" svg:viewBox="0 0 21 1891">
          <text:p text:style-name="P1"><text:span text:style-name="T2">/dir</text:span></text:p>
        </draw:connector>
        <draw:custom-shape draw:style-name="gr2" draw:text-style-name="P2" xml:id="id456" draw:id="id456" draw:layer="layout" svg:width="1cm" svg:height="0.9cm" svg:x="37cm" svg:y="24.1cm">
          <text:p text:style-name="P1"><text:span text:style-name="T1">NOT</text:span></text:p>
          <text:p text:style-name="P1"><text:span text:style-name="T1">449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55cm" svg:y1="25.7cm" svg:x2="37.5cm" svg:y2="25cm" draw:start-shape="id447" draw:start-glue-point="0" draw:end-shape="id456" draw:end-glue-point="2" svg:d="M37550 25700l-50-700" svg:viewBox="0 0 51 701">
          <text:p/>
        </draw:connector>
        <draw:connector draw:style-name="gr5" draw:text-style-name="P1" draw:layer="layout" draw:type="line" svg:x1="28.816cm" svg:y1="26.381cm" svg:x2="27.8cm" svg:y2="24.837cm" draw:end-shape="id451" draw:end-glue-point="2" svg:d="M28816 26381l-1016-1544" svg:viewBox="0 0 1017 1545">
          <text:p text:style-name="P1"><text:span text:style-name="T2">/com2_s</text:span></text:p>
        </draw:connector>
        <draw:connector draw:style-name="gr5" draw:text-style-name="P1" draw:layer="layout" draw:type="line" svg:x1="54.585cm" svg:y1="61.26cm" svg:x2="53.836cm" svg:y2="59.9cm" draw:end-shape="id453" draw:end-glue-point="2" svg:d="M54585 61260l-749-1360" svg:viewBox="0 0 750 1361">
          <text:p text:style-name="P1"><text:span text:style-name="T2">/com2_s</text:span></text:p>
        </draw:connector>
        <draw:connector draw:style-name="gr5" draw:text-style-name="P1" draw:layer="layout" draw:type="line" svg:x1="36.724cm" svg:y1="14.129cm" svg:x2="35.526cm" svg:y2="12.545cm" draw:end-shape="id339" draw:end-glue-point="2" svg:d="M36724 14129l-1198-1584" svg:viewBox="0 0 1199 1585">
          <text:p text:style-name="P1"><text:span text:style-name="T2">/com2_s</text:span></text:p>
        </draw:connector>
        <draw:connector draw:style-name="gr5" draw:text-style-name="P1" draw:layer="layout" draw:type="line" svg:x1="26.779cm" svg:y1="26.275cm" svg:x2="27.8cm" svg:y2="24.837cm" draw:end-shape="id451" draw:end-glue-point="2" svg:d="M26779 26275l1021-1438" svg:viewBox="0 0 1022 1439">
          <text:p text:style-name="P1"><text:span text:style-name="T2">com0_s</text:span></text:p>
        </draw:connector>
        <draw:connector draw:style-name="gr5" draw:text-style-name="P1" draw:layer="layout" draw:type="line" svg:x1="52.6cm" svg:y1="61.207cm" svg:x2="53.836cm" svg:y2="59.9cm" draw:end-shape="id453" draw:end-glue-point="2" svg:d="M52600 61207l1236-1307" svg:viewBox="0 0 1237 1308">
          <text:p text:style-name="P1"><text:span text:style-name="T2">com0_s</text:span></text:p>
        </draw:connector>
        <draw:custom-shape draw:style-name="gr2" draw:text-style-name="P2" xml:id="id457" draw:id="id457" draw:layer="layout" svg:width="1cm" svg:height="0.9cm" svg:x="32.7cm" svg:y="24cm">
          <text:p text:style-name="P1"><text:span text:style-name="T1">NOT</text:span></text:p>
          <text:p text:style-name="P1"><text:span text:style-name="T1">4410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3.15cm" svg:y1="25.7cm" svg:x2="33.2cm" svg:y2="24.9cm" draw:start-shape="id442" draw:start-glue-point="0" draw:end-shape="id457" draw:end-glue-point="2" svg:d="M33150 25700l50-800" svg:viewBox="0 0 51 801">
          <text:p/>
        </draw:connector>
        <draw:connector draw:style-name="gr5" draw:text-style-name="P1" draw:layer="layout" draw:type="line" svg:x1="34.528cm" svg:y1="14.076cm" svg:x2="35.526cm" svg:y2="12.545cm" draw:end-shape="id339" draw:end-glue-point="2" svg:d="M34528 14076l998-1531" svg:viewBox="0 0 999 1532">
          <text:p text:style-name="P1"><text:span text:style-name="T2">/com0_s</text:span></text:p>
        </draw:connector>
        <draw:custom-shape draw:style-name="gr2" draw:text-style-name="P2" xml:id="id458" draw:id="id458" draw:layer="layout" svg:width="1cm" svg:height="0.9cm" svg:x="40.3cm" svg:y="57.084cm">
          <text:p text:style-name="P1"><text:span text:style-name="T1">NOT</text:span></text:p>
          <text:p text:style-name="P1"><text:span text:style-name="T1">4610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836cm" svg:y1="59cm" svg:x2="40.8cm" svg:y2="57.984cm" draw:start-shape="id453" draw:start-glue-point="0" draw:end-shape="id458" draw:end-glue-point="2" svg:d="M53836 59000l-13036-1016" svg:viewBox="0 0 13037 1017">
          <text:p/>
        </draw:connector>
        <draw:connector draw:style-name="gr6" draw:text-style-name="P1" draw:layer="layout" draw:type="line" svg:x1="40.8cm" svg:y1="57.084cm" svg:x2="30.3cm" svg:y2="57.1cm" draw:start-shape="id458" draw:start-glue-point="0" draw:end-shape="id53" draw:end-glue-point="2" svg:d="M40800 57084l-10500 16" svg:viewBox="0 0 10501 17">
          <text:p/>
        </draw:connector>
        <draw:connector draw:style-name="gr6" draw:text-style-name="P1" draw:layer="layout" draw:type="line" svg:x1="40.8cm" svg:y1="57.084cm" svg:x2="83.9cm" svg:y2="52.535cm" draw:start-shape="id458" draw:start-glue-point="0" draw:end-shape="id344" draw:end-glue-point="2" svg:d="M40800 57084l43100-4549" svg:viewBox="0 0 43101 4550">
          <text:p/>
        </draw:connector>
        <draw:connector draw:style-name="gr6" draw:text-style-name="P1" draw:layer="layout" draw:type="line" svg:x1="53.836cm" svg:y1="59cm" svg:x2="56.4cm" svg:y2="51.383cm" draw:start-shape="id453" draw:start-glue-point="0" draw:end-shape="id137" draw:end-glue-point="2" svg:d="M53836 59000l2564-7617" svg:viewBox="0 0 2565 7618">
          <text:p/>
        </draw:connector>
        <draw:custom-shape draw:style-name="gr1" draw:text-style-name="P2" xml:id="id459" draw:id="id459" draw:layer="layout" svg:width="1cm" svg:height="0.9cm" svg:x="83.4cm" svg:y="50cm">
          <text:p text:style-name="P1"><text:span text:style-name="T1">AND</text:span></text:p>
          <text:p text:style-name="P1"><text:span text:style-name="T1">419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3.9cm" svg:y1="51.635cm" svg:x2="83.9cm" svg:y2="50.9cm" draw:start-shape="id344" draw:start-glue-point="0" draw:end-shape="id459" svg:d="M83900 51635v-735" svg:viewBox="0 0 1 736">
          <text:p/>
        </draw:connector>
        <draw:connector draw:style-name="gr5" draw:text-style-name="P1" draw:layer="layout" draw:type="line" svg:x1="33.15cm" svg:y1="25.7cm" svg:x2="31.803cm" svg:y2="24.501cm" draw:start-shape="id442" draw:start-glue-point="0" svg:d="M33150 25700l-1347-1199" svg:viewBox="0 0 1348 1200">
          <text:p text:style-name="P1"><text:span text:style-name="T2">com0_s</text:span></text:p>
        </draw:connector>
        <draw:connector draw:style-name="gr5" draw:text-style-name="P1" draw:layer="layout" draw:type="line" svg:x1="33.2cm" svg:y1="24cm" svg:x2="33.126cm" svg:y2="22.04cm" draw:start-shape="id457" draw:start-glue-point="0" svg:d="M33200 24000l-74-1960" svg:viewBox="0 0 75 1961">
          <text:p text:style-name="P1"><text:span text:style-name="T2">/com0_s</text:span></text:p>
        </draw:connector>
        <draw:connector draw:style-name="gr5" draw:text-style-name="P1" draw:layer="layout" draw:type="line" svg:x1="35.35cm" svg:y1="25.7cm" svg:x2="34.078cm" svg:y2="24.58cm" draw:start-shape="id445" draw:start-glue-point="0" svg:d="M35350 25700l-1272-1120" svg:viewBox="0 0 1273 1121">
          <text:p text:style-name="P1"><text:span text:style-name="T2">com1_s</text:span></text:p>
        </draw:connector>
        <draw:connector draw:style-name="gr5" draw:text-style-name="P1" draw:layer="layout" draw:type="line" svg:x1="35.4cm" svg:y1="24cm" svg:x2="35.427cm" svg:y2="22.04cm" draw:start-shape="id452" draw:start-glue-point="0" svg:d="M35400 24000l27-1960" svg:viewBox="0 0 28 1961">
          <text:p text:style-name="P1"><text:span text:style-name="T2">/com1_s</text:span></text:p>
        </draw:connector>
        <draw:connector draw:style-name="gr5" draw:text-style-name="P1" draw:layer="layout" draw:type="line" svg:x1="37.5cm" svg:y1="24.1cm" svg:x2="37.597cm" svg:y2="22.252cm" draw:start-shape="id456" draw:start-glue-point="0" svg:d="M37500 24100l97-1848" svg:viewBox="0 0 98 1849">
          <text:p text:style-name="P1"><text:span text:style-name="T2">/com2_s</text:span></text:p>
        </draw:connector>
        <draw:custom-shape draw:style-name="gr1" draw:text-style-name="P2" xml:id="id460" draw:id="id460" draw:layer="layout" svg:width="1cm" svg:height="0.9cm" svg:x="42cm" svg:y="85.2cm">
          <text:p text:style-name="P1"><text:span text:style-name="T1">3-NAND</text:span></text:p>
          <text:p text:style-name="P1"><text:span text:style-name="T1">468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95cm" svg:y1="87.215cm" svg:x2="42.5cm" svg:y2="86.1cm" draw:start-shape="id50" draw:start-glue-point="0" draw:end-shape="id460" draw:end-glue-point="2" svg:d="M41950 87215l550-1115" svg:viewBox="0 0 551 1116">
          <text:p/>
        </draw:connector>
        <draw:custom-shape draw:style-name="gr1" draw:text-style-name="P2" xml:id="id461" draw:id="id461" draw:layer="layout" svg:width="1cm" svg:height="0.9cm" svg:x="40.9cm" svg:y="85.2cm">
          <text:p text:style-name="P1"><text:span text:style-name="T1">3-NAND</text:span></text:p>
          <text:p text:style-name="P1"><text:span text:style-name="T1">48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95cm" svg:y1="87.215cm" svg:x2="41.4cm" svg:y2="86.1cm" draw:start-shape="id50" draw:start-glue-point="0" draw:end-shape="id461" draw:end-glue-point="2" svg:d="M41950 87215l-550-1115" svg:viewBox="0 0 551 1116">
          <text:p/>
        </draw:connector>
        <draw:custom-shape draw:style-name="gr2" draw:text-style-name="P2" xml:id="id462" draw:id="id462" draw:layer="layout" svg:width="1cm" svg:height="0.9cm" svg:x="53.4cm" svg:y="83.422cm">
          <text:p text:style-name="P1"><text:span text:style-name="T1">NOT</text:span></text:p>
          <text:p text:style-name="P1"><text:span text:style-name="T1">48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35cm" svg:y1="87.216cm" svg:x2="53.9cm" svg:y2="84.322cm" draw:start-shape="id448" draw:start-glue-point="0" draw:end-shape="id462" draw:end-glue-point="2" svg:d="M46350 87216l7550-2894" svg:viewBox="0 0 7551 2895">
          <text:p/>
        </draw:connector>
        <draw:custom-shape draw:style-name="gr1" draw:text-style-name="P2" xml:id="id463" draw:id="id463" draw:layer="layout" svg:width="1cm" svg:height="0.9cm" svg:x="51.2cm" svg:y="80.422cm">
          <text:p text:style-name="P1"><text:span text:style-name="T1">3-AND</text:span></text:p>
          <text:p text:style-name="P1"><text:span text:style-name="T1">49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35cm" svg:y1="87.216cm" svg:x2="51.7cm" svg:y2="81.322cm" draw:start-shape="id448" draw:start-glue-point="0" draw:end-shape="id463" draw:end-glue-point="2" svg:d="M46350 87216l5350-5894" svg:viewBox="0 0 5351 5895">
          <text:p/>
        </draw:connector>
        <draw:connector draw:style-name="gr6" draw:text-style-name="P1" draw:layer="layout" draw:type="line" svg:x1="44.15cm" svg:y1="87.215cm" svg:x2="75.5cm" svg:y2="53.8cm" draw:start-shape="id446" draw:start-glue-point="0" draw:end-shape="id134" draw:end-glue-point="2" svg:d="M44150 87215l31350-33415" svg:viewBox="0 0 31351 33416">
          <text:p/>
        </draw:connector>
        <draw:custom-shape draw:style-name="gr2" draw:text-style-name="P2" xml:id="id464" draw:id="id464" draw:layer="layout" svg:width="1cm" svg:height="0.9cm" svg:x="76.1cm" svg:y="54.9cm">
          <text:p text:style-name="P1"><text:span text:style-name="T1">AND</text:span></text:p>
          <text:p text:style-name="P1"><text:span text:style-name="T1">497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4.15cm" svg:y1="87.215cm" svg:x2="76.6cm" svg:y2="55.8cm" draw:start-shape="id446" draw:start-glue-point="0" draw:end-shape="id464" draw:end-glue-point="2" svg:d="M44150 87215l32450-31415" svg:viewBox="0 0 32451 31416">
          <text:p/>
        </draw:connector>
        <draw:custom-shape draw:style-name="gr1" draw:text-style-name="P2" xml:id="id465" draw:id="id465" draw:layer="layout" svg:width="1cm" svg:height="0.9cm" svg:x="49cm" svg:y="81.922cm">
          <text:p text:style-name="P1"><text:span text:style-name="T1">3-NAND</text:span></text:p>
          <text:p text:style-name="P1"><text:span text:style-name="T1">506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4.15cm" svg:y1="87.215cm" svg:x2="49.5cm" svg:y2="82.822cm" draw:start-shape="id446" draw:start-glue-point="0" draw:end-shape="id465" draw:end-glue-point="2" svg:d="M44150 87215l5350-4393" svg:viewBox="0 0 5351 4394">
          <text:p/>
        </draw:connector>
        <draw:custom-shape draw:style-name="gr1" draw:text-style-name="P2" xml:id="id466" draw:id="id466" draw:layer="layout" svg:width="1cm" svg:height="0.9cm" svg:x="53.4cm" svg:y="81.922cm">
          <text:p text:style-name="P1"><text:span text:style-name="T1">NAND</text:span></text:p>
          <text:p text:style-name="P1"><text:span text:style-name="T1">486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9cm" svg:y1="83.422cm" svg:x2="53.9cm" svg:y2="82.822cm" draw:start-shape="id462" draw:start-glue-point="0" draw:end-shape="id466" draw:end-glue-point="2" svg:d="M53900 83422v-600" svg:viewBox="0 0 1 601">
          <text:p/>
        </draw:connector>
        <draw:custom-shape draw:style-name="gr2" draw:text-style-name="P2" xml:id="id467" draw:id="id467" draw:layer="layout" svg:width="1cm" svg:height="0.9cm" svg:x="49cm" svg:y="80.422cm">
          <text:p text:style-name="P1"><text:span text:style-name="T1">NAND</text:span></text:p>
          <text:p text:style-name="P1"><text:span text:style-name="T1">50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5cm" svg:y1="81.922cm" svg:x2="49.5cm" svg:y2="81.322cm" draw:start-shape="id465" draw:start-glue-point="0" draw:end-shape="id467" draw:end-glue-point="2" svg:d="M49500 81922v-600" svg:viewBox="0 0 1 601">
          <text:p/>
        </draw:connector>
        <draw:connector draw:style-name="gr6" draw:text-style-name="P1" draw:layer="layout" draw:type="line" svg:x1="49.5cm" svg:y1="80.422cm" svg:x2="68.1cm" svg:y2="53.5cm" draw:start-shape="id467" draw:start-glue-point="0" draw:end-shape="id114" draw:end-glue-point="2" svg:d="M49500 80422l18600-26922" svg:viewBox="0 0 18601 26923">
          <text:p/>
        </draw:connector>
        <draw:custom-shape draw:style-name="gr2" draw:text-style-name="P2" xml:id="id468" draw:id="id468" draw:layer="layout" svg:width="1cm" svg:height="0.9cm" svg:x="54.1cm" svg:y="71.2cm">
          <text:p text:style-name="P1"><text:span text:style-name="T1">NOT</text:span></text:p>
          <text:p text:style-name="P1"><text:span text:style-name="T1">507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5cm" svg:y1="80.422cm" svg:x2="54.6cm" svg:y2="72.1cm" draw:start-shape="id467" draw:start-glue-point="0" draw:end-shape="id468" draw:end-glue-point="2" svg:d="M49500 80422l5100-8322" svg:viewBox="0 0 5101 8323">
          <text:p/>
        </draw:connector>
        <draw:connector draw:style-name="gr6" draw:text-style-name="P1" draw:layer="layout" draw:type="line" svg:x1="49.5cm" svg:y1="80.422cm" svg:x2="70.7cm" svg:y2="51.256cm" draw:start-shape="id467" draw:start-glue-point="0" draw:end-shape="id115" draw:end-glue-point="2" svg:d="M49500 80422l21200-29166" svg:viewBox="0 0 21201 29167">
          <text:p/>
        </draw:connector>
        <draw:connector draw:style-name="gr6" draw:text-style-name="P1" draw:layer="layout" draw:type="line" svg:x1="49.5cm" svg:y1="80.422cm" svg:x2="49.55cm" svg:y2="79.822cm" draw:start-shape="id467" draw:start-glue-point="0" draw:end-shape="id469" draw:end-glue-point="2" svg:d="M49500 80422l50-600" svg:viewBox="0 0 51 601">
          <text:p/>
        </draw:connector>
        <draw:custom-shape draw:style-name="gr2" draw:text-style-name="P2" xml:id="id470" draw:id="id470" draw:layer="layout" svg:width="1cm" svg:height="0.9cm" svg:x="37.4cm" svg:y="58.784cm">
          <text:p text:style-name="P1"><text:span text:style-name="T1">NAND</text:span></text:p>
          <text:p text:style-name="P1"><text:span text:style-name="T1">458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5cm" svg:y1="80.422cm" svg:x2="37.9cm" svg:y2="59.684cm" draw:start-shape="id467" draw:start-glue-point="0" draw:end-shape="id470" draw:end-glue-point="2" svg:d="M49500 80422l-11600-20738" svg:viewBox="0 0 11601 20739">
          <text:p/>
        </draw:connector>
        <draw:custom-shape draw:style-name="gr2" draw:text-style-name="P2" xml:id="id471" draw:id="id471" draw:layer="layout" svg:width="1cm" svg:height="0.9cm" svg:x="40.2cm" svg:y="60.084cm">
          <text:p text:style-name="P1"><text:span text:style-name="T1">NOT</text:span></text:p>
          <text:p text:style-name="P1"><text:span text:style-name="T1">50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0.7cm" svg:y1="62.084cm" svg:x2="40.7cm" svg:y2="60.984cm" draw:start-shape="id203" draw:start-glue-point="0" draw:end-shape="id471" draw:end-glue-point="2" svg:d="M40700 62084v-1100" svg:viewBox="0 0 1 1101">
          <text:p/>
        </draw:connector>
        <draw:connector draw:style-name="gr6" draw:text-style-name="P1" draw:layer="layout" draw:type="line" svg:x1="40.7cm" svg:y1="62.084cm" svg:x2="60.5cm" svg:y2="57.1cm" draw:start-shape="id203" draw:start-glue-point="0" draw:end-shape="id258" draw:end-glue-point="2" svg:d="M40700 62084l19800-4984" svg:viewBox="0 0 19801 4985">
          <text:p/>
        </draw:connector>
        <draw:connector draw:style-name="gr6" draw:text-style-name="P1" draw:layer="layout" draw:type="line" svg:x1="40.7cm" svg:y1="62.084cm" svg:x2="46.1cm" svg:y2="51.183cm" draw:start-shape="id203" draw:start-glue-point="0" draw:end-shape="id150" draw:end-glue-point="2" svg:d="M40700 62084l5400-10901" svg:viewBox="0 0 5401 10902">
          <text:p/>
        </draw:connector>
        <draw:connector draw:style-name="gr6" draw:text-style-name="P1" draw:layer="layout" draw:type="line" svg:x1="40.7cm" svg:y1="62.084cm" svg:x2="6.2cm" svg:y2="50.209cm" draw:start-shape="id203" draw:start-glue-point="0" draw:end-shape="id68" draw:end-glue-point="2" svg:d="M40700 62084l-34500-11875" svg:viewBox="0 0 34501 11876">
          <text:p/>
        </draw:connector>
        <draw:connector draw:style-name="gr5" draw:text-style-name="P3" draw:layer="layout" draw:type="line" svg:x1="15.558cm" svg:y1="53.023cm" svg:x2="15.644cm" svg:y2="50.937cm" draw:end-shape="id58" draw:end-glue-point="2" svg:d="M15558 53023l86-2086" svg:viewBox="0 0 87 2087">
          <text:p text:style-name="P1"><text:span text:style-name="T2">c9</text:span></text:p>
        </draw:connector>
        <draw:connector draw:style-name="gr6" draw:text-style-name="P1" draw:layer="layout" draw:type="line" svg:x1="40.7cm" svg:y1="60.084cm" svg:x2="64.3cm" svg:y2="51.4cm" draw:start-shape="id471" draw:start-glue-point="0" draw:end-shape="id259" draw:end-glue-point="2" svg:d="M40700 60084l23600-8684" svg:viewBox="0 0 23601 8685">
          <text:p/>
        </draw:connector>
        <draw:connector draw:style-name="gr6" draw:text-style-name="P1" draw:layer="layout" draw:type="line" svg:x1="40.7cm" svg:y1="60.084cm" svg:x2="49cm" svg:y2="51.472cm" draw:start-shape="id471" draw:start-glue-point="0" draw:end-shape="id149" draw:end-glue-point="2" svg:d="M40700 60084l8300-8612" svg:viewBox="0 0 8301 8613">
          <text:p/>
        </draw:connector>
        <draw:connector draw:style-name="gr6" draw:text-style-name="P1" draw:layer="layout" draw:type="line" svg:x1="40.7cm" svg:y1="60.084cm" svg:x2="26cm" svg:y2="50.683cm" draw:start-shape="id471" draw:start-glue-point="0" draw:end-shape="id77" draw:end-glue-point="2" svg:d="M40700 60084l-14700-9401" svg:viewBox="0 0 14701 9402">
          <text:p/>
        </draw:connector>
        <draw:connector draw:style-name="gr6" draw:text-style-name="P1" draw:layer="layout" draw:type="line" svg:x1="40.7cm" svg:y1="60.084cm" svg:x2="12cm" svg:y2="58.982cm" draw:start-shape="id471" draw:start-glue-point="0" draw:end-shape="id76" draw:end-glue-point="2" svg:d="M40700 60084l-28700-1102" svg:viewBox="0 0 28701 1103">
          <text:p/>
        </draw:connector>
        <draw:connector draw:style-name="gr5" draw:text-style-name="P3" draw:layer="layout" draw:type="line" svg:x1="58.762cm" svg:y1="3.879cm" svg:x2="58.8cm" svg:y2="2.385cm" draw:end-shape="id312" draw:end-glue-point="2" svg:d="M58762 3879l38-1494" svg:viewBox="0 0 39 1495">
          <text:p text:style-name="P1"><text:span text:style-name="T2">u10</text:span></text:p>
        </draw:connector>
        <draw:connector draw:style-name="gr5" draw:text-style-name="P3" draw:layer="layout" draw:type="line" svg:x1="64.828cm" svg:y1="74.832cm" svg:x2="65.4cm" svg:y2="73.665cm" draw:end-shape="id343" draw:end-glue-point="2" svg:d="M64828 74832l572-1167" svg:viewBox="0 0 573 1168">
          <text:p text:style-name="P1"><text:span text:style-name="T2">u10</text:span></text:p>
        </draw:connector>
        <draw:custom-shape draw:style-name="gr1" draw:text-style-name="P2" xml:id="id472" draw:id="id472" draw:layer="layout" svg:width="1cm" svg:height="0.9cm" svg:x="62.4cm" svg:y="72.805cm">
          <text:p text:style-name="P1"><text:span text:style-name="T1">AND</text:span></text:p>
          <text:p text:style-name="P1"><text:span text:style-name="T1">5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2.865cm" svg:y1="74.846cm" svg:x2="62.9cm" svg:y2="73.705cm" draw:end-shape="id472" svg:d="M62865 74846l35-1141" svg:viewBox="0 0 36 1142">
          <text:p text:style-name="P1"><text:span text:style-name="T2">u10</text:span></text:p>
        </draw:connector>
        <draw:connector draw:style-name="gr5" draw:text-style-name="P3" draw:layer="layout" draw:type="line" svg:x1="13.004cm" svg:y1="60.458cm" svg:x2="12cm" svg:y2="58.982cm" draw:end-shape="id76" draw:end-glue-point="2" svg:d="M13004 60458l-1004-1476" svg:viewBox="0 0 1005 1477">
          <text:p text:style-name="P1"><text:span text:style-name="T2">u10</text:span></text:p>
        </draw:connector>
        <draw:connector draw:style-name="gr5" draw:text-style-name="P3" draw:layer="layout" draw:type="line" svg:x1="9.313cm" svg:y1="68.315cm" svg:x2="8.708cm" svg:y2="67.107cm" draw:end-shape="id125" draw:end-glue-point="2" svg:d="M9313 68315l-605-1208" svg:viewBox="0 0 606 1209">
          <text:p text:style-name="P1"><text:span text:style-name="T2">u10</text:span></text:p>
        </draw:connector>
        <draw:custom-shape draw:style-name="gr2" draw:text-style-name="P2" xml:id="id473" draw:id="id473" draw:layer="layout" svg:width="1cm" svg:height="0.9cm" svg:x="124.5cm" svg:y="35.314cm">
          <text:p text:style-name="P1"><text:span text:style-name="T1">NOT</text:span></text:p>
          <text:p text:style-name="P1"><text:span text:style-name="T1">48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25.9cm" svg:y1="37.118cm" svg:x2="125cm" svg:y2="36.214cm" draw:start-shape="id7" draw:start-glue-point="0" draw:end-shape="id473" draw:end-glue-point="2" svg:d="M125900 37118l-900-904" svg:viewBox="0 0 901 905">
          <text:p/>
        </draw:connector>
        <draw:custom-shape draw:style-name="gr2" draw:text-style-name="P2" xml:id="id474" draw:id="id474" draw:layer="layout" svg:width="1cm" svg:height="0.9cm" svg:x="102.596cm" svg:y="70.5cm">
          <text:p text:style-name="P1"><text:span text:style-name="T1">NAND</text:span></text:p>
          <text:p text:style-name="P1"><text:span text:style-name="T1">48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4.1cm" svg:y1="72.36cm" svg:x2="103.096cm" svg:y2="71.4cm" draw:end-shape="id474" draw:end-glue-point="2" svg:d="M104100 72360l-1004-960" svg:viewBox="0 0 1005 961">
          <text:p text:style-name="P1"><text:span text:style-name="T2">u10</text:span></text:p>
        </draw:connector>
        <draw:custom-shape draw:style-name="gr2" draw:text-style-name="P2" xml:id="id475" draw:id="id475" draw:layer="layout" svg:width="1cm" svg:height="0.9cm" svg:x="101.557cm" svg:y="70.502cm">
          <text:p text:style-name="P1"><text:span text:style-name="T1">NAND</text:span></text:p>
          <text:p text:style-name="P1"><text:span text:style-name="T1">48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2.6cm" svg:y1="72.347cm" svg:x2="102.057cm" svg:y2="71.402cm" draw:end-shape="id475" draw:end-glue-point="2" svg:d="M102600 72347l-543-945" svg:viewBox="0 0 544 946">
          <text:p text:style-name="P1"><text:span text:style-name="T2">u10</text:span></text:p>
        </draw:connector>
        <draw:connector draw:style-name="gr6" draw:text-style-name="P3" draw:layer="layout" draw:type="line" svg:x1="125.9cm" svg:y1="37.118cm" svg:x2="123.9cm" svg:y2="36.214cm" draw:start-shape="id7" draw:start-glue-point="0" draw:end-shape="id476" draw:end-glue-point="2" svg:d="M125900 37118l-2000-904" svg:viewBox="0 0 2001 905">
          <text:p/>
        </draw:connector>
        <draw:connector draw:style-name="gr6" draw:text-style-name="P1" draw:layer="layout" draw:type="line" svg:x1="51.7cm" svg:y1="80.422cm" svg:x2="51.75cm" svg:y2="79.822cm" draw:start-shape="id463" draw:start-glue-point="0" draw:end-shape="id477" draw:end-glue-point="2" svg:d="M51700 80422l50-600" svg:viewBox="0 0 51 601">
          <text:p/>
        </draw:connector>
        <draw:custom-shape draw:style-name="gr1" draw:text-style-name="P2" xml:id="id478" draw:id="id478" draw:layer="layout" svg:width="1cm" svg:height="0.9cm" svg:x="53.4cm" svg:y="80.422cm">
          <text:p text:style-name="P1"><text:span text:style-name="T1">3-NAND</text:span></text:p>
          <text:p text:style-name="P1"><text:span text:style-name="T1">50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9cm" svg:y1="81.922cm" svg:x2="53.9cm" svg:y2="81.322cm" draw:start-shape="id466" draw:start-glue-point="0" draw:end-shape="id478" draw:end-glue-point="2" svg:d="M53900 81922v-600" svg:viewBox="0 0 1 601">
          <text:p/>
        </draw:connector>
        <draw:custom-shape draw:style-name="gr4" draw:text-style-name="P2" xml:id="id479" draw:id="id479" draw:layer="layout" svg:width="2.1cm" svg:height="0.9cm" svg:x="52.9cm" svg:y="78.922cm">
          <text:p text:style-name="P1"><text:span text:style-name="T1">DFF(mclk)</text:span></text:p>
          <text:p text:style-name="P1"><text:span text:style-name="T1">48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9cm" svg:y1="80.422cm" svg:x2="53.95cm" svg:y2="79.822cm" draw:start-shape="id478" draw:start-glue-point="0" draw:end-shape="id479" draw:end-glue-point="2" svg:d="M53900 80422l50-600" svg:viewBox="0 0 51 601">
          <text:p/>
        </draw:connector>
        <draw:connector draw:style-name="gr5" draw:text-style-name="P3" draw:layer="layout" draw:type="line" svg:x1="76.6cm" svg:y1="54.9cm" svg:x2="77.7cm" svg:y2="51.364cm" draw:start-shape="id464" draw:start-glue-point="0" draw:end-shape="id118" draw:end-glue-point="2" svg:d="M76600 54900l1100-3536" svg:viewBox="0 0 1101 3537">
          <text:p text:style-name="P1"><text:span text:style-name="T2">b</text:span></text:p>
        </draw:connector>
        <draw:connector draw:style-name="gr5" draw:text-style-name="P3" draw:layer="layout" draw:type="line" svg:x1="76.6cm" svg:y1="54.9cm" svg:x2="76.3cm" svg:y2="51.364cm" draw:start-shape="id464" draw:start-glue-point="0" draw:end-shape="id135" draw:end-glue-point="2" svg:d="M76600 54900l-300-3536" svg:viewBox="0 0 301 3537">
          <text:p text:style-name="P1"><text:span text:style-name="T2">b</text:span></text:p>
        </draw:connector>
        <draw:custom-shape draw:style-name="gr1" draw:text-style-name="P2" xml:id="id480" draw:id="id480" draw:layer="layout" svg:width="1cm" svg:height="0.9cm" svg:x="40.9cm" svg:y="83.7cm">
          <text:p text:style-name="P1"><text:span text:style-name="T1">NAND</text:span></text:p>
          <text:p text:style-name="P1"><text:span text:style-name="T1">47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4cm" svg:y1="85.2cm" svg:x2="41.4cm" svg:y2="84.6cm" draw:start-shape="id461" draw:start-glue-point="0" draw:end-shape="id480" draw:end-glue-point="2" svg:d="M41400 85200v-600" svg:viewBox="0 0 1 601">
          <text:p/>
        </draw:connector>
        <draw:custom-shape draw:style-name="gr2" draw:text-style-name="P2" xml:id="id481" draw:id="id481" draw:layer="layout" svg:width="1cm" svg:height="0.9cm" svg:x="43.1cm" svg:y="72.3cm">
          <text:p text:style-name="P1"><text:span text:style-name="T1">MUX</text:span></text:p>
          <text:p text:style-name="P1"><text:span text:style-name="T1">456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4cm" svg:y1="83.7cm" svg:x2="43.6cm" svg:y2="73.2cm" draw:start-shape="id480" draw:start-glue-point="0" draw:end-shape="id481" draw:end-glue-point="2" svg:d="M41400 83700l2200-10500" svg:viewBox="0 0 2201 10501">
          <text:p text:style-name="P1"><text:span text:style-name="T2">b</text:span></text:p>
        </draw:connector>
        <draw:custom-shape draw:style-name="gr1" draw:text-style-name="P2" xml:id="id482" draw:id="id482" draw:layer="layout" svg:width="1cm" svg:height="0.9cm" svg:x="40.9cm" svg:y="72.2cm">
          <text:p text:style-name="P1"><text:span text:style-name="T1">MUX</text:span></text:p>
          <text:p text:style-name="P1"><text:span text:style-name="T1">447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4cm" svg:y1="83.7cm" svg:x2="41.4cm" svg:y2="73.1cm" draw:start-shape="id480" draw:start-glue-point="0" draw:end-shape="id482" draw:end-glue-point="2" svg:d="M41400 83700v-10600" svg:viewBox="0 0 1 10601">
          <text:p text:style-name="P1"><text:span text:style-name="T2">b</text:span></text:p>
        </draw:connector>
        <draw:custom-shape draw:style-name="gr2" draw:text-style-name="P2" xml:id="id483" draw:id="id483" draw:layer="layout" svg:width="1cm" svg:height="0.9cm" svg:x="39.722cm" svg:y="82.015cm">
          <text:p text:style-name="P1"><text:span text:style-name="T1">NOT</text:span></text:p>
          <text:p text:style-name="P1"><text:span text:style-name="T1">45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4cm" svg:y1="83.7cm" svg:x2="40.222cm" svg:y2="82.915cm" draw:start-shape="id480" draw:start-glue-point="0" draw:end-shape="id483" draw:end-glue-point="2" svg:d="M41400 83700l-1178-785" svg:viewBox="0 0 1179 786">
          <text:p/>
        </draw:connector>
        <draw:custom-shape draw:style-name="gr1" draw:text-style-name="P2" xml:id="id484" draw:id="id484" draw:layer="layout" svg:width="1cm" svg:height="0.9cm" svg:x="72.9cm" svg:y="72.765cm">
          <text:p text:style-name="P1"><text:span text:style-name="T1">3-NAND</text:span></text:p>
          <text:p text:style-name="P1"><text:span text:style-name="T1">447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4cm" svg:y1="83.7cm" svg:x2="73.4cm" svg:y2="73.665cm" draw:start-shape="id480" draw:start-glue-point="0" draw:end-shape="id484" draw:end-glue-point="2" svg:d="M41400 83700l32000-10035" svg:viewBox="0 0 32001 10036">
          <text:p/>
        </draw:connector>
        <draw:custom-shape draw:style-name="gr1" draw:text-style-name="P2" xml:id="id485" draw:id="id485" draw:layer="layout" svg:width="1cm" svg:height="0.9cm" svg:x="64.5cm" svg:y="75.765cm">
          <text:p text:style-name="P1"><text:span text:style-name="T1">3-NAND</text:span></text:p>
          <text:p text:style-name="P1"><text:span text:style-name="T1">447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4cm" svg:y1="83.7cm" svg:x2="65cm" svg:y2="76.665cm" draw:start-shape="id480" draw:start-glue-point="0" draw:end-shape="id485" draw:end-glue-point="2" svg:d="M41400 83700l23600-7035" svg:viewBox="0 0 23601 7036">
          <text:p/>
        </draw:connector>
        <draw:custom-shape draw:style-name="gr1" draw:text-style-name="P2" xml:id="id486" draw:id="id486" draw:layer="layout" svg:width="1cm" svg:height="0.9cm" svg:x="39.422cm" svg:y="74.2cm">
          <text:p text:style-name="P1"><text:span text:style-name="T1">OR</text:span></text:p>
          <text:p text:style-name="P1"><text:span text:style-name="T1">47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1.4cm" svg:y1="83.7cm" svg:x2="39.922cm" svg:y2="75.1cm" draw:start-shape="id480" draw:start-glue-point="0" draw:end-shape="id486" draw:end-glue-point="2" svg:d="M41400 83700l-1478-8600" svg:viewBox="0 0 1479 8601">
          <text:p/>
        </draw:connector>
        <draw:custom-shape draw:style-name="gr1" draw:text-style-name="P2" xml:id="id487" draw:id="id487" draw:layer="layout" svg:width="1cm" svg:height="0.9cm" svg:x="84cm" svg:y="48.2cm">
          <text:p text:style-name="P1"><text:span text:style-name="T1">MUX</text:span></text:p>
          <text:p text:style-name="P1"><text:span text:style-name="T1">428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9cm" svg:y1="50cm" svg:x2="84.5cm" svg:y2="49.1cm" draw:start-shape="id459" draw:start-glue-point="0" draw:end-shape="id487" draw:end-glue-point="2" svg:d="M83900 50000l600-900" svg:viewBox="0 0 601 901">
          <text:p text:style-name="P1"><text:span text:style-name="T2">a</text:span></text:p>
        </draw:connector>
        <draw:custom-shape draw:style-name="gr1" draw:text-style-name="P2" xml:id="id488" draw:id="id488" draw:layer="layout" svg:width="1cm" svg:height="0.9cm" svg:x="82.9cm" svg:y="48.2cm">
          <text:p text:style-name="P1"><text:span text:style-name="T1">MUX</text:span></text:p>
          <text:p text:style-name="P1"><text:span text:style-name="T1">41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9cm" svg:y1="50cm" svg:x2="83.4cm" svg:y2="49.1cm" draw:start-shape="id459" draw:start-glue-point="0" draw:end-shape="id488" draw:end-glue-point="2" svg:d="M83900 50000l-500-900" svg:viewBox="0 0 501 901">
          <text:p text:style-name="P1"><text:span text:style-name="T2">a</text:span></text:p>
        </draw:connector>
        <draw:connector draw:style-name="gr6" draw:text-style-name="P1" draw:layer="layout" draw:type="line" svg:x1="83.4cm" svg:y1="48.2cm" svg:x2="81.8cm" svg:y2="47.3cm" draw:start-shape="id488" draw:start-glue-point="0" draw:end-shape="id45" draw:end-glue-point="2" svg:d="M83400 48200l-1600-900" svg:viewBox="0 0 1601 901">
          <text:p/>
        </draw:connector>
        <draw:custom-shape draw:style-name="gr4" draw:text-style-name="P2" xml:id="id489" draw:id="id489" draw:layer="layout" svg:width="2.1cm" svg:height="0.9cm" svg:x="80.8cm" svg:y="44.2cm">
          <text:p text:style-name="P1"><text:span text:style-name="T1">DFF(mclk)</text:span></text:p>
          <text:p text:style-name="P1"><text:span text:style-name="T1">398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1.8cm" svg:y1="46.4cm" svg:x2="81.85cm" svg:y2="45.1cm" draw:start-shape="id45" draw:start-glue-point="0" draw:end-shape="id489" draw:end-glue-point="2" svg:d="M81800 46400l50-1300" svg:viewBox="0 0 51 1301">
          <text:p/>
        </draw:connector>
        <draw:custom-shape draw:style-name="gr1" draw:text-style-name="P2" xml:id="id490" draw:id="id490" draw:layer="layout" svg:width="1cm" svg:height="0.9cm" svg:x="85.2cm" svg:y="46.961cm">
          <text:p text:style-name="P1"><text:span text:style-name="T1">NAND</text:span></text:p>
          <text:p text:style-name="P1"><text:span text:style-name="T1">429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4.5cm" svg:y1="48.2cm" svg:x2="85.7cm" svg:y2="47.861cm" draw:start-shape="id487" draw:start-glue-point="0" draw:end-shape="id490" draw:end-glue-point="2" svg:d="M84500 48200l1200-339" svg:viewBox="0 0 1201 340">
          <text:p/>
        </draw:connector>
        <draw:connector draw:style-name="gr6" draw:text-style-name="P1" draw:layer="layout" draw:type="line" svg:x1="85.7cm" svg:y1="46.961cm" svg:x2="87.6cm" svg:y2="46.661cm" draw:start-shape="id490" draw:start-glue-point="0" draw:end-shape="id42" draw:end-glue-point="2" svg:d="M85700 46961l1900-300" svg:viewBox="0 0 1901 301">
          <text:p/>
        </draw:connector>
        <draw:custom-shape draw:style-name="gr4" draw:text-style-name="P2" xml:id="id491" draw:id="id491" draw:layer="layout" svg:width="2.1cm" svg:height="0.9cm" svg:x="84.5cm" svg:y="44.2cm">
          <text:p text:style-name="P1"><text:span text:style-name="T1">DFF(mclk)</text:span></text:p>
          <text:p text:style-name="P1"><text:span text:style-name="T1">439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7.6cm" svg:y1="45.761cm" svg:x2="85.55cm" svg:y2="45.1cm" draw:start-shape="id42" draw:start-glue-point="0" draw:end-shape="id491" draw:end-glue-point="2" svg:d="M87600 45761l-2050-661" svg:viewBox="0 0 2051 662">
          <text:p/>
        </draw:connector>
        <draw:connector draw:style-name="gr5" draw:text-style-name="P3" draw:layer="layout" draw:type="line" svg:x1="95.39cm" svg:y1="26.212cm" svg:x2="95.4cm" svg:y2="24.551cm" draw:start-shape="id157" draw:start-glue-point="0" svg:d="M95390 26212l10-1661" svg:viewBox="0 0 11 1662">
          <text:p text:style-name="P1"><text:span text:style-name="T2">com_busy</text:span></text:p>
          <text:p text:style-name="P1"><text:span text:style-name="T2">Command Busy</text:span></text:p>
        </draw:connector>
        <draw:custom-shape draw:style-name="gr2" draw:text-style-name="P2" xml:id="id492" draw:id="id492" draw:layer="layout" svg:width="1cm" svg:height="0.9cm" svg:x="36cm" svg:y="60.684cm">
          <text:p text:style-name="P1"><text:span text:style-name="T1">NOT</text:span></text:p>
          <text:p text:style-name="P1"><text:span text:style-name="T1">45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6.454cm" svg:y1="63.3cm" svg:x2="36.5cm" svg:y2="61.584cm" draw:end-shape="id492" draw:end-glue-point="2" svg:d="M36454 63300l46-1716" svg:viewBox="0 0 47 1717">
          <text:p text:style-name="P1"><text:span text:style-name="T2">com_busy</text:span></text:p>
        </draw:connector>
        <draw:connector draw:style-name="gr6" draw:text-style-name="P1" draw:layer="layout" draw:type="line" svg:x1="36.5cm" svg:y1="60.684cm" svg:x2="37.9cm" svg:y2="59.684cm" draw:start-shape="id492" draw:start-glue-point="0" draw:end-shape="id470" draw:end-glue-point="2" svg:d="M36500 60684l1400-1000" svg:viewBox="0 0 1401 1001">
          <text:p/>
        </draw:connector>
        <draw:custom-shape draw:style-name="gr2" draw:text-style-name="P2" xml:id="id493" draw:id="id493" draw:layer="layout" svg:width="1cm" svg:height="0.9cm" svg:x="73.6cm" svg:y="38.4cm">
          <text:p text:style-name="P1"><text:span text:style-name="T1">NOT</text:span></text:p>
          <text:p text:style-name="P1"><text:span text:style-name="T1">429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9cm" svg:y1="58.784cm" svg:x2="74.1cm" svg:y2="39.3cm" draw:start-shape="id470" draw:start-glue-point="0" draw:end-shape="id493" draw:end-glue-point="2" svg:d="M37900 58784l36200-19484" svg:viewBox="0 0 36201 19485">
          <text:p/>
        </draw:connector>
        <draw:connector draw:style-name="gr6" draw:text-style-name="P1" draw:layer="layout" draw:type="line" svg:x1="37.9cm" svg:y1="58.784cm" svg:x2="57cm" svg:y2="53cm" draw:start-shape="id470" draw:start-glue-point="0" draw:end-shape="id104" draw:end-glue-point="2" svg:d="M37900 58784l19100-5784" svg:viewBox="0 0 19101 5785">
          <text:p/>
        </draw:connector>
        <draw:connector draw:style-name="gr5" draw:text-style-name="P3" draw:layer="layout" draw:type="line" svg:x1="37.9cm" svg:y1="58.784cm" svg:x2="39.375cm" svg:y2="49.009cm" draw:start-shape="id470" draw:start-glue-point="0" draw:end-shape="id87" draw:end-glue-point="2" svg:d="M37900 58784l1475-9775" svg:viewBox="0 0 1476 9776">
          <text:p text:style-name="P1"><text:span text:style-name="T2">c</text:span></text:p>
        </draw:connector>
        <draw:custom-shape draw:style-name="gr2" draw:text-style-name="P2" xml:id="id494" draw:id="id494" draw:layer="layout" svg:width="1cm" svg:height="0.9cm" svg:x="41.5cm" svg:y="49cm">
          <text:p text:style-name="P1"><text:span text:style-name="T1">NOR</text:span></text:p>
          <text:p text:style-name="P1"><text:span text:style-name="T1">518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9cm" svg:y1="58.784cm" svg:x2="42cm" svg:y2="49.9cm" draw:start-shape="id470" draw:start-glue-point="0" draw:end-shape="id494" draw:end-glue-point="2" svg:d="M37900 58784l4100-8884" svg:viewBox="0 0 4101 8885">
          <text:p/>
        </draw:connector>
        <draw:custom-shape draw:style-name="gr3" draw:text-style-name="P2" xml:id="id495" draw:id="id495" draw:layer="layout" svg:width="2.1cm" svg:height="0.9cm" svg:x="73.1cm" svg:y="36.8cm">
          <text:p text:style-name="P1"><text:span text:style-name="T1">DFFR(mclk,/res12)</text:span></text:p>
          <text:p text:style-name="P1"><text:span text:style-name="T1">429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4.1cm" svg:y1="38.4cm" svg:x2="74.15cm" svg:y2="37.7cm" draw:start-shape="id493" draw:start-glue-point="0" draw:end-shape="id495" draw:end-glue-point="2" svg:d="M74100 38400l50-700" svg:viewBox="0 0 51 701">
          <text:p/>
        </draw:connector>
        <draw:connector draw:style-name="gr6" draw:text-style-name="P1" draw:layer="layout" draw:type="line" svg:x1="42cm" svg:y1="49cm" svg:x2="42.7cm" svg:y2="47.32cm" draw:start-shape="id494" draw:start-glue-point="0" draw:end-shape="id103" draw:end-glue-point="2" svg:d="M42000 49000l700-1680" svg:viewBox="0 0 701 1681">
          <text:p/>
        </draw:connector>
        <draw:custom-shape draw:style-name="gr2" draw:text-style-name="P2" xml:id="id496" draw:id="id496" draw:layer="layout" svg:width="1cm" svg:height="0.9cm" svg:x="66.4cm" svg:y="58.7cm">
          <text:p text:style-name="P1"><text:span text:style-name="T1">NAND</text:span></text:p>
          <text:p text:style-name="P1"><text:span text:style-name="T1">507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6cm" svg:y1="71.2cm" svg:x2="66.9cm" svg:y2="59.6cm" draw:start-shape="id468" draw:start-glue-point="0" draw:end-shape="id496" draw:end-glue-point="2" svg:d="M54600 71200l12300-11600" svg:viewBox="0 0 12301 11601">
          <text:p/>
        </draw:connector>
        <draw:custom-shape draw:style-name="gr1" draw:text-style-name="P2" xml:id="id497" draw:id="id497" draw:layer="layout" svg:width="1cm" svg:height="0.9cm" svg:x="54.1cm" svg:y="69.4cm">
          <text:p text:style-name="P1"><text:span text:style-name="T1">NAND</text:span></text:p>
          <text:p text:style-name="P1"><text:span text:style-name="T1">497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6cm" svg:y1="71.2cm" svg:x2="54.6cm" svg:y2="70.3cm" draw:start-shape="id468" draw:start-glue-point="0" draw:end-shape="id497" draw:end-glue-point="2" svg:d="M54600 71200v-900" svg:viewBox="0 0 1 901">
          <text:p/>
        </draw:connector>
        <draw:custom-shape draw:style-name="gr3" draw:text-style-name="P2" xml:id="id498" draw:id="id498" draw:layer="layout" svg:width="2.1cm" svg:height="0.9cm" svg:x="53.5cm" svg:y="67.6cm">
          <text:p text:style-name="P1"><text:span text:style-name="T1">DFFR(mclk,/res12)</text:span></text:p>
          <text:p text:style-name="P1"><text:span text:style-name="T1">469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6cm" svg:y1="69.4cm" svg:x2="54.55cm" svg:y2="68.5cm" draw:start-shape="id497" draw:start-glue-point="0" draw:end-shape="id498" draw:end-glue-point="2" svg:d="M54600 69400l-50-900" svg:viewBox="0 0 51 901">
          <text:p/>
        </draw:connector>
        <draw:connector draw:style-name="gr6" draw:text-style-name="P1" draw:layer="layout" draw:type="line" svg:x1="66.9cm" svg:y1="58.7cm" svg:x2="69.6cm" svg:y2="51.243cm" draw:start-shape="id496" draw:start-glue-point="0" draw:end-shape="id261" draw:end-glue-point="2" svg:d="M66900 58700l2700-7457" svg:viewBox="0 0 2701 7458">
          <text:p/>
        </draw:connector>
        <draw:custom-shape draw:style-name="gr2" draw:text-style-name="P2" xml:id="id499" draw:id="id499" draw:layer="layout" svg:width="1cm" svg:height="0.9cm" svg:x="66.4cm" svg:y="56.1cm">
          <text:p text:style-name="P1"><text:span text:style-name="T1">NOT</text:span></text:p>
          <text:p text:style-name="P1"><text:span text:style-name="T1">528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9cm" svg:y1="58.7cm" svg:x2="66.9cm" svg:y2="57cm" draw:start-shape="id496" draw:start-glue-point="0" draw:end-shape="id499" draw:end-glue-point="2" svg:d="M66900 58700v-1700" svg:viewBox="0 0 1 1701">
          <text:p/>
        </draw:connector>
        <draw:connector draw:style-name="gr6" draw:text-style-name="P1" draw:layer="layout" draw:type="line" svg:x1="66.9cm" svg:y1="56.1cm" svg:x2="67cm" svg:y2="53.5cm" draw:start-shape="id499" draw:start-glue-point="0" draw:end-shape="id262" draw:end-glue-point="2" svg:d="M66900 56100l100-2600" svg:viewBox="0 0 101 2601">
          <text:p/>
        </draw:connector>
        <draw:custom-shape draw:style-name="gr2" draw:text-style-name="P2" xml:id="id500" draw:id="id500" draw:layer="layout" svg:width="1cm" svg:height="0.9cm" svg:x="97.7cm" svg:y="66cm">
          <text:p text:style-name="P1"><text:span text:style-name="T1">IMUX</text:span></text:p>
          <text:p text:style-name="P1"><text:span text:style-name="T1">49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9.447cm" svg:y1="68.091cm" svg:x2="98.2cm" svg:y2="66.9cm" draw:end-shape="id500" draw:end-glue-point="2" svg:d="M99447 68091l-1247-1191" svg:viewBox="0 0 1248 1192">
          <text:p text:style-name="P1"><text:span text:style-name="T2">g11/b</text:span></text:p>
        </draw:connector>
        <draw:custom-shape draw:style-name="gr3" draw:text-style-name="P2" xml:id="id501" draw:id="id501" draw:layer="layout" svg:width="2.1cm" svg:height="0.9cm" svg:x="95cm" svg:y="62.412cm">
          <text:p text:style-name="P1"><text:span text:style-name="T1">DFF (mclk)</text:span></text:p>
          <text:p text:style-name="P1"><text:span text:style-name="T1">474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2" draw:id="id502" draw:layer="layout" svg:width="1cm" svg:height="0.9cm" svg:x="96.5cm" svg:y="60.906cm">
          <text:p text:style-name="P1"><text:span text:style-name="T1">NOT</text:span></text:p>
          <text:p text:style-name="P1"><text:span text:style-name="T1">48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6.05cm" svg:y1="62.412cm" svg:x2="97cm" svg:y2="61.806cm" draw:start-shape="id501" draw:start-glue-point="0" draw:end-shape="id502" draw:end-glue-point="2" svg:d="M96050 62412l950-606" svg:viewBox="0 0 951 607">
          <text:p/>
        </draw:connector>
        <draw:custom-shape draw:style-name="gr2" draw:text-style-name="P2" xml:id="id503" draw:id="id503" draw:layer="layout" svg:width="1cm" svg:height="0.9cm" svg:x="95.471cm" svg:y="65.959cm">
          <text:p text:style-name="P1"><text:span text:style-name="T1">IMUX</text:span></text:p>
          <text:p text:style-name="P1"><text:span text:style-name="T1">48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7.323cm" svg:y1="67.738cm" svg:x2="95.971cm" svg:y2="66.859cm" draw:end-shape="id503" draw:end-glue-point="2" svg:d="M97323 67738l-1352-879" svg:viewBox="0 0 1353 880">
          <text:p text:style-name="P1"><text:span text:style-name="T2">/g12/b</text:span></text:p>
        </draw:connector>
        <draw:connector draw:style-name="gr5" draw:text-style-name="P1" draw:layer="layout" draw:type="line" svg:x1="98.262cm" svg:y1="70.55cm" svg:x2="97.6cm" svg:y2="69.3cm" draw:end-shape="id504" draw:end-glue-point="2" svg:d="M98262 70550l-662-1250" svg:viewBox="0 0 663 1251">
          <text:p text:style-name="P1"><text:span text:style-name="T2">g11</text:span></text:p>
        </draw:connector>
        <draw:custom-shape draw:style-name="gr2" draw:text-style-name="P2" xml:id="id504" draw:id="id504" draw:layer="layout" svg:width="1cm" svg:height="0.9cm" svg:x="97.1cm" svg:y="68.4cm">
          <text:p text:style-name="P1"><text:span text:style-name="T1">3-NAND</text:span></text:p>
          <text:p text:style-name="P1"><text:span text:style-name="T1">49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7.6cm" svg:y1="68.4cm" svg:x2="98.2cm" svg:y2="66.9cm" draw:start-shape="id504" draw:start-glue-point="0" draw:end-shape="id500" draw:end-glue-point="2" svg:d="M97600 68400l600-1500" svg:viewBox="0 0 601 1501">
          <text:p text:style-name="P1"><text:span text:style-name="T2">c</text:span></text:p>
        </draw:connector>
        <draw:custom-shape draw:style-name="gr2" draw:text-style-name="P2" xml:id="id505" draw:id="id505" draw:layer="layout" svg:width="1cm" svg:height="0.9cm" svg:x="95.5cm" svg:y="64.1cm">
          <text:p text:style-name="P1"><text:span text:style-name="T1">AND</text:span></text:p>
          <text:p text:style-name="P1"><text:span text:style-name="T1">4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6cm" svg:y1="64.1cm" svg:x2="96.05cm" svg:y2="63.312cm" draw:start-shape="id505" draw:start-glue-point="0" draw:end-shape="id501" draw:end-glue-point="2" svg:d="M96000 64100l50-788" svg:viewBox="0 0 51 789">
          <text:p/>
        </draw:connector>
        <draw:connector draw:style-name="gr6" draw:text-style-name="P1" draw:layer="layout" draw:type="line" svg:x1="95.971cm" svg:y1="65.959cm" svg:x2="96cm" svg:y2="65cm" draw:start-shape="id503" draw:start-glue-point="0" draw:end-shape="id505" draw:end-glue-point="2" svg:d="M95971 65959l29-959" svg:viewBox="0 0 30 960">
          <text:p/>
        </draw:connector>
        <draw:custom-shape draw:style-name="gr2" draw:text-style-name="P2" xml:id="id506" draw:id="id506" draw:layer="layout" svg:width="1cm" svg:height="0.9cm" svg:x="97.7cm" svg:y="64.1cm">
          <text:p text:style-name="P1"><text:span text:style-name="T1">AND</text:span></text:p>
          <text:p text:style-name="P1"><text:span text:style-name="T1">49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8.2cm" svg:y1="64.1cm" svg:x2="98.25cm" svg:y2="63.3cm" draw:start-shape="id506" draw:start-glue-point="0" draw:end-shape="id507" draw:end-glue-point="2" svg:d="M98200 64100l50-800" svg:viewBox="0 0 51 801">
          <text:p/>
        </draw:connector>
        <draw:connector draw:style-name="gr6" draw:text-style-name="P1" draw:layer="layout" draw:type="line" svg:x1="98.2cm" svg:y1="66cm" svg:x2="98.2cm" svg:y2="65cm" draw:start-shape="id500" draw:start-glue-point="0" draw:end-shape="id506" draw:end-glue-point="2" svg:d="M98200 66000v-1000" svg:viewBox="0 0 1 1001">
          <text:p/>
        </draw:connector>
        <draw:connector draw:style-name="gr5" draw:text-style-name="P3" draw:layer="layout" draw:type="line" svg:x1="95.89cm" svg:y1="68.5cm" svg:x2="95.971cm" svg:y2="66.859cm" draw:end-shape="id503" draw:end-glue-point="2" svg:d="M95890 68500l81-1641" svg:viewBox="0 0 82 1642">
          <text:p text:style-name="P1"><text:span text:style-name="T2">/u10/c</text:span></text:p>
        </draw:connector>
        <draw:custom-shape draw:style-name="gr2" draw:text-style-name="P2" xml:id="id508" draw:id="id508" draw:layer="layout" svg:width="1cm" svg:height="0.9cm" svg:x="98.2cm" svg:y="68.4cm">
          <text:p text:style-name="P1"><text:span text:style-name="T1">3-AND</text:span></text:p>
          <text:p text:style-name="P1"><text:span text:style-name="T1">48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8.7cm" svg:y1="68.4cm" svg:x2="98.2cm" svg:y2="66.9cm" draw:start-shape="id508" draw:start-glue-point="0" draw:end-shape="id500" draw:end-glue-point="2" svg:d="M98700 68400l-500-1500" svg:viewBox="0 0 501 1501">
          <text:p text:style-name="P1"><text:span text:style-name="T2">a</text:span></text:p>
        </draw:connector>
        <draw:custom-shape draw:style-name="gr3" draw:text-style-name="P2" xml:id="id511" draw:id="id511" draw:layer="layout" svg:width="2.1cm" svg:height="0.9cm" svg:x="108.2cm" svg:y="62.453cm">
          <text:p text:style-name="P1"><text:span text:style-name="T1">DFF (mclk)</text:span></text:p>
          <text:p text:style-name="P1"><text:span text:style-name="T1">47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5cm" svg:y1="67.751cm" svg:x2="95.971cm" svg:y2="66.859cm" draw:end-shape="id503" draw:end-glue-point="2" svg:d="M95000 67751l971-892" svg:viewBox="0 0 972 893">
          <text:p text:style-name="P1"><text:span text:style-name="T2">g5/a</text:span></text:p>
        </draw:connector>
        <draw:custom-shape draw:style-name="gr2" draw:text-style-name="P2" xml:id="id509" draw:id="id509" draw:layer="layout" svg:width="1cm" svg:height="0.9cm" svg:x="108.1cm" svg:y="68.6cm">
          <text:p text:style-name="P1"><text:span text:style-name="T1">NAND</text:span></text:p>
          <text:p text:style-name="P1"><text:span text:style-name="T1">48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8.118cm" svg:y1="70.702cm" svg:x2="108.6cm" svg:y2="69.5cm" draw:end-shape="id509" draw:end-glue-point="2" svg:d="M108118 70702l482-1202" svg:viewBox="0 0 483 1203">
          <text:p text:style-name="P1"><text:span text:style-name="T2">g5</text:span></text:p>
        </draw:connector>
        <draw:custom-shape draw:style-name="gr2" draw:text-style-name="P2" xml:id="id510" draw:id="id510" draw:layer="layout" svg:width="1cm" svg:height="0.9cm" svg:x="110.9cm" svg:y="66.453cm">
          <text:p text:style-name="P1"><text:span text:style-name="T1">IMUX</text:span></text:p>
          <text:p text:style-name="P1"><text:span text:style-name="T1">49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1.363cm" svg:y1="68.943cm" svg:x2="111.4cm" svg:y2="67.353cm" draw:end-shape="id510" draw:end-glue-point="2" svg:d="M111363 68943l37-1590" svg:viewBox="0 0 38 1591">
          <text:p text:style-name="P1"><text:span text:style-name="T2">g5/a</text:span></text:p>
        </draw:connector>
        <draw:connector draw:style-name="gr5" draw:text-style-name="P3" draw:layer="layout" draw:type="line" svg:x1="101.683cm" svg:y1="72.708cm" svg:x2="102.057cm" svg:y2="71.402cm" draw:end-shape="id475" draw:end-glue-point="2" svg:d="M101683 72708l374-1306" svg:viewBox="0 0 375 1307">
          <text:p text:style-name="P1"><text:span text:style-name="T2">g5</text:span></text:p>
        </draw:connector>
        <draw:custom-shape draw:style-name="gr2" draw:text-style-name="P2" xml:id="id512" draw:id="id512" draw:layer="layout" svg:width="1cm" svg:height="0.9cm" svg:x="109.5cm" svg:y="60.853cm">
          <text:p text:style-name="P1"><text:span text:style-name="T1">NOT</text:span></text:p>
          <text:p text:style-name="P1"><text:span text:style-name="T1">50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9.25cm" svg:y1="62.453cm" svg:x2="110cm" svg:y2="61.753cm" draw:start-shape="id511" draw:start-glue-point="0" draw:end-shape="id512" draw:end-glue-point="2" svg:d="M109250 62453l750-700" svg:viewBox="0 0 751 701">
          <text:p/>
        </draw:connector>
        <draw:custom-shape draw:style-name="gr2" draw:text-style-name="P2" xml:id="id513" draw:id="id513" draw:layer="layout" svg:width="1cm" svg:height="0.9cm" svg:x="102.1cm" svg:y="66.2cm">
          <text:p text:style-name="P1"><text:span text:style-name="T1">3-NAND</text:span></text:p>
          <text:p text:style-name="P1"><text:span text:style-name="T1">48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2.057cm" svg:y1="70.502cm" svg:x2="102.6cm" svg:y2="67.1cm" draw:start-shape="id475" draw:start-glue-point="0" draw:end-shape="id513" draw:end-glue-point="2" svg:d="M102057 70502l543-3402" svg:viewBox="0 0 544 3403">
          <text:p/>
        </draw:connector>
        <draw:custom-shape draw:style-name="gr2" draw:text-style-name="P2" xml:id="id514" draw:id="id514" draw:layer="layout" svg:width="1cm" svg:height="0.9cm" svg:x="102.137cm" svg:y="64.2cm">
          <text:p text:style-name="P1"><text:span text:style-name="T1">AND</text:span></text:p>
          <text:p text:style-name="P1"><text:span text:style-name="T1">48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2.6cm" svg:y1="66.2cm" svg:x2="102.637cm" svg:y2="65.1cm" draw:start-shape="id513" draw:start-glue-point="0" draw:end-shape="id514" draw:end-glue-point="2" svg:d="M102600 66200l37-1100" svg:viewBox="0 0 38 1101">
          <text:p/>
        </draw:connector>
        <draw:custom-shape draw:style-name="gr3" draw:text-style-name="P2" xml:id="id515" draw:id="id515" draw:layer="layout" svg:width="2.1cm" svg:height="0.9cm" svg:x="101.6cm" svg:y="62.453cm">
          <text:p text:style-name="P1"><text:span text:style-name="T1">DFF (mclk)</text:span></text:p>
          <text:p text:style-name="P1"><text:span text:style-name="T1">48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2.637cm" svg:y1="64.2cm" svg:x2="102.65cm" svg:y2="63.353cm" draw:start-shape="id514" draw:start-glue-point="0" draw:end-shape="id515" draw:end-glue-point="2" svg:d="M102637 64200l13-847" svg:viewBox="0 0 14 848">
          <text:p/>
        </draw:connector>
        <draw:custom-shape draw:style-name="gr2" draw:text-style-name="P2" xml:id="id516" draw:id="id516" draw:layer="layout" svg:width="1cm" svg:height="0.9cm" svg:x="118.1cm" svg:y="66.4cm">
          <text:p text:style-name="P1"><text:span text:style-name="T1">NAND</text:span></text:p>
          <text:p text:style-name="P1"><text:span text:style-name="T1">44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9.939cm" svg:y1="68.104cm" svg:x2="118.6cm" svg:y2="67.3cm" draw:end-shape="id516" draw:end-glue-point="2" svg:d="M119939 68104l-1339-804" svg:viewBox="0 0 1340 805">
          <text:p text:style-name="P1"><text:span text:style-name="T2">/res</text:span></text:p>
        </draw:connector>
        <draw:custom-shape draw:style-name="gr1" draw:text-style-name="P2" xml:id="id517" draw:id="id517" draw:layer="layout" svg:width="1cm" svg:height="0.9cm" svg:x="89.9cm" svg:y="75.6cm">
          <text:p text:style-name="P1"><text:span text:style-name="T1">NAND</text:span></text:p>
          <text:p text:style-name="P1"><text:span text:style-name="T1">44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90.4cm" svg:y2="76.5cm" draw:start-shape="id43" draw:start-glue-point="0" draw:end-shape="id517" draw:end-glue-point="2" svg:d="M85700 82400l4700-5900" svg:viewBox="0 0 4701 5901">
          <text:p/>
        </draw:connector>
        <draw:custom-shape draw:style-name="gr2" draw:text-style-name="P2" xml:id="id592" draw:id="id592" draw:layer="layout" svg:width="1cm" svg:height="0.9cm" svg:x="34.3cm" svg:y="79.109cm">
          <text:p text:style-name="P1"><text:span text:style-name="T1">NAND</text:span></text:p>
          <text:p text:style-name="P1"><text:span text:style-name="T1">43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18" draw:id="id518" draw:layer="layout" svg:width="1cm" svg:height="0.9cm" svg:x="40.9cm" svg:y="70.3cm">
          <text:p text:style-name="P1"><text:span text:style-name="T1">NAND</text:span></text:p>
          <text:p text:style-name="P1"><text:span text:style-name="T1">44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93" draw:id="id593" draw:layer="layout" svg:width="1cm" svg:height="0.9cm" svg:x="35.5cm" svg:y="81.209cm">
          <text:p text:style-name="P1"><text:span text:style-name="T1">NAND</text:span></text:p>
          <text:p text:style-name="P1"><text:span text:style-name="T1">44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2.24cm" svg:y1="72.231cm" svg:x2="41.4cm" svg:y2="71.2cm" draw:end-shape="id518" draw:end-glue-point="2" svg:d="M42240 72231l-840-1031" svg:viewBox="0 0 841 1032">
          <text:p text:style-name="P1"><text:span text:style-name="T2">/res</text:span></text:p>
        </draw:connector>
        <draw:custom-shape draw:style-name="gr2" draw:text-style-name="P2" xml:id="id519" draw:id="id519" draw:layer="layout" svg:width="1cm" svg:height="0.9cm" svg:x="43.1cm" svg:y="70.3cm">
          <text:p text:style-name="P1"><text:span text:style-name="T1">NAND</text:span></text:p>
          <text:p text:style-name="P1"><text:span text:style-name="T1">45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4.397cm" svg:y1="72.152cm" svg:x2="43.6cm" svg:y2="71.2cm" draw:end-shape="id519" draw:end-glue-point="2" svg:d="M44397 72152l-797-952" svg:viewBox="0 0 798 953">
          <text:p text:style-name="P1"><text:span text:style-name="T2">/res</text:span></text:p>
        </draw:connector>
        <draw:custom-shape draw:style-name="gr2" draw:text-style-name="P2" xml:id="id520" draw:id="id520" draw:layer="layout" svg:width="1cm" svg:height="0.9cm" svg:x="115.3cm" svg:y="64.462cm">
          <text:p text:style-name="P1"><text:span text:style-name="T1">AND</text:span></text:p>
          <text:p text:style-name="P1"><text:span text:style-name="T1">46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6.685cm" svg:y1="66.463cm" svg:x2="115.8cm" svg:y2="65.362cm" draw:end-shape="id520" draw:end-glue-point="2" svg:d="M116685 66463l-885-1101" svg:viewBox="0 0 886 1102">
          <text:p text:style-name="P1"><text:span text:style-name="T2">/res</text:span></text:p>
        </draw:connector>
        <draw:custom-shape draw:style-name="gr1" draw:text-style-name="P2" xml:id="id521" draw:id="id521" draw:layer="layout" svg:width="1cm" svg:height="0.9cm" svg:x="89.2cm" svg:y="23.7cm">
          <text:p text:style-name="P1"><text:span text:style-name="T1">3-NAND</text:span></text:p>
          <text:p text:style-name="P1"><text:span text:style-name="T1">46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0.5cm" svg:y1="26.279cm" svg:x2="89.7cm" svg:y2="24.6cm" draw:end-shape="id521" draw:end-glue-point="2" svg:d="M90500 26279l-800-1679" svg:viewBox="0 0 801 1680">
          <text:p text:style-name="P1"><text:span text:style-name="T2">/res</text:span></text:p>
        </draw:connector>
        <draw:custom-shape draw:style-name="gr1" draw:text-style-name="P2" xml:id="id522" draw:id="id522" draw:layer="layout" svg:width="1cm" svg:height="0.9cm" svg:x="88cm" svg:y="28.929cm">
          <text:p text:style-name="P1"><text:span text:style-name="T1">3-AND</text:span></text:p>
          <text:p text:style-name="P1"><text:span text:style-name="T1">47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8.35cm" svg:y1="31.295cm" svg:x2="88.5cm" svg:y2="29.829cm" draw:end-shape="id522" draw:end-glue-point="2" svg:d="M88350 31295l150-1466" svg:viewBox="0 0 151 1467">
          <text:p text:style-name="P1"><text:span text:style-name="T2">/res</text:span></text:p>
        </draw:connector>
        <draw:custom-shape draw:style-name="gr2" draw:text-style-name="P2" xml:id="id523" draw:id="id523" draw:layer="layout" svg:width="1cm" svg:height="0.9cm" svg:x="110.916cm" svg:y="64.353cm">
          <text:p text:style-name="P1"><text:span text:style-name="T1">NAND</text:span></text:p>
          <text:p text:style-name="P1"><text:span text:style-name="T1">4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2.395cm" svg:y1="66.337cm" svg:x2="111.416cm" svg:y2="65.253cm" draw:end-shape="id523" draw:end-glue-point="2" svg:d="M112395 66337l-979-1084" svg:viewBox="0 0 980 1085">
          <text:p text:style-name="P1"><text:span text:style-name="T2">/res</text:span></text:p>
        </draw:connector>
        <draw:custom-shape draw:style-name="gr2" draw:text-style-name="P2" xml:id="id524" draw:id="id524" draw:layer="layout" svg:width="1cm" svg:height="0.9cm" svg:x="104.361cm" svg:y="64.253cm">
          <text:p text:style-name="P1"><text:span text:style-name="T1">AND</text:span></text:p>
          <text:p text:style-name="P1"><text:span text:style-name="T1">48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5.807cm" svg:y1="66.073cm" svg:x2="104.861cm" svg:y2="65.153cm" draw:end-shape="id524" draw:end-glue-point="2" svg:d="M105807 66073l-946-920" svg:viewBox="0 0 947 921">
          <text:p text:style-name="P1"><text:span text:style-name="T2">/res</text:span></text:p>
        </draw:connector>
        <draw:connector draw:style-name="gr6" draw:text-style-name="P1" draw:layer="layout" draw:type="line" svg:x1="111.4cm" svg:y1="66.453cm" svg:x2="111.416cm" svg:y2="65.253cm" draw:start-shape="id510" draw:start-glue-point="0" draw:end-shape="id523" draw:end-glue-point="2" svg:d="M111400 66453l16-1200" svg:viewBox="0 0 17 1201">
          <text:p/>
        </draw:connector>
        <draw:custom-shape draw:style-name="gr2" draw:text-style-name="P2" xml:id="id525" draw:id="id525" draw:layer="layout" svg:width="1cm" svg:height="0.9cm" svg:x="106.5cm" svg:y="64.253cm">
          <text:p text:style-name="P1"><text:span text:style-name="T1">AND</text:span></text:p>
          <text:p text:style-name="P1"><text:span text:style-name="T1">46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7.91cm" svg:y1="66.019cm" svg:x2="107cm" svg:y2="65.153cm" draw:end-shape="id525" draw:end-glue-point="2" svg:d="M107910 66019l-910-866" svg:viewBox="0 0 911 867">
          <text:p text:style-name="P1"><text:span text:style-name="T2">/res</text:span></text:p>
        </draw:connector>
        <draw:custom-shape draw:style-name="gr2" draw:text-style-name="P2" xml:id="id526" draw:id="id526" draw:layer="layout" svg:width="1cm" svg:height="0.9cm" svg:x="45.3cm" svg:y="70.3cm">
          <text:p text:style-name="P1"><text:span text:style-name="T1">AND</text:span></text:p>
          <text:p text:style-name="P1"><text:span text:style-name="T1">46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6.831cm" svg:y1="72.205cm" svg:x2="45.8cm" svg:y2="71.2cm" draw:end-shape="id526" draw:end-glue-point="2" svg:d="M46831 72205l-1031-1005" svg:viewBox="0 0 1032 1006">
          <text:p text:style-name="P1"><text:span text:style-name="T2">/res</text:span></text:p>
        </draw:connector>
        <draw:custom-shape draw:style-name="gr2" draw:text-style-name="P2" xml:id="id444" draw:id="id444" draw:layer="layout" svg:width="1cm" svg:height="0.9cm" svg:x="109.189cm" svg:y="66.253cm">
          <text:p text:style-name="P1"><text:span text:style-name="T1">NAND</text:span></text:p>
          <text:p text:style-name="P1"><text:span text:style-name="T1">47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27" draw:id="id527" draw:layer="layout" svg:width="1cm" svg:height="0.9cm" svg:x="38.7cm" svg:y="70.3cm">
          <text:p text:style-name="P1"><text:span text:style-name="T1">AND</text:span></text:p>
          <text:p text:style-name="P1"><text:span text:style-name="T1">46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9.933cm" svg:y1="72.046cm" svg:x2="39.2cm" svg:y2="71.2cm" draw:end-shape="id527" draw:end-glue-point="2" svg:d="M39933 72046l-733-846" svg:viewBox="0 0 734 847">
          <text:p text:style-name="P1"><text:span text:style-name="T2">/res</text:span></text:p>
        </draw:connector>
        <draw:custom-shape draw:style-name="gr2" draw:text-style-name="P2" xml:id="id528" draw:id="id528" draw:layer="layout" svg:width="1cm" svg:height="0.9cm" svg:x="36.5cm" svg:y="70.3cm">
          <text:p text:style-name="P1"><text:span text:style-name="T1">AND</text:span></text:p>
          <text:p text:style-name="P1"><text:span text:style-name="T1">45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7.869cm" svg:y1="71.967cm" svg:x2="37cm" svg:y2="71.2cm" draw:end-shape="id528" draw:end-glue-point="2" svg:d="M37869 71967l-869-767" svg:viewBox="0 0 870 768">
          <text:p text:style-name="P1"><text:span text:style-name="T2">/res</text:span></text:p>
        </draw:connector>
        <draw:connector draw:style-name="gr5" draw:text-style-name="P3" draw:layer="layout" draw:type="line" svg:x1="97.135cm" svg:y1="65.875cm" svg:x2="96cm" svg:y2="65cm" draw:end-shape="id505" draw:end-glue-point="2" svg:d="M97135 65875l-1135-875" svg:viewBox="0 0 1136 876">
          <text:p text:style-name="P1"><text:span text:style-name="T2">/res</text:span></text:p>
        </draw:connector>
        <draw:connector draw:style-name="gr5" draw:text-style-name="P3" draw:layer="layout" draw:type="line" svg:x1="103.7cm" svg:y1="66.039cm" svg:x2="102.637cm" svg:y2="65.1cm" draw:end-shape="id514" draw:end-glue-point="2" svg:d="M103700 66039l-1063-939" svg:viewBox="0 0 1064 940">
          <text:p text:style-name="P1"><text:span text:style-name="T2">/res</text:span></text:p>
        </draw:connector>
        <draw:connector draw:style-name="gr5" draw:text-style-name="P3" draw:layer="layout" draw:type="line" svg:x1="99.458cm" svg:y1="65.927cm" svg:x2="98.2cm" svg:y2="65cm" draw:end-shape="id506" draw:end-glue-point="2" svg:d="M99458 65927l-1258-927" svg:viewBox="0 0 1259 928">
          <text:p text:style-name="P1"><text:span text:style-name="T2">/res</text:span></text:p>
        </draw:connector>
        <draw:custom-shape draw:style-name="gr2" draw:text-style-name="P2" xml:id="id529" draw:id="id529" draw:layer="layout" svg:width="1cm" svg:height="0.9cm" svg:x="108.7cm" svg:y="64.353cm">
          <text:p text:style-name="P1"><text:span text:style-name="T1">OR</text:span></text:p>
          <text:p text:style-name="P1"><text:span text:style-name="T1">47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9.2cm" svg:y1="64.353cm" svg:x2="109.25cm" svg:y2="63.353cm" draw:start-shape="id529" draw:start-glue-point="0" draw:end-shape="id511" draw:end-glue-point="2" svg:d="M109200 64353l50-1000" svg:viewBox="0 0 51 1001">
          <text:p/>
        </draw:connector>
        <draw:connector draw:style-name="gr6" draw:text-style-name="P1" draw:layer="layout" draw:type="line" svg:x1="109.689cm" svg:y1="66.253cm" svg:x2="109.2cm" svg:y2="65.253cm" draw:start-shape="id444" draw:start-glue-point="0" draw:end-shape="id529" draw:end-glue-point="2" svg:d="M109689 66253l-489-1000" svg:viewBox="0 0 490 1001">
          <text:p/>
        </draw:connector>
        <draw:connector draw:style-name="gr5" draw:text-style-name="P3" draw:layer="layout" draw:type="line" svg:x1="97.32cm" svg:y1="70.524cm" svg:x2="97.6cm" svg:y2="69.3cm" draw:end-shape="id504" draw:end-glue-point="2" svg:d="M97320 70524l280-1224" svg:viewBox="0 0 281 1225">
          <text:p text:style-name="P1"><text:span text:style-name="T2">/g5</text:span></text:p>
        </draw:connector>
        <draw:connector draw:style-name="gr6" draw:text-style-name="P1" draw:layer="layout" draw:type="line" svg:x1="103.096cm" svg:y1="70.5cm" svg:x2="97.6cm" svg:y2="69.3cm" draw:start-shape="id474" draw:start-glue-point="0" draw:end-shape="id504" draw:end-glue-point="2" svg:d="M103096 70500l-5496-1200" svg:viewBox="0 0 5497 1201">
          <text:p/>
        </draw:connector>
        <draw:connector draw:style-name="gr6" draw:text-style-name="P1" draw:layer="layout" draw:type="line" svg:x1="103.096cm" svg:y1="70.5cm" svg:x2="102.6cm" svg:y2="67.1cm" draw:start-shape="id474" draw:start-glue-point="0" draw:end-shape="id513" draw:end-glue-point="2" svg:d="M103096 70500l-496-3400" svg:viewBox="0 0 497 3401">
          <text:p/>
        </draw:connector>
        <draw:custom-shape draw:style-name="gr2" draw:text-style-name="P2" xml:id="id530" draw:id="id530" draw:layer="layout" svg:width="1cm" svg:height="0.9cm" svg:x="103.4cm" svg:y="73.4cm">
          <text:p text:style-name="P1"><text:span text:style-name="T1">AND</text:span></text:p>
          <text:p text:style-name="P1"><text:span text:style-name="T1">48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3.9cm" svg:y1="73.4cm" svg:x2="104.2cm" svg:y2="71.4cm" draw:start-shape="id530" draw:start-glue-point="0" draw:end-shape="id531" draw:end-glue-point="2" svg:d="M103900 73400l300-2000" svg:viewBox="0 0 301 2001">
          <text:p/>
        </draw:connector>
        <draw:connector draw:style-name="gr6" draw:text-style-name="P1" draw:layer="layout" draw:type="line" svg:x1="103.9cm" svg:y1="73.4cm" svg:x2="103.096cm" svg:y2="71.4cm" draw:start-shape="id530" draw:start-glue-point="0" draw:end-shape="id474" draw:end-glue-point="2" svg:d="M103900 73400l-804-2000" svg:viewBox="0 0 805 2001">
          <text:p/>
        </draw:connector>
        <draw:connector draw:style-name="gr6" draw:text-style-name="P1" draw:layer="layout" draw:type="line" svg:x1="104.2cm" svg:y1="70.5cm" svg:x2="98.7cm" svg:y2="69.3cm" draw:start-shape="id531" draw:start-glue-point="0" draw:end-shape="id508" draw:end-glue-point="2" svg:d="M104200 70500l-5500-1200" svg:viewBox="0 0 5501 1201">
          <text:p/>
        </draw:connector>
        <draw:custom-shape draw:style-name="gr2" draw:text-style-name="P2" xml:id="id532" draw:id="id532" draw:layer="layout" svg:width="1cm" svg:height="0.9cm" svg:x="104.4cm" svg:y="66.253cm">
          <text:p text:style-name="P1"><text:span text:style-name="T1">NAND</text:span></text:p>
          <text:p text:style-name="P1"><text:span text:style-name="T1">48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4.2cm" svg:y1="70.5cm" svg:x2="104.9cm" svg:y2="67.153cm" draw:start-shape="id531" draw:start-glue-point="0" draw:end-shape="id532" draw:end-glue-point="2" svg:d="M104200 70500l700-3347" svg:viewBox="0 0 701 3348">
          <text:p/>
        </draw:connector>
        <draw:connector draw:style-name="gr6" draw:text-style-name="P1" draw:layer="layout" draw:type="line" svg:x1="104.9cm" svg:y1="66.253cm" svg:x2="104.861cm" svg:y2="65.153cm" draw:start-shape="id532" draw:start-glue-point="0" draw:end-shape="id524" draw:end-glue-point="2" svg:d="M104900 66253l-39-1100" svg:viewBox="0 0 40 1101">
          <text:p/>
        </draw:connector>
        <draw:custom-shape draw:style-name="gr2" draw:text-style-name="P2" xml:id="id533" draw:id="id533" draw:layer="layout" svg:width="1cm" svg:height="0.9cm" svg:x="98.249cm" svg:y="70.7cm">
          <text:p text:style-name="P1"><text:span text:style-name="T1">NOR</text:span></text:p>
          <text:p text:style-name="P1"><text:span text:style-name="T1">47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8.749cm" svg:y1="70.7cm" svg:x2="98.7cm" svg:y2="69.3cm" draw:start-shape="id533" draw:start-glue-point="0" draw:end-shape="id508" draw:end-glue-point="2" svg:d="M98749 70700l-49-1400" svg:viewBox="0 0 50 1401">
          <text:p/>
        </draw:connector>
        <draw:connector draw:style-name="gr6" draw:text-style-name="P1" draw:layer="layout" draw:type="line" svg:x1="110.755cm" svg:y1="71.099cm" svg:x2="109.689cm" svg:y2="67.153cm" draw:start-shape="id154" draw:start-glue-point="0" draw:end-shape="id444" draw:end-glue-point="2" svg:d="M110755 71099l-1066-3946" svg:viewBox="0 0 1067 3947">
          <text:p/>
        </draw:connector>
        <draw:connector draw:style-name="gr6" draw:text-style-name="P1" draw:layer="layout" draw:type="line" svg:x1="110.755cm" svg:y1="71.099cm" svg:x2="98.7cm" svg:y2="69.3cm" draw:start-shape="id154" draw:start-glue-point="0" draw:end-shape="id508" draw:end-glue-point="2" svg:d="M110755 71099l-12055-1799" svg:viewBox="0 0 12056 1800">
          <text:p/>
        </draw:connector>
        <draw:custom-shape draw:style-name="gr2" draw:text-style-name="P2" xml:id="id534" draw:id="id534" draw:layer="layout" svg:width="1cm" svg:height="0.9cm" svg:x="108.1cm" svg:y="66.253cm">
          <text:p text:style-name="P1"><text:span text:style-name="T1">NAND</text:span></text:p>
          <text:p text:style-name="P1"><text:span text:style-name="T1">47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8.6cm" svg:y1="66.253cm" svg:x2="109.2cm" svg:y2="65.253cm" draw:start-shape="id534" draw:start-glue-point="0" draw:end-shape="id529" draw:end-glue-point="2" svg:d="M108600 66253l600-1000" svg:viewBox="0 0 601 1001">
          <text:p/>
        </draw:connector>
        <draw:connector draw:style-name="gr6" draw:text-style-name="P1" draw:layer="layout" draw:type="line" svg:x1="108.6cm" svg:y1="68.6cm" svg:x2="108.6cm" svg:y2="67.153cm" draw:start-shape="id509" draw:start-glue-point="0" draw:end-shape="id534" draw:end-glue-point="2" svg:d="M108600 68600v-1447" svg:viewBox="0 0 1 1448">
          <text:p/>
        </draw:connector>
        <draw:custom-shape draw:style-name="gr2" draw:text-style-name="P2" xml:id="id535" draw:id="id535" draw:layer="layout" svg:width="1cm" svg:height="0.9cm" svg:x="109.2cm" svg:y="68.6cm">
          <text:p text:style-name="P1"><text:span text:style-name="T1">NAND</text:span></text:p>
          <text:p text:style-name="P1"><text:span text:style-name="T1">47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9.7cm" svg:y1="68.6cm" svg:x2="108.6cm" svg:y2="67.153cm" draw:start-shape="id535" draw:start-glue-point="0" draw:end-shape="id534" draw:end-glue-point="2" svg:d="M109700 68600l-1100-1447" svg:viewBox="0 0 1101 1448">
          <text:p/>
        </draw:connector>
        <draw:custom-shape draw:style-name="gr3" draw:text-style-name="P2" xml:id="id539" draw:id="id539" draw:layer="layout" svg:width="2.1cm" svg:height="0.9cm" svg:x="106cm" svg:y="62.453cm">
          <text:p text:style-name="P1"><text:span text:style-name="T1">DFF (mclk)</text:span></text:p>
          <text:p text:style-name="P1"><text:span text:style-name="T1">468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9.113cm" svg:y1="72.737cm" svg:x2="98.749cm" svg:y2="71.6cm" draw:end-shape="id533" draw:end-glue-point="2" svg:d="M99113 72737l-364-1137" svg:viewBox="0 0 365 1138">
          <text:p text:style-name="P1"><text:span text:style-name="T2">g6</text:span></text:p>
        </draw:connector>
        <draw:custom-shape draw:style-name="gr2" draw:text-style-name="P2" xml:id="id536" draw:id="id536" draw:layer="layout" svg:width="1cm" svg:height="0.9cm" svg:x="107cm" svg:y="68.6cm">
          <text:p text:style-name="P1"><text:span text:style-name="T1">NAND</text:span></text:p>
          <text:p text:style-name="P1"><text:span text:style-name="T1">46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7.078cm" svg:y1="71.153cm" svg:x2="107.5cm" svg:y2="69.5cm" draw:end-shape="id536" draw:end-glue-point="2" svg:d="M107078 71153l422-1653" svg:viewBox="0 0 423 1654">
          <text:p text:style-name="P1"><text:span text:style-name="T2">g6</text:span></text:p>
        </draw:connector>
        <draw:custom-shape draw:style-name="gr1" draw:text-style-name="P2" xml:id="id537" draw:id="id537" draw:layer="layout" svg:width="1cm" svg:height="0.9cm" svg:x="45.3cm" svg:y="72.3cm">
          <text:p text:style-name="P1"><text:span text:style-name="T1">IMUX</text:span></text:p>
          <text:p text:style-name="P1"><text:span text:style-name="T1">46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2.5cm" svg:y1="85.2cm" svg:x2="45.8cm" svg:y2="73.2cm" draw:start-shape="id460" draw:start-glue-point="0" draw:end-shape="id537" draw:end-glue-point="2" svg:d="M42500 85200l3300-12000" svg:viewBox="0 0 3301 12001">
          <text:p text:style-name="P1"><text:span text:style-name="T2">b</text:span></text:p>
        </draw:connector>
        <draw:connector draw:style-name="gr6" draw:text-style-name="P1" draw:layer="layout" draw:type="line" svg:x1="45.8cm" svg:y1="72.3cm" svg:x2="45.8cm" svg:y2="71.2cm" draw:start-shape="id537" draw:start-glue-point="0" draw:end-shape="id526" draw:end-glue-point="2" svg:d="M45800 72300v-1100" svg:viewBox="0 0 1 1101">
          <text:p/>
        </draw:connector>
        <draw:custom-shape draw:style-name="gr3" draw:text-style-name="P2" xml:id="id538" draw:id="id538" draw:layer="layout" svg:width="2.1cm" svg:height="0.9cm" svg:x="44.7cm" svg:y="68.6cm">
          <text:p text:style-name="P1"><text:span text:style-name="T1">DFF(mclk)</text:span></text:p>
          <text:p text:style-name="P1"><text:span text:style-name="T1">46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5.8cm" svg:y1="70.3cm" svg:x2="45.75cm" svg:y2="69.5cm" draw:start-shape="id526" draw:start-glue-point="0" draw:end-shape="id538" draw:end-glue-point="2" svg:d="M45800 70300l-50-800" svg:viewBox="0 0 51 801">
          <text:p/>
        </draw:connector>
        <draw:connector draw:style-name="gr6" draw:text-style-name="P1" draw:layer="layout" draw:type="line" svg:x1="107cm" svg:y1="64.253cm" svg:x2="107.05cm" svg:y2="63.353cm" draw:start-shape="id525" draw:start-glue-point="0" draw:end-shape="id539" draw:end-glue-point="2" svg:d="M107000 64253l50-900" svg:viewBox="0 0 51 901">
          <text:p/>
        </draw:connector>
        <draw:connector draw:style-name="gr6" draw:text-style-name="P1" draw:layer="layout" draw:type="line" svg:x1="107cm" svg:y1="66.253cm" svg:x2="107cm" svg:y2="65.153cm" draw:start-shape="id540" draw:start-glue-point="0" draw:end-shape="id525" draw:end-glue-point="2" svg:d="M107000 66253v-1100" svg:viewBox="0 0 1 1101">
          <text:p/>
        </draw:connector>
        <draw:connector draw:style-name="gr6" draw:text-style-name="P1" draw:layer="layout" draw:type="line" svg:x1="107.5cm" svg:y1="68.6cm" svg:x2="107cm" svg:y2="67.153cm" draw:start-shape="id536" draw:start-glue-point="0" draw:end-shape="id540" draw:end-glue-point="2" svg:d="M107500 68600l-500-1447" svg:viewBox="0 0 501 1448">
          <text:p/>
        </draw:connector>
        <draw:connector draw:style-name="gr6" draw:text-style-name="P1" draw:layer="layout" draw:type="line" svg:x1="106.4cm" svg:y1="68.6cm" svg:x2="107cm" svg:y2="67.153cm" draw:start-shape="id153" draw:start-glue-point="0" draw:end-shape="id540" draw:end-glue-point="2" svg:d="M106400 68600l600-1447" svg:viewBox="0 0 601 1448">
          <text:p/>
        </draw:connector>
        <draw:custom-shape draw:style-name="gr4" draw:text-style-name="P2" xml:id="id541" draw:id="id541" draw:layer="layout" svg:width="2.1cm" svg:height="0.9cm" svg:x="87.5cm" svg:y="26.6cm">
          <text:p text:style-name="P1"><text:span text:style-name="T1">DFF</text:span></text:p>
          <text:p text:style-name="P1"><text:span text:style-name="T1">47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8.5cm" svg:y1="28.929cm" svg:x2="88.55cm" svg:y2="27.5cm" draw:start-shape="id522" draw:start-glue-point="0" draw:end-shape="id541" draw:end-glue-point="2" svg:d="M88500 28929l50-1429" svg:viewBox="0 0 51 1430">
          <text:p/>
        </draw:connector>
        <draw:custom-shape draw:style-name="gr3" draw:text-style-name="P2" xml:id="id542" draw:id="id542" draw:layer="layout" svg:width="2.1cm" svg:height="0.9cm" svg:x="103.8cm" svg:y="62.453cm">
          <text:p text:style-name="P1"><text:span text:style-name="T1">DFF (mclk)</text:span></text:p>
          <text:p text:style-name="P1"><text:span text:style-name="T1">48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861cm" svg:y1="64.253cm" svg:x2="104.85cm" svg:y2="63.353cm" draw:start-shape="id524" draw:start-glue-point="0" draw:end-shape="id542" draw:end-glue-point="2" svg:d="M104861 64253l-11-900" svg:viewBox="0 0 12 901">
          <text:p/>
        </draw:connector>
        <draw:connector draw:style-name="gr5" draw:text-style-name="P3" draw:layer="layout" draw:type="line" svg:x1="104.323cm" svg:y1="75.451cm" svg:x2="103.9cm" svg:y2="74.3cm" draw:end-shape="id530" draw:end-glue-point="2" svg:d="M104323 75451l-423-1151" svg:viewBox="0 0 424 1152">
          <text:p text:style-name="P1"><text:span text:style-name="T2">g7</text:span></text:p>
        </draw:connector>
        <draw:connector draw:style-name="gr5" draw:text-style-name="P3" draw:layer="layout" draw:type="line" svg:x1="111.3cm" svg:y1="73.347cm" svg:x2="110.755cm" svg:y2="71.999cm" draw:end-shape="id154" draw:end-glue-point="2" svg:d="M111300 73347l-545-1348" svg:viewBox="0 0 546 1349">
          <text:p text:style-name="P1"><text:span text:style-name="T2">g7</text:span></text:p>
        </draw:connector>
        <draw:custom-shape draw:style-name="gr3" draw:text-style-name="P2" xml:id="id543" draw:id="id543" draw:layer="layout" svg:width="2.1cm" svg:height="0.9cm" svg:x="123.6cm" svg:y="62.555cm">
          <text:p text:style-name="P1"><text:span text:style-name="T1">DFF(mclk)</text:span></text:p>
          <text:p text:style-name="P1"><text:span text:style-name="T1">45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4.65cm" svg:y1="62.555cm" svg:x2="124.688cm" svg:y2="61.2cm" draw:start-shape="id543" draw:start-glue-point="0" svg:d="M124650 62555l38-1355" svg:viewBox="0 0 39 1356">
          <text:p text:style-name="P1"><text:span text:style-name="T2">/cnt2_run</text:span></text:p>
        </draw:connector>
        <draw:custom-shape draw:style-name="gr2" draw:text-style-name="P2" xml:id="id544" draw:id="id544" draw:layer="layout" svg:width="1cm" svg:height="0.9cm" svg:x="124.168cm" svg:y="64.255cm">
          <text:p text:style-name="P1"><text:span text:style-name="T1">NAND</text:span></text:p>
          <text:p text:style-name="P1"><text:span text:style-name="T1">47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4.668cm" svg:y1="64.255cm" svg:x2="124.65cm" svg:y2="63.455cm" draw:start-shape="id544" draw:start-glue-point="0" draw:end-shape="id543" draw:end-glue-point="2" svg:d="M124668 64255l-18-800" svg:viewBox="0 0 19 801">
          <text:p/>
        </draw:connector>
        <draw:custom-shape draw:style-name="gr2" draw:text-style-name="P2" xml:id="id545" draw:id="id545" draw:layer="layout" svg:width="1cm" svg:height="0.9cm" svg:x="124.173cm" svg:y="66.4cm">
          <text:p text:style-name="P1"><text:span text:style-name="T1">IMUX</text:span></text:p>
          <text:p text:style-name="P1"><text:span text:style-name="T1">474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4.673cm" svg:y1="66.4cm" svg:x2="124.668cm" svg:y2="65.155cm" draw:start-shape="id545" draw:start-glue-point="0" draw:end-shape="id544" draw:end-glue-point="2" svg:d="M124673 66400l-5-1245" svg:viewBox="0 0 6 1246">
          <text:p/>
        </draw:connector>
        <draw:connector draw:style-name="gr5" draw:text-style-name="P3" draw:layer="layout" draw:type="line" svg:x1="125.827cm" svg:y1="66.463cm" svg:x2="124.668cm" svg:y2="65.155cm" draw:end-shape="id544" draw:end-glue-point="2" svg:d="M125827 66463l-1159-1308" svg:viewBox="0 0 1160 1309">
          <text:p text:style-name="P1"><text:span text:style-name="T2">/res</text:span></text:p>
        </draw:connector>
        <draw:connector draw:style-name="gr5" draw:text-style-name="P3" draw:layer="layout" draw:type="line" svg:x1="124.637cm" svg:y1="68.669cm" svg:x2="124.673cm" svg:y2="67.3cm" draw:end-shape="id545" draw:end-glue-point="2" svg:d="M124637 68669l36-1369" svg:viewBox="0 0 37 1370">
          <text:p text:style-name="P1"><text:span text:style-name="T2">g8/a</text:span></text:p>
        </draw:connector>
        <draw:custom-shape draw:style-name="gr2" draw:text-style-name="P2" xml:id="id546" draw:id="id546" draw:layer="layout" svg:width="1cm" svg:height="0.9cm" svg:x="100.5cm" svg:y="70.5cm">
          <text:p text:style-name="P1"><text:span text:style-name="T1">NAND</text:span></text:p>
          <text:p text:style-name="P1"><text:span text:style-name="T1">47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1.004cm" svg:y1="72.694cm" svg:x2="101cm" svg:y2="71.4cm" draw:end-shape="id546" draw:end-glue-point="2" svg:d="M101004 72694l-4-1294" svg:viewBox="0 0 5 1295">
          <text:p text:style-name="P1"><text:span text:style-name="T2">g8</text:span></text:p>
        </draw:connector>
        <draw:connector draw:style-name="gr5" draw:text-style-name="P3" draw:layer="layout" draw:type="line" svg:x1="98.2cm" svg:y1="72.803cm" svg:x2="98.749cm" svg:y2="71.6cm" draw:end-shape="id533" draw:end-glue-point="2" svg:d="M98200 72803l549-1203" svg:viewBox="0 0 550 1204">
          <text:p text:style-name="P1"><text:span text:style-name="T2">g8</text:span></text:p>
        </draw:connector>
        <draw:custom-shape draw:style-name="gr2" draw:text-style-name="P2" xml:id="id547" draw:id="id547" draw:layer="layout" svg:width="1cm" svg:height="0.9cm" svg:x="105.4cm" svg:y="70.948cm">
          <text:p text:style-name="P1"><text:span text:style-name="T1">AND</text:span></text:p>
          <text:p text:style-name="P1"><text:span text:style-name="T1">47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5.877cm" svg:y1="73.1cm" svg:x2="105.9cm" svg:y2="71.848cm" draw:end-shape="id547" draw:end-glue-point="2" svg:d="M105877 73100l23-1252" svg:viewBox="0 0 24 1253">
          <text:p text:style-name="P1"><text:span text:style-name="T2">g8</text:span></text:p>
        </draw:connector>
        <draw:custom-shape draw:style-name="gr2" draw:text-style-name="P2" xml:id="id548" draw:id="id548" draw:layer="layout" svg:width="1cm" svg:height="0.9cm" svg:x="103cm" svg:y="60.853cm">
          <text:p text:style-name="P1"><text:span text:style-name="T1">NOT</text:span></text:p>
          <text:p text:style-name="P1"><text:span text:style-name="T1">45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2.65cm" svg:y1="62.453cm" svg:x2="103.5cm" svg:y2="61.753cm" draw:start-shape="id515" draw:start-glue-point="0" draw:end-shape="id548" draw:end-glue-point="2" svg:d="M102650 62453l850-700" svg:viewBox="0 0 851 701">
          <text:p/>
        </draw:connector>
        <draw:connector draw:style-name="gr6" draw:text-style-name="P1" draw:layer="layout" draw:type="line" svg:x1="88.55cm" svg:y1="26.6cm" svg:x2="89.7cm" svg:y2="24.6cm" draw:start-shape="id541" draw:start-glue-point="0" draw:end-shape="id521" draw:end-glue-point="2" svg:d="M88550 26600l1150-2000" svg:viewBox="0 0 1151 2001">
          <text:p/>
        </draw:connector>
        <draw:custom-shape draw:style-name="gr2" draw:text-style-name="P2" xml:id="id549" draw:id="id549" draw:layer="layout" svg:width="1cm" svg:height="0.9cm" svg:x="86.5cm" svg:y="32.7cm">
          <text:p text:style-name="P1"><text:span text:style-name="T1">NOT</text:span></text:p>
          <text:p text:style-name="P1"><text:span text:style-name="T1">47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8.55cm" svg:y1="26.6cm" svg:x2="87cm" svg:y2="32.7cm" draw:start-shape="id541" draw:start-glue-point="0" draw:end-shape="id549" draw:end-glue-point="0" svg:d="M88550 26600l-1550 6100" svg:viewBox="0 0 1551 6101">
          <text:p/>
        </draw:connector>
        <draw:custom-shape draw:style-name="gr2" draw:text-style-name="P2" xml:id="id550" draw:id="id550" draw:layer="layout" svg:width="1cm" svg:height="0.9cm" svg:x="89.4cm" svg:y="31cm">
          <text:p text:style-name="P1"><text:span text:style-name="T1">NAND</text:span></text:p>
          <text:p text:style-name="P1"><text:span text:style-name="T1">47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7cm" svg:y1="32.7cm" svg:x2="89.9cm" svg:y2="31.9cm" draw:start-shape="id549" draw:start-glue-point="0" draw:end-shape="id550" draw:end-glue-point="2" svg:d="M87000 32700l2900-800" svg:viewBox="0 0 2901 801">
          <text:p/>
        </draw:connector>
        <draw:connector draw:style-name="gr6" draw:text-style-name="P1" draw:layer="layout" draw:type="line" svg:x1="89.9cm" svg:y1="31cm" svg:x2="88.5cm" svg:y2="29.829cm" draw:start-shape="id550" draw:start-glue-point="0" draw:end-shape="id522" draw:end-glue-point="2" svg:d="M89900 31000l-1400-1171" svg:viewBox="0 0 1401 1172">
          <text:p/>
        </draw:connector>
        <draw:connector draw:style-name="gr6" draw:text-style-name="P1" draw:layer="layout" draw:type="line" svg:x1="111.416cm" svg:y1="64.353cm" svg:x2="111.45cm" svg:y2="63.353cm" draw:start-shape="id523" draw:start-glue-point="0" draw:end-shape="id551" draw:end-glue-point="2" svg:d="M111416 64353l34-1000" svg:viewBox="0 0 35 1001">
          <text:p/>
        </draw:connector>
        <draw:connector draw:style-name="gr5" draw:text-style-name="P3" draw:layer="layout" draw:type="line" svg:x1="95.336cm" svg:y1="28.669cm" svg:x2="95.39cm" svg:y2="27.112cm" draw:end-shape="id157" draw:end-glue-point="2" svg:d="M95336 28669l54-1557" svg:viewBox="0 0 55 1558">
          <text:p text:style-name="P1"><text:span text:style-name="T2">g4</text:span></text:p>
        </draw:connector>
        <draw:custom-shape draw:style-name="gr2" draw:text-style-name="P2" xml:id="id552" draw:id="id552" draw:layer="layout" svg:width="1cm" svg:height="0.9cm" svg:x="117.56cm" svg:y="68.155cm">
          <text:p text:style-name="P1"><text:span text:style-name="T1">NAND</text:span></text:p>
          <text:p text:style-name="P1"><text:span text:style-name="T1">45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53" draw:id="id553" draw:layer="layout" svg:width="1cm" svg:height="0.9cm" svg:x="111.7cm" svg:y="60.853cm">
          <text:p text:style-name="P1"><text:span text:style-name="T1">NOT</text:span></text:p>
          <text:p text:style-name="P1"><text:span text:style-name="T1">45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7.621cm" svg:y1="70.149cm" svg:x2="118.06cm" svg:y2="69.055cm" draw:end-shape="id552" draw:end-glue-point="2" svg:d="M117621 70149l439-1094" svg:viewBox="0 0 440 1095">
          <text:p text:style-name="P1"><text:span text:style-name="T2">g4</text:span></text:p>
        </draw:connector>
        <draw:connector draw:style-name="gr6" draw:text-style-name="P3" draw:layer="layout" draw:type="line" svg:x1="111.45cm" svg:y1="62.453cm" svg:x2="112.2cm" svg:y2="61.753cm" draw:start-shape="id551" draw:start-glue-point="0" draw:end-shape="id553" draw:end-glue-point="2" svg:d="M111450 62453l750-700" svg:viewBox="0 0 751 701">
          <text:p/>
        </draw:connector>
        <draw:custom-shape draw:style-name="gr2" draw:text-style-name="P2" xml:id="id554" draw:id="id554" draw:layer="layout" svg:width="1cm" svg:height="0.9cm" svg:x="104.8cm" svg:y="68.6cm">
          <text:p text:style-name="P1"><text:span text:style-name="T1">NAND</text:span></text:p>
          <text:p text:style-name="P1"><text:span text:style-name="T1">47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5.9cm" svg:y1="70.948cm" svg:x2="105.3cm" svg:y2="69.5cm" draw:start-shape="id547" draw:start-glue-point="0" draw:end-shape="id554" draw:end-glue-point="2" svg:d="M105900 70948l-600-1448" svg:viewBox="0 0 601 1449">
          <text:p/>
        </draw:connector>
        <draw:connector draw:style-name="gr6" draw:text-style-name="P1" draw:layer="layout" draw:type="line" svg:x1="105.9cm" svg:y1="70.948cm" svg:x2="106.4cm" svg:y2="69.5cm" draw:start-shape="id547" draw:start-glue-point="0" draw:end-shape="id153" draw:end-glue-point="2" svg:d="M105900 70948l500-1448" svg:viewBox="0 0 501 1449">
          <text:p/>
        </draw:connector>
        <draw:custom-shape draw:style-name="gr2" draw:text-style-name="P2" xml:id="id555" draw:id="id555" draw:layer="layout" svg:width="1cm" svg:height="0.9cm" svg:x="38.7cm" svg:y="72.1cm">
          <text:p text:style-name="P1"><text:span text:style-name="T1">NAND</text:span></text:p>
          <text:p text:style-name="P1"><text:span text:style-name="T1">46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9.922cm" svg:y1="74.2cm" svg:x2="39.2cm" svg:y2="73cm" draw:start-shape="id486" draw:start-glue-point="0" draw:end-shape="id555" draw:end-glue-point="2" svg:d="M39922 74200l-722-1200" svg:viewBox="0 0 723 1201">
          <text:p/>
        </draw:connector>
        <draw:connector draw:style-name="gr6" draw:text-style-name="P1" draw:layer="layout" draw:type="line" svg:x1="39.2cm" svg:y1="72.1cm" svg:x2="39.2cm" svg:y2="71.2cm" draw:start-shape="id555" draw:start-glue-point="0" draw:end-shape="id527" draw:end-glue-point="2" svg:d="M39200 72100v-900" svg:viewBox="0 0 1 901">
          <text:p/>
        </draw:connector>
        <draw:custom-shape draw:style-name="gr3" draw:text-style-name="P2" xml:id="id556" draw:id="id556" draw:layer="layout" svg:width="2.1cm" svg:height="0.9cm" svg:x="38.1cm" svg:y="68.6cm">
          <text:p text:style-name="P1"><text:span text:style-name="T1">DFF(mclk)</text:span></text:p>
          <text:p text:style-name="P1"><text:span text:style-name="T1">46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9.2cm" svg:y1="70.3cm" svg:x2="39.15cm" svg:y2="69.5cm" draw:start-shape="id527" draw:start-glue-point="0" draw:end-shape="id556" draw:end-glue-point="2" svg:d="M39200 70300l-50-800" svg:viewBox="0 0 51 801">
          <text:p/>
        </draw:connector>
        <draw:custom-shape draw:style-name="gr2" draw:text-style-name="P2" xml:id="id557" draw:id="id557" draw:layer="layout" svg:width="1cm" svg:height="0.9cm" svg:x="38.5cm" svg:y="76.28cm">
          <text:p text:style-name="P1"><text:span text:style-name="T1">NAND</text:span></text:p>
          <text:p text:style-name="P1"><text:span text:style-name="T1">467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9.913cm" svg:y1="78.1cm" svg:x2="39cm" svg:y2="77.18cm" draw:end-shape="id557" draw:end-glue-point="2" svg:d="M39913 78100l-913-920" svg:viewBox="0 0 914 921">
          <text:p text:style-name="P1"><text:span text:style-name="T2">h1</text:span></text:p>
        </draw:connector>
        <draw:connector draw:style-name="gr6" draw:text-style-name="P1" draw:layer="layout" draw:type="line" svg:x1="39cm" svg:y1="76.28cm" svg:x2="39.2cm" svg:y2="73cm" draw:start-shape="id557" draw:start-glue-point="0" draw:end-shape="id555" draw:end-glue-point="2" svg:d="M39000 76280l200-3280" svg:viewBox="0 0 201 3281">
          <text:p/>
        </draw:connector>
        <draw:custom-shape draw:style-name="gr2" draw:text-style-name="P2" xml:id="id558" draw:id="id558" draw:layer="layout" svg:width="1cm" svg:height="0.9cm" svg:x="36.5cm" svg:y="78.905cm">
          <text:p text:style-name="P1"><text:span text:style-name="T1">AND</text:span></text:p>
          <text:p text:style-name="P1"><text:span text:style-name="T1">456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6.93cm" svg:y1="81.1cm" svg:x2="37cm" svg:y2="79.805cm" draw:end-shape="id558" draw:end-glue-point="2" svg:d="M36930 81100l70-1295" svg:viewBox="0 0 71 1296">
          <text:p text:style-name="P1"><text:span text:style-name="T2">h1</text:span></text:p>
        </draw:connector>
        <draw:connector draw:style-name="gr5" draw:text-style-name="P3" draw:layer="layout" draw:type="line" svg:x1="44.037cm" svg:y1="77.2cm" svg:x2="44.1cm" svg:y2="75.735cm" draw:end-shape="id559" draw:end-glue-point="2" svg:d="M44037 77200l63-1465" svg:viewBox="0 0 64 1466">
          <text:p text:style-name="P1"><text:span text:style-name="T2">h1</text:span></text:p>
        </draw:connector>
        <draw:connector draw:style-name="gr5" draw:text-style-name="P3" draw:layer="layout" draw:type="line" svg:x1="44.1cm" svg:y1="74.835cm" svg:x2="43.6cm" svg:y2="73.2cm" draw:start-shape="id559" draw:start-glue-point="0" draw:end-shape="id481" draw:end-glue-point="2" svg:d="M44100 74835l-500-1635" svg:viewBox="0 0 501 1636">
          <text:p text:style-name="P1"><text:span text:style-name="T2">a</text:span></text:p>
        </draw:connector>
        <draw:frame draw:style-name="gr9" draw:layer="layout" svg:width="1.899cm" svg:height="3.359cm" svg:x="125.5cm" svg:y="5.5cm">
          <draw:text-box>
            <text:p>-927-</text:p>
            <text:p><text:span text:style-name="T5">clk65</text:span></text:p>
            <text:p><text:span text:style-name="T5">/res13</text:span></text:p>
            <text:p><text:span text:style-name="T5">cnt4</text:span></text:p>
            <text:p><text:span text:style-name="T5">c,d,e,f,g,h</text:span></text:p>
            <text:p><text:span text:style-name="T5">u11</text:span></text:p>
            <text:p><text:span text:style-name="T5"/></text:p>
          </draw:text-box>
        </draw:frame>
        <draw:custom-shape draw:style-name="gr2" draw:text-style-name="P2" xml:id="id560" draw:id="id560" draw:layer="layout" svg:width="1cm" svg:height="0.9cm" svg:x="76.2cm" svg:y="24.8cm">
          <text:p text:style-name="P1"><text:span text:style-name="T1">OR (mclk)</text:span></text:p>
          <text:p text:style-name="P1"><text:span text:style-name="T1">398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6.7cm" svg:y1="24.8cm" svg:x2="76.712cm" svg:y2="23.2cm" draw:start-shape="id560" draw:start-glue-point="0" svg:d="M76700 24800l12-1600" svg:viewBox="0 0 13 1601">
          <text:p text:style-name="P1"><text:span text:style-name="T2">clk61</text:span></text:p>
        </draw:connector>
        <draw:custom-shape draw:style-name="gr2" draw:text-style-name="P2" xml:id="id561" draw:id="id561" draw:layer="layout" svg:width="1cm" svg:height="0.9cm" svg:x="76.2cm" svg:y="28.7cm">
          <text:p text:style-name="P1"><text:span text:style-name="T1">NOT</text:span></text:p>
          <text:p text:style-name="P1"><text:span text:style-name="T1">398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6.7cm" svg:y1="28.7cm" svg:x2="76.7cm" svg:y2="25.7cm" draw:start-shape="id561" draw:start-glue-point="0" draw:end-shape="id560" draw:end-glue-point="2" svg:d="M76700 28700v-3000" svg:viewBox="0 0 1 3001">
          <text:p/>
        </draw:connector>
        <draw:connector draw:style-name="gr6" draw:text-style-name="P1" draw:layer="layout" draw:type="line" svg:x1="74.15cm" svg:y1="36.8cm" svg:x2="77.1cm" svg:y2="35.489cm" draw:start-shape="id495" draw:start-glue-point="0" draw:end-shape="id441" draw:end-glue-point="2" svg:d="M74150 36800l2950-1311" svg:viewBox="0 0 2951 1312">
          <text:p/>
        </draw:connector>
        <draw:connector draw:style-name="gr6" draw:text-style-name="P1" draw:layer="layout" draw:type="line" svg:x1="74.15cm" svg:y1="36.8cm" svg:x2="76.7cm" svg:y2="29.6cm" draw:start-shape="id495" draw:start-glue-point="0" draw:end-shape="id561" draw:end-glue-point="2" svg:d="M74150 36800l2550-7200" svg:viewBox="0 0 2551 7201">
          <text:p/>
        </draw:connector>
        <draw:custom-shape draw:style-name="gr2" draw:text-style-name="P2" xml:id="id562" draw:id="id562" draw:layer="layout" svg:width="1cm" svg:height="0.9cm" svg:x="75.1cm" svg:y="28.7cm">
          <text:p text:style-name="P1"><text:span text:style-name="T1">NOT</text:span></text:p>
          <text:p text:style-name="P1"><text:span text:style-name="T1">38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4.15cm" svg:y1="36.8cm" svg:x2="75.6cm" svg:y2="29.6cm" draw:start-shape="id495" draw:start-glue-point="0" draw:end-shape="id562" draw:end-glue-point="2" svg:d="M74150 36800l1450-7200" svg:viewBox="0 0 1451 7201">
          <text:p/>
        </draw:connector>
        <draw:connector draw:style-name="gr5" draw:text-style-name="P3" draw:layer="layout" draw:type="line" svg:x1="54.61cm" svg:y1="25.056cm" svg:x2="55.1cm" svg:y2="23.4cm" draw:end-shape="id422" draw:end-glue-point="2" svg:d="M54610 25056l490-1656" svg:viewBox="0 0 491 1657">
          <text:p text:style-name="P1"><text:span text:style-name="T2">sod_sel/a</text:span></text:p>
        </draw:connector>
        <draw:connector draw:style-name="gr5" draw:text-style-name="P1" draw:layer="layout" draw:type="line" svg:x1="75.6cm" svg:y1="28.7cm" svg:x2="75.665cm" svg:y2="26.654cm" draw:start-shape="id562" draw:start-glue-point="0" svg:d="M75600 28700l65-2046" svg:viewBox="0 0 66 2047">
          <text:p text:style-name="P1"><text:span text:style-name="T2">sod_sel</text:span></text:p>
        </draw:connector>
        <draw:connector draw:style-name="gr5" draw:text-style-name="P3" draw:layer="layout" draw:type="line" svg:x1="46.91cm" svg:y1="25.056cm" svg:x2="47.4cm" svg:y2="23.4cm" draw:end-shape="id413" draw:end-glue-point="2" svg:d="M46910 25056l490-1656" svg:viewBox="0 0 491 1657">
          <text:p text:style-name="P1"><text:span text:style-name="T2">sod_sel/a</text:span></text:p>
        </draw:connector>
        <draw:connector draw:style-name="gr5" draw:text-style-name="P3" draw:layer="layout" draw:type="line" svg:x1="51.223cm" svg:y1="25.163cm" svg:x2="51.8cm" svg:y2="23.4cm" draw:end-shape="id411" draw:end-glue-point="2" svg:d="M51223 25163l577-1763" svg:viewBox="0 0 578 1764">
          <text:p text:style-name="P1"><text:span text:style-name="T2">sod_sel/a</text:span></text:p>
        </draw:connector>
        <draw:connector draw:style-name="gr5" draw:text-style-name="P3" draw:layer="layout" draw:type="line" svg:x1="50.21cm" svg:y1="25.056cm" svg:x2="50.7cm" svg:y2="23.4cm" draw:end-shape="id407" draw:end-glue-point="2" svg:d="M50210 25056l490-1656" svg:viewBox="0 0 491 1657">
          <text:p text:style-name="P1"><text:span text:style-name="T2">sod_sel/a</text:span></text:p>
        </draw:connector>
        <draw:connector draw:style-name="gr5" draw:text-style-name="P3" draw:layer="layout" draw:type="line" svg:x1="49.1cm" svg:y1="25.056cm" svg:x2="49.6cm" svg:y2="23.4cm" draw:end-shape="id405" draw:end-glue-point="2" svg:d="M49100 25056l500-1656" svg:viewBox="0 0 501 1657">
          <text:p text:style-name="P1"><text:span text:style-name="T2">sod_sel/a</text:span></text:p>
        </draw:connector>
        <draw:connector draw:style-name="gr5" draw:text-style-name="P3" draw:layer="layout" draw:type="line" svg:x1="48cm" svg:y1="25.056cm" svg:x2="48.5cm" svg:y2="23.4cm" draw:end-shape="id409" draw:end-glue-point="2" svg:d="M48000 25056l500-1656" svg:viewBox="0 0 501 1657">
          <text:p text:style-name="P1"><text:span text:style-name="T2">sod_sel/a</text:span></text:p>
        </draw:connector>
        <draw:connector draw:style-name="gr5" draw:text-style-name="P3" draw:layer="layout" draw:type="line" svg:x1="53.5cm" svg:y1="25.056cm" svg:x2="54cm" svg:y2="23.4cm" draw:end-shape="id420" draw:end-glue-point="2" svg:d="M53500 25056l500-1656" svg:viewBox="0 0 501 1657">
          <text:p text:style-name="P1"><text:span text:style-name="T2">sod_sel/a</text:span></text:p>
        </draw:connector>
        <draw:connector draw:style-name="gr5" draw:text-style-name="P3" draw:layer="layout" draw:type="line" svg:x1="52.4cm" svg:y1="25.056cm" svg:x2="52.9cm" svg:y2="23.4cm" draw:end-shape="id418" draw:end-glue-point="2" svg:d="M52400 25056l500-1656" svg:viewBox="0 0 501 1657">
          <text:p text:style-name="P1"><text:span text:style-name="T2">sod_sel/a</text:span></text:p>
        </draw:connector>
        <draw:connector draw:style-name="gr5" draw:text-style-name="P3" draw:layer="layout" draw:type="line" svg:x1="56.81cm" svg:y1="25.056cm" svg:x2="57.3cm" svg:y2="23.4cm" draw:end-shape="id426" draw:end-glue-point="2" svg:d="M56810 25056l490-1656" svg:viewBox="0 0 491 1657">
          <text:p text:style-name="P1"><text:span text:style-name="T2">sod_sel/a</text:span></text:p>
        </draw:connector>
        <draw:connector draw:style-name="gr5" draw:text-style-name="P3" draw:layer="layout" draw:type="line" svg:x1="55.71cm" svg:y1="24.956cm" svg:x2="56.2cm" svg:y2="23.4cm" draw:end-shape="id424" draw:end-glue-point="2" svg:d="M55710 24956l490-1556" svg:viewBox="0 0 491 1557">
          <text:p text:style-name="P1"><text:span text:style-name="T2">sod_sel/a</text:span></text:p>
        </draw:connector>
        <draw:connector draw:style-name="gr5" draw:text-style-name="P3" draw:layer="layout" draw:type="line" svg:x1="59cm" svg:y1="25.056cm" svg:x2="59.5cm" svg:y2="23.4cm" draw:end-shape="id430" draw:end-glue-point="2" svg:d="M59000 25056l500-1656" svg:viewBox="0 0 501 1657">
          <text:p text:style-name="P1"><text:span text:style-name="T2">sod_sel/a</text:span></text:p>
        </draw:connector>
        <draw:connector draw:style-name="gr5" draw:text-style-name="P3" draw:layer="layout" draw:type="line" svg:x1="58cm" svg:y1="25.056cm" svg:x2="58.4cm" svg:y2="23.4cm" draw:end-shape="id428" draw:end-glue-point="2" svg:d="M58000 25056l400-1656" svg:viewBox="0 0 401 1657">
          <text:p text:style-name="P1"><text:span text:style-name="T2">sod_sel/a</text:span></text:p>
        </draw:connector>
        <draw:connector draw:style-name="gr5" draw:text-style-name="P3" draw:layer="layout" draw:type="line" svg:x1="61.21cm" svg:y1="25.056cm" svg:x2="61.7cm" svg:y2="23.4cm" draw:end-shape="id434" draw:end-glue-point="2" svg:d="M61210 25056l490-1656" svg:viewBox="0 0 491 1657">
          <text:p text:style-name="P1"><text:span text:style-name="T2">sod_sel/a</text:span></text:p>
        </draw:connector>
        <draw:connector draw:style-name="gr5" draw:text-style-name="P3" draw:layer="layout" draw:type="line" svg:x1="60.2cm" svg:y1="24.956cm" svg:x2="60.6cm" svg:y2="23.4cm" draw:end-shape="id432" draw:end-glue-point="2" svg:d="M60200 24956l400-1556" svg:viewBox="0 0 401 1557">
          <text:p text:style-name="P1"><text:span text:style-name="T2">sod_sel/a</text:span></text:p>
        </draw:connector>
        <draw:connector draw:style-name="gr5" draw:text-style-name="P3" draw:layer="layout" draw:type="line" svg:x1="63.41cm" svg:y1="25.056cm" svg:x2="63.9cm" svg:y2="23.4cm" draw:end-shape="id438" draw:end-glue-point="2" svg:d="M63410 25056l490-1656" svg:viewBox="0 0 491 1657">
          <text:p text:style-name="P1"><text:span text:style-name="T2">sod_sel/a</text:span></text:p>
        </draw:connector>
        <draw:connector draw:style-name="gr5" draw:text-style-name="P3" draw:layer="layout" draw:type="line" svg:x1="62.31cm" svg:y1="25.056cm" svg:x2="62.8cm" svg:y2="23.4cm" draw:end-shape="id436" draw:end-glue-point="2" svg:d="M62310 25056l490-1656" svg:viewBox="0 0 491 1657">
          <text:p text:style-name="P1"><text:span text:style-name="T2">sod_sel/a</text:span></text:p>
        </draw:connector>
        <draw:connector draw:style-name="gr6" draw:text-style-name="P1" draw:layer="layout" draw:type="line" svg:x1="76.7cm" svg:y1="28.7cm" svg:x2="77.773cm" svg:y2="27.4cm" draw:start-shape="id561" draw:start-glue-point="0" draw:end-shape="id315" draw:end-glue-point="2" svg:d="M76700 28700l1073-1300" svg:viewBox="0 0 1074 1301">
          <text:p/>
        </draw:connector>
        <draw:connector draw:style-name="gr5" draw:text-style-name="P3" draw:layer="layout" draw:type="line" svg:x1="107.898cm" svg:y1="70.941cm" svg:x2="107.5cm" svg:y2="69.5cm" draw:end-shape="id536" draw:end-glue-point="2" svg:d="M107898 70941l-398-1441" svg:viewBox="0 0 399 1442">
          <text:p text:style-name="P1"><text:span text:style-name="T2">ctrl0</text:span></text:p>
        </draw:connector>
        <draw:connector draw:style-name="gr5" draw:text-style-name="P3" draw:layer="layout" draw:type="line" svg:x1="89.869cm" svg:y1="33.421cm" svg:x2="89.9cm" svg:y2="31.9cm" draw:end-shape="id550" draw:end-glue-point="2" svg:d="M89869 33421l31-1521" svg:viewBox="0 0 32 1522">
          <text:p text:style-name="P1"><text:span text:style-name="T2">ctrl0</text:span></text:p>
        </draw:connector>
        <draw:custom-shape draw:style-name="gr2" draw:text-style-name="P2" xml:id="id563" draw:id="id563" draw:layer="layout" svg:width="1cm" svg:height="0.9cm" svg:x="118.247cm" svg:y="73.363cm">
          <text:p text:style-name="P1"><text:span text:style-name="T1">AND</text:span></text:p>
          <text:p text:style-name="P1"><text:span text:style-name="T1">45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9.211cm" svg:y1="75.684cm" svg:x2="118.747cm" svg:y2="74.263cm" draw:end-shape="id563" draw:end-glue-point="2" svg:d="M119211 75684l-464-1421" svg:viewBox="0 0 465 1422">
          <text:p text:style-name="P1"><text:span text:style-name="T2">/g4</text:span></text:p>
        </draw:connector>
        <draw:connector draw:style-name="gr5" draw:text-style-name="P3" draw:layer="layout" draw:type="line" svg:x1="35.017cm" svg:y1="52.652cm" svg:x2="35.63cm" svg:y2="51.422cm" draw:end-shape="id81" draw:end-glue-point="2" svg:d="M35017 52652l613-1230" svg:viewBox="0 0 614 1231">
          <text:p text:style-name="P1"><text:span text:style-name="T2">/g4</text:span></text:p>
        </draw:connector>
        <draw:custom-shape draw:style-name="gr2" draw:text-style-name="P2" xml:id="id567" draw:id="id567" draw:layer="layout" svg:width="1cm" svg:height="0.9cm" svg:x="120.7cm" svg:y="70.237cm">
          <text:p text:style-name="P1"><text:span text:style-name="T1">NAND</text:span></text:p>
          <text:p text:style-name="P1"><text:span text:style-name="T1">437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5" draw:id="id565" draw:layer="layout" svg:width="1cm" svg:height="0.9cm" svg:x="121.9cm" svg:y="66.537cm">
          <text:p text:style-name="P1"><text:span text:style-name="T1">XNOR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3.5cm" svg:y1="62.987cm" svg:x2="122.9cm" svg:y2="66.987cm" draw:start-shape="id564" draw:start-glue-point="1" draw:end-shape="id565" svg:d="M123500 62987l-600 4000" svg:viewBox="0 0 601 4001">
          <text:p/>
        </draw:connector>
        <draw:custom-shape draw:style-name="gr2" draw:text-style-name="P2" xml:id="id566" draw:id="id566" draw:layer="layout" svg:width="1cm" svg:height="0.9cm" svg:x="121.9cm" svg:y="64.437cm">
          <text:p text:style-name="P1"><text:span text:style-name="T1">NAND</text:span></text:p>
          <text:p text:style-name="P1"><text:span text:style-name="T1">41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2.4cm" svg:y1="64.437cm" svg:x2="122.45cm" svg:y2="63.437cm" draw:start-shape="id566" draw:start-glue-point="0" draw:end-shape="id564" draw:end-glue-point="2" svg:d="M122400 64437l50-1000" svg:viewBox="0 0 51 1001">
          <text:p/>
        </draw:connector>
        <draw:connector draw:style-name="gr6" draw:text-style-name="P1" draw:layer="layout" draw:type="line" svg:x1="122.4cm" svg:y1="66.537cm" svg:x2="122.4cm" svg:y2="65.337cm" draw:start-shape="id565" draw:start-glue-point="0" draw:end-shape="id566" draw:end-glue-point="2" svg:d="M122400 66537v-1200" svg:viewBox="0 0 1 1201">
          <text:p/>
        </draw:connector>
        <draw:custom-shape draw:style-name="gr2" draw:text-style-name="P2" xml:id="id568" draw:id="id568" draw:layer="layout" svg:width="1cm" svg:height="0.9cm" svg:x="118.847cm" svg:y="71.6cm">
          <text:p text:style-name="P1"><text:span text:style-name="T1">NAND</text:span></text:p>
          <text:p text:style-name="P1"><text:span text:style-name="T1">43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1.685cm" svg:y1="72.364cm" svg:x2="121.2cm" svg:y2="71.137cm" draw:end-shape="id567" draw:end-glue-point="2" svg:d="M121685 72364l-485-1227" svg:viewBox="0 0 486 1228">
          <text:p text:style-name="P1"><text:span text:style-name="T2">/u9</text:span></text:p>
        </draw:connector>
        <draw:connector draw:style-name="gr5" draw:text-style-name="P3" draw:layer="layout" draw:type="line" svg:x1="120cm" svg:y1="73.66cm" svg:x2="119.347cm" svg:y2="72.5cm" draw:end-shape="id568" draw:end-glue-point="2" svg:d="M120000 73660l-653-1160" svg:viewBox="0 0 654 1161">
          <text:p text:style-name="P1"><text:span text:style-name="T2">/u9</text:span></text:p>
        </draw:connector>
        <draw:custom-shape draw:style-name="gr2" draw:text-style-name="P2" xml:id="id569" draw:id="id569" draw:layer="layout" svg:width="1cm" svg:height="0.9cm" svg:x="120.7cm" svg:y="68.437cm">
          <text:p text:style-name="P1"><text:span text:style-name="T1">3-NAND</text:span></text:p>
          <text:p text:style-name="P1"><text:span text:style-name="T1">437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1.2cm" svg:y1="68.437cm" svg:x2="122.4cm" svg:y2="67.437cm" draw:start-shape="id569" draw:start-glue-point="0" draw:end-shape="id565" draw:end-glue-point="2" svg:d="M121200 68437l1200-1000" svg:viewBox="0 0 1201 1001">
          <text:p/>
        </draw:connector>
        <draw:connector draw:style-name="gr6" draw:text-style-name="P1" draw:layer="layout" draw:type="line" svg:x1="121.2cm" svg:y1="68.437cm" svg:x2="120.2cm" svg:y2="65.425cm" draw:start-shape="id569" draw:start-glue-point="0" draw:end-shape="id570" draw:end-glue-point="2" svg:d="M121200 68437l-1000-3012" svg:viewBox="0 0 1001 3013">
          <text:p/>
        </draw:connector>
        <draw:connector draw:style-name="gr6" draw:text-style-name="P1" draw:layer="layout" draw:type="line" svg:x1="121.2cm" svg:y1="70.237cm" svg:x2="121.2cm" svg:y2="69.337cm" draw:start-shape="id567" draw:end-shape="id569" draw:end-glue-point="2" svg:d="M121200 70237v-900" svg:viewBox="0 0 1 901">
          <text:p/>
        </draw:connector>
        <draw:connector draw:style-name="gr6" draw:text-style-name="P1" draw:layer="layout" draw:type="line" svg:x1="119.347cm" svg:y1="71.6cm" svg:x2="121.2cm" svg:y2="69.337cm" draw:start-shape="id568" draw:start-glue-point="0" draw:end-shape="id569" draw:end-glue-point="2" svg:d="M119347 71600l1853-2263" svg:viewBox="0 0 1854 2264">
          <text:p/>
        </draw:connector>
        <draw:custom-shape draw:style-name="gr2" draw:text-style-name="P2" xml:id="id571" draw:id="id571" draw:layer="layout" svg:width="1cm" svg:height="0.9cm" svg:x="122.7cm" svg:y="72.5cm">
          <text:p text:style-name="P1"><text:span text:style-name="T1">NAND</text:span></text:p>
          <text:p text:style-name="P1"><text:span text:style-name="T1">438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3.2cm" svg:y1="72.5cm" svg:x2="121.2cm" svg:y2="69.337cm" draw:start-shape="id571" draw:start-glue-point="0" draw:end-shape="id569" draw:end-glue-point="2" svg:d="M123200 72500l-2000-3163" svg:viewBox="0 0 2001 3164">
          <text:p/>
        </draw:connector>
        <draw:connector draw:style-name="gr5" draw:text-style-name="P3" draw:layer="layout" draw:type="line" svg:x1="122.45cm" svg:y1="62.537cm" svg:x2="122.446cm" svg:y2="60.923cm" draw:start-shape="id564" draw:start-glue-point="0" svg:d="M122450 62537l-4-1614" svg:viewBox="0 0 5 1615">
          <text:p text:style-name="P1"><text:span text:style-name="T2">/cnt0_run</text:span></text:p>
        </draw:connector>
        <draw:custom-shape draw:style-name="gr2" draw:text-style-name="P2" xml:id="id570" draw:id="id570" draw:layer="layout" svg:width="1cm" svg:height="0.9cm" svg:x="119.7cm" svg:y="64.525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0.226cm" svg:y1="66.776cm" svg:x2="120.2cm" svg:y2="65.425cm" draw:end-shape="id570" svg:d="M120226 66776l-26-1351" svg:viewBox="0 0 27 1352">
          <text:p text:style-name="P1"><text:span text:style-name="T2">/res</text:span></text:p>
        </draw:connector>
        <draw:connector draw:style-name="gr5" draw:text-style-name="P3" draw:layer="layout" draw:type="line" svg:x1="123.498cm" svg:y1="66.344cm" svg:x2="122.4cm" svg:y2="65.337cm" draw:end-shape="id566" draw:end-glue-point="2" svg:d="M123498 66344l-1098-1007" svg:viewBox="0 0 1099 1008">
          <text:p text:style-name="P1"><text:span text:style-name="T2">/res</text:span></text:p>
        </draw:connector>
        <draw:custom-shape draw:style-name="gr3" draw:text-style-name="P2" xml:id="id572" draw:id="id572" draw:layer="layout" svg:width="2.1cm" svg:height="0.9cm" svg:x="119.2cm" svg:y="62.525cm">
          <text:p text:style-name="P1"><text:span text:style-name="T1">DFF (mclk)</text:span></text:p>
          <text:p text:style-name="P1"><text:span text:style-name="T1">428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0.2cm" svg:y1="64.525cm" svg:x2="120.25cm" svg:y2="63.425cm" draw:start-shape="id570" draw:end-shape="id572" svg:d="M120200 64525l50-1100" svg:viewBox="0 0 51 1101">
          <text:p/>
        </draw:connector>
        <draw:custom-shape draw:style-name="gr3" draw:text-style-name="P2" xml:id="id582" draw:id="id582" draw:layer="layout" svg:width="2.1cm" svg:height="0.9cm" svg:x="117cm" svg:y="62.5cm">
          <text:p text:style-name="P1"><text:span text:style-name="T1">DFF (mclk)</text:span></text:p>
          <text:p text:style-name="P1"><text:span text:style-name="T1">437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0.601cm" svg:y1="72.377cm" svg:x2="121.2cm" svg:y2="71.137cm" draw:end-shape="id567" draw:end-glue-point="2" svg:d="M120601 72377l599-1240" svg:viewBox="0 0 600 1241">
          <text:p text:style-name="P1"><text:span text:style-name="T2">g2</text:span></text:p>
        </draw:connector>
        <draw:custom-shape draw:style-name="gr2" draw:text-style-name="P2" xml:id="id573" draw:id="id573" draw:layer="layout" svg:width="1cm" svg:height="0.9cm" svg:x="116.463cm" svg:y="68.155cm">
          <text:p text:style-name="P1"><text:span text:style-name="T1">NAND</text:span></text:p>
          <text:p text:style-name="P1"><text:span text:style-name="T1">448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6.475cm" svg:y1="70.173cm" svg:x2="116.963cm" svg:y2="69.055cm" draw:end-shape="id573" draw:end-glue-point="2" svg:d="M116475 70173l488-1118" svg:viewBox="0 0 489 1119">
          <text:p text:style-name="P1"><text:span text:style-name="T2">g2</text:span></text:p>
        </draw:connector>
        <draw:custom-shape draw:style-name="gr2" draw:text-style-name="P2" xml:id="id574" draw:id="id574" draw:layer="layout" svg:width="1cm" svg:height="0.9cm" svg:x="99.9cm" svg:y="66.184cm">
          <text:p text:style-name="P1"><text:span text:style-name="T1">IMUX</text:span></text:p>
          <text:p text:style-name="P1"><text:span text:style-name="T1">427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9.593cm" svg:y1="68.169cm" svg:x2="100.4cm" svg:y2="67.084cm" draw:end-shape="id574" draw:end-glue-point="2" svg:d="M99593 68169l807-1085" svg:viewBox="0 0 808 1086">
          <text:p text:style-name="P1"><text:span text:style-name="T2">g2/a</text:span></text:p>
        </draw:connector>
        <draw:custom-shape draw:style-name="gr2" draw:text-style-name="P2" xml:id="id575" draw:id="id575" draw:layer="layout" svg:width="1cm" svg:height="0.9cm" svg:x="99.924cm" svg:y="64.165cm">
          <text:p text:style-name="P1"><text:span text:style-name="T1">NAND</text:span></text:p>
          <text:p text:style-name="P1"><text:span text:style-name="T1">42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1.538cm" svg:y1="66.027cm" svg:x2="100.424cm" svg:y2="65.065cm" draw:end-shape="id575" draw:end-glue-point="2" svg:d="M101538 66027l-1114-962" svg:viewBox="0 0 1115 963">
          <text:p text:style-name="P1"><text:span text:style-name="T2">/res</text:span></text:p>
        </draw:connector>
        <draw:connector draw:style-name="gr6" draw:text-style-name="P1" draw:layer="layout" draw:type="line" svg:x1="100.4cm" svg:y1="66.184cm" svg:x2="100.424cm" svg:y2="65.065cm" draw:start-shape="id574" draw:start-glue-point="0" draw:end-shape="id575" draw:end-glue-point="2" svg:d="M100400 66184l24-1119" svg:viewBox="0 0 25 1120">
          <text:p/>
        </draw:connector>
        <draw:connector draw:style-name="gr6" draw:text-style-name="P1" draw:layer="layout" draw:type="line" svg:x1="118.747cm" svg:y1="73.363cm" svg:x2="119.347cm" svg:y2="72.5cm" draw:start-shape="id563" draw:start-glue-point="0" draw:end-shape="id568" draw:end-glue-point="2" svg:d="M118747 73363l600-863" svg:viewBox="0 0 601 864">
          <text:p/>
        </draw:connector>
        <draw:custom-shape draw:style-name="gr2" draw:text-style-name="P2" xml:id="id576" draw:id="id576" draw:layer="layout" svg:width="1cm" svg:height="0.9cm" svg:x="117.647cm" svg:y="71.6cm">
          <text:p text:style-name="P1"><text:span text:style-name="T1">NAND</text:span></text:p>
          <text:p text:style-name="P1"><text:span text:style-name="T1">448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747cm" svg:y1="73.363cm" svg:x2="118.147cm" svg:y2="72.5cm" draw:start-shape="id563" draw:start-glue-point="0" draw:end-shape="id576" draw:end-glue-point="2" svg:d="M118747 73363l-600-863" svg:viewBox="0 0 601 864">
          <text:p/>
        </draw:connector>
        <draw:connector draw:style-name="gr5" draw:text-style-name="P3" draw:layer="layout" draw:type="line" svg:x1="124.107cm" svg:y1="74.454cm" svg:x2="123.2cm" svg:y2="73.4cm" draw:end-shape="id571" draw:end-glue-point="2" svg:d="M124107 74454l-907-1054" svg:viewBox="0 0 908 1055">
          <text:p text:style-name="P1"><text:span text:style-name="T2">g1</text:span></text:p>
        </draw:connector>
        <draw:custom-shape draw:style-name="gr2" draw:text-style-name="P2" xml:id="id577" draw:id="id577" draw:layer="layout" svg:width="1cm" svg:height="0.9cm" svg:x="113.569cm" svg:y="73cm">
          <text:p text:style-name="P1"><text:span text:style-name="T1">AND</text:span></text:p>
          <text:p text:style-name="P1"><text:span text:style-name="T1">43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5.084cm" svg:y1="74.811cm" svg:x2="114.069cm" svg:y2="73.9cm" draw:end-shape="id577" draw:end-glue-point="2" svg:d="M115084 74811l-1015-911" svg:viewBox="0 0 1016 912">
          <text:p text:style-name="P1"><text:span text:style-name="T2">g1</text:span></text:p>
        </draw:connector>
        <draw:custom-shape draw:style-name="gr2" draw:text-style-name="P2" xml:id="id578" draw:id="id578" draw:layer="layout" svg:width="1cm" svg:height="0.9cm" svg:x="122.7cm" svg:y="75.884cm">
          <text:p text:style-name="P1"><text:span text:style-name="T1">NAND</text:span></text:p>
          <text:p text:style-name="P1"><text:span text:style-name="T1">437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3.2cm" svg:y1="75.884cm" svg:x2="123.2cm" svg:y2="73.4cm" draw:start-shape="id578" draw:start-glue-point="0" draw:end-shape="id571" draw:end-glue-point="2" svg:d="M123200 75884v-2484" svg:viewBox="0 0 1 2485">
          <text:p/>
        </draw:connector>
        <draw:connector draw:style-name="gr6" draw:text-style-name="P1" draw:layer="layout" draw:type="line" svg:x1="123.2cm" svg:y1="75.884cm" svg:x2="114.1cm" svg:y2="75.6cm" draw:start-shape="id578" draw:start-glue-point="0" draw:end-shape="id579" draw:end-glue-point="2" svg:d="M123200 75884l-9100-284" svg:viewBox="0 0 9101 285">
          <text:p/>
        </draw:connector>
        <draw:connector draw:style-name="gr6" draw:text-style-name="P1" draw:layer="layout" draw:type="line" svg:x1="114.1cm" svg:y1="74.7cm" svg:x2="114.069cm" svg:y2="73.9cm" draw:start-shape="id579" draw:start-glue-point="0" draw:end-shape="id577" draw:end-glue-point="2" svg:d="M114100 74700l-31-800" svg:viewBox="0 0 32 801">
          <text:p/>
        </draw:connector>
        <draw:connector draw:style-name="gr5" draw:text-style-name="P1" draw:layer="layout" draw:type="line" svg:x1="123.502cm" svg:y1="78.2cm" svg:x2="123.2cm" svg:y2="76.784cm" draw:end-shape="id578" draw:end-glue-point="2" svg:d="M123502 78200l-302-1416" svg:viewBox="0 0 303 1417">
          <text:p text:style-name="P1"><text:span text:style-name="T2">/ctrl0</text:span></text:p>
        </draw:connector>
        <draw:connector draw:style-name="gr5" draw:text-style-name="P1" draw:layer="layout" draw:type="line" svg:x1="109.216cm" svg:y1="71.153cm" svg:x2="109.7cm" svg:y2="69.5cm" draw:end-shape="id535" draw:end-glue-point="2" svg:d="M109216 71153l484-1653" svg:viewBox="0 0 485 1654">
          <text:p text:style-name="P1"><text:span text:style-name="T2">/ctrl0</text:span></text:p>
        </draw:connector>
        <draw:connector draw:style-name="gr5" draw:text-style-name="P3" draw:layer="layout" draw:type="line" svg:x1="100.334cm" svg:y1="68.712cm" svg:x2="100.4cm" svg:y2="67.084cm" draw:end-shape="id574" draw:end-glue-point="2" svg:d="M100334 68712l66-1628" svg:viewBox="0 0 67 1629">
          <text:p text:style-name="P1"><text:span text:style-name="T2">u9/c</text:span></text:p>
        </draw:connector>
        <draw:connector draw:style-name="gr5" draw:text-style-name="P3" draw:layer="layout" draw:type="line" svg:x1="122.814cm" svg:y1="77.896cm" svg:x2="123.2cm" svg:y2="76.784cm" draw:end-shape="id578" draw:end-glue-point="2" svg:d="M122814 77896l386-1112" svg:viewBox="0 0 387 1113">
          <text:p text:style-name="P1"><text:span text:style-name="T2">u9</text:span></text:p>
        </draw:connector>
        <draw:connector draw:style-name="gr5" draw:text-style-name="P5" draw:layer="layout" draw:type="line" svg:x1="117.322cm" svg:y1="70.2cm" svg:x2="116.963cm" svg:y2="69.055cm" draw:end-shape="id573" draw:end-glue-point="2" svg:d="M117322 70200l-359-1145" svg:viewBox="0 0 360 1146">
          <text:p text:style-name="P1"><text:span text:style-name="T4">u9</text:span></text:p>
        </draw:connector>
        <draw:connector draw:style-name="gr5" draw:text-style-name="P3" draw:layer="layout" draw:type="line" svg:x1="117.579cm" svg:y1="73.502cm" svg:x2="118.147cm" svg:y2="72.5cm" draw:end-shape="id576" draw:end-glue-point="2" svg:d="M117579 73502l568-1002" svg:viewBox="0 0 569 1003">
          <text:p text:style-name="P1"><text:span text:style-name="T2">u9</text:span></text:p>
        </draw:connector>
        <draw:custom-shape draw:style-name="gr3" draw:text-style-name="P2" xml:id="id581" draw:id="id581" draw:layer="layout" svg:width="2.1cm" svg:height="0.9cm" svg:x="114.8cm" svg:y="62.5cm">
          <text:p text:style-name="P1"><text:span text:style-name="T1">DFF (mclk)</text:span></text:p>
          <text:p text:style-name="P1"><text:span text:style-name="T1">457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8.246cm" svg:y1="75.657cm" svg:x2="118.747cm" svg:y2="74.263cm" draw:end-shape="id563" draw:end-glue-point="2" svg:d="M118246 75657l501-1394" svg:viewBox="0 0 502 1395">
          <text:p text:style-name="P1"><text:span text:style-name="T2">g3</text:span></text:p>
        </draw:connector>
        <draw:connector draw:style-name="gr5" draw:text-style-name="P3" draw:layer="layout" draw:type="line" svg:x1="118.6cm" svg:y1="70.149cm" svg:x2="118.06cm" svg:y2="69.055cm" draw:end-shape="id552" draw:end-glue-point="2" svg:d="M118600 70149l-540-1094" svg:viewBox="0 0 541 1095">
          <text:p text:style-name="P1"><text:span text:style-name="T2">g3</text:span></text:p>
        </draw:connector>
        <draw:connector draw:style-name="gr6" draw:text-style-name="P1" xml:id="id580" draw:id="id580" draw:layer="layout" draw:type="line" svg:x1="115.8cm" svg:y1="64.462cm" svg:x2="115.8cm" svg:y2="64.462cm" draw:start-shape="id520" draw:end-shape="id520" draw:end-glue-point="0" svg:d="M115800 64462z" svg:viewBox="0 0 1 1">
          <text:p/>
        </draw:connector>
        <draw:connector draw:style-name="gr6" draw:text-style-name="P1" draw:layer="layout" draw:type="line" svg:x1="115.8cm" svg:y1="64.462cm" svg:x2="115.85cm" svg:y2="63.4cm" draw:start-shape="id580" draw:start-glue-point="0" draw:end-shape="id581" draw:end-glue-point="2" svg:d="M115800 64462l50-1062" svg:viewBox="0 0 51 1063">
          <text:p/>
        </draw:connector>
        <draw:connector draw:style-name="gr5" draw:text-style-name="P3" draw:layer="layout" draw:type="line" svg:x1="120.25cm" svg:y1="62.525cm" svg:x2="120.246cm" svg:y2="60.9cm" draw:start-shape="id572" draw:start-glue-point="0" svg:d="M120250 62525l-4-1625" svg:viewBox="0 0 5 1626">
          <text:p text:style-name="P1"><text:span text:style-name="T2">g1</text:span></text:p>
        </draw:connector>
        <draw:connector draw:style-name="gr5" draw:text-style-name="P3" draw:layer="layout" draw:type="line" svg:x1="118.05cm" svg:y1="62.5cm" svg:x2="118.023cm" svg:y2="60.827cm" draw:start-shape="id582" draw:start-glue-point="0" svg:d="M118050 62500l-27-1673" svg:viewBox="0 0 28 1674">
          <text:p text:style-name="P1"><text:span text:style-name="T2">g2</text:span></text:p>
        </draw:connector>
        <draw:connector draw:style-name="gr5" draw:text-style-name="P3" draw:layer="layout" draw:type="line" svg:x1="115.85cm" svg:y1="62.5cm" svg:x2="115.878cm" svg:y2="60.762cm" draw:start-shape="id581" draw:start-glue-point="0" svg:d="M115850 62500l28-1738" svg:viewBox="0 0 29 1739">
          <text:p text:style-name="P1"><text:span text:style-name="T2">g3</text:span></text:p>
        </draw:connector>
        <draw:connector draw:style-name="gr5" draw:text-style-name="P3" draw:layer="layout" draw:type="line" svg:x1="125.7cm" svg:y1="63.005cm" svg:x2="125.173cm" svg:y2="66.85cm" draw:start-shape="id543" draw:start-glue-point="1" draw:end-shape="id545" draw:end-glue-point="1" svg:d="M125700 63005l-527 3845" svg:viewBox="0 0 528 3846">
          <text:p text:style-name="P1"><text:span text:style-name="T2">b</text:span></text:p>
        </draw:connector>
        <draw:custom-shape draw:style-name="gr2" draw:text-style-name="P2" xml:id="id583" draw:id="id583" draw:layer="layout" svg:width="1cm" svg:height="0.9cm" svg:x="117.5cm" svg:y="64.5cm">
          <text:p text:style-name="P1"><text:span text:style-name="T1">OR</text:span></text:p>
          <text:p text:style-name="P1"><text:span text:style-name="T1">44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8cm" svg:y1="64.5cm" svg:x2="118.05cm" svg:y2="63.4cm" draw:start-shape="id583" draw:start-glue-point="0" draw:end-shape="id582" draw:end-glue-point="2" svg:d="M118000 64500l50-1100" svg:viewBox="0 0 51 1101">
          <text:p/>
        </draw:connector>
        <draw:custom-shape draw:style-name="gr2" draw:text-style-name="P2" xml:id="id584" draw:id="id584" draw:layer="layout" svg:width="1cm" svg:height="0.9cm" svg:x="117cm" svg:y="66.4cm">
          <text:p text:style-name="P1"><text:span text:style-name="T1">NAND</text:span></text:p>
          <text:p text:style-name="P1"><text:span text:style-name="T1">448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7.5cm" svg:y1="66.4cm" svg:x2="118cm" svg:y2="65.4cm" draw:start-shape="id584" draw:start-glue-point="0" draw:end-shape="id583" draw:end-glue-point="2" svg:d="M117500 66400l500-1000" svg:viewBox="0 0 501 1001">
          <text:p/>
        </draw:connector>
        <draw:connector draw:style-name="gr6" draw:text-style-name="P1" draw:layer="layout" draw:type="line" svg:x1="118.06cm" svg:y1="68.155cm" svg:x2="117.5cm" svg:y2="67.3cm" draw:start-shape="id552" draw:start-glue-point="0" draw:end-shape="id584" draw:end-glue-point="2" svg:d="M118060 68155l-560-855" svg:viewBox="0 0 561 856">
          <text:p/>
        </draw:connector>
        <draw:connector draw:style-name="gr5" draw:text-style-name="P3" draw:layer="layout" draw:type="line" svg:x1="111.45cm" svg:y1="62.453cm" svg:x2="111.416cm" svg:y2="60.596cm" draw:start-shape="id551" draw:start-glue-point="0" svg:d="M111450 62453l-34-1857" svg:viewBox="0 0 35 1858">
          <text:p text:style-name="P1"><text:span text:style-name="T2">g4</text:span></text:p>
        </draw:connector>
        <draw:connector draw:style-name="gr5" draw:text-style-name="P3" draw:layer="layout" draw:type="line" svg:x1="112.2cm" svg:y1="60.853cm" svg:x2="112.223cm" svg:y2="59.259cm" draw:start-shape="id553" draw:start-glue-point="0" svg:d="M112200 60853l23-1594" svg:viewBox="0 0 24 1595">
          <text:p text:style-name="P1"><text:span text:style-name="T2">/g4</text:span></text:p>
        </draw:connector>
        <draw:connector draw:style-name="gr6" draw:text-style-name="P1" draw:layer="layout" draw:type="line" svg:x1="116.963cm" svg:y1="68.155cm" svg:x2="117.5cm" svg:y2="67.3cm" draw:start-shape="id573" draw:start-glue-point="0" draw:end-shape="id584" draw:end-glue-point="2" svg:d="M116963 68155l537-855" svg:viewBox="0 0 538 856">
          <text:p/>
        </draw:connector>
        <draw:connector draw:style-name="gr5" draw:text-style-name="P3" draw:layer="layout" draw:type="line" svg:x1="109.25cm" svg:y1="62.453cm" svg:x2="109.207cm" svg:y2="60.463cm" draw:start-shape="id511" draw:start-glue-point="0" svg:d="M109250 62453l-43-1990" svg:viewBox="0 0 44 1991">
          <text:p text:style-name="P1"><text:span text:style-name="T2">g5</text:span></text:p>
        </draw:connector>
        <draw:connector draw:style-name="gr5" draw:text-style-name="P3" draw:layer="layout" draw:type="line" svg:x1="110cm" svg:y1="60.853cm" svg:x2="109.961cm" svg:y2="59.246cm" draw:start-shape="id512" draw:start-glue-point="0" svg:d="M110000 60853l-39-1607" svg:viewBox="0 0 40 1608">
          <text:p text:style-name="P1"><text:span text:style-name="T2">/g5</text:span></text:p>
        </draw:connector>
        <draw:custom-shape draw:style-name="gr2" draw:text-style-name="P2" xml:id="id585" draw:id="id585" draw:layer="layout" svg:width="1cm" svg:height="0.9cm" svg:x="115.3cm" svg:y="68.1cm">
          <text:p text:style-name="P1"><text:span text:style-name="T1">NAND</text:span></text:p>
          <text:p text:style-name="P1"><text:span text:style-name="T1">468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147cm" svg:y1="71.6cm" svg:x2="115.8cm" svg:y2="69cm" draw:start-shape="id576" draw:start-glue-point="0" draw:end-shape="id585" draw:end-glue-point="2" svg:d="M118147 71600l-2347-2600" svg:viewBox="0 0 2348 2601">
          <text:p/>
        </draw:connector>
        <draw:connector draw:style-name="gr6" draw:text-style-name="P1" draw:layer="layout" draw:type="line" svg:x1="115.8cm" svg:y1="68.1cm" svg:x2="115.8cm" svg:y2="65.362cm" draw:start-shape="id585" draw:start-glue-point="0" draw:end-shape="id520" draw:end-glue-point="2" svg:d="M115800 68100v-2738" svg:viewBox="0 0 1 2739">
          <text:p/>
        </draw:connector>
        <draw:custom-shape draw:style-name="gr2" draw:text-style-name="P2" xml:id="id586" draw:id="id586" draw:layer="layout" svg:width="1cm" svg:height="0.9cm" svg:x="115.3cm" svg:y="69.8cm">
          <text:p text:style-name="P1"><text:span text:style-name="T1">NAND</text:span></text:p>
          <text:p text:style-name="P1"><text:span text:style-name="T1">468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5.8cm" svg:y1="69.8cm" svg:x2="115.8cm" svg:y2="69cm" draw:start-shape="id586" draw:start-glue-point="0" draw:end-shape="id585" svg:d="M115800 69800v-800" svg:viewBox="0 0 1 801">
          <text:p/>
        </draw:connector>
        <draw:connector draw:style-name="gr5" draw:text-style-name="P3" draw:layer="layout" draw:type="line" svg:x1="107.05cm" svg:y1="62.453cm" svg:x2="107.057cm" svg:y2="60.453cm" draw:start-shape="id539" draw:start-glue-point="0" svg:d="M107050 62453l7-2000" svg:viewBox="0 0 8 2001">
          <text:p text:style-name="P1"><text:span text:style-name="T2">g6</text:span></text:p>
        </draw:connector>
        <draw:connector draw:style-name="gr5" draw:text-style-name="P3" draw:layer="layout" draw:type="line" svg:x1="104.85cm" svg:y1="62.453cm" svg:x2="104.9cm" svg:y2="60.453cm" draw:start-shape="id542" svg:d="M104850 62453l50-2000" svg:viewBox="0 0 51 2001">
          <text:p text:style-name="P1"><text:span text:style-name="T2">g7</text:span></text:p>
        </draw:connector>
        <draw:connector draw:style-name="gr5" draw:text-style-name="P3" draw:layer="layout" draw:type="line" svg:x1="102.65cm" svg:y1="62.453cm" svg:x2="102.632cm" svg:y2="60.437cm" draw:start-shape="id515" draw:start-glue-point="0" svg:d="M102650 62453l-18-2016" svg:viewBox="0 0 19 2017">
          <text:p text:style-name="P1"><text:span text:style-name="T2">g8</text:span></text:p>
        </draw:connector>
        <draw:custom-shape draw:style-name="gr2" draw:text-style-name="P2" xml:id="id587" draw:id="id587" draw:layer="layout" svg:width="1cm" svg:height="0.9cm" svg:x="113.6cm" svg:y="68.9cm">
          <text:p text:style-name="P1"><text:span text:style-name="T1">NAND</text:span></text:p>
          <text:p text:style-name="P1"><text:span text:style-name="T1">45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4.069cm" svg:y1="73cm" svg:x2="114.1cm" svg:y2="69.8cm" draw:start-shape="id577" draw:start-glue-point="0" draw:end-shape="id587" draw:end-glue-point="2" svg:d="M114069 73000l31-3200" svg:viewBox="0 0 32 3201">
          <text:p/>
        </draw:connector>
        <draw:connector draw:style-name="gr6" draw:text-style-name="P1" draw:layer="layout" draw:type="line" svg:x1="114.069cm" svg:y1="73cm" svg:x2="115.8cm" svg:y2="70.7cm" draw:start-shape="id577" draw:start-glue-point="0" draw:end-shape="id586" draw:end-glue-point="2" svg:d="M114069 73000l1731-2300" svg:viewBox="0 0 1732 2301">
          <text:p/>
        </draw:connector>
        <draw:custom-shape draw:style-name="gr2" draw:text-style-name="P2" xml:id="id588" draw:id="id588" draw:layer="layout" svg:width="1cm" svg:height="0.9cm" svg:x="113.134cm" svg:y="66.3cm">
          <text:p text:style-name="P1"><text:span text:style-name="T1">NAND</text:span></text:p>
          <text:p text:style-name="P1"><text:span text:style-name="T1">44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4.1cm" svg:y1="68.9cm" svg:x2="113.634cm" svg:y2="67.2cm" draw:start-shape="id587" draw:start-glue-point="0" draw:end-shape="id588" draw:end-glue-point="2" svg:d="M114100 68900l-466-1700" svg:viewBox="0 0 467 1701">
          <text:p/>
        </draw:connector>
        <draw:connector draw:style-name="gr6" draw:text-style-name="P1" draw:layer="layout" draw:type="line" svg:x1="113.634cm" svg:y1="66.3cm" svg:x2="113.634cm" svg:y2="65.3cm" draw:start-shape="id588" draw:start-glue-point="0" draw:end-shape="id46" draw:end-glue-point="2" svg:d="M113634 66300v-1000" svg:viewBox="0 0 1 1001">
          <text:p/>
        </draw:connector>
        <draw:custom-shape draw:style-name="gr3" draw:text-style-name="P2" xml:id="id589" draw:id="id589" draw:layer="layout" svg:width="2.1cm" svg:height="0.9cm" svg:x="112.634cm" svg:y="62.5cm">
          <text:p text:style-name="P1"><text:span text:style-name="T1">DFF (mclk)</text:span></text:p>
          <text:p text:style-name="P1"><text:span text:style-name="T1">44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3.634cm" svg:y1="64.4cm" svg:x2="113.684cm" svg:y2="63.4cm" draw:start-shape="id46" draw:start-glue-point="0" draw:end-shape="id589" draw:end-glue-point="2" svg:d="M113634 64400l50-1000" svg:viewBox="0 0 51 1001">
          <text:p/>
        </draw:connector>
        <draw:connector draw:style-name="gr5" draw:text-style-name="P3" draw:layer="layout" draw:type="line" svg:x1="113.684cm" svg:y1="62.5cm" svg:x2="113.728cm" svg:y2="60.762cm" draw:start-shape="id589" svg:d="M113684 62500l44-1738" svg:viewBox="0 0 45 1739">
          <text:p text:style-name="P1"><text:span text:style-name="T2">g9</text:span></text:p>
        </draw:connector>
        <draw:custom-shape draw:style-name="gr2" draw:text-style-name="P2" xml:id="id590" draw:id="id590" draw:layer="layout" svg:width="1cm" svg:height="0.9cm" svg:x="118.6cm" svg:y="68.17cm">
          <text:p text:style-name="P1"><text:span text:style-name="T1">NAND</text:span></text:p>
          <text:p text:style-name="P1"><text:span text:style-name="T1">44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91" draw:id="id591" draw:layer="layout" svg:width="1cm" svg:height="0.9cm" svg:x="112.52cm" svg:y="68.9cm">
          <text:p text:style-name="P1"><text:span text:style-name="T1">NAND</text:span></text:p>
          <text:p text:style-name="P1"><text:span text:style-name="T1">44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8.828cm" svg:y1="70.221cm" svg:x2="119.1cm" svg:y2="69.07cm" draw:end-shape="id590" draw:end-glue-point="2" svg:d="M118828 70221l272-1151" svg:viewBox="0 0 273 1152">
          <text:p text:style-name="P1"><text:span text:style-name="T2">g9</text:span></text:p>
        </draw:connector>
        <draw:connector draw:style-name="gr5" draw:text-style-name="P3" draw:layer="layout" draw:type="line" svg:x1="112.5cm" svg:y1="70.999cm" svg:x2="113.02cm" svg:y2="69.8cm" draw:end-shape="id591" draw:end-glue-point="2" svg:d="M112500 70999l520-1199" svg:viewBox="0 0 521 1200">
          <text:p text:style-name="P1"><text:span text:style-name="T2">g9</text:span></text:p>
        </draw:connector>
        <draw:connector draw:style-name="gr6" draw:text-style-name="P1" draw:layer="layout" draw:type="line" svg:x1="119.1cm" svg:y1="68.17cm" svg:x2="118.6cm" svg:y2="67.3cm" draw:start-shape="id590" draw:start-glue-point="0" draw:end-shape="id516" draw:end-glue-point="2" svg:d="M119100 68170l-500-870" svg:viewBox="0 0 501 871">
          <text:p/>
        </draw:connector>
        <draw:connector draw:style-name="gr6" draw:text-style-name="P1" draw:layer="layout" draw:type="line" svg:x1="118.6cm" svg:y1="66.4cm" svg:x2="118cm" svg:y2="65.4cm" draw:start-shape="id516" draw:start-glue-point="0" draw:end-shape="id583" draw:end-glue-point="2" svg:d="M118600 66400l-600-1000" svg:viewBox="0 0 601 1001">
          <text:p/>
        </draw:connector>
        <draw:connector draw:style-name="gr5" draw:text-style-name="P1" draw:layer="layout" draw:type="line" svg:x1="119.529cm" svg:y1="70.736cm" svg:x2="119.1cm" svg:y2="69.07cm" draw:end-shape="id590" draw:end-glue-point="2" svg:d="M119529 70736l-429-1666" svg:viewBox="0 0 430 1667">
          <text:p text:style-name="P1"><text:span text:style-name="T2">yuv_res_8</text:span></text:p>
        </draw:connector>
        <draw:connector draw:style-name="gr5" draw:text-style-name="P1" draw:layer="layout" draw:type="line" svg:x1="34.753cm" svg:y1="81.5cm" svg:x2="34.8cm" svg:y2="80.009cm" draw:end-shape="id592" draw:end-glue-point="2" svg:d="M34753 81500l47-1491" svg:viewBox="0 0 48 1492">
          <text:p text:style-name="P1"><text:span text:style-name="T2">yuv_res_8</text:span></text:p>
        </draw:connector>
        <draw:connector draw:style-name="gr5" draw:text-style-name="P1" draw:layer="layout" draw:type="line" svg:x1="35.938cm" svg:y1="83.6cm" svg:x2="36cm" svg:y2="82.109cm" draw:end-shape="id593" draw:end-glue-point="2" svg:d="M35938 83600l62-1491" svg:viewBox="0 0 63 1492">
          <text:p text:style-name="P1"><text:span text:style-name="T2">yuv_res_8</text:span></text:p>
        </draw:connector>
        <draw:custom-shape draw:style-name="gr1" draw:text-style-name="P2" xml:id="id594" draw:id="id594" draw:layer="layout" svg:width="1cm" svg:height="0.9cm" svg:x="21cm" svg:y="75.6cm">
          <text:p text:style-name="P1"><text:span text:style-name="T1">AND</text:span></text:p>
          <text:p text:style-name="P1"><text:span text:style-name="T1">39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755cm" svg:y1="77.592cm" svg:x2="21.5cm" svg:y2="76.5cm" draw:end-shape="id594" draw:end-glue-point="2" svg:d="M21755 77592l-255-1092" svg:viewBox="0 0 256 1093">
          <text:p text:style-name="P1"><text:span text:style-name="T2">yuv_res_8</text:span></text:p>
        </draw:connector>
        <draw:custom-shape draw:style-name="gr1" draw:text-style-name="P2" xml:id="id595" draw:id="id595" draw:layer="layout" svg:width="1cm" svg:height="0.9cm" svg:x="69.5cm" svg:y="75.765cm">
          <text:p text:style-name="P1"><text:span text:style-name="T1">AND</text:span></text:p>
          <text:p text:style-name="P1"><text:span text:style-name="T1">39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9.944cm" svg:y1="78.5cm" svg:x2="70cm" svg:y2="76.665cm" draw:end-shape="id595" draw:end-glue-point="2" svg:d="M69944 78500l56-1835" svg:viewBox="0 0 57 1836">
          <text:p text:style-name="P1"><text:span text:style-name="T2">/yuv_res_8</text:span></text:p>
        </draw:connector>
        <draw:connector draw:style-name="gr5" draw:text-style-name="P1" draw:layer="layout" draw:type="line" svg:x1="113.058cm" svg:y1="71.727cm" svg:x2="113.02cm" svg:y2="69.8cm" draw:end-shape="id591" draw:end-glue-point="2" svg:d="M113058 71727l-38-1927" svg:viewBox="0 0 39 1928">
          <text:p text:style-name="P1"><text:span text:style-name="T2">/yuv_res_8</text:span></text:p>
        </draw:connector>
        <draw:custom-shape draw:style-name="gr1" draw:text-style-name="P2" xml:id="id596" draw:id="id596" draw:layer="layout" svg:width="1cm" svg:height="0.9cm" svg:x="68.1cm" svg:y="75.765cm">
          <text:p text:style-name="P1"><text:span text:style-name="T1">IMUX</text:span></text:p>
          <text:p text:style-name="P1"><text:span text:style-name="T1">45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8.502cm" svg:y1="78.433cm" svg:x2="68.6cm" svg:y2="76.665cm" draw:end-shape="id596" draw:end-glue-point="2" svg:d="M68502 78433l98-1768" svg:viewBox="0 0 99 1769">
          <text:p text:style-name="P1"><text:span text:style-name="T2">/yuv_res_8/c</text:span></text:p>
        </draw:connector>
        <draw:custom-shape draw:style-name="gr2" draw:text-style-name="P2" xml:id="id597" draw:id="id597" draw:layer="layout" svg:width="1cm" svg:height="0.9cm" svg:x="38.5cm" svg:y="80.6cm">
          <text:p text:style-name="P1"><text:span text:style-name="T1">NAND</text:span></text:p>
          <text:p text:style-name="P1"><text:span text:style-name="T1">45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8.992cm" svg:y1="82.74cm" svg:x2="39cm" svg:y2="81.5cm" draw:end-shape="id597" draw:end-glue-point="2" svg:d="M38992 82740l8-1240" svg:viewBox="0 0 9 1241">
          <text:p text:style-name="P1"><text:span text:style-name="T2">/yuv_res_8</text:span></text:p>
        </draw:connector>
        <draw:custom-shape draw:style-name="gr2" draw:text-style-name="P2" xml:id="id598" draw:id="id598" draw:layer="layout" svg:width="1cm" svg:height="0.9cm" svg:x="34cm" svg:y="74.1cm">
          <text:p text:style-name="P1"><text:span text:style-name="T1">NAND</text:span></text:p>
          <text:p text:style-name="P1"><text:span text:style-name="T1">44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4.453cm" svg:y1="76.491cm" svg:x2="34.5cm" svg:y2="75cm" draw:end-shape="id598" draw:end-glue-point="2" svg:d="M34453 76491l47-1491" svg:viewBox="0 0 48 1492">
          <text:p text:style-name="P1"><text:span text:style-name="T2">/yuv_res_8</text:span></text:p>
        </draw:connector>
        <draw:custom-shape draw:style-name="gr1" draw:text-style-name="P2" xml:id="id599" draw:id="id599" draw:layer="layout" svg:width="1cm" svg:height="0.9cm" svg:x="68.2cm" svg:y="72.674cm">
          <text:p text:style-name="P1"><text:span text:style-name="T1">NAND</text:span></text:p>
          <text:p text:style-name="P1"><text:span text:style-name="T1">42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8.653cm" svg:y1="75.065cm" svg:x2="68.7cm" svg:y2="73.574cm" draw:end-shape="id599" draw:end-glue-point="2" svg:d="M68653 75065l47-1491" svg:viewBox="0 0 48 1492">
          <text:p text:style-name="P1"><text:span text:style-name="T2">/yuv_res_8</text:span></text:p>
        </draw:connector>
        <draw:custom-shape draw:style-name="gr1" draw:text-style-name="P2" xml:id="id600" draw:id="id600" draw:layer="layout" svg:width="1cm" svg:height="0.9cm" svg:x="69.8cm" svg:y="72.674cm">
          <text:p text:style-name="P1"><text:span text:style-name="T1">NAND</text:span></text:p>
          <text:p text:style-name="P1"><text:span text:style-name="T1">42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70.253cm" svg:y1="75.065cm" svg:x2="70.3cm" svg:y2="73.574cm" draw:end-shape="id600" draw:end-glue-point="2" svg:d="M70253 75065l47-1491" svg:viewBox="0 0 48 1492">
          <text:p text:style-name="P1"><text:span text:style-name="T2">/yuv_res_8</text:span></text:p>
        </draw:connector>
        <draw:connector draw:style-name="gr6" draw:text-style-name="P1" draw:layer="layout" draw:type="line" svg:x1="105.3cm" svg:y1="68.6cm" svg:x2="104.9cm" svg:y2="67.153cm" draw:start-shape="id554" draw:start-glue-point="0" draw:end-shape="id532" draw:end-glue-point="2" svg:d="M105300 68600l-400-1447" svg:viewBox="0 0 401 1448">
          <text:p/>
        </draw:connector>
        <draw:custom-shape draw:style-name="gr3" draw:text-style-name="P2" xml:id="id601" draw:id="id601" draw:layer="layout" svg:width="2.1cm" svg:height="0.9cm" svg:x="99.4cm" svg:y="62.4cm">
          <text:p text:style-name="P1"><text:span text:style-name="T1">DFF (mclk)</text:span></text:p>
          <text:p text:style-name="P1"><text:span text:style-name="T1">4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0.424cm" svg:y1="64.165cm" svg:x2="100.45cm" svg:y2="63.3cm" draw:start-shape="id575" draw:end-shape="id601" draw:end-glue-point="2" svg:d="M100424 64165l26-865" svg:viewBox="0 0 27 866">
          <text:p/>
        </draw:connector>
        <draw:connector draw:style-name="gr5" draw:text-style-name="P3" draw:layer="layout" draw:type="line" svg:x1="100.45cm" svg:y1="62.4cm" svg:x2="100.482cm" svg:y2="60.384cm" draw:start-shape="id601" svg:d="M100450 62400l32-2016" svg:viewBox="0 0 33 2017">
          <text:p text:style-name="P1"><text:span text:style-name="T2">g10</text:span></text:p>
        </draw:connector>
        <draw:connector draw:style-name="gr5" draw:text-style-name="P3" draw:layer="layout" draw:type="line" svg:x1="101.247cm" svg:y1="68.183cm" svg:x2="100.4cm" svg:y2="67.084cm" draw:end-shape="id574" draw:end-glue-point="2" svg:d="M101247 68183l-847-1099" svg:viewBox="0 0 848 1100">
          <text:p text:style-name="P1"><text:span text:style-name="T2">g10/b</text:span></text:p>
        </draw:connector>
        <draw:connector draw:style-name="gr5" draw:text-style-name="P3" draw:layer="layout" draw:type="line" svg:x1="96.222cm" svg:y1="29cm" svg:x2="95.39cm" svg:y2="27.112cm" draw:end-shape="id157" draw:end-glue-point="2" svg:d="M96222 29000l-832-1888" svg:viewBox="0 0 833 1889">
          <text:p text:style-name="P1"><text:span text:style-name="T2">g10</text:span></text:p>
        </draw:connector>
        <draw:custom-shape draw:style-name="gr1" draw:text-style-name="P2" xml:id="id602" draw:id="id602" draw:layer="layout" svg:width="1cm" svg:height="0.9cm" svg:x="27.853cm" svg:y="72.209cm">
          <text:p text:style-name="P1"><text:span text:style-name="T1">NAND</text:span></text:p>
          <text:p text:style-name="P1"><text:span text:style-name="T1">44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7.8cm" svg:y1="74.397cm" svg:x2="28.353cm" svg:y2="73.109cm" draw:end-shape="id602" draw:end-glue-point="2" svg:d="M27800 74397l553-1288" svg:viewBox="0 0 554 1289">
          <text:p text:style-name="P1"><text:span text:style-name="T2">g10</text:span></text:p>
        </draw:connector>
        <draw:connector draw:style-name="gr5" draw:text-style-name="P1" draw:layer="layout" draw:type="line" svg:x1="73.303cm" svg:y1="75.009cm" svg:x2="73.4cm" svg:y2="73.665cm" draw:end-shape="id484" draw:end-glue-point="2" svg:d="M73303 75009l97-1344" svg:viewBox="0 0 98 1345">
          <text:p text:style-name="P1"><text:span text:style-name="T2">g10</text:span></text:p>
        </draw:connector>
        <draw:custom-shape draw:style-name="gr2" draw:text-style-name="P2" xml:id="id603" draw:id="id603" draw:layer="layout" svg:width="1cm" svg:height="0.9cm" svg:x="100.9cm" svg:y="60.8cm">
          <text:p text:style-name="P1"><text:span text:style-name="T1">NOT</text:span></text:p>
          <text:p text:style-name="P1"><text:span text:style-name="T1">44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0.45cm" svg:y1="62.4cm" svg:x2="101.4cm" svg:y2="61.7cm" draw:start-shape="id601" draw:start-glue-point="0" draw:end-shape="id603" draw:end-glue-point="2" svg:d="M100450 62400l950-700" svg:viewBox="0 0 951 701">
          <text:p/>
        </draw:connector>
        <draw:connector draw:style-name="gr5" draw:text-style-name="P3" draw:layer="layout" draw:type="line" svg:x1="125.9cm" svg:y1="37.118cm" svg:x2="125.897cm" svg:y2="35.856cm" draw:start-shape="id7" draw:start-glue-point="0" svg:d="M125900 37118l-3-1262" svg:viewBox="0 0 4 1263">
          <text:p text:style-name="P1"><text:span text:style-name="T2">u10</text:span></text:p>
        </draw:connector>
        <draw:connector draw:style-name="gr5" draw:text-style-name="P3" draw:layer="layout" draw:type="line" svg:x1="103.5cm" svg:y1="60.853cm" svg:x2="103.5cm" svg:y2="58.884cm" draw:start-shape="id548" svg:d="M103500 60853v-1969" svg:viewBox="0 0 1 1970">
          <text:p text:style-name="P1"><text:span text:style-name="T2">/g8</text:span></text:p>
        </draw:connector>
        <draw:connector draw:style-name="gr5" draw:text-style-name="P3" draw:layer="layout" draw:type="line" svg:x1="113.486cm" svg:y1="75.074cm" svg:x2="113cm" svg:y2="73.874cm" draw:end-shape="id156" draw:end-glue-point="2" svg:d="M113486 75074l-486-1200" svg:viewBox="0 0 487 1201">
          <text:p text:style-name="P1"><text:span text:style-name="T2">/g8</text:span></text:p>
        </draw:connector>
        <draw:connector draw:style-name="gr6" draw:text-style-name="P1" draw:layer="layout" draw:type="line" svg:x1="113cm" svg:y1="72.974cm" svg:x2="114.1cm" svg:y2="69.8cm" draw:start-shape="id156" draw:start-glue-point="0" draw:end-shape="id587" draw:end-glue-point="2" svg:d="M113000 72974l1100-3174" svg:viewBox="0 0 1101 3175">
          <text:p/>
        </draw:connector>
        <draw:custom-shape draw:style-name="gr2" draw:text-style-name="P2" xml:id="id604" draw:id="id604" draw:layer="layout" svg:width="1cm" svg:height="0.9cm" svg:x="115.3cm" svg:y="71.4cm">
          <text:p text:style-name="P1"><text:span text:style-name="T1">NOT</text:span></text:p>
          <text:p text:style-name="P1"><text:span text:style-name="T1">44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3cm" svg:y1="72.974cm" svg:x2="115.8cm" svg:y2="72.3cm" draw:start-shape="id156" draw:start-glue-point="0" draw:end-shape="id604" draw:end-glue-point="2" svg:d="M113000 72974l2800-674" svg:viewBox="0 0 2801 675">
          <text:p/>
        </draw:connector>
        <draw:connector draw:style-name="gr6" draw:text-style-name="P1" draw:layer="layout" draw:type="line" svg:x1="115.8cm" svg:y1="71.4cm" svg:x2="115.8cm" svg:y2="70.7cm" draw:start-shape="id604" draw:start-glue-point="0" draw:end-shape="id586" draw:end-glue-point="2" svg:d="M115800 71400v-700" svg:viewBox="0 0 1 701">
          <text:p/>
        </draw:connector>
        <draw:connector draw:style-name="gr5" draw:text-style-name="P3" draw:layer="layout" draw:type="line" svg:x1="101.4cm" svg:y1="60.8cm" svg:x2="101.4cm" svg:y2="58.8cm" draw:start-shape="id603" svg:d="M101400 60800v-2000" svg:viewBox="0 0 1 2001">
          <text:p text:style-name="P1"><text:span text:style-name="T2">/g10</text:span></text:p>
        </draw:connector>
        <draw:connector draw:style-name="gr5" draw:text-style-name="P3" draw:layer="layout" draw:type="line" svg:x1="31.635cm" svg:y1="84.134cm" svg:x2="32.282cm" svg:y2="82.844cm" draw:end-shape="id605" draw:end-glue-point="2" svg:d="M31635 84134l647-1290" svg:viewBox="0 0 648 1291">
          <text:p text:style-name="P1"><text:span text:style-name="T2">/g10</text:span></text:p>
        </draw:connector>
        <draw:custom-shape draw:style-name="gr2" draw:text-style-name="P2" xml:id="id605" draw:id="id605" draw:layer="layout" svg:width="1cm" svg:height="0.9cm" svg:x="31.782cm" svg:y="81.944cm">
          <text:p text:style-name="P1"><text:span text:style-name="T1">AND</text:span></text:p>
          <text:p text:style-name="P1"><text:span text:style-name="T1">44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606cm" svg:y1="78.465cm" svg:x2="65cm" svg:y2="76.665cm" draw:end-shape="id485" draw:end-glue-point="2" svg:d="M64606 78465l394-1800" svg:viewBox="0 0 395 1801">
          <text:p text:style-name="P1"><text:span text:style-name="T2">/g10</text:span></text:p>
        </draw:connector>
        <draw:connector draw:style-name="gr6" draw:text-style-name="P1" draw:layer="layout" draw:type="line" svg:x1="113.02cm" svg:y1="68.9cm" svg:x2="113.634cm" svg:y2="67.2cm" draw:start-shape="id591" draw:start-glue-point="0" draw:end-shape="id588" draw:end-glue-point="2" svg:d="M113020 68900l614-1700" svg:viewBox="0 0 615 1701">
          <text:p/>
        </draw:connector>
        <draw:connector draw:style-name="gr5" draw:text-style-name="P3" draw:layer="layout" draw:type="line" svg:x1="112.279cm" svg:y1="68.395cm" svg:x2="111.4cm" svg:y2="67.353cm" draw:end-shape="id510" draw:end-glue-point="2" svg:d="M112279 68395l-879-1042" svg:viewBox="0 0 880 1043">
          <text:p text:style-name="P1"><text:span text:style-name="T2">g4/b</text:span></text:p>
        </draw:connector>
        <draw:connector draw:style-name="gr5" draw:text-style-name="P3" draw:layer="layout" draw:type="line" svg:x1="125cm" svg:y1="35.314cm" svg:x2="125.014cm" svg:y2="34.066cm" draw:start-shape="id473" svg:d="M125000 35314l14-1248" svg:viewBox="0 0 15 1249">
          <text:p text:style-name="P1"><text:span text:style-name="T2">/u10</text:span></text:p>
        </draw:connector>
        <draw:connector draw:style-name="gr5" draw:text-style-name="P3" draw:layer="layout" draw:type="line" svg:x1="24.739cm" svg:y1="51.951cm" svg:x2="26cm" svg:y2="50.683cm" draw:end-shape="id77" draw:end-glue-point="2" svg:d="M24739 51951l1261-1268" svg:viewBox="0 0 1262 1269">
          <text:p text:style-name="P1"><text:span text:style-name="T2">/u10</text:span></text:p>
        </draw:connector>
        <draw:custom-shape draw:style-name="gr1" draw:text-style-name="P2" xml:id="id606" draw:id="id606" draw:layer="layout" svg:width="1cm" svg:height="0.9cm" svg:x="63.6cm" svg:y="72.824cm">
          <text:p text:style-name="P1"><text:span text:style-name="T1">AND</text:span></text:p>
          <text:p text:style-name="P1"><text:span text:style-name="T1">49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065cm" svg:y1="74.865cm" svg:x2="64.1cm" svg:y2="73.724cm" draw:end-shape="id606" svg:d="M64065 74865l35-1141" svg:viewBox="0 0 36 1142">
          <text:p text:style-name="P1"><text:span text:style-name="T2">/u10</text:span></text:p>
        </draw:connector>
        <draw:custom-shape draw:style-name="gr1" draw:text-style-name="P2" xml:id="id607" draw:id="id607" draw:layer="layout" svg:width="1cm" svg:height="0.9cm" svg:x="106.5cm" svg:y="74.259cm">
          <text:p text:style-name="P1"><text:span text:style-name="T1">3-NAND</text:span></text:p>
          <text:p text:style-name="P1"><text:span text:style-name="T1">49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6.965cm" svg:y1="76.3cm" svg:x2="107cm" svg:y2="75.159cm" draw:end-shape="id607" svg:d="M106965 76300l35-1141" svg:viewBox="0 0 36 1142">
          <text:p text:style-name="P1"><text:span text:style-name="T2">/u10</text:span></text:p>
        </draw:connector>
        <draw:connector draw:style-name="gr5" draw:text-style-name="P3" draw:layer="layout" draw:type="line" svg:x1="110.274cm" svg:y1="68.366cm" svg:x2="111.4cm" svg:y2="67.353cm" draw:end-shape="id510" draw:end-glue-point="2" svg:d="M110274 68366l1126-1013" svg:viewBox="0 0 1127 1014">
          <text:p text:style-name="P1"><text:span text:style-name="T2">/u10/c</text:span></text:p>
        </draw:connector>
        <draw:connector draw:style-name="gr5" draw:text-style-name="P3" draw:layer="layout" draw:type="line" svg:x1="109.061cm" svg:y1="70.637cm" svg:x2="108.6cm" svg:y2="69.5cm" draw:end-shape="id509" svg:d="M109061 70637l-461-1137" svg:viewBox="0 0 462 1138">
          <text:p text:style-name="P1"><text:span text:style-name="T2">/u10</text:span></text:p>
        </draw:connector>
        <draw:connector draw:style-name="gr5" draw:text-style-name="P3" draw:layer="layout" draw:type="line" svg:x1="104.904cm" svg:y1="72.38cm" svg:x2="104.2cm" svg:y2="71.4cm" draw:end-shape="id531" draw:end-glue-point="2" svg:d="M104904 72380l-704-980" svg:viewBox="0 0 705 981">
          <text:p text:style-name="P1"><text:span text:style-name="T2">/u10</text:span></text:p>
        </draw:connector>
        <draw:connector draw:style-name="gr5" draw:text-style-name="P3" draw:layer="layout" draw:type="line" svg:x1="110.145cm" svg:y1="70.624cm" svg:x2="109.7cm" svg:y2="69.5cm" draw:end-shape="id535" draw:end-glue-point="2" svg:d="M110145 70624l-445-1124" svg:viewBox="0 0 446 1125">
          <text:p text:style-name="P1"><text:span text:style-name="T2">g6</text:span></text:p>
        </draw:connector>
        <draw:connector draw:style-name="gr5" draw:text-style-name="P3" draw:layer="layout" draw:type="line" svg:x1="98.25cm" svg:y1="62.4cm" svg:x2="98.231cm" svg:y2="60.454cm" draw:start-shape="id507" draw:start-glue-point="0" svg:d="M98250 62400l-19-1946" svg:viewBox="0 0 20 1947">
          <text:p text:style-name="P1"><text:span text:style-name="T2">g11</text:span></text:p>
        </draw:connector>
        <draw:connector draw:style-name="gr5" draw:text-style-name="P3" draw:layer="layout" draw:type="line" svg:x1="96.05cm" svg:y1="62.412cm" svg:x2="96.077cm" svg:y2="60.306cm" draw:start-shape="id501" draw:start-glue-point="0" svg:d="M96050 62412l27-2106" svg:viewBox="0 0 28 2107">
          <text:p text:style-name="P1"><text:span text:style-name="T2">g12</text:span></text:p>
        </draw:connector>
        <draw:connector draw:style-name="gr5" draw:text-style-name="P3" draw:layer="layout" draw:type="line" svg:x1="97cm" svg:y1="60.906cm" svg:x2="97.027cm" svg:y2="58.8cm" draw:start-shape="id502" svg:d="M97000 60906l27-2106" svg:viewBox="0 0 28 2107">
          <text:p text:style-name="P1"><text:span text:style-name="T2">/g12</text:span></text:p>
        </draw:connector>
        <draw:connector draw:style-name="gr5" draw:text-style-name="P3" draw:layer="layout" draw:type="line" svg:x1="123.9cm" svg:y1="35.314cm" svg:x2="123.901cm" svg:y2="33.957cm" draw:start-shape="id476" draw:start-glue-point="0" svg:d="M123900 35314l1-1357" svg:viewBox="0 0 2 1358">
          <text:p text:style-name="P1"><text:span text:style-name="T2">/u10</text:span></text:p>
        </draw:connector>
        <draw:custom-shape draw:style-name="gr2" draw:text-style-name="P2" xml:id="id608" draw:id="id608" draw:layer="layout" svg:width="1cm" svg:height="0.9cm" svg:x="106.5cm" svg:y="72.6cm">
          <text:p text:style-name="P1"><text:span text:style-name="T1">NOT</text:span></text:p>
          <text:p text:style-name="P1"><text:span text:style-name="T1">47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7cm" svg:y1="72.6cm" svg:x2="105.9cm" svg:y2="71.848cm" draw:start-shape="id608" draw:start-glue-point="0" draw:end-shape="id547" draw:end-glue-point="2" svg:d="M107000 72600l-1100-752" svg:viewBox="0 0 1101 753">
          <text:p/>
        </draw:connector>
        <draw:connector draw:style-name="gr6" draw:text-style-name="P1" draw:layer="layout" draw:type="line" svg:x1="107cm" svg:y1="74.259cm" svg:x2="107cm" svg:y2="73.5cm" draw:start-shape="id607" draw:start-glue-point="0" draw:end-shape="id608" draw:end-glue-point="2" svg:d="M107000 74259v-759" svg:viewBox="0 0 1 760">
          <text:p/>
        </draw:connector>
        <draw:connector draw:style-name="gr6" draw:text-style-name="P1" draw:layer="layout" draw:type="line" svg:x1="107cm" svg:y1="74.259cm" svg:x2="101cm" svg:y2="71.4cm" draw:start-shape="id607" draw:start-glue-point="0" draw:end-shape="id546" draw:end-glue-point="2" svg:d="M107000 74259l-6000-2859" svg:viewBox="0 0 6001 2860">
          <text:p/>
        </draw:connector>
        <draw:custom-shape draw:style-name="gr2" draw:text-style-name="P2" xml:id="id609" draw:id="id609" draw:layer="layout" svg:width="1cm" svg:height="0.9cm" svg:x="125.5cm" svg:y="67.9cm">
          <text:p text:style-name="P1"><text:span text:style-name="T1">NAND</text:span></text:p>
          <text:p text:style-name="P1"><text:span text:style-name="T1">47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07cm" svg:y1="74.259cm" svg:x2="126cm" svg:y2="68.8cm" draw:start-shape="id607" draw:start-glue-point="0" draw:end-shape="id609" draw:end-glue-point="2" svg:d="M107000 74259l19000-5459" svg:viewBox="0 0 19001 5460">
          <text:p/>
        </draw:connector>
        <draw:connector draw:style-name="gr6" draw:text-style-name="P1" draw:layer="layout" draw:type="line" svg:x1="125.7cm" svg:y1="63.005cm" svg:x2="126cm" svg:y2="67.9cm" draw:start-shape="id543" draw:start-glue-point="1" draw:end-shape="id609" svg:d="M125700 63005l300 4895" svg:viewBox="0 0 301 4896">
          <text:p/>
        </draw:connector>
        <draw:connector draw:style-name="gr5" draw:text-style-name="P3" draw:layer="layout" draw:type="line" svg:x1="126cm" svg:y1="67.9cm" svg:x2="124.673cm" svg:y2="67.3cm" draw:start-shape="id609" draw:start-glue-point="0" draw:end-shape="id545" draw:end-glue-point="2" svg:d="M126000 67900l-1327-600" svg:viewBox="0 0 1328 601">
          <text:p text:style-name="P1"><text:span text:style-name="T2">c</text:span></text:p>
        </draw:connector>
        <draw:connector draw:style-name="gr6" draw:text-style-name="P1" draw:layer="layout" draw:type="line" svg:x1="101cm" svg:y1="70.5cm" svg:x2="102.6cm" svg:y2="67.1cm" draw:start-shape="id546" draw:start-glue-point="0" draw:end-shape="id513" draw:end-glue-point="2" svg:d="M101000 70500l1600-3400" svg:viewBox="0 0 1601 3401">
          <text:p/>
        </draw:connector>
        <draw:connector draw:style-name="gr5" draw:text-style-name="P3" draw:layer="layout" draw:type="line" svg:x1="34.7cm" svg:y1="41.9cm" svg:x2="34.709cm" svg:y2="40.5cm" draw:start-shape="id155" draw:start-glue-point="0" svg:d="M34700 41900l9-1400" svg:viewBox="0 0 10 1401">
          <text:p text:style-name="P1"><text:span text:style-name="T2">/c6</text:span></text:p>
        </draw:connector>
        <draw:connector draw:style-name="gr5" draw:text-style-name="P1" draw:layer="layout" draw:type="line" svg:x1="105.136cm" svg:y1="70.96cm" svg:x2="105.3cm" svg:y2="69.5cm" draw:end-shape="id554" draw:end-glue-point="2" svg:d="M105136 70960l164-1460" svg:viewBox="0 0 165 1461">
          <text:p text:style-name="P1"><text:span text:style-name="T2">/c6</text:span></text:p>
        </draw:connector>
        <draw:connector draw:style-name="gr5" draw:text-style-name="P1" draw:layer="layout" draw:type="line" svg:x1="103.291cm" svg:y1="75.49cm" svg:x2="103.9cm" svg:y2="74.3cm" draw:end-shape="id530" draw:end-glue-point="2" svg:d="M103291 75490l609-1190" svg:viewBox="0 0 610 1191">
          <text:p text:style-name="P1"><text:span text:style-name="T2">/c6</text:span></text:p>
        </draw:connector>
        <draw:custom-shape draw:style-name="gr3" draw:text-style-name="P2" xml:id="id610" draw:id="id610" draw:layer="layout" svg:width="2.1cm" svg:height="0.9cm" svg:x="110cm" svg:y="6.857cm">
          <text:p text:style-name="P1"><text:span text:style-name="T1">DFFR(clk62,/res10)</text:span></text:p>
          <text:p text:style-name="P1"><text:span text:style-name="T1">458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1.05cm" svg:y1="6.857cm" svg:x2="111.1cm" svg:y2="5.42cm" draw:start-shape="id610" draw:start-glue-point="0" draw:end-shape="id323" draw:end-glue-point="2" svg:d="M111050 6857l50-1437" svg:viewBox="0 0 51 1438">
          <text:p/>
        </draw:connector>
        <draw:custom-shape draw:style-name="gr2" draw:text-style-name="P2" xml:id="id611" draw:id="id611" draw:layer="layout" svg:width="1cm" svg:height="0.9cm" svg:x="108.1cm" svg:y="5.457cm">
          <text:p text:style-name="P1"><text:span text:style-name="T1">NOT</text:span></text:p>
          <text:p text:style-name="P1"><text:span text:style-name="T1">45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1.05cm" svg:y1="6.857cm" svg:x2="109.1cm" svg:y2="5.907cm" draw:start-shape="id610" draw:start-glue-point="0" draw:end-shape="id611" svg:d="M111050 6857l-1950-950" svg:viewBox="0 0 1951 951">
          <text:p/>
        </draw:connector>
        <draw:connector draw:style-name="gr6" draw:text-style-name="P1" draw:layer="layout" draw:type="line" svg:x1="108.6cm" svg:y1="6.357cm" svg:x2="110cm" svg:y2="7.307cm" draw:start-shape="id611" draw:start-glue-point="2" draw:end-shape="id610" svg:d="M108600 6357l1400 950" svg:viewBox="0 0 1401 951">
          <text:p/>
        </draw:connector>
        <draw:custom-shape draw:style-name="gr2" draw:text-style-name="P2" xml:id="id612" draw:id="id612" draw:layer="layout" svg:width="1cm" svg:height="0.9cm" svg:x="111.6cm" svg:y="9.757cm">
          <text:p text:style-name="P1"><text:span text:style-name="T1">XOR</text:span></text:p>
          <text:p text:style-name="P1"><text:span text:style-name="T1">44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13" draw:id="id613" draw:layer="layout" svg:width="1cm" svg:height="0.9cm" svg:x="110.5cm" svg:y="10.457cm">
          <text:p text:style-name="P1"><text:span text:style-name="T1">AND</text:span></text:p>
          <text:p text:style-name="P1"><text:span text:style-name="T1">43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1.05cm" svg:y1="7.757cm" svg:x2="112.1cm" svg:y2="9.757cm" draw:start-shape="id610" draw:start-glue-point="2" draw:end-shape="id612" draw:end-glue-point="0" svg:d="M111050 7757l1050 2000" svg:viewBox="0 0 1051 2001">
          <text:p/>
        </draw:connector>
        <draw:connector draw:style-name="gr6" draw:text-style-name="P1" draw:layer="layout" draw:type="line" svg:x1="111.05cm" svg:y1="7.757cm" svg:x2="111cm" svg:y2="10.457cm" draw:start-shape="id610" draw:start-glue-point="2" draw:end-shape="id613" draw:end-glue-point="0" svg:d="M111050 7757l-50 2700" svg:viewBox="0 0 51 2701">
          <text:p/>
        </draw:connector>
        <draw:custom-shape draw:style-name="gr3" draw:text-style-name="P2" xml:id="id614" draw:id="id614" draw:layer="layout" svg:width="2.1cm" svg:height="0.9cm" svg:x="112.2cm" svg:y="6.857cm">
          <text:p text:style-name="P1"><text:span text:style-name="T1">DFFR(clk62,/res10)</text:span></text:p>
          <text:p text:style-name="P1"><text:span text:style-name="T1">449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3.25cm" svg:y1="7.757cm" svg:x2="112.1cm" svg:y2="9.757cm" draw:start-shape="id614" draw:start-glue-point="2" draw:end-shape="id612" draw:end-glue-point="0" svg:d="M113250 7757l-1150 2000" svg:viewBox="0 0 1151 2001">
          <text:p/>
        </draw:connector>
        <draw:connector draw:style-name="gr6" draw:text-style-name="P1" draw:layer="layout" draw:type="line" svg:x1="113.25cm" svg:y1="7.757cm" svg:x2="111cm" svg:y2="10.457cm" draw:start-shape="id614" draw:start-glue-point="2" draw:end-shape="id613" draw:end-glue-point="0" svg:d="M113250 7757l-2250 2700" svg:viewBox="0 0 2251 2701">
          <text:p/>
        </draw:connector>
        <draw:connector draw:style-name="gr6" draw:text-style-name="P1" draw:layer="layout" draw:type="line" svg:x1="113.25cm" svg:y1="6.857cm" svg:x2="113.3cm" svg:y2="5.42cm" draw:start-shape="id614" draw:start-glue-point="0" draw:end-shape="id334" draw:end-glue-point="2" svg:d="M113250 6857l50-1437" svg:viewBox="0 0 51 1438">
          <text:p/>
        </draw:connector>
        <draw:custom-shape draw:style-name="gr2" draw:text-style-name="P2" xml:id="id615" draw:id="id615" draw:layer="layout" svg:width="1cm" svg:height="0.9cm" svg:x="112.7cm" svg:y="10.457cm">
          <text:p text:style-name="P1"><text:span text:style-name="T1">AND</text:span></text:p>
          <text:p text:style-name="P1"><text:span text:style-name="T1">43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1.5cm" svg:y1="10.907cm" svg:x2="112.7cm" svg:y2="10.907cm" draw:start-shape="id613" draw:end-shape="id615" draw:end-glue-point="3" svg:d="M111500 10907h1200" svg:viewBox="0 0 1201 1">
          <text:p/>
        </draw:connector>
        <draw:custom-shape draw:style-name="gr2" draw:text-style-name="P2" xml:id="id616" draw:id="id616" draw:layer="layout" svg:width="1cm" svg:height="0.9cm" svg:x="113.8cm" svg:y="9.857cm">
          <text:p text:style-name="P1"><text:span text:style-name="T1">XOR</text:span></text:p>
          <text:p text:style-name="P1"><text:span text:style-name="T1">43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1.5cm" svg:y1="10.907cm" svg:x2="114.3cm" svg:y2="9.857cm" draw:start-shape="id613" draw:start-glue-point="1" draw:end-shape="id616" draw:end-glue-point="0" svg:d="M111500 10907l2800-1050" svg:viewBox="0 0 2801 1051">
          <text:p/>
        </draw:connector>
        <draw:connector draw:style-name="gr6" draw:text-style-name="P1" draw:layer="layout" draw:type="line" svg:x1="112.6cm" svg:y1="10.207cm" svg:x2="113.25cm" svg:y2="7.757cm" draw:start-shape="id612" draw:end-shape="id614" draw:end-glue-point="2" svg:d="M112600 10207l650-2450" svg:viewBox="0 0 651 2451">
          <text:p/>
        </draw:connector>
        <draw:custom-shape draw:style-name="gr2" draw:text-style-name="P2" xml:id="id617" draw:id="id617" draw:layer="layout" svg:width="1cm" svg:height="0.9cm" svg:x="114.9cm" svg:y="10.457cm">
          <text:p text:style-name="P1"><text:span text:style-name="T1">NAND</text:span></text:p>
          <text:p text:style-name="P1"><text:span text:style-name="T1">43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3.7cm" svg:y1="10.907cm" svg:x2="114.9cm" svg:y2="10.907cm" draw:start-shape="id615" draw:start-glue-point="1" draw:end-shape="id617" draw:end-glue-point="3" svg:d="M113700 10907h1200" svg:viewBox="0 0 1201 1">
          <text:p/>
        </draw:connector>
        <draw:custom-shape draw:style-name="gr2" draw:text-style-name="P2" xml:id="id618" draw:id="id618" draw:layer="layout" svg:width="1cm" svg:height="0.9cm" svg:x="116cm" svg:y="9.757cm">
          <text:p text:style-name="P1"><text:span text:style-name="T1">XOR</text:span></text:p>
          <text:p text:style-name="P1"><text:span text:style-name="T1">43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3.7cm" svg:y1="10.907cm" svg:x2="116.5cm" svg:y2="9.757cm" draw:start-shape="id615" draw:start-glue-point="1" draw:end-shape="id618" draw:end-glue-point="0" svg:d="M113700 10907l2800-1150" svg:viewBox="0 0 2801 1151">
          <text:p/>
        </draw:connector>
        <draw:custom-shape draw:style-name="gr3" draw:text-style-name="P2" xml:id="id619" draw:id="id619" draw:layer="layout" svg:width="2.1cm" svg:height="0.9cm" svg:x="114.4cm" svg:y="6.857cm">
          <text:p text:style-name="P1"><text:span text:style-name="T1">DFFR(clk62,/res10)</text:span></text:p>
          <text:p text:style-name="P1"><text:span text:style-name="T1">428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5.45cm" svg:y1="6.857cm" svg:x2="115.5cm" svg:y2="5.42cm" draw:start-shape="id619" draw:start-glue-point="0" draw:end-shape="id335" draw:end-glue-point="2" svg:d="M115450 6857l50-1437" svg:viewBox="0 0 51 1438">
          <text:p/>
        </draw:connector>
        <draw:connector draw:style-name="gr6" draw:text-style-name="P1" draw:layer="layout" draw:type="line" svg:x1="115.45cm" svg:y1="7.757cm" svg:x2="114.3cm" svg:y2="9.857cm" draw:start-shape="id619" draw:start-glue-point="2" draw:end-shape="id616" draw:end-glue-point="0" svg:d="M115450 7757l-1150 2100" svg:viewBox="0 0 1151 2101">
          <text:p/>
        </draw:connector>
        <draw:connector draw:style-name="gr6" draw:text-style-name="P1" draw:layer="layout" draw:type="line" svg:x1="114.8cm" svg:y1="10.307cm" svg:x2="115.45cm" svg:y2="7.757cm" draw:start-shape="id616" draw:start-glue-point="1" draw:end-shape="id619" draw:end-glue-point="2" svg:d="M114800 10307l650-2550" svg:viewBox="0 0 651 2551">
          <text:p/>
        </draw:connector>
        <draw:connector draw:style-name="gr6" draw:text-style-name="P1" draw:layer="layout" draw:type="line" svg:x1="115.45cm" svg:y1="7.757cm" svg:x2="113.2cm" svg:y2="10.457cm" draw:start-shape="id619" draw:start-glue-point="2" draw:end-shape="id615" draw:end-glue-point="0" svg:d="M115450 7757l-2250 2700" svg:viewBox="0 0 2251 2701">
          <text:p/>
        </draw:connector>
        <draw:custom-shape draw:style-name="gr3" draw:text-style-name="P2" xml:id="id620" draw:id="id620" draw:layer="layout" svg:width="2.1cm" svg:height="0.9cm" svg:x="116.6cm" svg:y="6.857cm">
          <text:p text:style-name="P1"><text:span text:style-name="T1">DFFR(clk62,/res10)</text:span></text:p>
          <text:p text:style-name="P1"><text:span text:style-name="T1">458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7.65cm" svg:y1="6.857cm" svg:x2="117.7cm" svg:y2="5.42cm" draw:start-shape="id620" draw:start-glue-point="0" draw:end-shape="id336" draw:end-glue-point="2" svg:d="M117650 6857l50-1437" svg:viewBox="0 0 51 1438">
          <text:p/>
        </draw:connector>
        <draw:connector draw:style-name="gr6" draw:text-style-name="P1" draw:layer="layout" draw:type="line" svg:x1="117.65cm" svg:y1="7.757cm" svg:x2="115.4cm" svg:y2="10.457cm" draw:start-shape="id620" draw:start-glue-point="2" draw:end-shape="id617" draw:end-glue-point="0" svg:d="M117650 7757l-2250 2700" svg:viewBox="0 0 2251 2701">
          <text:p/>
        </draw:connector>
        <draw:connector draw:style-name="gr6" draw:text-style-name="P1" draw:layer="layout" draw:type="line" svg:x1="117.65cm" svg:y1="7.757cm" svg:x2="116.5cm" svg:y2="9.757cm" draw:start-shape="id620" draw:start-glue-point="2" draw:end-shape="id618" draw:end-glue-point="0" svg:d="M117650 7757l-1150 2000" svg:viewBox="0 0 1151 2001">
          <text:p/>
        </draw:connector>
        <draw:custom-shape draw:style-name="gr3" draw:text-style-name="P2" xml:id="id621" draw:id="id621" draw:layer="layout" svg:width="2.1cm" svg:height="0.9cm" svg:x="118.8cm" svg:y="6.857cm">
          <text:p text:style-name="P1"><text:span text:style-name="T1">DFFR(clk62,/res10)</text:span></text:p>
          <text:p text:style-name="P1"><text:span text:style-name="T1">428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9.85cm" svg:y1="6.857cm" svg:x2="119.9cm" svg:y2="5.42cm" draw:start-shape="id621" draw:start-glue-point="0" draw:end-shape="id337" svg:d="M119850 6857l50-1437" svg:viewBox="0 0 51 1438">
          <text:p/>
        </draw:connector>
        <draw:custom-shape draw:style-name="gr2" draw:text-style-name="P2" xml:id="id622" draw:id="id622" draw:layer="layout" svg:width="1cm" svg:height="0.9cm" svg:x="118.2cm" svg:y="9.857cm">
          <text:p text:style-name="P1"><text:span text:style-name="T1">XOR</text:span></text:p>
          <text:p text:style-name="P1"><text:span text:style-name="T1">42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9.85cm" svg:y1="7.757cm" svg:x2="118.7cm" svg:y2="9.857cm" draw:start-shape="id621" draw:start-glue-point="2" draw:end-shape="id622" draw:end-glue-point="0" svg:d="M119850 7757l-1150 2100" svg:viewBox="0 0 1151 2101">
          <text:p/>
        </draw:connector>
        <draw:custom-shape draw:style-name="gr2" draw:text-style-name="P2" xml:id="id623" draw:id="id623" draw:layer="layout" svg:width="1cm" svg:height="0.9cm" svg:x="119.3cm" svg:y="10.457cm">
          <text:p text:style-name="P1"><text:span text:style-name="T1">NOR</text:span></text:p>
          <text:p text:style-name="P1"><text:span text:style-name="T1">43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9.85cm" svg:y1="7.757cm" svg:x2="119.8cm" svg:y2="10.457cm" draw:start-shape="id621" draw:start-glue-point="2" draw:end-shape="id623" draw:end-glue-point="0" svg:d="M119850 7757l-50 2700" svg:viewBox="0 0 51 2701">
          <text:p/>
        </draw:connector>
        <draw:custom-shape draw:style-name="gr2" draw:text-style-name="P2" xml:id="id624" draw:id="id624" draw:layer="layout" svg:width="1cm" svg:height="0.9cm" svg:x="117.1cm" svg:y="10.457cm">
          <text:p text:style-name="P1"><text:span text:style-name="T1">NOR</text:span></text:p>
          <text:p text:style-name="P1"><text:span text:style-name="T1">43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5.9cm" svg:y1="10.907cm" svg:x2="117.1cm" svg:y2="10.907cm" draw:start-shape="id617" draw:end-shape="id624" draw:end-glue-point="3" svg:d="M115900 10907h1200" svg:viewBox="0 0 1201 1">
          <text:p/>
        </draw:connector>
        <draw:connector draw:style-name="gr6" draw:text-style-name="P1" draw:layer="layout" draw:type="line" svg:x1="117cm" svg:y1="10.207cm" svg:x2="117.65cm" svg:y2="7.757cm" draw:start-shape="id618" draw:end-shape="id620" draw:end-glue-point="2" svg:d="M117000 10207l650-2450" svg:viewBox="0 0 651 2451">
          <text:p/>
        </draw:connector>
        <draw:connector draw:style-name="gr6" draw:text-style-name="P1" draw:layer="layout" draw:type="line" svg:x1="115.9cm" svg:y1="10.907cm" svg:x2="117.6cm" svg:y2="12.657cm" draw:start-shape="id617" draw:start-glue-point="1" draw:end-shape="id317" draw:end-glue-point="0" svg:d="M115900 10907l1700 1750" svg:viewBox="0 0 1701 1751">
          <text:p/>
        </draw:connector>
        <draw:connector draw:style-name="gr6" draw:text-style-name="P1" draw:layer="layout" draw:type="line" svg:x1="118.1cm" svg:y1="10.907cm" svg:x2="118.7cm" svg:y2="10.757cm" draw:start-shape="id624" draw:start-glue-point="1" draw:end-shape="id622" draw:end-glue-point="2" svg:d="M118100 10907l600-150" svg:viewBox="0 0 601 151">
          <text:p/>
        </draw:connector>
        <draw:connector draw:style-name="gr6" draw:text-style-name="P1" draw:layer="layout" draw:type="line" svg:x1="119.3cm" svg:y1="10.907cm" svg:x2="117.6cm" svg:y2="12.657cm" draw:start-shape="id623" draw:start-glue-point="3" draw:end-shape="id317" draw:end-glue-point="0" svg:d="M119300 10907l-1700 1750" svg:viewBox="0 0 1701 1751">
          <text:p/>
        </draw:connector>
        <draw:connector draw:style-name="gr6" draw:text-style-name="P1" draw:layer="layout" draw:type="line" svg:x1="118.7cm" svg:y1="12.657cm" svg:x2="117.6cm" svg:y2="11.357cm" draw:start-shape="id625" draw:start-glue-point="0" draw:end-shape="id624" draw:end-glue-point="2" svg:d="M118700 12657l-1100-1300" svg:viewBox="0 0 1101 1301">
          <text:p/>
        </draw:connector>
        <draw:connector draw:style-name="gr6" draw:text-style-name="P1" draw:layer="layout" draw:type="line" svg:x1="118.7cm" svg:y1="12.657cm" svg:x2="119.8cm" svg:y2="11.357cm" draw:start-shape="id625" draw:start-glue-point="0" draw:end-shape="id623" draw:end-glue-point="2" svg:d="M118700 12657l1100-1300" svg:viewBox="0 0 1101 1301">
          <text:p/>
        </draw:connector>
        <draw:custom-shape draw:style-name="gr2" draw:text-style-name="P2" xml:id="id625" draw:id="id625" draw:layer="layout" svg:width="1cm" svg:height="0.9cm" svg:x="118.2cm" svg:y="12.657cm">
          <text:p text:style-name="P1"><text:span text:style-name="T1">NOT</text:span></text:p>
          <text:p text:style-name="P1"><text:span text:style-name="T1">4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18.622cm" svg:y1="15.1cm" svg:x2="118.7cm" svg:y2="13.557cm" draw:end-shape="id625" draw:end-glue-point="2" svg:d="M118622 15100l78-1543" svg:viewBox="0 0 79 1544">
          <text:p text:style-name="P1"><text:span text:style-name="T2">load_32</text:span></text:p>
        </draw:connector>
        <draw:connector draw:style-name="gr6" draw:text-style-name="P1" draw:layer="layout" draw:type="line" svg:x1="119.2cm" svg:y1="10.307cm" svg:x2="119.85cm" svg:y2="7.757cm" draw:start-shape="id622" draw:end-shape="id621" draw:end-glue-point="2" svg:d="M119200 10307l650-2550" svg:viewBox="0 0 651 2551">
          <text:p/>
        </draw:connector>
        <draw:connector draw:style-name="gr5" draw:text-style-name="P3" draw:layer="layout" draw:type="line" svg:x1="41.35cm" svg:y1="19.9cm" svg:x2="41.407cm" svg:y2="17.885cm" draw:start-shape="id395" draw:start-glue-point="0" svg:d="M41350 19900l57-2015" svg:viewBox="0 0 58 2016">
          <text:p text:style-name="P1"><text:span text:style-name="T2">load_32</text:span></text:p>
        </draw:connector>
        <draw:connector draw:style-name="gr5" draw:text-style-name="P3" draw:layer="layout" draw:type="line" svg:x1="117.1cm" svg:y1="13.107cm" svg:x2="114.296cm" svg:y2="13.062cm" draw:start-shape="id317" draw:start-glue-point="3" svg:d="M117100 13107l-2804-45" svg:viewBox="0 0 2805 46">
          <text:p text:style-name="P1"><text:span text:style-name="T2">load_finished</text:span></text:p>
        </draw:connector>
        <draw:connector draw:style-name="gr5" draw:text-style-name="P3" draw:layer="layout" draw:type="line" svg:x1="69.171cm" svg:y1="69cm" svg:x2="69.2cm" svg:y2="67.587cm" draw:end-shape="id626" draw:end-glue-point="2" svg:d="M69171 69000l29-1413" svg:viewBox="0 0 30 1414">
          <text:p text:style-name="P1"><text:span text:style-name="T2">load_finished</text:span></text:p>
        </draw:connector>
        <draw:custom-shape draw:style-name="gr2" draw:text-style-name="P2" xml:id="id626" draw:id="id626" draw:layer="layout" svg:width="1cm" svg:height="0.9cm" svg:x="68.7cm" svg:y="66.687cm">
          <text:p text:style-name="P1"><text:span text:style-name="T1">NAND</text:span></text:p>
          <text:p text:style-name="P1"><text:span text:style-name="T1">4610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17.1cm" svg:y1="13.107cm" svg:x2="116.6cm" svg:y2="14.107cm" draw:start-shape="id317" draw:start-glue-point="3" draw:end-shape="id627" draw:end-glue-point="1" svg:d="M117100 13107l-500 1000" svg:viewBox="0 0 501 1001">
          <text:p/>
        </draw:connector>
        <draw:custom-shape draw:style-name="gr2" draw:text-style-name="P2" xml:id="id627" draw:id="id627" draw:layer="layout" svg:width="1cm" svg:height="0.9cm" svg:x="115.6cm" svg:y="13.657cm">
          <text:p text:style-name="P1"><text:span text:style-name="T1">NOT</text:span></text:p>
          <text:p text:style-name="P1"><text:span text:style-name="T1">46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9.2cm" svg:y1="66.687cm" svg:x2="30.3cm" svg:y2="57.1cm" draw:start-shape="id626" draw:start-glue-point="0" draw:end-shape="id53" draw:end-glue-point="2" svg:d="M69200 66687l-38900-9587" svg:viewBox="0 0 38901 9588">
          <text:p/>
        </draw:connector>
        <draw:custom-shape draw:style-name="gr2" draw:text-style-name="P2" xml:id="id628" draw:id="id628" draw:layer="layout" svg:width="1cm" svg:height="0.9cm" svg:x="68.7cm" svg:y="64.6cm">
          <text:p text:style-name="P1"><text:span text:style-name="T1">NOT</text:span></text:p>
          <text:p text:style-name="P1"><text:span text:style-name="T1">477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9.2cm" svg:y1="66.687cm" svg:x2="69.2cm" svg:y2="65.5cm" draw:start-shape="id626" draw:start-glue-point="0" draw:end-shape="id628" draw:end-glue-point="2" svg:d="M69200 66687v-1187" svg:viewBox="0 0 1 1188">
          <text:p/>
        </draw:connector>
        <draw:connector draw:style-name="gr6" draw:text-style-name="P1" draw:layer="layout" draw:type="line" svg:x1="69.2cm" svg:y1="66.687cm" svg:x2="19.1cm" svg:y2="60.682cm" draw:start-shape="id626" draw:start-glue-point="0" draw:end-shape="id69" draw:end-glue-point="2" svg:d="M69200 66687l-50100-6005" svg:viewBox="0 0 50101 6006">
          <text:p/>
        </draw:connector>
        <draw:connector draw:style-name="gr6" draw:text-style-name="P1" draw:layer="layout" draw:type="line" svg:x1="69.2cm" svg:y1="64.6cm" svg:x2="5cm" svg:y2="50.209cm" draw:start-shape="id628" draw:start-glue-point="0" draw:end-shape="id67" draw:end-glue-point="2" svg:d="M69200 64600l-64200-14391" svg:viewBox="0 0 64201 14392">
          <text:p/>
        </draw:connector>
        <draw:connector draw:style-name="gr6" draw:text-style-name="P1" draw:layer="layout" draw:type="line" svg:x1="69.2cm" svg:y1="64.6cm" svg:x2="72.5cm" svg:y2="55.401cm" draw:start-shape="id628" draw:start-glue-point="0" draw:end-shape="id128" draw:end-glue-point="2" svg:d="M69200 64600l3300-9199" svg:viewBox="0 0 3301 9200">
          <text:p/>
        </draw:connector>
        <draw:connector draw:style-name="gr5" draw:text-style-name="P3" draw:layer="layout" draw:type="line" svg:x1="115.6cm" svg:y1="14.107cm" svg:x2="112.285cm" svg:y2="14.028cm" draw:start-shape="id627" draw:start-glue-point="3" svg:d="M115600 14107l-3315-79" svg:viewBox="0 0 3316 80">
          <text:p text:style-name="P1"><text:span text:style-name="T2">/load_finished</text:span></text:p>
        </draw:connector>
        <draw:connector draw:style-name="gr5" draw:text-style-name="P1" draw:layer="layout" draw:type="line" svg:x1="60.828cm" svg:y1="55.06cm" svg:x2="61.8cm" svg:y2="53cm" draw:end-shape="id126" draw:end-glue-point="2" svg:d="M60828 55060l972-2060" svg:viewBox="0 0 973 2061">
          <text:p text:style-name="P1"><text:span text:style-name="T2">/load_finished</text:span></text:p>
        </draw:connector>
        <draw:connector draw:style-name="gr5" draw:text-style-name="P3" draw:layer="layout" draw:type="line" svg:x1="121.9cm" svg:y1="6.87cm" svg:x2="121.88cm" svg:y2="5.2cm" draw:start-shape="id318" draw:start-glue-point="0" svg:d="M121900 6870l-20-1670" svg:viewBox="0 0 21 1671">
          <text:p text:style-name="P1"><text:span text:style-name="T2">clk62</text:span></text:p>
        </draw:connector>
        <draw:custom-shape draw:style-name="gr3" draw:text-style-name="P2" xml:id="id629" draw:id="id629" draw:layer="layout" svg:width="2.1cm" svg:height="0.9cm" svg:x="122.9cm" svg:y="6.9cm">
          <text:p text:style-name="P1"><text:span text:style-name="T1">DFFR(mclk,/res12)</text:span></text:p>
          <text:p text:style-name="P1"><text:span text:style-name="T1">46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0" draw:id="id630" draw:layer="layout" svg:width="1cm" svg:height="0.9cm" svg:x="123.4cm" svg:y="5.1cm">
          <text:p text:style-name="P1"><text:span text:style-name="T1">NOT</text:span></text:p>
          <text:p text:style-name="P1"><text:span text:style-name="T1">46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3.95cm" svg:y1="6.9cm" svg:x2="123.9cm" svg:y2="6cm" draw:start-shape="id629" draw:start-glue-point="0" draw:end-shape="id630" draw:end-glue-point="2" svg:d="M123950 6900l-50-900" svg:viewBox="0 0 51 901">
          <text:p/>
        </draw:connector>
        <draw:custom-shape draw:style-name="gr2" draw:text-style-name="P2" xml:id="id631" draw:id="id631" draw:layer="layout" svg:width="1cm" svg:height="0.9cm" svg:x="123.4cm" svg:y="3.5cm">
          <text:p text:style-name="P1"><text:span text:style-name="T1">NOT</text:span></text:p>
          <text:p text:style-name="P1"><text:span text:style-name="T1">46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3.9cm" svg:y1="5.1cm" svg:x2="123.9cm" svg:y2="4.4cm" draw:start-shape="id630" draw:start-glue-point="0" draw:end-shape="id631" draw:end-glue-point="2" svg:d="M123900 5100v-700" svg:viewBox="0 0 1 701">
          <text:p/>
        </draw:connector>
        <draw:connector draw:style-name="gr5" draw:text-style-name="P3" draw:layer="layout" draw:type="line" svg:x1="123.9cm" svg:y1="3.5cm" svg:x2="123.931cm" svg:y2="1.879cm" draw:start-shape="id631" draw:start-glue-point="0" svg:d="M123900 3500l31-1621" svg:viewBox="0 0 32 1622">
          <text:p text:style-name="P1"><text:span text:style-name="T2">/res10</text:span></text:p>
        </draw:connector>
        <draw:connector draw:style-name="gr6" draw:text-style-name="P1" draw:layer="layout" draw:type="line" svg:x1="73.9cm" svg:y1="68.4cm" svg:x2="123.95cm" svg:y2="7.8cm" draw:start-shape="id319" draw:start-glue-point="0" draw:end-shape="id629" draw:end-glue-point="2" svg:d="M73900 68400l50050-60600" svg:viewBox="0 0 50051 60601">
          <text:p/>
        </draw:connector>
        <draw:connector draw:style-name="gr6" draw:text-style-name="P1" draw:layer="layout" draw:type="line" svg:x1="73.9cm" svg:y1="68.4cm" svg:x2="69.2cm" svg:y2="67.587cm" draw:start-shape="id319" draw:start-glue-point="0" draw:end-shape="id626" draw:end-glue-point="2" svg:d="M73900 68400l-4700-813" svg:viewBox="0 0 4701 814">
          <text:p/>
        </draw:connector>
        <draw:connector draw:style-name="gr6" draw:text-style-name="P1" draw:layer="layout" draw:type="line" svg:x1="73.9cm" svg:y1="68.4cm" svg:x2="61.8cm" svg:y2="53cm" draw:start-shape="id319" draw:start-glue-point="0" draw:end-shape="id126" draw:end-glue-point="2" svg:d="M73900 68400l-12100-15400" svg:viewBox="0 0 12101 15401">
          <text:p/>
        </draw:connector>
        <draw:custom-shape draw:style-name="gr2" draw:text-style-name="P2" xml:id="id632" draw:id="id632" draw:layer="layout" svg:width="1cm" svg:height="0.9cm" svg:x="71.6cm" svg:y="63.9cm">
          <text:p text:style-name="P1"><text:span text:style-name="T1">NOT</text:span></text:p>
          <text:p text:style-name="P1"><text:span text:style-name="T1">487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9cm" svg:y1="68.4cm" svg:x2="72.1cm" svg:y2="64.8cm" draw:start-shape="id319" draw:start-glue-point="0" draw:end-shape="id632" draw:end-glue-point="2" svg:d="M73900 68400l-1800-3600" svg:viewBox="0 0 1801 3601">
          <text:p/>
        </draw:connector>
        <draw:connector draw:style-name="gr6" draw:text-style-name="P1" draw:layer="layout" draw:type="line" svg:x1="72.1cm" svg:y1="63.9cm" svg:x2="54.2cm" svg:y2="54.461cm" draw:start-shape="id632" draw:start-glue-point="0" draw:end-shape="id127" draw:end-glue-point="2" svg:d="M72100 63900l-17900-9439" svg:viewBox="0 0 17901 9440">
          <text:p/>
        </draw:connector>
        <draw:connector draw:style-name="gr6" draw:text-style-name="P1" draw:layer="layout" draw:type="line" svg:x1="54.55cm" svg:y1="67.6cm" svg:x2="54.6cm" svg:y2="66.7cm" draw:start-shape="id498" draw:start-glue-point="0" draw:end-shape="id633" draw:end-glue-point="2" svg:d="M54550 67600l50-900" svg:viewBox="0 0 51 901">
          <text:p/>
        </draw:connector>
        <draw:custom-shape draw:style-name="gr2" draw:text-style-name="P2" xml:id="id634" draw:id="id634" draw:layer="layout" svg:width="1cm" svg:height="0.9cm" svg:x="54.1cm" svg:y="64.146cm">
          <text:p text:style-name="P1"><text:span text:style-name="T1">NOR(mclk)</text:span></text:p>
          <text:p text:style-name="P1"><text:span text:style-name="T1">397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6cm" svg:y1="65.8cm" svg:x2="54.6cm" svg:y2="65.046cm" draw:start-shape="id633" draw:start-glue-point="0" draw:end-shape="id634" draw:end-glue-point="2" svg:d="M54600 65800v-754" svg:viewBox="0 0 1 755">
          <text:p/>
        </draw:connector>
        <draw:connector draw:style-name="gr6" draw:text-style-name="P1" draw:layer="layout" draw:type="line" svg:x1="54.6cm" svg:y1="65.8cm" svg:x2="55.7cm" svg:y2="65.046cm" draw:start-shape="id633" draw:start-glue-point="0" draw:end-shape="id384" draw:end-glue-point="2" svg:d="M54600 65800l1100-754" svg:viewBox="0 0 1101 755">
          <text:p/>
        </draw:connector>
        <draw:custom-shape draw:style-name="gr2" draw:text-style-name="P2" xml:id="id635" draw:id="id635" draw:layer="layout" svg:width="1cm" svg:height="0.9cm" svg:x="53cm" svg:y="64.146cm">
          <text:p text:style-name="P1"><text:span text:style-name="T1">NOR(mclk)</text:span></text:p>
          <text:p text:style-name="P1"><text:span text:style-name="T1">366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6cm" svg:y1="65.8cm" svg:x2="53.5cm" svg:y2="65.046cm" draw:start-shape="id633" draw:start-glue-point="0" draw:end-shape="id635" draw:end-glue-point="2" svg:d="M54600 65800l-1100-754" svg:viewBox="0 0 1101 755">
          <text:p/>
        </draw:connector>
        <draw:connector draw:style-name="gr5" draw:text-style-name="P3" draw:layer="layout" draw:type="line" svg:x1="53.5cm" svg:y1="64.146cm" svg:x2="53.526cm" svg:y2="62.587cm" draw:start-shape="id635" draw:start-glue-point="0" svg:d="M53500 64146l26-1559" svg:viewBox="0 0 27 1560">
          <text:p text:style-name="P1"><text:span text:style-name="T2">clk63</text:span></text:p>
        </draw:connector>
        <draw:connector draw:style-name="gr5" draw:text-style-name="P3" draw:layer="layout" draw:type="line" svg:x1="54.6cm" svg:y1="64.146cm" svg:x2="54.637cm" svg:y2="62.627cm" draw:start-shape="id634" draw:start-glue-point="0" svg:d="M54600 64146l37-1519" svg:viewBox="0 0 38 1520">
          <text:p text:style-name="P1"><text:span text:style-name="T2">clk64</text:span></text:p>
        </draw:connector>
        <draw:custom-shape draw:style-name="gr2" draw:text-style-name="P2" xml:id="id636" draw:id="id636" draw:layer="layout" svg:width="1cm" svg:height="0.9cm" svg:x="63.7cm" svg:y="60.3cm">
          <text:p text:style-name="P1"><text:span text:style-name="T1">NOT</text:span></text:p>
          <text:p text:style-name="P1"><text:span text:style-name="T1">48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4.2cm" svg:y1="60.3cm" svg:x2="74.2cm" svg:y2="51.3cm" draw:start-shape="id636" draw:start-glue-point="0" draw:end-shape="id264" draw:end-glue-point="2" svg:d="M64200 60300l10000-9000" svg:viewBox="0 0 10001 9001">
          <text:p text:style-name="P1"><text:span text:style-name="T2">c</text:span></text:p>
        </draw:connector>
        <draw:connector draw:style-name="gr6" draw:text-style-name="P1" draw:layer="layout" draw:type="line" svg:x1="64.2cm" svg:y1="60.3cm" svg:x2="66.9cm" svg:y2="59.6cm" draw:start-shape="id636" draw:start-glue-point="0" draw:end-shape="id496" draw:end-glue-point="2" svg:d="M64200 60300l2700-700" svg:viewBox="0 0 2701 701">
          <text:p/>
        </draw:connector>
        <draw:custom-shape draw:style-name="gr2" draw:text-style-name="P2" xml:id="id637" draw:id="id637" draw:layer="layout" svg:width="1cm" svg:height="0.9cm" svg:x="70.9cm" svg:y="54.5cm">
          <text:p text:style-name="P1"><text:span text:style-name="T1">NOT</text:span></text:p>
          <text:p text:style-name="P1"><text:span text:style-name="T1">50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4.2cm" svg:y1="60.3cm" svg:x2="71.4cm" svg:y2="55.4cm" draw:start-shape="id636" draw:start-glue-point="0" draw:end-shape="id637" draw:end-glue-point="2" svg:d="M64200 60300l7200-4900" svg:viewBox="0 0 7201 4901">
          <text:p/>
        </draw:connector>
        <draw:custom-shape draw:style-name="gr2" draw:text-style-name="P2" xml:id="id638" draw:id="id638" draw:layer="layout" svg:width="1cm" svg:height="0.9cm" svg:x="65.4cm" svg:y="52.6cm">
          <text:p text:style-name="P1"><text:span text:style-name="T1">NAND</text:span></text:p>
          <text:p text:style-name="P1"><text:span text:style-name="T1">50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4.2cm" svg:y1="60.3cm" svg:x2="65.9cm" svg:y2="53.5cm" draw:start-shape="id636" draw:start-glue-point="0" draw:end-shape="id638" draw:end-glue-point="2" svg:d="M64200 60300l1700-6800" svg:viewBox="0 0 1701 6801">
          <text:p/>
        </draw:connector>
        <draw:connector draw:style-name="gr6" draw:text-style-name="P1" draw:layer="layout" draw:type="line" svg:x1="71.4cm" svg:y1="54.5cm" svg:x2="72.6cm" svg:y2="51.3cm" draw:start-shape="id637" draw:start-glue-point="0" draw:end-shape="id133" draw:end-glue-point="2" svg:d="M71400 54500l1200-3200" svg:viewBox="0 0 1201 3201">
          <text:p/>
        </draw:connector>
        <draw:connector draw:style-name="gr6" draw:text-style-name="P1" draw:layer="layout" draw:type="line" svg:x1="65.9cm" svg:y1="52.6cm" svg:x2="66.545cm" svg:y2="51.299cm" draw:start-shape="id638" draw:start-glue-point="0" draw:end-shape="id260" draw:end-glue-point="2" svg:d="M65900 52600l645-1301" svg:viewBox="0 0 646 1302">
          <text:p/>
        </draw:connector>
        <draw:connector draw:style-name="gr6" draw:text-style-name="P1" draw:layer="layout" draw:type="line" svg:x1="72.5cm" svg:y1="54.501cm" svg:x2="65.9cm" svg:y2="53.5cm" draw:start-shape="id128" draw:start-glue-point="0" draw:end-shape="id638" draw:end-glue-point="2" svg:d="M72500 54501l-6600-1001" svg:viewBox="0 0 6601 1002">
          <text:p/>
        </draw:connector>
        <draw:connector draw:style-name="gr6" draw:text-style-name="P1" draw:layer="layout" draw:type="line" svg:x1="49.55cm" svg:y1="78.922cm" svg:x2="64.2cm" svg:y2="61.2cm" draw:start-shape="id469" draw:start-glue-point="0" draw:end-shape="id636" draw:end-glue-point="2" svg:d="M49550 78922l14650-17722" svg:viewBox="0 0 14651 17723">
          <text:p/>
        </draw:connector>
        <draw:custom-shape draw:style-name="gr2" draw:text-style-name="P2" xml:id="id640" draw:id="id640" draw:layer="layout" svg:width="1cm" svg:height="0.9cm" svg:x="76.3cm" svg:y="16.2cm">
          <text:p text:style-name="P1"><text:span text:style-name="T1">XOR</text:span></text:p>
          <text:p text:style-name="P1"><text:span text:style-name="T1">37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76.3cm" svg:y1="13.55cm" svg:x2="74.4cm" svg:y2="68.85cm" draw:start-shape="id639" draw:start-glue-point="1" draw:end-shape="id319" svg:d="M76300 13550l-1900 55300" svg:viewBox="0 0 1901 55301">
          <text:p/>
        </draw:connector>
        <draw:connector draw:style-name="gr6" draw:text-style-name="P1" draw:layer="layout" draw:type="line" svg:x1="76.3cm" svg:y1="13.55cm" svg:x2="76.8cm" svg:y2="16.2cm" draw:start-shape="id639" draw:start-glue-point="1" draw:end-shape="id640" draw:end-glue-point="0" svg:d="M76300 13550l500 2650" svg:viewBox="0 0 501 2651">
          <text:p/>
        </draw:connector>
        <draw:connector draw:style-name="gr5" draw:text-style-name="P3" draw:layer="layout" draw:type="line" svg:x1="77.3cm" svg:y1="16.65cm" svg:x2="63.9cm" svg:y2="22.5cm" draw:start-shape="id640" draw:start-glue-point="1" draw:end-shape="id438" draw:end-glue-point="0" svg:d="M77300 16650l-13400 5850" svg:viewBox="0 0 13401 5851">
          <text:p text:style-name="P1"><text:span text:style-name="T2">c</text:span></text:p>
        </draw:connector>
        <draw:custom-shape draw:style-name="gr1" draw:text-style-name="P2" xml:id="id639" draw:id="id639" draw:layer="layout" svg:width="1cm" svg:height="0.9cm" svg:x="75.3cm" svg:y="13.1cm">
          <text:p text:style-name="P1"><text:span text:style-name="T1">3-NAND</text:span></text:p>
          <text:p text:style-name="P1"><text:span text:style-name="T1">357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6cm" svg:y1="72.3cm" svg:x2="43.6cm" svg:y2="71.2cm" draw:start-shape="id481" draw:start-glue-point="0" draw:end-shape="id519" draw:end-glue-point="2" svg:d="M43600 72300v-1100" svg:viewBox="0 0 1 1101">
          <text:p/>
        </draw:connector>
        <draw:custom-shape draw:style-name="gr3" draw:text-style-name="P2" xml:id="id641" draw:id="id641" draw:layer="layout" svg:width="2.1cm" svg:height="0.9cm" svg:x="42.5cm" svg:y="68.6cm">
          <text:p text:style-name="P1"><text:span text:style-name="T1">DFF(mclk)</text:span></text:p>
          <text:p text:style-name="P1"><text:span text:style-name="T1">45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3.6cm" svg:y1="70.3cm" svg:x2="43.55cm" svg:y2="69.5cm" draw:start-shape="id519" draw:start-glue-point="0" draw:end-shape="id641" draw:end-glue-point="2" svg:d="M43600 70300l-50-800" svg:viewBox="0 0 51 801">
          <text:p/>
        </draw:connector>
        <draw:connector draw:style-name="gr6" draw:text-style-name="P1" draw:layer="layout" draw:type="line" svg:x1="40.222cm" svg:y1="82.015cm" svg:x2="39cm" svg:y2="81.5cm" draw:start-shape="id483" draw:start-glue-point="0" draw:end-shape="id597" draw:end-glue-point="2" svg:d="M40222 82015l-1222-515" svg:viewBox="0 0 1223 516">
          <text:p/>
        </draw:connector>
        <draw:connector draw:style-name="gr5" draw:text-style-name="P3" draw:layer="layout" draw:type="line" svg:x1="46.85cm" svg:y1="19.9cm" svg:x2="46.884cm" svg:y2="18.058cm" draw:start-shape="id410" svg:d="M46850 19900l34-1842" svg:viewBox="0 0 35 1843">
          <text:p text:style-name="P1"><text:span text:style-name="T2">sod1_out</text:span></text:p>
        </draw:connector>
        <draw:connector draw:style-name="gr6" draw:text-style-name="P1" draw:layer="layout" draw:type="line" svg:x1="46.85cm" svg:y1="19.9cm" svg:x2="46.3cm" svg:y2="16.35cm" draw:start-shape="id410" draw:start-glue-point="0" draw:end-shape="id416" svg:d="M46850 19900l-550-3550" svg:viewBox="0 0 551 3551">
          <text:p/>
        </draw:connector>
        <draw:connector draw:style-name="gr6" draw:text-style-name="P1" draw:layer="layout" draw:type="line" svg:x1="46.85cm" svg:y1="19.9cm" svg:x2="45.8cm" svg:y2="17.9cm" draw:start-shape="id410" draw:start-glue-point="0" draw:end-shape="id417" draw:end-glue-point="2" svg:d="M46850 19900l-1050-2000" svg:viewBox="0 0 1051 2001">
          <text:p/>
        </draw:connector>
        <draw:connector draw:style-name="gr5" draw:text-style-name="P3" draw:layer="layout" draw:type="line" svg:x1="46.3cm" svg:y1="16.35cm" svg:x2="48.5cm" svg:y2="22.5cm" draw:start-shape="id416" draw:start-glue-point="1" draw:end-shape="id409" draw:end-glue-point="0" svg:d="M46300 16350l2200 6150" svg:viewBox="0 0 2201 6151">
          <text:p text:style-name="P1"><text:span text:style-name="T2">c</text:span></text:p>
        </draw:connector>
        <draw:connector draw:style-name="gr6" draw:text-style-name="P1" draw:layer="layout" draw:type="line" svg:x1="46.3cm" svg:y1="17.45cm" svg:x2="47.5cm" svg:y2="17.45cm" draw:start-shape="id417" draw:start-glue-point="1" draw:end-shape="id642" svg:d="M46300 17450h1200" svg:viewBox="0 0 1201 1">
          <text:p/>
        </draw:connector>
        <draw:custom-shape draw:style-name="gr2" draw:text-style-name="P2" xml:id="id642" draw:id="id642" draw:layer="layout" svg:width="1cm" svg:height="0.9cm" svg:x="47.5cm" svg:y="17cm">
          <text:p text:style-name="P1"><text:span text:style-name="T1">OR</text:span></text:p>
          <text:p text:style-name="P1"><text:span text:style-name="T1">296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3" draw:id="id643" draw:layer="layout" svg:width="1cm" svg:height="0.9cm" svg:x="47.5cm" svg:y="15.9cm">
          <text:p text:style-name="P1"><text:span text:style-name="T1">XOR</text:span></text:p>
          <text:p text:style-name="P1"><text:span text:style-name="T1">28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3cm" svg:y1="17.45cm" svg:x2="47.5cm" svg:y2="16.35cm" draw:start-shape="id417" draw:end-shape="id643" draw:end-glue-point="3" svg:d="M46300 17450l1200-1100" svg:viewBox="0 0 1201 1101">
          <text:p/>
        </draw:connector>
        <draw:connector draw:style-name="gr6" draw:text-style-name="P1" draw:layer="layout" draw:type="line" svg:x1="49.05cm" svg:y1="19.9cm" svg:x2="48cm" svg:y2="17.9cm" draw:start-shape="id406" draw:start-glue-point="0" draw:end-shape="id642" draw:end-glue-point="2" svg:d="M49050 19900l-1050-2000" svg:viewBox="0 0 1051 2001">
          <text:p/>
        </draw:connector>
        <draw:connector draw:style-name="gr6" draw:text-style-name="P1" draw:layer="layout" draw:type="line" svg:x1="49.05cm" svg:y1="19.9cm" svg:x2="48.5cm" svg:y2="16.35cm" draw:start-shape="id406" draw:start-glue-point="0" draw:end-shape="id643" draw:end-glue-point="1" svg:d="M49050 19900l-550-3550" svg:viewBox="0 0 551 3551">
          <text:p/>
        </draw:connector>
        <draw:connector draw:style-name="gr5" draw:text-style-name="P3" draw:layer="layout" draw:type="line" svg:x1="49.05cm" svg:y1="19.9cm" svg:x2="49.1cm" svg:y2="18.058cm" draw:start-shape="id406" svg:d="M49050 19900l50-1842" svg:viewBox="0 0 51 1843">
          <text:p text:style-name="P1"><text:span text:style-name="T2">sod2_out</text:span></text:p>
        </draw:connector>
        <draw:connector draw:style-name="gr5" draw:text-style-name="P3" draw:layer="layout" draw:type="line" svg:x1="48.5cm" svg:y1="16.35cm" svg:x2="49.6cm" svg:y2="22.5cm" draw:start-shape="id643" draw:start-glue-point="1" draw:end-shape="id405" draw:end-glue-point="0" svg:d="M48500 16350l1100 6150" svg:viewBox="0 0 1101 6151">
          <text:p text:style-name="P1"><text:span text:style-name="T2">c</text:span></text:p>
        </draw:connector>
        <draw:connector draw:style-name="gr6" draw:text-style-name="P1" draw:layer="layout" draw:type="line" svg:x1="51.25cm" svg:y1="19.9cm" svg:x2="50.2cm" svg:y2="17.9cm" draw:start-shape="id408" draw:start-glue-point="0" draw:end-shape="id644" draw:end-glue-point="2" svg:d="M51250 19900l-1050-2000" svg:viewBox="0 0 1051 2001">
          <text:p/>
        </draw:connector>
        <draw:custom-shape draw:style-name="gr2" draw:text-style-name="P2" xml:id="id644" draw:id="id644" draw:layer="layout" svg:width="1cm" svg:height="0.9cm" svg:x="49.7cm" svg:y="17cm">
          <text:p text:style-name="P1"><text:span text:style-name="T1">OR</text:span></text:p>
          <text:p text:style-name="P1"><text:span text:style-name="T1">316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5" draw:id="id645" draw:layer="layout" svg:width="1cm" svg:height="0.9cm" svg:x="49.7cm" svg:y="15.9cm">
          <text:p text:style-name="P1"><text:span text:style-name="T1">XOR</text:span></text:p>
          <text:p text:style-name="P1"><text:span text:style-name="T1">30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25cm" svg:y1="19.9cm" svg:x2="50.7cm" svg:y2="16.35cm" draw:start-shape="id408" draw:start-glue-point="0" draw:end-shape="id645" svg:d="M51250 19900l-550-3550" svg:viewBox="0 0 551 3551">
          <text:p/>
        </draw:connector>
        <draw:connector draw:style-name="gr5" draw:text-style-name="P3" draw:layer="layout" draw:type="line" svg:x1="51.25cm" svg:y1="19.9cm" svg:x2="51.3cm" svg:y2="18cm" draw:start-shape="id408" draw:start-glue-point="0" svg:d="M51250 19900l50-1900" svg:viewBox="0 0 51 1901">
          <text:p text:style-name="P1"><text:span text:style-name="T2">sod3_out</text:span></text:p>
        </draw:connector>
        <draw:connector draw:style-name="gr6" draw:text-style-name="P1" draw:layer="layout" draw:type="line" svg:x1="48.5cm" svg:y1="17.45cm" svg:x2="49.7cm" svg:y2="17.45cm" draw:start-shape="id642" draw:start-glue-point="1" draw:end-shape="id644" draw:end-glue-point="3" svg:d="M48500 17450h1200" svg:viewBox="0 0 1201 1">
          <text:p/>
        </draw:connector>
        <draw:connector draw:style-name="gr6" draw:text-style-name="P1" draw:layer="layout" draw:type="line" svg:x1="48.5cm" svg:y1="17.45cm" svg:x2="49.7cm" svg:y2="16.35cm" draw:start-shape="id642" draw:start-glue-point="1" draw:end-shape="id645" draw:end-glue-point="3" svg:d="M48500 17450l1200-1100" svg:viewBox="0 0 1201 1101">
          <text:p/>
        </draw:connector>
        <draw:connector draw:style-name="gr5" draw:text-style-name="P3" draw:layer="layout" draw:type="line" svg:x1="53.45cm" svg:y1="19.9cm" svg:x2="53.5cm" svg:y2="18cm" draw:start-shape="id412" svg:d="M53450 19900l50-1900" svg:viewBox="0 0 51 1901">
          <text:p text:style-name="P1"><text:span text:style-name="T2">sod4_out</text:span></text:p>
        </draw:connector>
        <draw:custom-shape draw:style-name="gr2" draw:text-style-name="P2" xml:id="id646" draw:id="id646" draw:layer="layout" svg:width="1cm" svg:height="0.9cm" svg:x="51.8cm" svg:y="17cm">
          <text:p text:style-name="P1"><text:span text:style-name="T1">OR</text:span></text:p>
          <text:p text:style-name="P1"><text:span text:style-name="T1">327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45cm" svg:y1="19.9cm" svg:x2="52.3cm" svg:y2="17.9cm" draw:start-shape="id412" draw:start-glue-point="0" draw:end-shape="id646" draw:end-glue-point="2" svg:d="M53450 19900l-1150-2000" svg:viewBox="0 0 1151 2001">
          <text:p/>
        </draw:connector>
        <draw:custom-shape draw:style-name="gr2" draw:text-style-name="P2" xml:id="id647" draw:id="id647" draw:layer="layout" svg:width="1cm" svg:height="0.9cm" svg:x="51.8cm" svg:y="15.9cm">
          <text:p text:style-name="P1"><text:span text:style-name="T1">XOR</text:span></text:p>
          <text:p text:style-name="P1"><text:span text:style-name="T1">33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45cm" svg:y1="19.9cm" svg:x2="52.8cm" svg:y2="16.35cm" draw:start-shape="id412" draw:start-glue-point="0" draw:end-shape="id647" draw:end-glue-point="1" svg:d="M53450 19900l-650-3550" svg:viewBox="0 0 651 3551">
          <text:p/>
        </draw:connector>
        <draw:connector draw:style-name="gr6" draw:text-style-name="P1" draw:layer="layout" draw:type="line" svg:x1="50.7cm" svg:y1="17.45cm" svg:x2="51.8cm" svg:y2="17.45cm" draw:start-shape="id644" draw:start-glue-point="1" draw:end-shape="id646" svg:d="M50700 17450h1100" svg:viewBox="0 0 1101 1">
          <text:p/>
        </draw:connector>
        <draw:connector draw:style-name="gr6" draw:text-style-name="P1" draw:layer="layout" draw:type="line" svg:x1="50.7cm" svg:y1="17.45cm" svg:x2="51.8cm" svg:y2="16.35cm" draw:start-shape="id644" draw:start-glue-point="1" draw:end-shape="id647" svg:d="M50700 17450l1100-1100" svg:viewBox="0 0 1101 1101">
          <text:p/>
        </draw:connector>
        <draw:connector draw:style-name="gr5" draw:text-style-name="P3" draw:layer="layout" draw:type="line" svg:x1="52.8cm" svg:y1="16.35cm" svg:x2="51.8cm" svg:y2="22.5cm" draw:start-shape="id647" draw:start-glue-point="1" draw:end-shape="id411" draw:end-glue-point="0" svg:d="M52800 16350l-1000 6150" svg:viewBox="0 0 1001 6151">
          <text:p text:style-name="P1"><text:span text:style-name="T2">c</text:span></text:p>
        </draw:connector>
        <draw:connector draw:style-name="gr5" draw:text-style-name="P3" draw:layer="layout" draw:type="line" svg:x1="50.7cm" svg:y1="16.35cm" svg:x2="50.7cm" svg:y2="22.5cm" draw:start-shape="id645" draw:start-glue-point="1" draw:end-shape="id407" svg:d="M50700 16350v6150" svg:viewBox="0 0 1 6151">
          <text:p text:style-name="P1"><text:span text:style-name="T2">c</text:span></text:p>
        </draw:connector>
        <draw:custom-shape draw:style-name="gr2" draw:text-style-name="P2" xml:id="id648" draw:id="id648" draw:layer="layout" svg:width="1cm" svg:height="0.9cm" svg:x="55.4cm" svg:y="14.2cm">
          <text:p text:style-name="P1"><text:span text:style-name="T1">NOT</text:span></text:p>
          <text:p text:style-name="P1"><text:span text:style-name="T1">31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65cm" svg:y1="19.9cm" svg:x2="55.9cm" svg:y2="15.1cm" draw:start-shape="id419" draw:start-glue-point="0" draw:end-shape="id648" draw:end-glue-point="2" svg:d="M55650 19900l250-4800" svg:viewBox="0 0 251 4801">
          <text:p/>
        </draw:connector>
        <draw:custom-shape draw:style-name="gr2" draw:text-style-name="P2" xml:id="id649" draw:id="id649" draw:layer="layout" svg:width="1cm" svg:height="0.9cm" svg:x="54.1cm" svg:y="15.9cm">
          <text:p text:style-name="P1"><text:span text:style-name="T1">XOR</text:span></text:p>
          <text:p text:style-name="P1"><text:span text:style-name="T1">316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65cm" svg:y1="19.9cm" svg:x2="55.1cm" svg:y2="16.35cm" draw:start-shape="id419" draw:start-glue-point="0" draw:end-shape="id649" svg:d="M55650 19900l-550-3550" svg:viewBox="0 0 551 3551">
          <text:p/>
        </draw:connector>
        <draw:connector draw:style-name="gr5" draw:text-style-name="P3" draw:layer="layout" draw:type="line" svg:x1="55.65cm" svg:y1="19.9cm" svg:x2="55.7cm" svg:y2="18cm" draw:start-shape="id419" draw:start-glue-point="0" svg:d="M55650 19900l50-1900" svg:viewBox="0 0 51 1901">
          <text:p text:style-name="P1"><text:span text:style-name="T2">sod5_out</text:span></text:p>
        </draw:connector>
        <draw:custom-shape draw:style-name="gr2" draw:text-style-name="P2" xml:id="id650" draw:id="id650" draw:layer="layout" svg:width="1cm" svg:height="0.9cm" svg:x="56.3cm" svg:y="17cm">
          <text:p text:style-name="P1"><text:span text:style-name="T1">OR</text:span></text:p>
          <text:p text:style-name="P1"><text:span text:style-name="T1">32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65cm" svg:y1="19.9cm" svg:x2="56.8cm" svg:y2="17.9cm" draw:start-shape="id419" draw:start-glue-point="0" draw:end-shape="id650" draw:end-glue-point="2" svg:d="M55650 19900l1150-2000" svg:viewBox="0 0 1151 2001">
          <text:p/>
        </draw:connector>
        <draw:connector draw:style-name="gr6" draw:text-style-name="P1" draw:layer="layout" draw:type="line" svg:x1="52.8cm" svg:y1="17.45cm" svg:x2="54.1cm" svg:y2="16.35cm" draw:start-shape="id646" draw:start-glue-point="1" draw:end-shape="id649" svg:d="M52800 17450l1300-1100" svg:viewBox="0 0 1301 1101">
          <text:p/>
        </draw:connector>
        <draw:custom-shape draw:style-name="gr2" draw:text-style-name="P2" xml:id="id651" draw:id="id651" draw:layer="layout" svg:width="1cm" svg:height="0.9cm" svg:x="53.1cm" svg:y="14.2cm">
          <text:p text:style-name="P1"><text:span text:style-name="T1">NOT</text:span></text:p>
          <text:p text:style-name="P1"><text:span text:style-name="T1">32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8cm" svg:y1="17.45cm" svg:x2="53.6cm" svg:y2="15.1cm" draw:start-shape="id646" draw:start-glue-point="1" draw:end-shape="id651" draw:end-glue-point="2" svg:d="M52800 17450l800-2350" svg:viewBox="0 0 801 2351">
          <text:p/>
        </draw:connector>
        <draw:connector draw:style-name="gr5" draw:text-style-name="P3" draw:layer="layout" draw:type="line" svg:x1="55.1cm" svg:y1="16.35cm" svg:x2="52.9cm" svg:y2="22.5cm" draw:start-shape="id649" draw:start-glue-point="1" draw:end-shape="id418" draw:end-glue-point="0" svg:d="M55100 16350l-2200 6150" svg:viewBox="0 0 2201 6151">
          <text:p text:style-name="P1"><text:span text:style-name="T2">c</text:span></text:p>
        </draw:connector>
        <draw:custom-shape draw:style-name="gr2" draw:text-style-name="P2" xml:id="id652" draw:id="id652" draw:layer="layout" svg:width="1cm" svg:height="0.9cm" svg:x="56.3cm" svg:y="15.9cm">
          <text:p text:style-name="P1"><text:span text:style-name="T1">XOR</text:span></text:p>
          <text:p text:style-name="P1"><text:span text:style-name="T1">326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7.85cm" svg:y1="19.9cm" svg:x2="57.3cm" svg:y2="16.35cm" draw:start-shape="id421" draw:start-glue-point="0" draw:end-shape="id652" svg:d="M57850 19900l-550-3550" svg:viewBox="0 0 551 3551">
          <text:p/>
        </draw:connector>
        <draw:connector draw:style-name="gr6" draw:text-style-name="P1" draw:layer="layout" draw:type="line" svg:x1="57.85cm" svg:y1="19.9cm" svg:x2="56.8cm" svg:y2="17.9cm" draw:start-shape="id421" draw:start-glue-point="0" draw:end-shape="id650" draw:end-glue-point="2" svg:d="M57850 19900l-1050-2000" svg:viewBox="0 0 1051 2001">
          <text:p/>
        </draw:connector>
        <draw:connector draw:style-name="gr5" draw:text-style-name="P3" draw:layer="layout" draw:type="line" svg:x1="57.85cm" svg:y1="19.9cm" svg:x2="57.9cm" svg:y2="18cm" draw:start-shape="id421" svg:d="M57850 19900l50-1900" svg:viewBox="0 0 51 1901">
          <text:p text:style-name="P1"><text:span text:style-name="T2">sod6_out</text:span></text:p>
        </draw:connector>
        <draw:custom-shape draw:style-name="gr2" draw:text-style-name="P2" xml:id="id653" draw:id="id653" draw:layer="layout" svg:width="1cm" svg:height="0.9cm" svg:x="58.5cm" svg:y="15.9cm">
          <text:p text:style-name="P1"><text:span text:style-name="T1">XOR</text:span></text:p>
          <text:p text:style-name="P1"><text:span text:style-name="T1">35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05cm" svg:y1="19.9cm" svg:x2="59.5cm" svg:y2="16.35cm" draw:start-shape="id423" draw:start-glue-point="0" draw:end-shape="id653" svg:d="M60050 19900l-550-3550" svg:viewBox="0 0 551 3551">
          <text:p/>
        </draw:connector>
        <draw:custom-shape draw:style-name="gr2" draw:text-style-name="P2" xml:id="id654" draw:id="id654" draw:layer="layout" svg:width="1cm" svg:height="0.9cm" svg:x="58.5cm" svg:y="17cm">
          <text:p text:style-name="P1"><text:span text:style-name="T1">OR</text:span></text:p>
          <text:p text:style-name="P1"><text:span text:style-name="T1">326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05cm" svg:y1="19.9cm" svg:x2="59cm" svg:y2="17.9cm" draw:start-shape="id423" draw:start-glue-point="0" draw:end-shape="id654" draw:end-glue-point="2" svg:d="M60050 19900l-1050-2000" svg:viewBox="0 0 1051 2001">
          <text:p/>
        </draw:connector>
        <draw:connector draw:style-name="gr5" draw:text-style-name="P3" draw:layer="layout" draw:type="line" svg:x1="60.05cm" svg:y1="19.9cm" svg:x2="60.1cm" svg:y2="18cm" draw:start-shape="id423" svg:d="M60050 19900l50-1900" svg:viewBox="0 0 51 1901">
          <text:p text:style-name="P1"><text:span text:style-name="T2">sod7_out</text:span></text:p>
        </draw:connector>
        <draw:connector draw:style-name="gr5" draw:text-style-name="P3" draw:layer="layout" draw:type="line" svg:x1="62.25cm" svg:y1="19.9cm" svg:x2="62.3cm" svg:y2="18cm" draw:start-shape="id425" svg:d="M62250 19900l50-1900" svg:viewBox="0 0 51 1901">
          <text:p text:style-name="P1"><text:span text:style-name="T2">sod8_out</text:span></text:p>
        </draw:connector>
        <draw:custom-shape draw:style-name="gr2" draw:text-style-name="P2" xml:id="id655" draw:id="id655" draw:layer="layout" svg:width="1cm" svg:height="0.9cm" svg:x="60.8cm" svg:y="15.9cm">
          <text:p text:style-name="P1"><text:span text:style-name="T1">XOR</text:span></text:p>
          <text:p text:style-name="P1"><text:span text:style-name="T1">32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5cm" svg:y1="19.9cm" svg:x2="61.8cm" svg:y2="16.35cm" draw:start-shape="id425" draw:start-glue-point="0" draw:end-shape="id655" draw:end-glue-point="1" svg:d="M62250 19900l-450-3550" svg:viewBox="0 0 451 3551">
          <text:p/>
        </draw:connector>
        <draw:custom-shape draw:style-name="gr2" draw:text-style-name="P2" xml:id="id656" draw:id="id656" draw:layer="layout" svg:width="1cm" svg:height="0.9cm" svg:x="60.8cm" svg:y="17cm">
          <text:p text:style-name="P1"><text:span text:style-name="T1">OR</text:span></text:p>
          <text:p text:style-name="P1"><text:span text:style-name="T1">32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25cm" svg:y1="19.9cm" svg:x2="61.3cm" svg:y2="17.9cm" draw:start-shape="id425" draw:start-glue-point="0" draw:end-shape="id656" draw:end-glue-point="2" svg:d="M62250 19900l-950-2000" svg:viewBox="0 0 951 2001">
          <text:p/>
        </draw:connector>
        <draw:custom-shape draw:style-name="gr2" draw:text-style-name="P2" xml:id="id657" draw:id="id657" draw:layer="layout" svg:width="1cm" svg:height="0.9cm" svg:x="57.5cm" svg:y="14.3cm">
          <text:p text:style-name="P1"><text:span text:style-name="T1">NOT</text:span></text:p>
          <text:p text:style-name="P1"><text:span text:style-name="T1">34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7.3cm" svg:y1="17.45cm" svg:x2="58cm" svg:y2="15.2cm" draw:start-shape="id650" draw:end-shape="id657" draw:end-glue-point="2" svg:d="M57300 17450l700-2250" svg:viewBox="0 0 701 2251">
          <text:p/>
        </draw:connector>
        <draw:custom-shape draw:style-name="gr2" draw:text-style-name="P2" xml:id="id658" draw:id="id658" draw:layer="layout" svg:width="1cm" svg:height="0.9cm" svg:x="55.4cm" svg:y="12.7cm">
          <text:p text:style-name="P1"><text:span text:style-name="T1">NAND</text:span></text:p>
          <text:p text:style-name="P1"><text:span text:style-name="T1">32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6cm" svg:y1="14.2cm" svg:x2="55.9cm" svg:y2="13.6cm" draw:start-shape="id651" draw:start-glue-point="0" draw:end-shape="id658" draw:end-glue-point="2" svg:d="M53600 14200l2300-600" svg:viewBox="0 0 2301 601">
          <text:p/>
        </draw:connector>
        <draw:connector draw:style-name="gr6" draw:text-style-name="P1" draw:layer="layout" draw:type="line" svg:x1="56.4cm" svg:y1="13.15cm" svg:x2="56.8cm" svg:y2="15.9cm" draw:start-shape="id658" draw:start-glue-point="1" draw:end-shape="id652" draw:end-glue-point="0" svg:d="M56400 13150l400 2750" svg:viewBox="0 0 401 2751">
          <text:p/>
        </draw:connector>
        <draw:custom-shape draw:style-name="gr2" draw:text-style-name="P2" xml:id="id687" draw:id="id687" draw:layer="layout" svg:width="1cm" svg:height="0.9cm" svg:x="62cm" svg:y="12.9cm">
          <text:p text:style-name="P1"><text:span text:style-name="T1">NAND</text:span></text:p>
          <text:p text:style-name="P1"><text:span text:style-name="T1">32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6cm" svg:y1="14.2cm" svg:x2="60.3cm" svg:y2="13.8cm" draw:start-shape="id651" draw:start-glue-point="0" draw:end-shape="id659" draw:end-glue-point="2" svg:d="M53600 14200l6700-400" svg:viewBox="0 0 6701 401">
          <text:p/>
        </draw:connector>
        <draw:custom-shape draw:style-name="gr2" draw:text-style-name="P2" xml:id="id660" draw:id="id660" draw:layer="layout" svg:width="1cm" svg:height="0.9cm" svg:x="57.5cm" svg:y="12.8cm">
          <text:p text:style-name="P1"><text:span text:style-name="T1">NAND</text:span></text:p>
          <text:p text:style-name="P1"><text:span text:style-name="T1">357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6cm" svg:y1="14.2cm" svg:x2="58cm" svg:y2="13.7cm" draw:start-shape="id651" draw:start-glue-point="0" draw:end-shape="id660" draw:end-glue-point="2" svg:d="M53600 14200l4400-500" svg:viewBox="0 0 4401 501">
          <text:p/>
        </draw:connector>
        <draw:connector draw:style-name="gr5" draw:text-style-name="P3" draw:layer="layout" draw:type="line" svg:x1="57.3cm" svg:y1="16.35cm" svg:x2="54cm" svg:y2="22.5cm" draw:start-shape="id652" draw:start-glue-point="1" draw:end-shape="id420" draw:end-glue-point="0" svg:d="M57300 16350l-3300 6150" svg:viewBox="0 0 3301 6151">
          <text:p text:style-name="P1"><text:span text:style-name="T2">c</text:span></text:p>
        </draw:connector>
        <draw:connector draw:style-name="gr6" draw:text-style-name="P1" draw:layer="layout" draw:type="line" svg:x1="57.3cm" svg:y1="17.45cm" svg:x2="58.5cm" svg:y2="17.45cm" draw:start-shape="id650" draw:start-glue-point="1" draw:end-shape="id654" draw:end-glue-point="3" svg:d="M57300 17450h1200" svg:viewBox="0 0 1201 1">
          <text:p/>
        </draw:connector>
        <draw:connector draw:style-name="gr6" draw:text-style-name="P1" draw:layer="layout" draw:type="line" svg:x1="59.5cm" svg:y1="17.45cm" svg:x2="60.8cm" svg:y2="17.45cm" draw:start-shape="id654" draw:end-shape="id656" svg:d="M59500 17450h1300" svg:viewBox="0 0 1301 1">
          <text:p/>
        </draw:connector>
        <draw:custom-shape draw:style-name="gr2" draw:text-style-name="P2" xml:id="id661" draw:id="id661" draw:layer="layout" svg:width="1cm" svg:height="0.9cm" svg:x="59.8cm" svg:y="14.4cm">
          <text:p text:style-name="P1"><text:span text:style-name="T1">NOT</text:span></text:p>
          <text:p text:style-name="P1"><text:span text:style-name="T1">32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9.5cm" svg:y1="17.45cm" svg:x2="60.3cm" svg:y2="15.3cm" draw:start-shape="id654" draw:start-glue-point="1" draw:end-shape="id661" draw:end-glue-point="2" svg:d="M59500 17450l800-2150" svg:viewBox="0 0 801 2151">
          <text:p/>
        </draw:connector>
        <draw:connector draw:style-name="gr5" draw:text-style-name="P3" draw:layer="layout" draw:type="line" svg:x1="64.45cm" svg:y1="19.9cm" svg:x2="64.5cm" svg:y2="18cm" draw:start-shape="id427" svg:d="M64450 19900l50-1900" svg:viewBox="0 0 51 1901">
          <text:p text:style-name="P1"><text:span text:style-name="T2">sod9_out</text:span></text:p>
        </draw:connector>
        <draw:custom-shape draw:style-name="gr2" draw:text-style-name="P2" xml:id="id662" draw:id="id662" draw:layer="layout" svg:width="1cm" svg:height="0.9cm" svg:x="63cm" svg:y="15.9cm">
          <text:p text:style-name="P1"><text:span text:style-name="T1">XOR</text:span></text:p>
          <text:p text:style-name="P1"><text:span text:style-name="T1">32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45cm" svg:y1="19.9cm" svg:x2="64cm" svg:y2="16.35cm" draw:start-shape="id427" draw:start-glue-point="0" draw:end-shape="id662" svg:d="M64450 19900l-450-3550" svg:viewBox="0 0 451 3551">
          <text:p/>
        </draw:connector>
        <draw:custom-shape draw:style-name="gr2" draw:text-style-name="P2" xml:id="id663" draw:id="id663" draw:layer="layout" svg:width="1cm" svg:height="0.9cm" svg:x="63cm" svg:y="17cm">
          <text:p text:style-name="P1"><text:span text:style-name="T1">OR</text:span></text:p>
          <text:p text:style-name="P1"><text:span text:style-name="T1">32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45cm" svg:y1="19.9cm" svg:x2="63.5cm" svg:y2="17.9cm" draw:start-shape="id427" draw:start-glue-point="0" draw:end-shape="id663" draw:end-glue-point="2" svg:d="M64450 19900l-950-2000" svg:viewBox="0 0 951 2001">
          <text:p/>
        </draw:connector>
        <draw:connector draw:style-name="gr5" draw:text-style-name="P3" draw:layer="layout" draw:type="line" svg:x1="59.5cm" svg:y1="16.35cm" svg:x2="55.1cm" svg:y2="22.5cm" draw:start-shape="id653" draw:start-glue-point="1" draw:end-shape="id422" draw:end-glue-point="0" svg:d="M59500 16350l-4400 6150" svg:viewBox="0 0 4401 6151">
          <text:p text:style-name="P1"><text:span text:style-name="T2">c</text:span></text:p>
        </draw:connector>
        <draw:connector draw:style-name="gr5" draw:text-style-name="P3" draw:layer="layout" draw:type="line" svg:x1="61.8cm" svg:y1="16.35cm" svg:x2="56.2cm" svg:y2="22.5cm" draw:start-shape="id655" draw:start-glue-point="1" draw:end-shape="id424" draw:end-glue-point="0" svg:d="M61800 16350l-5600 6150" svg:viewBox="0 0 5601 6151">
          <text:p text:style-name="P1"><text:span text:style-name="T2">c</text:span></text:p>
        </draw:connector>
        <draw:connector draw:style-name="gr5" draw:text-style-name="P3" draw:layer="layout" draw:type="line" svg:x1="64cm" svg:y1="16.35cm" svg:x2="57.3cm" svg:y2="22.5cm" draw:start-shape="id662" draw:start-glue-point="1" draw:end-shape="id426" draw:end-glue-point="0" svg:d="M64000 16350l-6700 6150" svg:viewBox="0 0 6701 6151">
          <text:p text:style-name="P1"><text:span text:style-name="T2">c</text:span></text:p>
        </draw:connector>
        <draw:connector draw:style-name="gr5" draw:text-style-name="P3" draw:layer="layout" draw:type="line" svg:x1="66.65cm" svg:y1="19.9cm" svg:x2="66.65cm" svg:y2="18cm" draw:start-shape="id429" draw:start-glue-point="0" svg:d="M66650 19900v-1900" svg:viewBox="0 0 1 1901">
          <text:p text:style-name="P1"><text:span text:style-name="T2">sod10_out</text:span></text:p>
        </draw:connector>
        <draw:custom-shape draw:style-name="gr2" draw:text-style-name="P2" xml:id="id664" draw:id="id664" draw:layer="layout" svg:width="1cm" svg:height="0.9cm" svg:x="65.2cm" svg:y="15.9cm">
          <text:p text:style-name="P1"><text:span text:style-name="T1">XOR</text:span></text:p>
          <text:p text:style-name="P1"><text:span text:style-name="T1">32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65cm" svg:y1="19.9cm" svg:x2="66.2cm" svg:y2="16.35cm" draw:start-shape="id429" draw:start-glue-point="0" draw:end-shape="id664" svg:d="M66650 19900l-450-3550" svg:viewBox="0 0 451 3551">
          <text:p/>
        </draw:connector>
        <draw:custom-shape draw:style-name="gr2" draw:text-style-name="P2" xml:id="id665" draw:id="id665" draw:layer="layout" svg:width="1cm" svg:height="0.9cm" svg:x="66.2cm" svg:y="14.6cm">
          <text:p text:style-name="P1"><text:span text:style-name="T1">NOR</text:span></text:p>
          <text:p text:style-name="P1"><text:span text:style-name="T1">324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65cm" svg:y1="19.9cm" svg:x2="66.7cm" svg:y2="15.5cm" draw:start-shape="id429" draw:start-glue-point="0" draw:end-shape="id665" draw:end-glue-point="2" svg:d="M66650 19900l50-4400" svg:viewBox="0 0 51 4401">
          <text:p/>
        </draw:connector>
        <draw:custom-shape draw:style-name="gr2" draw:text-style-name="P2" xml:id="id666" draw:id="id666" draw:layer="layout" svg:width="1cm" svg:height="0.9cm" svg:x="67.3cm" svg:y="17cm">
          <text:p text:style-name="P1"><text:span text:style-name="T1">OR</text:span></text:p>
          <text:p text:style-name="P1"><text:span text:style-name="T1">32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65cm" svg:y1="19.9cm" svg:x2="67.8cm" svg:y2="17.9cm" draw:start-shape="id429" draw:start-glue-point="0" draw:end-shape="id666" draw:end-glue-point="2" svg:d="M66650 19900l1150-2000" svg:viewBox="0 0 1151 2001">
          <text:p/>
        </draw:connector>
        <draw:connector draw:style-name="gr5" draw:text-style-name="P3" draw:layer="layout" draw:type="line" svg:x1="66.2cm" svg:y1="16.35cm" svg:x2="58.4cm" svg:y2="22.5cm" draw:start-shape="id664" draw:start-glue-point="1" draw:end-shape="id428" draw:end-glue-point="0" svg:d="M66200 16350l-7800 6150" svg:viewBox="0 0 7801 6151">
          <text:p text:style-name="P1"><text:span text:style-name="T2">c</text:span></text:p>
        </draw:connector>
        <draw:custom-shape draw:style-name="gr2" draw:text-style-name="P2" xml:id="id667" draw:id="id667" draw:layer="layout" svg:width="1cm" svg:height="0.9cm" svg:x="67.3cm" svg:y="15.9cm">
          <text:p text:style-name="P1"><text:span text:style-name="T1">XOR</text:span></text:p>
          <text:p text:style-name="P1"><text:span text:style-name="T1">314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8.85cm" svg:y1="19.9cm" svg:x2="68.3cm" svg:y2="16.35cm" draw:start-shape="id431" draw:start-glue-point="0" draw:end-shape="id667" draw:end-glue-point="1" svg:d="M68850 19900l-550-3550" svg:viewBox="0 0 551 3551">
          <text:p/>
        </draw:connector>
        <draw:connector draw:style-name="gr6" draw:text-style-name="P1" draw:layer="layout" draw:type="line" svg:x1="68.85cm" svg:y1="19.9cm" svg:x2="67.8cm" svg:y2="17.9cm" draw:start-shape="id431" draw:start-glue-point="0" draw:end-shape="id666" draw:end-glue-point="2" svg:d="M68850 19900l-1050-2000" svg:viewBox="0 0 1051 2001">
          <text:p/>
        </draw:connector>
        <draw:connector draw:style-name="gr5" draw:text-style-name="P3" draw:layer="layout" draw:type="line" svg:x1="68.85cm" svg:y1="19.9cm" svg:x2="68.8cm" svg:y2="18cm" draw:start-shape="id431" svg:d="M68850 19900l-50-1900" svg:viewBox="0 0 51 1901">
          <text:p text:style-name="P1"><text:span text:style-name="T2">sod11_out</text:span></text:p>
        </draw:connector>
        <draw:connector draw:style-name="gr5" draw:text-style-name="P3" draw:layer="layout" draw:type="line" svg:x1="68.3cm" svg:y1="16.35cm" svg:x2="59.5cm" svg:y2="22.5cm" draw:start-shape="id667" draw:start-glue-point="1" draw:end-shape="id430" draw:end-glue-point="0" svg:d="M68300 16350l-8800 6150" svg:viewBox="0 0 8801 6151">
          <text:p text:style-name="P1"><text:span text:style-name="T2">c</text:span></text:p>
        </draw:connector>
        <draw:custom-shape draw:style-name="gr2" draw:text-style-name="P2" xml:id="id668" draw:id="id668" draw:layer="layout" svg:width="1cm" svg:height="0.9cm" svg:x="69.6cm" svg:y="17cm">
          <text:p text:style-name="P1"><text:span text:style-name="T1">OR</text:span></text:p>
          <text:p text:style-name="P1"><text:span text:style-name="T1">346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1.05cm" svg:y1="19.9cm" svg:x2="70.1cm" svg:y2="17.9cm" draw:start-shape="id433" draw:start-glue-point="0" draw:end-shape="id668" draw:end-glue-point="2" svg:d="M71050 19900l-950-2000" svg:viewBox="0 0 951 2001">
          <text:p/>
        </draw:connector>
        <draw:connector draw:style-name="gr5" draw:text-style-name="P3" draw:layer="layout" draw:type="line" svg:x1="71.05cm" svg:y1="19.9cm" svg:x2="71.05cm" svg:y2="18cm" draw:start-shape="id433" draw:start-glue-point="0" svg:d="M71050 19900v-1900" svg:viewBox="0 0 1 1901">
          <text:p text:style-name="P1"><text:span text:style-name="T2">sod12_out</text:span></text:p>
        </draw:connector>
        <draw:custom-shape draw:style-name="gr2" draw:text-style-name="P2" xml:id="id669" draw:id="id669" draw:layer="layout" svg:width="1cm" svg:height="0.9cm" svg:x="69.6cm" svg:y="15.9cm">
          <text:p text:style-name="P1"><text:span text:style-name="T1">XOR</text:span></text:p>
          <text:p text:style-name="P1"><text:span text:style-name="T1">33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1.05cm" svg:y1="19.9cm" svg:x2="70.6cm" svg:y2="16.35cm" draw:start-shape="id433" draw:start-glue-point="0" draw:end-shape="id669" svg:d="M71050 19900l-450-3550" svg:viewBox="0 0 451 3551">
          <text:p/>
        </draw:connector>
        <draw:connector draw:style-name="gr6" draw:text-style-name="P1" draw:layer="layout" draw:type="line" svg:x1="70.6cm" svg:y1="16.35cm" svg:x2="60.6cm" svg:y2="22.5cm" draw:start-shape="id669" draw:start-glue-point="1" draw:end-shape="id432" draw:end-glue-point="0" svg:d="M70600 16350l-10000 6150" svg:viewBox="0 0 10001 6151">
          <text:p/>
        </draw:connector>
        <draw:custom-shape draw:style-name="gr2" draw:text-style-name="P2" xml:id="id670" draw:id="id670" draw:layer="layout" svg:width="1cm" svg:height="0.9cm" svg:x="71.9cm" svg:y="15.9cm">
          <text:p text:style-name="P1"><text:span text:style-name="T1">XOR</text:span></text:p>
          <text:p text:style-name="P1"><text:span text:style-name="T1">34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25cm" svg:y1="19.9cm" svg:x2="72.9cm" svg:y2="16.35cm" draw:start-shape="id435" draw:start-glue-point="0" draw:end-shape="id670" svg:d="M73250 19900l-350-3550" svg:viewBox="0 0 351 3551">
          <text:p/>
        </draw:connector>
        <draw:connector draw:style-name="gr5" draw:text-style-name="P3" draw:layer="layout" draw:type="line" svg:x1="72.9cm" svg:y1="16.35cm" svg:x2="61.7cm" svg:y2="22.5cm" draw:start-shape="id670" draw:start-glue-point="1" draw:end-shape="id434" draw:end-glue-point="0" svg:d="M72900 16350l-11200 6150" svg:viewBox="0 0 11201 6151">
          <text:p text:style-name="P1"><text:span text:style-name="T2">c</text:span></text:p>
        </draw:connector>
        <draw:custom-shape draw:style-name="gr2" draw:text-style-name="P2" xml:id="id671" draw:id="id671" draw:layer="layout" svg:width="1cm" svg:height="0.9cm" svg:x="71.9cm" svg:y="17cm">
          <text:p text:style-name="P1"><text:span text:style-name="T1">OR</text:span></text:p>
          <text:p text:style-name="P1"><text:span text:style-name="T1">356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25cm" svg:y1="19.9cm" svg:x2="72.4cm" svg:y2="17.9cm" draw:start-shape="id435" draw:start-glue-point="0" draw:end-shape="id671" draw:end-glue-point="2" svg:d="M73250 19900l-850-2000" svg:viewBox="0 0 851 2001">
          <text:p/>
        </draw:connector>
        <draw:connector draw:style-name="gr5" draw:text-style-name="P3" draw:layer="layout" draw:type="line" svg:x1="73.25cm" svg:y1="19.9cm" svg:x2="73.2cm" svg:y2="18cm" draw:start-shape="id435" draw:start-glue-point="0" svg:d="M73250 19900l-50-1900" svg:viewBox="0 0 51 1901">
          <text:p text:style-name="P1"><text:span text:style-name="T2">sod13_out</text:span></text:p>
        </draw:connector>
        <draw:custom-shape draw:style-name="gr2" draw:text-style-name="P2" xml:id="id672" draw:id="id672" draw:layer="layout" svg:width="1cm" svg:height="0.9cm" svg:x="74.1cm" svg:y="16.1cm">
          <text:p text:style-name="P1"><text:span text:style-name="T1">XOR</text:span></text:p>
          <text:p text:style-name="P1"><text:span text:style-name="T1">35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5.45cm" svg:y1="19.9cm" svg:x2="75.1cm" svg:y2="16.55cm" draw:start-shape="id437" draw:start-glue-point="0" draw:end-shape="id672" svg:d="M75450 19900l-350-3350" svg:viewBox="0 0 351 3351">
          <text:p/>
        </draw:connector>
        <draw:connector draw:style-name="gr5" draw:text-style-name="P3" draw:layer="layout" draw:type="line" svg:x1="75.1cm" svg:y1="16.55cm" svg:x2="62.8cm" svg:y2="22.5cm" draw:start-shape="id672" draw:start-glue-point="1" draw:end-shape="id436" draw:end-glue-point="0" svg:d="M75100 16550l-12300 5950" svg:viewBox="0 0 12301 5951">
          <text:p text:style-name="P1"><text:span text:style-name="T2">c</text:span></text:p>
        </draw:connector>
        <draw:connector draw:style-name="gr6" draw:text-style-name="P1" draw:layer="layout" draw:type="line" svg:x1="75.45cm" svg:y1="19.9cm" svg:x2="75.8cm" svg:y2="15.5cm" draw:start-shape="id437" draw:start-glue-point="0" draw:end-shape="id673" draw:end-glue-point="2" svg:d="M75450 19900l350-4400" svg:viewBox="0 0 351 4401">
          <text:p/>
        </draw:connector>
        <draw:connector draw:style-name="gr5" draw:text-style-name="P3" draw:layer="layout" draw:type="line" svg:x1="75.45cm" svg:y1="19.9cm" svg:x2="75.4cm" svg:y2="18.1cm" draw:start-shape="id437" draw:start-glue-point="0" svg:d="M75450 19900l-50-1800" svg:viewBox="0 0 51 1801">
          <text:p text:style-name="P1"><text:span text:style-name="T2">sod14_out</text:span></text:p>
        </draw:connector>
        <draw:connector draw:style-name="gr6" draw:text-style-name="P1" draw:layer="layout" draw:type="line" svg:x1="77.65cm" svg:y1="19.9cm" svg:x2="76.8cm" svg:y2="17.1cm" draw:start-shape="id439" draw:start-glue-point="0" draw:end-shape="id640" draw:end-glue-point="2" svg:d="M77650 19900l-850-2800" svg:viewBox="0 0 851 2801">
          <text:p/>
        </draw:connector>
        <draw:connector draw:style-name="gr5" draw:text-style-name="P3" draw:layer="layout" draw:type="line" svg:x1="77.65cm" svg:y1="19.9cm" svg:x2="77.65cm" svg:y2="18.1cm" draw:start-shape="id439" draw:start-glue-point="0" svg:d="M77650 19900v-1800" svg:viewBox="0 0 1 1801">
          <text:p text:style-name="P1"><text:span text:style-name="T2">sod15_out</text:span></text:p>
        </draw:connector>
        <draw:connector draw:style-name="gr5" draw:text-style-name="P3" draw:layer="layout" draw:type="line" svg:x1="85.55cm" svg:y1="44.2cm" svg:x2="85.501cm" svg:y2="42.611cm" draw:start-shape="id491" draw:start-glue-point="0" svg:d="M85550 44200l-49-1589" svg:viewBox="0 0 50 1590">
          <text:p text:style-name="P1"><text:span text:style-name="T2">curb2</text:span></text:p>
        </draw:connector>
        <draw:custom-shape draw:style-name="gr10" draw:text-style-name="P2" xml:id="id674" draw:id="id674" draw:layer="layout" svg:width="1cm" svg:height="0.9cm" svg:x="86.2cm" svg:y="42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55cm" svg:y1="44.2cm" svg:x2="86.7cm" svg:y2="43.4cm" draw:start-shape="id491" draw:start-glue-point="0" draw:end-shape="id674" draw:end-glue-point="2" svg:d="M85550 44200l1150-800" svg:viewBox="0 0 1151 801">
          <text:p/>
        </draw:connector>
        <draw:custom-shape draw:style-name="gr4" draw:text-style-name="P2" xml:id="id675" draw:id="id675" draw:layer="layout" svg:width="2.1cm" svg:height="0.9cm" svg:x="82.5cm" svg:y="41.3cm">
          <text:p text:style-name="P1"><text:span text:style-name="T1">DFF(mclk)</text:span></text:p>
          <text:p text:style-name="P1"><text:span text:style-name="T1">418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3.55cm" svg:y1="41.3cm" svg:x2="83.5cm" svg:y2="39.811cm" draw:start-shape="id675" svg:d="M83550 41300l-50-1489" svg:viewBox="0 0 51 1490">
          <text:p text:style-name="P1"><text:span text:style-name="T2">curb1</text:span></text:p>
        </draw:connector>
        <draw:custom-shape draw:style-name="gr10" draw:text-style-name="P2" xml:id="id676" draw:id="id676" draw:layer="layout" svg:width="1cm" svg:height="0.9cm" svg:x="84.199cm" svg:y="3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3.55cm" svg:y1="41.3cm" svg:x2="84.699cm" svg:y2="40.6cm" draw:start-shape="id675" draw:start-glue-point="0" draw:end-shape="id676" draw:end-glue-point="2" svg:d="M83550 41300l1149-700" svg:viewBox="0 0 1150 701">
          <text:p/>
        </draw:connector>
        <draw:connector draw:style-name="gr5" draw:text-style-name="P3" draw:layer="layout" draw:type="line" svg:x1="81.85cm" svg:y1="44.2cm" svg:x2="81.801cm" svg:y2="42.711cm" draw:start-shape="id489" svg:d="M81850 44200l-49-1489" svg:viewBox="0 0 50 1490">
          <text:p text:style-name="P1"><text:span text:style-name="T2">curb0</text:span></text:p>
        </draw:connector>
        <draw:custom-shape draw:style-name="gr10" draw:text-style-name="P2" xml:id="id677" draw:id="id677" draw:layer="layout" svg:width="1cm" svg:height="0.9cm" svg:x="82.5cm" svg:y="4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1.85cm" svg:y1="44.2cm" svg:x2="83cm" svg:y2="43.5cm" draw:start-shape="id489" draw:start-glue-point="0" draw:end-shape="id677" draw:end-glue-point="2" svg:d="M81850 44200l1150-700" svg:viewBox="0 0 1151 701">
          <text:p/>
        </draw:connector>
        <draw:custom-shape draw:style-name="gr2" draw:text-style-name="P2" xml:id="id678" draw:id="id678" draw:layer="layout" svg:width="1cm" svg:height="0.9cm" svg:x="70.7cm" svg:y="14.6cm">
          <text:p text:style-name="P1"><text:span text:style-name="T1">NOR</text:span></text:p>
          <text:p text:style-name="P1"><text:span text:style-name="T1">34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0.6cm" svg:y1="17.45cm" svg:x2="71.2cm" svg:y2="15.5cm" draw:start-shape="id668" draw:start-glue-point="1" draw:end-shape="id678" draw:end-glue-point="2" svg:d="M70600 17450l600-1950" svg:viewBox="0 0 601 1951">
          <text:p/>
        </draw:connector>
        <draw:connector draw:style-name="gr6" draw:text-style-name="P1" draw:layer="layout" draw:type="line" svg:x1="70.6cm" svg:y1="17.45cm" svg:x2="71.9cm" svg:y2="17.45cm" draw:start-shape="id668" draw:start-glue-point="1" draw:end-shape="id671" draw:end-glue-point="3" svg:d="M70600 17450h1300" svg:viewBox="0 0 1301 1">
          <text:p/>
        </draw:connector>
        <draw:custom-shape draw:style-name="gr2" draw:text-style-name="P2" xml:id="id679" draw:id="id679" draw:layer="layout" svg:width="1cm" svg:height="0.9cm" svg:x="72.7cm" svg:y="14.6cm">
          <text:p text:style-name="P1"><text:span text:style-name="T1">NOR</text:span></text:p>
          <text:p text:style-name="P1"><text:span text:style-name="T1">356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2.9cm" svg:y1="17.45cm" svg:x2="73.2cm" svg:y2="15.5cm" draw:start-shape="id671" draw:start-glue-point="1" draw:end-shape="id679" draw:end-glue-point="2" svg:d="M72900 17450l300-1950" svg:viewBox="0 0 301 1951">
          <text:p/>
        </draw:connector>
        <draw:custom-shape draw:style-name="gr2" draw:text-style-name="P2" xml:id="id680" draw:id="id680" draw:layer="layout" svg:width="1cm" svg:height="0.9cm" svg:x="72.7cm" svg:y="13.1cm">
          <text:p text:style-name="P1"><text:span text:style-name="T1">NAND</text:span></text:p>
          <text:p text:style-name="P1"><text:span text:style-name="T1">35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3.2cm" svg:y1="14.6cm" svg:x2="73.2cm" svg:y2="14cm" draw:start-shape="id679" draw:start-glue-point="0" draw:end-shape="id680" draw:end-glue-point="2" svg:d="M73200 14600v-600" svg:viewBox="0 0 1 601">
          <text:p/>
        </draw:connector>
        <draw:connector draw:style-name="gr6" draw:text-style-name="P1" draw:layer="layout" draw:type="line" svg:x1="73.7cm" svg:y1="13.55cm" svg:x2="74.6cm" svg:y2="16.1cm" draw:start-shape="id680" draw:end-shape="id672" draw:end-glue-point="0" svg:d="M73700 13550l900 2550" svg:viewBox="0 0 901 2551">
          <text:p/>
        </draw:connector>
        <draw:custom-shape draw:style-name="gr2" draw:text-style-name="P2" xml:id="id681" draw:id="id681" draw:layer="layout" svg:width="1cm" svg:height="0.9cm" svg:x="68.5cm" svg:y="14.6cm">
          <text:p text:style-name="P1"><text:span text:style-name="T1">NOR</text:span></text:p>
          <text:p text:style-name="P1"><text:span text:style-name="T1">335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8.3cm" svg:y1="17.45cm" svg:x2="69cm" svg:y2="15.5cm" draw:start-shape="id666" draw:start-glue-point="1" draw:end-shape="id681" draw:end-glue-point="2" svg:d="M68300 17450l700-1950" svg:viewBox="0 0 701 1951">
          <text:p/>
        </draw:connector>
        <draw:connector draw:style-name="gr6" draw:text-style-name="P1" draw:layer="layout" draw:type="line" svg:x1="68.3cm" svg:y1="17.45cm" svg:x2="69.6cm" svg:y2="17.45cm" draw:start-shape="id666" draw:start-glue-point="1" draw:end-shape="id668" draw:end-glue-point="3" svg:d="M68300 17450h1300" svg:viewBox="0 0 1301 1">
          <text:p/>
        </draw:connector>
        <draw:custom-shape draw:style-name="gr2" draw:text-style-name="P2" xml:id="id682" draw:id="id682" draw:layer="layout" svg:width="1cm" svg:height="0.9cm" svg:x="68.5cm" svg:y="13.1cm">
          <text:p text:style-name="P1"><text:span text:style-name="T1">NAND</text:span></text:p>
          <text:p text:style-name="P1"><text:span text:style-name="T1">33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9cm" svg:y1="14.6cm" svg:x2="69cm" svg:y2="14cm" draw:start-shape="id681" draw:start-glue-point="0" draw:end-shape="id682" draw:end-glue-point="2" svg:d="M69000 14600v-600" svg:viewBox="0 0 1 601">
          <text:p/>
        </draw:connector>
        <draw:connector draw:style-name="gr6" draw:text-style-name="P1" draw:layer="layout" draw:type="line" svg:x1="69.5cm" svg:y1="13.55cm" svg:x2="70.1cm" svg:y2="15.9cm" draw:start-shape="id682" draw:start-glue-point="1" draw:end-shape="id669" draw:end-glue-point="0" svg:d="M69500 13550l600 2350" svg:viewBox="0 0 601 2351">
          <text:p/>
        </draw:connector>
        <draw:custom-shape draw:style-name="gr2" draw:text-style-name="P2" xml:id="id683" draw:id="id683" draw:layer="layout" svg:width="1cm" svg:height="0.9cm" svg:x="70.7cm" svg:y="13.1cm">
          <text:p text:style-name="P1"><text:span text:style-name="T1">NAND</text:span></text:p>
          <text:p text:style-name="P1"><text:span text:style-name="T1">34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1.2cm" svg:y1="14.6cm" svg:x2="71.2cm" svg:y2="14cm" draw:start-shape="id678" draw:start-glue-point="0" draw:end-shape="id683" draw:end-glue-point="2" svg:d="M71200 14600v-600" svg:viewBox="0 0 1 601">
          <text:p/>
        </draw:connector>
        <draw:connector draw:style-name="gr6" draw:text-style-name="P1" draw:layer="layout" draw:type="line" svg:x1="71.7cm" svg:y1="13.55cm" svg:x2="72.4cm" svg:y2="15.9cm" draw:start-shape="id683" draw:start-glue-point="1" draw:end-shape="id670" draw:end-glue-point="0" svg:d="M71700 13550l700 2350" svg:viewBox="0 0 701 2351">
          <text:p/>
        </draw:connector>
        <draw:connector draw:style-name="gr6" draw:text-style-name="P1" draw:layer="layout" draw:type="line" svg:x1="75.8cm" svg:y1="14.6cm" svg:x2="75.8cm" svg:y2="14cm" draw:start-shape="id673" draw:start-glue-point="0" draw:end-shape="id639" draw:end-glue-point="2" svg:d="M75800 14600v-600" svg:viewBox="0 0 1 601">
          <text:p/>
        </draw:connector>
        <draw:custom-shape draw:style-name="gr2" draw:text-style-name="P2" xml:id="id684" draw:id="id684" draw:layer="layout" svg:width="1cm" svg:height="0.9cm" svg:x="66.2cm" svg:y="13cm">
          <text:p text:style-name="P1"><text:span text:style-name="T1">NAND</text:span></text:p>
          <text:p text:style-name="P1"><text:span text:style-name="T1">324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6.7cm" svg:y1="14.6cm" svg:x2="66.7cm" svg:y2="13.9cm" draw:start-shape="id665" draw:start-glue-point="0" draw:end-shape="id684" draw:end-glue-point="2" svg:d="M66700 14600v-700" svg:viewBox="0 0 1 701">
          <text:p/>
        </draw:connector>
        <draw:connector draw:style-name="gr6" draw:text-style-name="P1" draw:layer="layout" draw:type="line" svg:x1="67.2cm" svg:y1="13.45cm" svg:x2="67.8cm" svg:y2="15.9cm" draw:start-shape="id684" draw:end-shape="id667" draw:end-glue-point="0" svg:d="M67200 13450l600 2450" svg:viewBox="0 0 601 2451">
          <text:p/>
        </draw:connector>
        <draw:connector draw:style-name="gr6" draw:text-style-name="P1" draw:layer="layout" draw:type="line" svg:x1="64cm" svg:y1="17.45cm" svg:x2="66.2cm" svg:y2="15.05cm" draw:start-shape="id663" draw:start-glue-point="1" draw:end-shape="id665" draw:end-glue-point="3" svg:d="M64000 17450l2200-2400" svg:viewBox="0 0 2201 2401">
          <text:p/>
        </draw:connector>
        <draw:custom-shape draw:style-name="gr2" draw:text-style-name="P2" xml:id="id685" draw:id="id685" draw:layer="layout" svg:width="1cm" svg:height="0.9cm" svg:x="64.1cm" svg:y="14.5cm">
          <text:p text:style-name="P1"><text:span text:style-name="T1">NOT</text:span></text:p>
          <text:p text:style-name="P1"><text:span text:style-name="T1">33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cm" svg:y1="17.45cm" svg:x2="64.6cm" svg:y2="15.4cm" draw:start-shape="id663" draw:start-glue-point="1" draw:end-shape="id685" draw:end-glue-point="2" svg:d="M64000 17450l600-2050" svg:viewBox="0 0 601 2051">
          <text:p/>
        </draw:connector>
        <draw:connector draw:style-name="gr6" draw:text-style-name="P1" draw:layer="layout" draw:type="line" svg:x1="64cm" svg:y1="17.45cm" svg:x2="68.5cm" svg:y2="15.05cm" draw:start-shape="id663" draw:start-glue-point="1" draw:end-shape="id681" draw:end-glue-point="3" svg:d="M64000 17450l4500-2400" svg:viewBox="0 0 4501 2401">
          <text:p/>
        </draw:connector>
        <draw:connector draw:style-name="gr6" draw:text-style-name="P1" draw:layer="layout" draw:type="line" svg:x1="64cm" svg:y1="17.45cm" svg:x2="70.7cm" svg:y2="15.05cm" draw:start-shape="id663" draw:start-glue-point="1" draw:end-shape="id678" svg:d="M64000 17450l6700-2400" svg:viewBox="0 0 6701 2401">
          <text:p/>
        </draw:connector>
        <draw:connector draw:style-name="gr6" draw:text-style-name="P1" draw:layer="layout" draw:type="line" svg:x1="64cm" svg:y1="17.45cm" svg:x2="72.7cm" svg:y2="15.05cm" draw:start-shape="id663" draw:start-glue-point="1" draw:end-shape="id679" draw:end-glue-point="3" svg:d="M64000 17450l8700-2400" svg:viewBox="0 0 8701 2401">
          <text:p/>
        </draw:connector>
        <draw:connector draw:style-name="gr6" draw:text-style-name="P1" draw:layer="layout" draw:type="line" svg:x1="64cm" svg:y1="17.45cm" svg:x2="75.3cm" svg:y2="15.05cm" draw:start-shape="id663" draw:start-glue-point="1" draw:end-shape="id673" svg:d="M64000 17450l11300-2400" svg:viewBox="0 0 11301 2401">
          <text:p/>
        </draw:connector>
        <draw:custom-shape draw:style-name="gr2" draw:text-style-name="P2" xml:id="id686" draw:id="id686" draw:layer="layout" svg:width="1cm" svg:height="0.9cm" svg:x="64.1cm" svg:y="12.9cm">
          <text:p text:style-name="P1"><text:span text:style-name="T1">NAND</text:span></text:p>
          <text:p text:style-name="P1"><text:span text:style-name="T1">32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4.6cm" svg:y1="14.5cm" svg:x2="64.6cm" svg:y2="13.8cm" draw:start-shape="id685" draw:start-glue-point="0" draw:end-shape="id686" draw:end-glue-point="2" svg:d="M64600 14500v-700" svg:viewBox="0 0 1 701">
          <text:p/>
        </draw:connector>
        <draw:connector draw:style-name="gr6" draw:text-style-name="P1" draw:layer="layout" draw:type="line" svg:x1="65.1cm" svg:y1="13.35cm" svg:x2="65.7cm" svg:y2="15.9cm" draw:start-shape="id686" draw:start-glue-point="1" draw:end-shape="id664" draw:end-glue-point="0" svg:d="M65100 13350l600 2550" svg:viewBox="0 0 601 2551">
          <text:p/>
        </draw:connector>
        <draw:connector draw:style-name="gr6" draw:text-style-name="P1" draw:layer="layout" draw:type="line" svg:x1="61.8cm" svg:y1="17.45cm" svg:x2="63cm" svg:y2="17.45cm" draw:start-shape="id656" draw:start-glue-point="1" draw:end-shape="id663" draw:end-glue-point="3" svg:d="M61800 17450h1200" svg:viewBox="0 0 1201 1">
          <text:p/>
        </draw:connector>
        <draw:connector draw:style-name="gr6" draw:text-style-name="P1" draw:layer="layout" draw:type="line" svg:x1="60.3cm" svg:y1="14.4cm" svg:x2="60.3cm" svg:y2="13.8cm" draw:start-shape="id661" draw:start-glue-point="0" draw:end-shape="id659" svg:d="M60300 14400v-600" svg:viewBox="0 0 1 601">
          <text:p/>
        </draw:connector>
        <draw:connector draw:style-name="gr6" draw:text-style-name="P1" draw:layer="layout" draw:type="line" svg:x1="60.8cm" svg:y1="13.35cm" svg:x2="61.3cm" svg:y2="15.9cm" draw:start-shape="id659" draw:start-glue-point="1" draw:end-shape="id655" draw:end-glue-point="0" svg:d="M60800 13350l500 2550" svg:viewBox="0 0 501 2551">
          <text:p/>
        </draw:connector>
        <draw:connector draw:style-name="gr6" draw:text-style-name="P1" draw:layer="layout" draw:type="line" svg:x1="58cm" svg:y1="14.3cm" svg:x2="58cm" svg:y2="13.7cm" draw:start-shape="id657" draw:start-glue-point="0" draw:end-shape="id660" draw:end-glue-point="2" svg:d="M58000 14300v-600" svg:viewBox="0 0 1 601">
          <text:p/>
        </draw:connector>
        <draw:connector draw:style-name="gr6" draw:text-style-name="P1" draw:layer="layout" draw:type="line" svg:x1="58.5cm" svg:y1="13.25cm" svg:x2="59cm" svg:y2="15.9cm" draw:start-shape="id660" draw:start-glue-point="1" draw:end-shape="id653" draw:end-glue-point="0" svg:d="M58500 13250l500 2650" svg:viewBox="0 0 501 2651">
          <text:p/>
        </draw:connector>
        <draw:connector draw:style-name="gr6" draw:text-style-name="P1" draw:layer="layout" draw:type="line" svg:x1="55.9cm" svg:y1="14.2cm" svg:x2="55.9cm" svg:y2="13.6cm" draw:start-shape="id648" draw:start-glue-point="0" draw:end-shape="id658" draw:end-glue-point="2" svg:d="M55900 14200v-600" svg:viewBox="0 0 1 601">
          <text:p/>
        </draw:connector>
        <draw:connector draw:style-name="gr6" draw:text-style-name="P1" draw:layer="layout" draw:type="line" svg:x1="63cm" svg:y1="13.35cm" svg:x2="63.5cm" svg:y2="15.9cm" draw:start-shape="id687" draw:end-shape="id662" draw:end-glue-point="0" svg:d="M63000 13350l500 2550" svg:viewBox="0 0 501 2551">
          <text:p/>
        </draw:connector>
        <draw:connector draw:style-name="gr6" draw:text-style-name="P1" draw:layer="layout" draw:type="line" svg:x1="61.8cm" svg:y1="17.45cm" svg:x2="62.5cm" svg:y2="15.3cm" draw:start-shape="id656" draw:start-glue-point="1" draw:end-shape="id688" draw:end-glue-point="2" svg:d="M61800 17450l700-2150" svg:viewBox="0 0 701 2151">
          <text:p/>
        </draw:connector>
        <draw:custom-shape draw:style-name="gr2" draw:text-style-name="P2" xml:id="id688" draw:id="id688" draw:layer="layout" svg:width="1cm" svg:height="0.9cm" svg:x="62cm" svg:y="14.4cm">
          <text:p text:style-name="P1"><text:span text:style-name="T1">NOT</text:span></text:p>
          <text:p text:style-name="P1"><text:span text:style-name="T1">32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5cm" svg:y1="14.4cm" svg:x2="62.5cm" svg:y2="13.8cm" draw:start-shape="id688" draw:start-glue-point="0" draw:end-shape="id687" svg:d="M62500 14400v-600" svg:viewBox="0 0 1 601">
          <text:p/>
        </draw:connector>
        <draw:connector draw:style-name="gr6" draw:text-style-name="P1" draw:layer="layout" draw:type="line" svg:x1="53.6cm" svg:y1="14.2cm" svg:x2="62.5cm" svg:y2="13.8cm" draw:start-shape="id651" draw:start-glue-point="0" draw:end-shape="id687" draw:end-glue-point="2" svg:d="M53600 14200l8900-400" svg:viewBox="0 0 8901 401">
          <text:p/>
        </draw:connector>
        <draw:connector draw:style-name="gr6" draw:text-style-name="P1" draw:layer="layout" draw:type="line" svg:x1="53.6cm" svg:y1="14.2cm" svg:x2="66.7cm" svg:y2="13.9cm" draw:start-shape="id651" draw:start-glue-point="0" draw:end-shape="id684" draw:end-glue-point="2" svg:d="M53600 14200l13100-300" svg:viewBox="0 0 13101 301">
          <text:p/>
        </draw:connector>
        <draw:connector draw:style-name="gr6" draw:text-style-name="P1" draw:layer="layout" draw:type="line" svg:x1="53.6cm" svg:y1="14.2cm" svg:x2="64.6cm" svg:y2="13.8cm" draw:start-shape="id651" draw:start-glue-point="0" draw:end-shape="id686" draw:end-glue-point="2" svg:d="M53600 14200l11000-400" svg:viewBox="0 0 11001 401">
          <text:p/>
        </draw:connector>
        <draw:connector draw:style-name="gr6" draw:text-style-name="P1" draw:layer="layout" draw:type="line" svg:x1="53.6cm" svg:y1="14.2cm" svg:x2="69cm" svg:y2="14cm" draw:start-shape="id651" draw:start-glue-point="0" draw:end-shape="id682" draw:end-glue-point="2" svg:d="M53600 14200l15400-200" svg:viewBox="0 0 15401 201">
          <text:p/>
        </draw:connector>
        <draw:connector draw:style-name="gr6" draw:text-style-name="P1" draw:layer="layout" draw:type="line" svg:x1="53.6cm" svg:y1="14.2cm" svg:x2="71.2cm" svg:y2="14cm" draw:start-shape="id651" draw:start-glue-point="0" draw:end-shape="id683" draw:end-glue-point="2" svg:d="M53600 14200l17600-200" svg:viewBox="0 0 17601 201">
          <text:p/>
        </draw:connector>
        <draw:connector draw:style-name="gr6" draw:text-style-name="P1" draw:layer="layout" draw:type="line" svg:x1="53.6cm" svg:y1="14.2cm" svg:x2="73.2cm" svg:y2="14cm" draw:start-shape="id651" draw:start-glue-point="0" draw:end-shape="id680" draw:end-glue-point="2" svg:d="M53600 14200l19600-200" svg:viewBox="0 0 19601 201">
          <text:p/>
        </draw:connector>
        <draw:connector draw:style-name="gr6" draw:text-style-name="P1" draw:layer="layout" draw:type="line" svg:x1="53.6cm" svg:y1="14.2cm" svg:x2="75.8cm" svg:y2="14cm" draw:start-shape="id651" draw:start-glue-point="0" draw:end-shape="id639" draw:end-glue-point="2" svg:d="M53600 14200l22200-200" svg:viewBox="0 0 22201 201">
          <text:p/>
        </draw:connector>
        <draw:custom-shape draw:style-name="gr2" draw:text-style-name="P2" xml:id="id689" draw:id="id689" draw:layer="layout" svg:width="1cm" svg:height="0.9cm" svg:x="87.4cm" svg:y="82.4cm">
          <text:p text:style-name="P1"><text:span text:style-name="T1">NOT</text:span></text:p>
          <text:p text:style-name="P1"><text:span text:style-name="T1">375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7.9cm" svg:y1="82.4cm" svg:x2="87.961cm" svg:y2="80.661cm" draw:start-shape="id689" draw:start-glue-point="0" svg:d="M87900 82400l61-1739" svg:viewBox="0 0 62 1740">
          <text:p text:style-name="P1"><text:span text:style-name="T2">/res11</text:span></text:p>
        </draw:connector>
        <draw:custom-shape draw:style-name="gr4" draw:text-style-name="P2" draw:layer="layout" svg:width="2.1cm" svg:height="0.9cm" svg:x="26.3cm" svg:y="88.02cm">
          <text:p text:style-name="P1"><text:span text:style-name="T1">DFFR(mclk,/res12)</text:span></text:p>
          <text:p text:style-name="P1"><text:span text:style-name="T1">486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29" draw:id="id729" draw:layer="layout" svg:width="2.1cm" svg:height="0.9cm" svg:x="23.8cm" svg:y="88.02cm">
          <text:p text:style-name="P1"><text:span text:style-name="T1">DFFR(mclk,/res12)</text:span></text:p>
          <text:p text:style-name="P1"><text:span text:style-name="T1">486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0" draw:id="id690" draw:layer="layout" svg:width="1cm" svg:height="0.9cm" svg:x="88.5cm" svg:y="82.4cm">
          <text:p text:style-name="P1"><text:span text:style-name="T1">NOT</text:span></text:p>
          <text:p text:style-name="P1"><text:span text:style-name="T1">45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9cm" svg:y1="82.4cm" svg:x2="89.061cm" svg:y2="80.639cm" draw:start-shape="id690" draw:start-glue-point="0" svg:d="M89000 82400l61-1761" svg:viewBox="0 0 62 1762">
          <text:p text:style-name="P1"><text:span text:style-name="T2">/res12</text:span></text:p>
        </draw:connector>
        <draw:custom-shape draw:style-name="gr1" draw:text-style-name="P2" xml:id="id691" draw:id="id691" draw:layer="layout" svg:width="1cm" svg:height="0.9cm" svg:x="50.6cm" svg:y="83.7cm">
          <text:p text:style-name="P1"><text:span text:style-name="T1">NAND</text:span></text:p>
          <text:p text:style-name="P1"><text:span text:style-name="T1">506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1cm" svg:y1="83.7cm" svg:x2="49.5cm" svg:y2="81.322cm" draw:start-shape="id691" draw:start-glue-point="0" draw:end-shape="id467" draw:end-glue-point="2" svg:d="M51100 83700l-1600-2378" svg:viewBox="0 0 1601 2379">
          <text:p/>
        </draw:connector>
        <draw:custom-shape draw:style-name="gr1" draw:text-style-name="P2" xml:id="id692" draw:id="id692" draw:layer="layout" svg:width="1cm" svg:height="0.9cm" svg:x="36.5cm" svg:y="76cm">
          <text:p text:style-name="P1"><text:span text:style-name="T1">AND</text:span></text:p>
          <text:p text:style-name="P1"><text:span text:style-name="T1">43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3" draw:id="id693" draw:layer="layout" svg:width="1cm" svg:height="0.9cm" svg:x="35.3cm" svg:y="77.1cm">
          <text:p text:style-name="P1"><text:span text:style-name="T1">NAND</text:span></text:p>
          <text:p text:style-name="P1"><text:span text:style-name="T1">4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7cm" svg:y1="78.905cm" svg:x2="37cm" svg:y2="76.9cm" draw:start-shape="id558" draw:start-glue-point="0" draw:end-shape="id692" draw:end-glue-point="2" svg:d="M37000 78905v-2005" svg:viewBox="0 0 1 2006">
          <text:p/>
        </draw:connector>
        <draw:connector draw:style-name="gr6" draw:text-style-name="P1" draw:layer="layout" draw:type="line" svg:x1="37cm" svg:y1="78.905cm" svg:x2="35.8cm" svg:y2="78cm" draw:start-shape="id558" draw:start-glue-point="0" draw:end-shape="id693" draw:end-glue-point="2" svg:d="M37000 78905l-1200-905" svg:viewBox="0 0 1201 906">
          <text:p/>
        </draw:connector>
        <draw:connector draw:style-name="gr6" draw:text-style-name="P1" draw:layer="layout" draw:type="line" svg:x1="41.4cm" svg:y1="72.2cm" svg:x2="41.4cm" svg:y2="71.2cm" draw:start-shape="id482" draw:start-glue-point="0" draw:end-shape="id518" draw:end-glue-point="2" svg:d="M41400 72200v-1000" svg:viewBox="0 0 1 1001">
          <text:p/>
        </draw:connector>
        <draw:custom-shape draw:style-name="gr3" draw:text-style-name="P2" xml:id="id694" draw:id="id694" draw:layer="layout" svg:width="2.1cm" svg:height="0.9cm" svg:x="40.3cm" svg:y="68.6cm">
          <text:p text:style-name="P1"><text:span text:style-name="T1">DFF(mclk)</text:span></text:p>
          <text:p text:style-name="P1"><text:span text:style-name="T1">43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1.4cm" svg:y1="70.3cm" svg:x2="41.35cm" svg:y2="69.5cm" draw:start-shape="id518" draw:start-glue-point="0" draw:end-shape="id694" svg:d="M41400 70300l-50-800" svg:viewBox="0 0 51 801">
          <text:p/>
        </draw:connector>
        <draw:connector draw:style-name="gr5" draw:text-style-name="P3" draw:layer="layout" draw:type="line" svg:x1="39.15cm" svg:y1="68.6cm" svg:x2="39.145cm" svg:y2="66.993cm" draw:start-shape="id556" draw:start-glue-point="0" svg:d="M39150 68600l-5-1607" svg:viewBox="0 0 6 1608">
          <text:p text:style-name="P1"><text:span text:style-name="T2">h1</text:span></text:p>
        </draw:connector>
        <draw:connector draw:style-name="gr6" draw:text-style-name="P1" draw:layer="layout" draw:type="line" svg:x1="39cm" svg:y1="80.6cm" svg:x2="37cm" svg:y2="79.805cm" draw:start-shape="id597" draw:start-glue-point="0" draw:end-shape="id558" draw:end-glue-point="2" svg:d="M39000 80600l-2000-795" svg:viewBox="0 0 2001 796">
          <text:p/>
        </draw:connector>
        <draw:custom-shape draw:style-name="gr2" draw:text-style-name="P2" xml:id="id695" draw:id="id695" draw:layer="layout" svg:width="1cm" svg:height="0.9cm" svg:x="38.5cm" svg:y="78.3cm">
          <text:p text:style-name="P1"><text:span text:style-name="T1">NOT</text:span></text:p>
          <text:p text:style-name="P1"><text:span text:style-name="T1">467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9cm" svg:y1="80.6cm" svg:x2="39cm" svg:y2="79.2cm" draw:start-shape="id597" draw:start-glue-point="0" draw:end-shape="id695" draw:end-glue-point="2" svg:d="M39000 80600v-1400" svg:viewBox="0 0 1 1401">
          <text:p/>
        </draw:connector>
        <draw:connector draw:style-name="gr6" draw:text-style-name="P1" draw:layer="layout" draw:type="line" svg:x1="39cm" svg:y1="78.3cm" svg:x2="39cm" svg:y2="77.18cm" draw:start-shape="id695" draw:start-glue-point="0" draw:end-shape="id557" draw:end-glue-point="2" svg:d="M39000 78300v-1120" svg:viewBox="0 0 1 1121">
          <text:p/>
        </draw:connector>
        <draw:custom-shape draw:style-name="gr1" draw:text-style-name="P2" xml:id="id696" draw:id="id696" draw:layer="layout" svg:width="1cm" svg:height="0.9cm" svg:x="35.4cm" svg:y="74.1cm">
          <text:p text:style-name="P1"><text:span text:style-name="T1">NAND</text:span></text:p>
          <text:p text:style-name="P1"><text:span text:style-name="T1">43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7" draw:id="id697" draw:layer="layout" svg:width="1cm" svg:height="0.9cm" svg:x="36.5cm" svg:y="74.1cm">
          <text:p text:style-name="P1"><text:span text:style-name="T1">NAND</text:span></text:p>
          <text:p text:style-name="P1"><text:span text:style-name="T1">43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7cm" svg:y1="76cm" svg:x2="35.9cm" svg:y2="75cm" draw:start-shape="id692" draw:start-glue-point="0" draw:end-shape="id696" draw:end-glue-point="2" svg:d="M37000 76000l-1100-1000" svg:viewBox="0 0 1101 1001">
          <text:p/>
        </draw:connector>
        <draw:connector draw:style-name="gr6" draw:text-style-name="P1" draw:layer="layout" draw:type="line" svg:x1="37cm" svg:y1="76cm" svg:x2="37cm" svg:y2="75cm" draw:start-shape="id692" draw:start-glue-point="0" draw:end-shape="id697" draw:end-glue-point="2" svg:d="M37000 76000v-1000" svg:viewBox="0 0 1 1001">
          <text:p/>
        </draw:connector>
        <draw:custom-shape draw:style-name="gr2" draw:text-style-name="P2" xml:id="id698" draw:id="id698" draw:layer="layout" svg:width="1cm" svg:height="0.9cm" svg:x="36.5cm" svg:y="72cm">
          <text:p text:style-name="P1"><text:span text:style-name="T1">NAND</text:span></text:p>
          <text:p text:style-name="P1"><text:span text:style-name="T1">44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7cm" svg:y1="74.1cm" svg:x2="37cm" svg:y2="72.9cm" draw:start-shape="id697" draw:start-glue-point="0" draw:end-shape="id698" draw:end-glue-point="2" svg:d="M37000 74100v-1200" svg:viewBox="0 0 1 1201">
          <text:p/>
        </draw:connector>
        <draw:connector draw:style-name="gr6" draw:text-style-name="P1" draw:layer="layout" draw:type="line" svg:x1="37cm" svg:y1="72cm" svg:x2="37cm" svg:y2="71.2cm" draw:start-shape="id698" draw:start-glue-point="0" draw:end-shape="id528" draw:end-glue-point="2" svg:d="M37000 72000v-800" svg:viewBox="0 0 1 801">
          <text:p/>
        </draw:connector>
        <draw:custom-shape draw:style-name="gr3" draw:text-style-name="P2" xml:id="id699" draw:id="id699" draw:layer="layout" svg:width="2.1cm" svg:height="0.9cm" svg:x="35.9cm" svg:y="68.6cm">
          <text:p text:style-name="P1"><text:span text:style-name="T1">DFF(mclk)</text:span></text:p>
          <text:p text:style-name="P1"><text:span text:style-name="T1">45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7cm" svg:y1="70.3cm" svg:x2="36.95cm" svg:y2="69.5cm" draw:start-shape="id528" draw:start-glue-point="0" draw:end-shape="id699" draw:end-glue-point="2" svg:d="M37000 70300l-50-800" svg:viewBox="0 0 51 801">
          <text:p/>
        </draw:connector>
        <draw:custom-shape draw:style-name="gr2" draw:text-style-name="P2" xml:id="id700" draw:id="id700" draw:layer="layout" svg:width="1cm" svg:height="0.9cm" svg:x="4.548cm" svg:y="78.533cm">
          <text:p text:style-name="P1"><text:span text:style-name="T1">OR(mclk, ground)</text:span></text:p>
          <text:p text:style-name="P1"><text:span text:style-name="T1">38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48cm" svg:y1="78.983cm" svg:x2="7.948cm" svg:y2="79.03cm" draw:start-shape="id700" draw:start-glue-point="1" svg:d="M5548 78983l2400 47" svg:viewBox="0 0 2401 48">
          <text:p text:style-name="P1"><text:span text:style-name="T2">mclk</text:span></text:p>
        </draw:connector>
        <draw:custom-shape draw:style-name="gr2" draw:text-style-name="P2" xml:id="id701" draw:id="id701" draw:layer="layout" svg:width="1cm" svg:height="0.9cm" svg:x="4.548cm" svg:y="79.522cm">
          <text:p text:style-name="P1"><text:span text:style-name="T1">OR(mclk, ground)</text:span></text:p>
          <text:p text:style-name="P1"><text:span text:style-name="T1">32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48cm" svg:y1="79.972cm" svg:x2="8.011cm" svg:y2="80.036cm" draw:start-shape="id701" draw:start-glue-point="1" svg:d="M5548 79972l2463 64" svg:viewBox="0 0 2464 65">
          <text:p text:style-name="P1"><text:span text:style-name="T2">mclk</text:span></text:p>
        </draw:connector>
        <draw:custom-shape draw:style-name="gr2" draw:text-style-name="P2" xml:id="id702" draw:id="id702" draw:layer="layout" svg:width="1cm" svg:height="0.9cm" svg:x="4.548cm" svg:y="81.5cm">
          <text:p text:style-name="P1"><text:span text:style-name="T1">OR(mclk, ground)</text:span></text:p>
          <text:p text:style-name="P1"><text:span text:style-name="T1">45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48cm" svg:y1="81.95cm" svg:x2="8.011cm" svg:y2="82.014cm" draw:start-shape="id702" draw:start-glue-point="1" svg:d="M5548 81950l2463 64" svg:viewBox="0 0 2464 65">
          <text:p text:style-name="P1"><text:span text:style-name="T2">mclk</text:span></text:p>
        </draw:connector>
        <draw:custom-shape draw:style-name="gr2" draw:text-style-name="P2" xml:id="id703" draw:id="id703" draw:layer="layout" svg:width="1cm" svg:height="0.9cm" svg:x="4.548cm" svg:y="80.511cm">
          <text:p text:style-name="P1"><text:span text:style-name="T1">OR(mclk, ground)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48cm" svg:y1="80.961cm" svg:x2="8.048cm" svg:y2="81.025cm" draw:start-shape="id703" draw:start-glue-point="1" svg:d="M5548 80961l2500 64" svg:viewBox="0 0 2501 65">
          <text:p text:style-name="P1"><text:span text:style-name="T2">mclk</text:span></text:p>
        </draw:connector>
        <draw:custom-shape draw:style-name="gr2" draw:text-style-name="P2" xml:id="id704" draw:id="id704" draw:layer="layout" svg:width="1cm" svg:height="0.9cm" svg:x="4.5cm" svg:y="77.5cm">
          <text:p text:style-name="P1"><text:span text:style-name="T1">OR(mclk, ground)</text:span></text:p>
          <text:p text:style-name="P1"><text:span text:style-name="T1">431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cm" svg:y1="77.95cm" svg:x2="7.9cm" svg:y2="77.997cm" draw:start-shape="id704" draw:start-glue-point="1" svg:d="M5500 77950l2400 47" svg:viewBox="0 0 2401 48">
          <text:p text:style-name="P1"><text:span text:style-name="T2">mclk</text:span></text:p>
        </draw:connector>
        <draw:custom-shape draw:style-name="gr2" draw:text-style-name="P2" xml:id="id705" draw:id="id705" draw:layer="layout" svg:width="1cm" svg:height="0.9cm" svg:x="4.5cm" svg:y="76.5cm">
          <text:p text:style-name="P1"><text:span text:style-name="T1">OR(mclk, ground)</text:span></text:p>
          <text:p text:style-name="P1"><text:span text:style-name="T1">456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cm" svg:y1="76.95cm" svg:x2="7.9cm" svg:y2="76.997cm" draw:start-shape="id705" draw:start-glue-point="1" svg:d="M5500 76950l2400 47" svg:viewBox="0 0 2401 48">
          <text:p text:style-name="P1"><text:span text:style-name="T2">mclk</text:span></text:p>
        </draw:connector>
        <draw:custom-shape draw:style-name="gr4" draw:text-style-name="P2" draw:layer="layout" svg:width="2.1cm" svg:height="0.9cm" svg:x="33.7cm" svg:y="68.6cm">
          <text:p text:style-name="P1"><text:span text:style-name="T1">DFF(mclk)</text:span></text:p>
          <text:p text:style-name="P1"><text:span text:style-name="T1">44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1cm" svg:height="0.9cm" svg:x="31.5cm" svg:y="68.6cm">
          <text:p text:style-name="P1"><text:span text:style-name="T1">DFF(mclk)</text:span></text:p>
          <text:p text:style-name="P1"><text:span text:style-name="T1">42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1cm" svg:height="0.9cm" svg:x="29.3cm" svg:y="68.6cm">
          <text:p text:style-name="P1"><text:span text:style-name="T1">DFF(mclk)</text:span></text:p>
          <text:p text:style-name="P1"><text:span text:style-name="T1">41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1cm" svg:height="0.9cm" svg:x="27.1cm" svg:y="68.6cm">
          <text:p text:style-name="P1"><text:span text:style-name="T1">DFF(mclk)</text:span></text:p>
          <text:p text:style-name="P1"><text:span text:style-name="T1">41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06" draw:id="id706" draw:layer="layout" svg:width="1cm" svg:height="0.9cm" svg:x="19.7cm" svg:y="77.7cm">
          <text:p text:style-name="P1"><text:span text:style-name="T1">OR</text:span></text:p>
          <text:p text:style-name="P1"><text:span text:style-name="T1">387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1.35cm" svg:y1="68.6cm" svg:x2="41.3cm" svg:y2="66.993cm" draw:start-shape="id694" svg:d="M41350 68600l-50-1607" svg:viewBox="0 0 51 1608">
          <text:p text:style-name="P1"><text:span text:style-name="T2">h2</text:span></text:p>
        </draw:connector>
        <draw:connector draw:style-name="gr5" draw:text-style-name="P3" draw:layer="layout" draw:type="line" svg:x1="19.708cm" svg:y1="79.714cm" svg:x2="20.2cm" svg:y2="78.6cm" draw:end-shape="id706" draw:end-glue-point="2" svg:d="M19708 79714l492-1114" svg:viewBox="0 0 493 1115">
          <text:p text:style-name="P1"><text:span text:style-name="T2">h2</text:span></text:p>
        </draw:connector>
        <draw:custom-shape draw:style-name="gr2" draw:text-style-name="P2" xml:id="id707" draw:id="id707" draw:layer="layout" svg:width="1cm" svg:height="0.9cm" svg:x="41.6cm" svg:y="66.677cm">
          <text:p text:style-name="P1"><text:span text:style-name="T1">OR(mclk)</text:span></text:p>
          <text:p text:style-name="P1"><text:span text:style-name="T1">315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41.35cm" svg:y1="68.6cm" svg:x2="42.1cm" svg:y2="67.577cm" draw:start-shape="id694" draw:start-glue-point="0" draw:end-shape="id707" draw:end-glue-point="2" svg:d="M41350 68600l750-1023" svg:viewBox="0 0 751 1024">
          <text:p/>
        </draw:connector>
        <draw:connector draw:style-name="gr5" draw:text-style-name="P3" draw:layer="layout" draw:type="line" svg:x1="42.1cm" svg:y1="66.677cm" svg:x2="42.092cm" svg:y2="65.1cm" draw:start-shape="id707" draw:start-glue-point="0" svg:d="M42100 66677l-8-1577" svg:viewBox="0 0 9 1578">
          <text:p text:style-name="P1"><text:span text:style-name="T2">clk13</text:span></text:p>
        </draw:connector>
        <draw:custom-shape draw:style-name="gr2" draw:text-style-name="P2" xml:id="id708" draw:id="id708" draw:layer="layout" svg:width="1cm" svg:height="0.9cm" svg:x="40.1cm" svg:y="66.677cm">
          <text:p text:style-name="P1"><text:span text:style-name="T1">OR(mclk)</text:span></text:p>
          <text:p text:style-name="P1"><text:span text:style-name="T1">295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0.6cm" svg:y1="66.677cm" svg:x2="40.592cm" svg:y2="65.1cm" draw:start-shape="id708" draw:start-glue-point="0" svg:d="M40600 66677l-8-1577" svg:viewBox="0 0 9 1578">
          <text:p text:style-name="P1"><text:span text:style-name="T2">clk65</text:span></text:p>
        </draw:connector>
        <draw:connector draw:style-name="gr6" draw:text-style-name="P1" draw:layer="layout" draw:type="line" svg:x1="41.35cm" svg:y1="68.6cm" svg:x2="40.6cm" svg:y2="67.577cm" draw:start-shape="id694" draw:start-glue-point="0" draw:end-shape="id708" draw:end-glue-point="2" svg:d="M41350 68600l-750-1023" svg:viewBox="0 0 751 1024">
          <text:p/>
        </draw:connector>
        <draw:connector draw:style-name="gr6" draw:text-style-name="P1" draw:layer="layout" draw:type="line" svg:x1="20.2cm" svg:y1="77.7cm" svg:x2="21.5cm" svg:y2="76.5cm" draw:start-shape="id706" draw:start-glue-point="0" draw:end-shape="id594" draw:end-glue-point="2" svg:d="M20200 77700l1300-1200" svg:viewBox="0 0 1301 1201">
          <text:p/>
        </draw:connector>
        <draw:custom-shape draw:style-name="gr1" draw:text-style-name="P2" xml:id="id709" draw:id="id709" draw:layer="layout" svg:width="1cm" svg:height="0.9cm" svg:x="19.7cm" svg:y="75.6cm">
          <text:p text:style-name="P1"><text:span text:style-name="T1">NOT</text:span></text:p>
          <text:p text:style-name="P1"><text:span text:style-name="T1">39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0.2cm" svg:y1="77.7cm" svg:x2="20.2cm" svg:y2="76.5cm" draw:start-shape="id706" draw:start-glue-point="0" draw:end-shape="id709" svg:d="M20200 77700v-1200" svg:viewBox="0 0 1 1201">
          <text:p/>
        </draw:connector>
        <draw:custom-shape draw:style-name="gr2" draw:text-style-name="P2" xml:id="id710" draw:id="id710" draw:layer="layout" svg:width="1cm" svg:height="0.9cm" svg:x="40.3cm" svg:y="76.3cm">
          <text:p text:style-name="P1"><text:span text:style-name="T1">3-NAND</text:span></text:p>
          <text:p text:style-name="P1"><text:span text:style-name="T1">437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0.859cm" svg:y1="78.823cm" svg:x2="40.8cm" svg:y2="77.2cm" draw:end-shape="id710" draw:end-glue-point="2" svg:d="M40859 78823l-59-1623" svg:viewBox="0 0 60 1624">
          <text:p text:style-name="P1"><text:span text:style-name="T2">h2</text:span></text:p>
        </draw:connector>
        <draw:connector draw:style-name="gr5" draw:text-style-name="P3" draw:layer="layout" draw:type="line" svg:x1="20.845cm" svg:y1="80.163cm" svg:x2="20.2cm" svg:y2="78.6cm" draw:end-shape="id706" draw:end-glue-point="2" svg:d="M20845 80163l-645-1563" svg:viewBox="0 0 646 1564">
          <text:p text:style-name="P1"><text:span text:style-name="T2">/out_res_8</text:span></text:p>
        </draw:connector>
        <draw:custom-shape draw:style-name="gr1" draw:text-style-name="P2" xml:id="id711" draw:id="id711" draw:layer="layout" svg:width="1cm" svg:height="0.9cm" svg:x="20.9cm" svg:y="73.3cm">
          <text:p text:style-name="P1"><text:span text:style-name="T1">IMUX</text:span></text:p>
          <text:p text:style-name="P1"><text:span text:style-name="T1">40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5cm" svg:y1="75.6cm" svg:x2="21.4cm" svg:y2="74.2cm" draw:start-shape="id594" draw:start-glue-point="0" draw:end-shape="id711" draw:end-glue-point="2" svg:d="M21500 75600l-100-1400" svg:viewBox="0 0 101 1401">
          <text:p text:style-name="P1"><text:span text:style-name="T2">a</text:span></text:p>
        </draw:connector>
        <draw:custom-shape draw:style-name="gr1" draw:text-style-name="P2" xml:id="id712" draw:id="id712" draw:layer="layout" svg:width="1cm" svg:height="0.9cm" svg:x="22.2cm" svg:y="73.3cm">
          <text:p text:style-name="P1"><text:span text:style-name="T1">IMUX</text:span></text:p>
          <text:p text:style-name="P1"><text:span text:style-name="T1">39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5cm" svg:y1="75.6cm" svg:x2="22.7cm" svg:y2="74.2cm" draw:start-shape="id594" draw:start-glue-point="0" draw:end-shape="id712" draw:end-glue-point="2" svg:d="M21500 75600l1200-1400" svg:viewBox="0 0 1201 1401">
          <text:p text:style-name="P1"><text:span text:style-name="T2">a</text:span></text:p>
        </draw:connector>
        <draw:custom-shape draw:style-name="gr1" draw:text-style-name="P2" xml:id="id713" draw:id="id713" draw:layer="layout" svg:width="1cm" svg:height="0.9cm" svg:x="19.8cm" svg:y="73.3cm">
          <text:p text:style-name="P1"><text:span text:style-name="T1">IMUX</text:span></text:p>
          <text:p text:style-name="P1"><text:span text:style-name="T1">3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1.5cm" svg:y1="75.6cm" svg:x2="20.3cm" svg:y2="74.2cm" draw:start-shape="id594" draw:start-glue-point="0" draw:end-shape="id713" draw:end-glue-point="2" svg:d="M21500 75600l-1200-1400" svg:viewBox="0 0 1201 1401">
          <text:p text:style-name="P1"><text:span text:style-name="T2">a</text:span></text:p>
        </draw:connector>
        <draw:custom-shape draw:style-name="gr1" draw:text-style-name="P2" xml:id="id714" draw:id="id714" draw:layer="layout" svg:width="1cm" svg:height="0.9cm" svg:x="20.6cm" svg:y="70.5cm">
          <text:p text:style-name="P1"><text:span text:style-name="T1">AND</text:span></text:p>
          <text:p text:style-name="P1"><text:span text:style-name="T1">39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0.3cm" svg:y1="73.3cm" svg:x2="21.1cm" svg:y2="71.4cm" draw:start-shape="id713" draw:start-glue-point="0" draw:end-shape="id714" draw:end-glue-point="2" svg:d="M20300 73300l800-1900" svg:viewBox="0 0 801 1901">
          <text:p/>
        </draw:connector>
        <draw:custom-shape draw:style-name="gr1" draw:text-style-name="P2" xml:id="id715" draw:id="id715" draw:layer="layout" svg:width="1cm" svg:height="0.9cm" svg:x="88.8cm" svg:y="75.6cm">
          <text:p text:style-name="P1"><text:span text:style-name="T1">AND</text:span></text:p>
          <text:p text:style-name="P1"><text:span text:style-name="T1">40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9.3cm" svg:y2="76.5cm" draw:start-shape="id43" draw:start-glue-point="0" draw:end-shape="id715" draw:end-glue-point="2" svg:d="M85700 82400l3600-5900" svg:viewBox="0 0 3601 5901">
          <text:p/>
        </draw:connector>
        <draw:custom-shape draw:style-name="gr1" draw:text-style-name="P2" xml:id="id716" draw:id="id716" draw:layer="layout" svg:width="1cm" svg:height="0.9cm" svg:x="82.2cm" svg:y="75.6cm">
          <text:p text:style-name="P1"><text:span text:style-name="T1">AND</text:span></text:p>
          <text:p text:style-name="P1"><text:span text:style-name="T1">40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2.7cm" svg:y2="76.5cm" draw:start-shape="id43" draw:start-glue-point="0" draw:end-shape="id716" draw:end-glue-point="2" svg:d="M85700 82400l-3000-5900" svg:viewBox="0 0 3001 5901">
          <text:p/>
        </draw:connector>
        <draw:connector draw:style-name="gr5" draw:text-style-name="P3" draw:layer="layout" draw:type="line" svg:x1="21.942cm" svg:y1="72.34cm" svg:x2="21.1cm" svg:y2="71.4cm" draw:end-shape="id714" draw:end-glue-point="2" svg:d="M21942 72340l-842-940" svg:viewBox="0 0 843 941">
          <text:p text:style-name="P1"><text:span text:style-name="T2">/res</text:span></text:p>
        </draw:connector>
        <draw:custom-shape draw:style-name="gr1" draw:text-style-name="P2" xml:id="id717" draw:id="id717" draw:layer="layout" svg:width="1cm" svg:height="0.9cm" svg:x="81.1cm" svg:y="75.6cm">
          <text:p text:style-name="P1"><text:span text:style-name="T1">AND</text:span></text:p>
          <text:p text:style-name="P1"><text:span text:style-name="T1">42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1.6cm" svg:y2="76.5cm" draw:start-shape="id43" draw:start-glue-point="0" draw:end-shape="id717" draw:end-glue-point="2" svg:d="M85700 82400l-4100-5900" svg:viewBox="0 0 4101 5901">
          <text:p/>
        </draw:connector>
        <draw:custom-shape draw:style-name="gr1" draw:text-style-name="P2" xml:id="id718" draw:id="id718" draw:layer="layout" svg:width="1cm" svg:height="0.9cm" svg:x="80cm" svg:y="75.6cm">
          <text:p text:style-name="P1"><text:span text:style-name="T1">AND</text:span></text:p>
          <text:p text:style-name="P1"><text:span text:style-name="T1">42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80.5cm" svg:y2="76.5cm" draw:start-shape="id43" draw:start-glue-point="0" draw:end-shape="id718" draw:end-glue-point="2" svg:d="M85700 82400l-5200-5900" svg:viewBox="0 0 5201 5901">
          <text:p/>
        </draw:connector>
        <draw:custom-shape draw:style-name="gr1" draw:text-style-name="P2" xml:id="id719" draw:id="id719" draw:layer="layout" svg:width="1cm" svg:height="0.9cm" svg:x="78.9cm" svg:y="75.6cm">
          <text:p text:style-name="P1"><text:span text:style-name="T1">AND</text:span></text:p>
          <text:p text:style-name="P1"><text:span text:style-name="T1">42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5.7cm" svg:y1="82.4cm" svg:x2="79.4cm" svg:y2="76.5cm" draw:start-shape="id43" draw:start-glue-point="0" draw:end-shape="id719" draw:end-glue-point="2" svg:d="M85700 82400l-6300-5900" svg:viewBox="0 0 6301 5901">
          <text:p/>
        </draw:connector>
        <draw:custom-shape draw:style-name="gr4" draw:text-style-name="P2" draw:layer="layout" svg:width="2.1cm" svg:height="0.9cm" svg:x="22.2cm" svg:y="68.3cm">
          <text:p text:style-name="P1"><text:span text:style-name="T1">DFF(mclk)</text:span></text:p>
          <text:p text:style-name="P1"><text:span text:style-name="T1">40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20" draw:id="id720" draw:layer="layout" svg:width="2.1cm" svg:height="0.9cm" svg:x="20cm" svg:y="68.3cm">
          <text:p text:style-name="P1"><text:span text:style-name="T1">DFF(mclk)</text:span></text:p>
          <text:p text:style-name="P1"><text:span text:style-name="T1">39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1.1cm" svg:y1="70.5cm" svg:x2="21.05cm" svg:y2="69.2cm" draw:start-shape="id714" draw:start-glue-point="0" draw:end-shape="id720" draw:end-glue-point="2" svg:d="M21100 70500l-50-1300" svg:viewBox="0 0 51 1301">
          <text:p/>
        </draw:connector>
        <draw:custom-shape draw:style-name="gr4" draw:text-style-name="P2" draw:layer="layout" svg:width="2.1cm" svg:height="0.9cm" svg:x="17.8cm" svg:y="68.3cm">
          <text:p text:style-name="P1"><text:span text:style-name="T1">DFF(mclk)</text:span></text:p>
          <text:p text:style-name="P1"><text:span text:style-name="T1">41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21" draw:id="id721" draw:layer="layout" svg:width="1cm" svg:height="0.9cm" svg:x="86.3cm" svg:y="82.422cm">
          <text:p text:style-name="P1"><text:span text:style-name="T1">NOT</text:span></text:p>
          <text:p text:style-name="P1"><text:span text:style-name="T1">30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86.8cm" svg:y1="82.422cm" svg:x2="86.773cm" svg:y2="80.6cm" draw:start-shape="id721" draw:start-glue-point="0" svg:d="M86800 82422l-27-1822" svg:viewBox="0 0 28 1823">
          <text:p text:style-name="P1"><text:span text:style-name="T2">/res13</text:span></text:p>
        </draw:connector>
        <draw:custom-shape draw:style-name="gr2" draw:text-style-name="P2" xml:id="id723" draw:id="id723" draw:layer="layout" svg:width="1cm" svg:height="0.9cm" svg:x="25.9cm" svg:y="84.42cm">
          <text:p text:style-name="P1"><text:span text:style-name="T1">BUF</text:span></text:p>
          <text:p text:style-name="P1"><text:span text:style-name="T1">418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6" draw:id="id726" draw:layer="layout" svg:width="1cm" svg:height="0.9cm" svg:x="21.6cm" svg:y="82.296cm">
          <text:p text:style-name="P1"><text:span text:style-name="T1">BUF</text:span></text:p>
          <text:p text:style-name="P1"><text:span text:style-name="T1">418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4" draw:id="id724" draw:layer="layout" svg:width="1cm" svg:height="0.9cm" svg:x="24.3cm" svg:y="84.42cm">
          <text:p text:style-name="P1"><text:span text:style-name="T1">BUF</text:span></text:p>
          <text:p text:style-name="P1"><text:span text:style-name="T1">418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7" draw:id="id727" draw:layer="layout" svg:width="1cm" svg:height="0.9cm" svg:x="23.2cm" svg:y="82.296cm">
          <text:p text:style-name="P1"><text:span text:style-name="T1">BUF</text:span></text:p>
          <text:p text:style-name="P1"><text:span text:style-name="T1">405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2" draw:id="id722" draw:layer="layout" svg:width="1cm" svg:height="0.9cm" svg:x="24.3cm" svg:y="86.22cm">
          <text:p text:style-name="P1"><text:span text:style-name="T1">NOT</text:span></text:p>
          <text:p text:style-name="P1"><text:span text:style-name="T1">418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8cm" svg:y1="86.22cm" svg:x2="26.4cm" svg:y2="85.32cm" draw:start-shape="id722" draw:start-glue-point="0" draw:end-shape="id723" draw:end-glue-point="2" svg:d="M24800 86220l1600-900" svg:viewBox="0 0 1601 901">
          <text:p/>
        </draw:connector>
        <draw:connector draw:style-name="gr6" draw:text-style-name="P1" draw:layer="layout" draw:type="line" svg:x1="24.8cm" svg:y1="86.22cm" svg:x2="24.8cm" svg:y2="85.32cm" draw:start-shape="id722" draw:start-glue-point="0" draw:end-shape="id724" draw:end-glue-point="2" svg:d="M24800 86220v-900" svg:viewBox="0 0 1 901">
          <text:p/>
        </draw:connector>
        <draw:custom-shape draw:style-name="gr2" draw:text-style-name="P2" xml:id="id725" draw:id="id725" draw:layer="layout" svg:width="1cm" svg:height="0.9cm" svg:x="22.5cm" svg:y="84.4cm">
          <text:p text:style-name="P1"><text:span text:style-name="T1">NAND</text:span></text:p>
          <text:p text:style-name="P1"><text:span text:style-name="T1">418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8cm" svg:y1="86.22cm" svg:x2="23cm" svg:y2="85.3cm" draw:start-shape="id722" draw:start-glue-point="0" draw:end-shape="id725" draw:end-glue-point="2" svg:d="M24800 86220l-1800-920" svg:viewBox="0 0 1801 921">
          <text:p/>
        </draw:connector>
        <draw:connector draw:style-name="gr6" draw:text-style-name="P1" draw:layer="layout" draw:type="line" svg:x1="23cm" svg:y1="84.4cm" svg:x2="22.1cm" svg:y2="83.196cm" draw:start-shape="id725" draw:start-glue-point="0" draw:end-shape="id726" draw:end-glue-point="2" svg:d="M23000 84400l-900-1204" svg:viewBox="0 0 901 1205">
          <text:p/>
        </draw:connector>
        <draw:connector draw:style-name="gr6" draw:text-style-name="P1" draw:layer="layout" draw:type="line" svg:x1="23cm" svg:y1="84.4cm" svg:x2="23.7cm" svg:y2="83.196cm" draw:start-shape="id725" draw:start-glue-point="0" draw:end-shape="id727" draw:end-glue-point="2" svg:d="M23000 84400l700-1204" svg:viewBox="0 0 701 1205">
          <text:p/>
        </draw:connector>
        <draw:connector draw:style-name="gr5" draw:text-style-name="P3" draw:layer="layout" draw:type="line" svg:x1="22.1cm" svg:y1="82.296cm" svg:x2="22.098cm" svg:y2="80.7cm" draw:start-shape="id726" draw:start-glue-point="0" svg:d="M22100 82296l-2-1596" svg:viewBox="0 0 3 1597">
          <text:p text:style-name="P1"><text:span text:style-name="T2">out_tri_en</text:span></text:p>
        </draw:connector>
        <draw:connector draw:style-name="gr5" draw:text-style-name="P3" draw:layer="layout" draw:type="line" svg:x1="23.7cm" svg:y1="82.296cm" svg:x2="23.698cm" svg:y2="80.7cm" draw:start-shape="id727" svg:d="M23700 82296l-2-1596" svg:viewBox="0 0 3 1597">
          <text:p text:style-name="P1"><text:span text:style-name="T2">out_tri_en</text:span></text:p>
        </draw:connector>
        <draw:connector draw:style-name="gr5" draw:text-style-name="P3" draw:layer="layout" draw:type="line" svg:x1="22.1cm" svg:y1="82.297cm" svg:x2="22.098cm" svg:y2="80.701cm" svg:d="M22100 82297l-2-1596" svg:viewBox="0 0 3 1597">
          <text:p text:style-name="P1"><text:span text:style-name="T2">out_tri_en</text:span></text:p>
        </draw:connector>
        <draw:connector draw:style-name="gr5" draw:text-style-name="P3" draw:layer="layout" draw:type="line" svg:x1="22.1cm" svg:y1="82.297cm" svg:x2="22.098cm" svg:y2="80.701cm" svg:d="M22100 82297l-2-1596" svg:viewBox="0 0 3 1597">
          <text:p text:style-name="P1"><text:span text:style-name="T2">out_tri_en</text:span></text:p>
        </draw:connector>
        <draw:connector draw:style-name="gr5" draw:text-style-name="P3" draw:layer="layout" draw:type="line" svg:x1="24.8cm" svg:y1="84.42cm" svg:x2="24.8cm" svg:y2="82.82cm" draw:start-shape="id724" svg:d="M24800 84420v-1600" svg:viewBox="0 0 1 1601">
          <text:p text:style-name="P1"><text:span text:style-name="T2">sel_1F801824</text:span></text:p>
        </draw:connector>
        <draw:connector draw:style-name="gr5" draw:text-style-name="P3" draw:layer="layout" draw:type="line" svg:x1="26.4cm" svg:y1="84.42cm" svg:x2="26.4cm" svg:y2="82.82cm" draw:start-shape="id723" draw:start-glue-point="0" svg:d="M26400 84420v-1600" svg:viewBox="0 0 1 1601">
          <text:p text:style-name="P1"><text:span text:style-name="T2">sel_1F801824</text:span></text:p>
        </draw:connector>
        <draw:connector draw:style-name="gr5" draw:text-style-name="P1" draw:layer="layout" draw:type="line" svg:x1="22.963cm" svg:y1="86.929cm" svg:x2="23cm" svg:y2="85.3cm" draw:end-shape="id725" draw:end-glue-point="2" svg:d="M22963 86929l37-1629" svg:viewBox="0 0 38 1630">
          <text:p text:style-name="P1"><text:span text:style-name="T2">h3</text:span></text:p>
        </draw:connector>
        <draw:custom-shape draw:style-name="gr1" draw:text-style-name="P2" xml:id="id728" draw:id="id728" draw:layer="layout" svg:width="1cm" svg:height="0.9cm" svg:x="41.9cm" svg:y="74.8cm">
          <text:p text:style-name="P1"><text:span text:style-name="T1">3-NOR</text:span></text:p>
          <text:p text:style-name="P1"><text:span text:style-name="T1">456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55cm" svg:y1="68.6cm" svg:x2="43.5cm" svg:y2="67cm" draw:start-shape="id641" draw:start-glue-point="0" svg:d="M43550 68600l-50-1600" svg:viewBox="0 0 51 1601">
          <text:p text:style-name="P1"><text:span text:style-name="T2">h3</text:span></text:p>
        </draw:connector>
        <draw:connector draw:style-name="gr5" draw:text-style-name="P3" draw:layer="layout" draw:type="line" svg:x1="42.691cm" svg:y1="77.086cm" svg:x2="42.4cm" svg:y2="75.7cm" draw:end-shape="id728" draw:end-glue-point="2" svg:d="M42691 77086l-291-1386" svg:viewBox="0 0 292 1387">
          <text:p text:style-name="P1"><text:span text:style-name="T2">h3</text:span></text:p>
        </draw:connector>
        <draw:connector draw:style-name="gr5" draw:text-style-name="P3" draw:layer="layout" draw:type="line" svg:x1="42.4cm" svg:y1="74.8cm" svg:x2="43.6cm" svg:y2="73.2cm" draw:start-shape="id728" draw:start-glue-point="0" draw:end-shape="id481" draw:end-glue-point="2" svg:d="M42400 74800l1200-1600" svg:viewBox="0 0 1201 1601">
          <text:p text:style-name="P1"><text:span text:style-name="T2">c</text:span></text:p>
        </draw:connector>
        <draw:connector draw:style-name="gr6" draw:text-style-name="P1" draw:layer="layout" draw:type="line" svg:x1="24.85cm" svg:y1="88.02cm" svg:x2="24.8cm" svg:y2="87.12cm" draw:start-shape="id729" draw:start-glue-point="0" draw:end-shape="id722" draw:end-glue-point="2" svg:d="M24850 88020l-50-900" svg:viewBox="0 0 51 901">
          <text:p/>
        </draw:connector>
        <draw:connector draw:style-name="gr5" draw:text-style-name="P3" draw:layer="layout" draw:type="line" svg:x1="45.75cm" svg:y1="68.6cm" svg:x2="45.7cm" svg:y2="67cm" draw:start-shape="id538" svg:d="M45750 68600l-50-1600" svg:viewBox="0 0 51 1601">
          <text:p text:style-name="P1"><text:span text:style-name="T2">dor</text:span></text:p>
          <text:p text:style-name="P1"><text:span text:style-name="T2">Data-Out Request</text:span></text:p>
        </draw:connector>
        <draw:custom-shape draw:style-name="gr1" draw:text-style-name="P2" xml:id="id730" draw:id="id730" draw:layer="layout" svg:width="1cm" svg:height="0.9cm" svg:x="48.7cm" svg:y="71.9cm">
          <text:p text:style-name="P1"><text:span text:style-name="T1">NAND</text:span></text:p>
          <text:p text:style-name="P1"><text:span text:style-name="T1">46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9.2cm" svg:y1="74.4cm" svg:x2="49.2cm" svg:y2="72.8cm" draw:end-shape="id730" draw:end-glue-point="2" svg:d="M49200 74400v-1600" svg:viewBox="0 0 1 1601">
          <text:p text:style-name="P1"><text:span text:style-name="T2">dor</text:span></text:p>
        </draw:connector>
        <draw:custom-shape draw:style-name="gr1" draw:text-style-name="P2" xml:id="id731" draw:id="id731" draw:layer="layout" svg:width="1cm" svg:height="0.9cm" svg:x="47.6cm" svg:y="71.9cm">
          <text:p text:style-name="P1"><text:span text:style-name="T1">NOT</text:span></text:p>
          <text:p text:style-name="P1"><text:span text:style-name="T1">46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8.1cm" svg:y1="74.4cm" svg:x2="48.1cm" svg:y2="72.8cm" draw:end-shape="id731" draw:end-glue-point="2" svg:d="M48100 74400v-1600" svg:viewBox="0 0 1 1601">
          <text:p text:style-name="P1"><text:span text:style-name="T2">dor</text:span></text:p>
        </draw:connector>
        <draw:connector draw:style-name="gr5" draw:text-style-name="P3" draw:layer="layout" draw:type="line" svg:x1="31.194cm" svg:y1="50.311cm" svg:x2="31.8cm" svg:y2="49.077cm" draw:end-shape="id78" draw:end-glue-point="2" svg:d="M31194 50311l606-1234" svg:viewBox="0 0 607 1235">
          <text:p text:style-name="P1"><text:span text:style-name="T2">res</text:span></text:p>
        </draw:connector>
        <draw:custom-shape draw:style-name="gr1" draw:text-style-name="P2" xml:id="id732" draw:id="id732" draw:layer="layout" svg:width="1cm" svg:height="0.9cm" svg:x="91.6cm" svg:y="86cm">
          <text:p text:style-name="P1"><text:span text:style-name="T1">NOT</text:span></text:p>
          <text:p text:style-name="P1"><text:span text:style-name="T1">4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92.1cm" svg:y1="86cm" svg:x2="85.7cm" svg:y2="83.3cm" draw:start-shape="id732" draw:start-glue-point="0" draw:end-shape="id43" draw:end-glue-point="2" svg:d="M92100 86000l-6400-2700" svg:viewBox="0 0 6401 2701">
          <text:p/>
        </draw:connector>
        <draw:connector draw:style-name="gr6" draw:text-style-name="P1" draw:layer="layout" draw:type="line" svg:x1="92.1cm" svg:y1="86cm" svg:x2="86.8cm" svg:y2="83.322cm" draw:start-shape="id732" draw:start-glue-point="0" draw:end-shape="id721" draw:end-glue-point="2" svg:d="M92100 86000l-5300-2678" svg:viewBox="0 0 5301 2679">
          <text:p/>
        </draw:connector>
        <draw:connector draw:style-name="gr6" draw:text-style-name="P1" draw:layer="layout" draw:type="line" svg:x1="92.1cm" svg:y1="86cm" svg:x2="87.9cm" svg:y2="83.3cm" draw:start-shape="id732" draw:start-glue-point="0" draw:end-shape="id689" draw:end-glue-point="2" svg:d="M92100 86000l-4200-2700" svg:viewBox="0 0 4201 2701">
          <text:p/>
        </draw:connector>
        <draw:connector draw:style-name="gr6" draw:text-style-name="P1" draw:layer="layout" draw:type="line" svg:x1="92.1cm" svg:y1="86cm" svg:x2="89cm" svg:y2="83.3cm" draw:start-shape="id732" draw:start-glue-point="0" draw:end-shape="id690" draw:end-glue-point="2" svg:d="M92100 86000l-3100-2700" svg:viewBox="0 0 3101 2701">
          <text:p/>
        </draw:connector>
        <draw:connector draw:style-name="gr5" draw:text-style-name="P3" draw:layer="layout" draw:type="line" svg:x1="42.545cm" svg:y1="51.263cm" svg:x2="42cm" svg:y2="49.9cm" draw:end-shape="id494" draw:end-glue-point="2" svg:d="M42545 51263l-545-1363" svg:viewBox="0 0 546 1364">
          <text:p text:style-name="P1"><text:span text:style-name="T2">res</text:span></text:p>
        </draw:connector>
        <draw:custom-shape draw:style-name="gr2" draw:text-style-name="P2" xml:id="id733" draw:id="id733" draw:layer="layout" svg:width="1cm" svg:height="0.9cm" svg:x="89.6cm" svg:y="82.4cm">
          <text:p text:style-name="P1"><text:span text:style-name="T1">NOT</text:span></text:p>
          <text:p text:style-name="P1"><text:span text:style-name="T1">50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0.1cm" svg:y1="82.4cm" svg:x2="90.089cm" svg:y2="80.698cm" draw:start-shape="id733" draw:start-glue-point="0" svg:d="M90100 82400l-11-1702" svg:viewBox="0 0 12 1703">
          <text:p text:style-name="P1"><text:span text:style-name="T2">/res9</text:span></text:p>
        </draw:connector>
        <draw:connector draw:style-name="gr6" draw:text-style-name="P1" draw:layer="layout" draw:type="line" svg:x1="92.1cm" svg:y1="86cm" svg:x2="90.1cm" svg:y2="83.3cm" draw:start-shape="id732" draw:start-glue-point="0" draw:end-shape="id733" draw:end-glue-point="2" svg:d="M92100 86000l-2000-2700" svg:viewBox="0 0 2001 2701">
          <text:p/>
        </draw:connector>
        <draw:connector draw:style-name="gr5" draw:text-style-name="P3" draw:layer="layout" draw:type="line" svg:x1="94.5cm" svg:y1="82.4cm" svg:x2="94.533cm" svg:y2="80.685cm" draw:start-shape="id734" draw:start-glue-point="0" svg:d="M94500 82400l33-1715" svg:viewBox="0 0 34 1716">
          <text:p text:style-name="P1"><text:span text:style-name="T2">/res7</text:span></text:p>
        </draw:connector>
        <draw:custom-shape draw:style-name="gr2" draw:text-style-name="P2" xml:id="id734" draw:id="id734" draw:layer="layout" svg:width="1cm" svg:height="0.9cm" svg:x="94cm" svg:y="82.4cm">
          <text:p text:style-name="P1"><text:span text:style-name="T1">NOT</text:span></text:p>
          <text:p text:style-name="P1"><text:span text:style-name="T1">35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5.58cm" svg:y1="82.4cm" svg:x2="95.605cm" svg:y2="80.698cm" draw:start-shape="id735" draw:start-glue-point="0" svg:d="M95580 82400l25-1702" svg:viewBox="0 0 26 1703">
          <text:p text:style-name="P1"><text:span text:style-name="T2">/res7</text:span></text:p>
        </draw:connector>
        <draw:custom-shape draw:style-name="gr2" draw:text-style-name="P2" xml:id="id735" draw:id="id735" draw:layer="layout" svg:width="1cm" svg:height="0.9cm" svg:x="95.08cm" svg:y="82.4cm">
          <text:p text:style-name="P1"><text:span text:style-name="T1">NOT</text:span></text:p>
          <text:p text:style-name="P1"><text:span text:style-name="T1">3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2.3cm" svg:y1="82.4cm" svg:x2="92.311cm" svg:y2="80.672cm" draw:start-shape="id736" draw:start-glue-point="0" svg:d="M92300 82400l11-1728" svg:viewBox="0 0 12 1729">
          <text:p text:style-name="P1"><text:span text:style-name="T2">/res7</text:span></text:p>
        </draw:connector>
        <draw:custom-shape draw:style-name="gr2" draw:text-style-name="P2" xml:id="id736" draw:id="id736" draw:layer="layout" svg:width="1cm" svg:height="0.9cm" svg:x="91.8cm" svg:y="82.4cm">
          <text:p text:style-name="P1"><text:span text:style-name="T1">NOT</text:span></text:p>
          <text:p text:style-name="P1"><text:span text:style-name="T1">32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3.4cm" svg:y1="82.4cm" svg:x2="93.369cm" svg:y2="80.645cm" draw:start-shape="id737" svg:d="M93400 82400l-31-1755" svg:viewBox="0 0 32 1756">
          <text:p text:style-name="P1"><text:span text:style-name="T2">/res7</text:span></text:p>
        </draw:connector>
        <draw:custom-shape draw:style-name="gr2" draw:text-style-name="P2" xml:id="id737" draw:id="id737" draw:layer="layout" svg:width="1cm" svg:height="0.9cm" svg:x="92.9cm" svg:y="82.4cm">
          <text:p text:style-name="P1"><text:span text:style-name="T1">NOT</text:span></text:p>
          <text:p text:style-name="P1"><text:span text:style-name="T1">34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1.2cm" svg:y1="82.4cm" svg:x2="91.173cm" svg:y2="80.685cm" draw:start-shape="id738" draw:start-glue-point="0" svg:d="M91200 82400l-27-1715" svg:viewBox="0 0 28 1716">
          <text:p text:style-name="P1"><text:span text:style-name="T2">/res7</text:span></text:p>
        </draw:connector>
        <draw:custom-shape draw:style-name="gr2" draw:text-style-name="P2" xml:id="id738" draw:id="id738" draw:layer="layout" svg:width="1cm" svg:height="0.9cm" svg:x="90.7cm" svg:y="82.4cm">
          <text:p text:style-name="P1"><text:span text:style-name="T1">NOT</text:span></text:p>
          <text:p text:style-name="P1"><text:span text:style-name="T1">42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6.7cm" svg:y1="82.362cm" svg:x2="96.742cm" svg:y2="80.7cm" draw:start-shape="id739" draw:start-glue-point="0" svg:d="M96700 82362l42-1662" svg:viewBox="0 0 43 1663">
          <text:p text:style-name="P1"><text:span text:style-name="T2">/res8</text:span></text:p>
        </draw:connector>
        <draw:custom-shape draw:style-name="gr2" draw:text-style-name="P2" xml:id="id739" draw:id="id739" draw:layer="layout" svg:width="1cm" svg:height="0.9cm" svg:x="96.2cm" svg:y="82.362cm">
          <text:p text:style-name="P1"><text:span text:style-name="T1">NOT</text:span></text:p>
          <text:p text:style-name="P1"><text:span text:style-name="T1">377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1cm" svg:y1="86cm" svg:x2="91.2cm" svg:y2="83.3cm" draw:start-shape="id732" draw:start-glue-point="0" draw:end-shape="id738" draw:end-glue-point="2" svg:d="M92100 86000l-900-2700" svg:viewBox="0 0 901 2701">
          <text:p/>
        </draw:connector>
        <draw:connector draw:style-name="gr6" draw:text-style-name="P1" draw:layer="layout" draw:type="line" svg:x1="92.1cm" svg:y1="86cm" svg:x2="92.3cm" svg:y2="83.3cm" draw:start-shape="id732" draw:start-glue-point="0" draw:end-shape="id736" draw:end-glue-point="2" svg:d="M92100 86000l200-2700" svg:viewBox="0 0 201 2701">
          <text:p/>
        </draw:connector>
        <draw:connector draw:style-name="gr6" draw:text-style-name="P1" draw:layer="layout" draw:type="line" svg:x1="92.1cm" svg:y1="86cm" svg:x2="93.4cm" svg:y2="83.3cm" draw:start-shape="id732" draw:start-glue-point="0" draw:end-shape="id737" draw:end-glue-point="2" svg:d="M92100 86000l1300-2700" svg:viewBox="0 0 1301 2701">
          <text:p/>
        </draw:connector>
        <draw:connector draw:style-name="gr6" draw:text-style-name="P1" draw:layer="layout" draw:type="line" svg:x1="92.1cm" svg:y1="86cm" svg:x2="94.5cm" svg:y2="83.3cm" draw:start-shape="id732" draw:start-glue-point="0" draw:end-shape="id734" draw:end-glue-point="2" svg:d="M92100 86000l2400-2700" svg:viewBox="0 0 2401 2701">
          <text:p/>
        </draw:connector>
        <draw:connector draw:style-name="gr6" draw:text-style-name="P1" draw:layer="layout" draw:type="line" svg:x1="92.1cm" svg:y1="86cm" svg:x2="95.58cm" svg:y2="83.3cm" draw:start-shape="id732" draw:start-glue-point="0" draw:end-shape="id735" draw:end-glue-point="2" svg:d="M92100 86000l3480-2700" svg:viewBox="0 0 3481 2701">
          <text:p/>
        </draw:connector>
        <draw:custom-shape draw:style-name="gr1" draw:text-style-name="P2" xml:id="id740" draw:id="id740" draw:layer="layout" svg:width="1cm" svg:height="0.9cm" svg:x="97.3cm" svg:y="82.362cm">
          <text:p text:style-name="P1"><text:span text:style-name="T1">NOT</text:span></text:p>
          <text:p text:style-name="P1"><text:span text:style-name="T1">78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1cm" svg:y1="86cm" svg:x2="97.8cm" svg:y2="83.262cm" draw:start-shape="id732" draw:start-glue-point="0" draw:end-shape="id740" draw:end-glue-point="2" svg:d="M92100 86000l5700-2738" svg:viewBox="0 0 5701 2739">
          <text:p/>
        </draw:connector>
        <draw:connector draw:style-name="gr6" draw:text-style-name="P1" draw:layer="layout" draw:type="line" svg:x1="92.1cm" svg:y1="86cm" svg:x2="96.7cm" svg:y2="83.262cm" draw:start-shape="id732" draw:start-glue-point="0" draw:end-shape="id739" draw:end-glue-point="2" svg:d="M92100 86000l4600-2738" svg:viewBox="0 0 4601 2739">
          <text:p/>
        </draw:connector>
        <draw:connector draw:style-name="gr5" draw:text-style-name="P3" draw:layer="layout" draw:type="line" svg:x1="36.95cm" svg:y1="68.6cm" svg:x2="36.95cm" svg:y2="67cm" draw:start-shape="id699" svg:d="M36950 68600v-1600" svg:viewBox="0 0 1 1601">
          <text:p text:style-name="P1"><text:span text:style-name="T2">h4</text:span></text:p>
        </draw:connector>
        <draw:connector draw:style-name="gr5" draw:text-style-name="P3" draw:layer="layout" draw:type="line" svg:x1="32.8cm" svg:y1="84.2cm" svg:x2="32.282cm" svg:y2="82.844cm" draw:end-shape="id605" draw:end-glue-point="2" svg:d="M32800 84200l-518-1356" svg:viewBox="0 0 519 1357">
          <text:p text:style-name="P1"><text:span text:style-name="T2">h4</text:span></text:p>
        </draw:connector>
        <draw:connector draw:style-name="gr5" draw:text-style-name="P3" draw:layer="layout" draw:type="line" svg:x1="28.853cm" svg:y1="74.456cm" svg:x2="28.353cm" svg:y2="73.109cm" draw:end-shape="id602" draw:end-glue-point="2" svg:d="M28853 74456l-500-1347" svg:viewBox="0 0 501 1348">
          <text:p text:style-name="P1"><text:span text:style-name="T2">h4</text:span></text:p>
        </draw:connector>
        <draw:connector draw:style-name="gr5" draw:text-style-name="P3" draw:layer="layout" draw:type="line" svg:x1="41.897cm" svg:y1="76.835cm" svg:x2="42.4cm" svg:y2="75.7cm" draw:end-shape="id728" draw:end-glue-point="2" svg:d="M41897 76835l503-1135" svg:viewBox="0 0 504 1136">
          <text:p text:style-name="P1"><text:span text:style-name="T2">h4</text:span></text:p>
        </draw:connector>
        <draw:connector draw:style-name="gr6" draw:text-style-name="P1" draw:layer="layout" draw:type="line" svg:x1="32.282cm" svg:y1="81.944cm" svg:x2="34.5cm" svg:y2="75cm" draw:start-shape="id605" draw:start-glue-point="0" draw:end-shape="id598" draw:end-glue-point="2" svg:d="M32282 81944l2218-6944" svg:viewBox="0 0 2219 6945">
          <text:p/>
        </draw:connector>
        <draw:connector draw:style-name="gr6" draw:text-style-name="P1" draw:layer="layout" draw:type="line" svg:x1="32.282cm" svg:y1="81.944cm" svg:x2="36cm" svg:y2="82.109cm" draw:start-shape="id605" draw:start-glue-point="0" draw:end-shape="id593" draw:end-glue-point="2" svg:d="M32282 81944l3718 165" svg:viewBox="0 0 3719 166">
          <text:p/>
        </draw:connector>
        <draw:custom-shape draw:style-name="gr1" draw:text-style-name="P2" xml:id="id741" draw:id="id741" draw:layer="layout" svg:width="1cm" svg:height="0.9cm" svg:x="32.8cm" svg:y="72cm">
          <text:p text:style-name="P1"><text:span text:style-name="T1">AND</text:span></text:p>
          <text:p text:style-name="P1"><text:span text:style-name="T1">424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4.5cm" svg:y1="74.1cm" svg:x2="33.3cm" svg:y2="72.9cm" draw:start-shape="id598" draw:start-glue-point="0" draw:end-shape="id741" draw:end-glue-point="2" svg:d="M34500 74100l-1200-1200" svg:viewBox="0 0 1201 1201">
          <text:p/>
        </draw:connector>
        <draw:connector draw:style-name="gr6" draw:text-style-name="P1" draw:layer="layout" draw:type="line" svg:x1="34.5cm" svg:y1="74.1cm" svg:x2="37cm" svg:y2="72.9cm" draw:start-shape="id598" draw:start-glue-point="0" draw:end-shape="id698" draw:end-glue-point="2" svg:d="M34500 74100l2500-1200" svg:viewBox="0 0 2501 1201">
          <text:p/>
        </draw:connector>
        <draw:custom-shape draw:style-name="gr1" draw:text-style-name="P2" xml:id="id742" draw:id="id742" draw:layer="layout" svg:width="1cm" svg:height="0.9cm" svg:x="31.5cm" svg:y="74.3cm">
          <text:p text:style-name="P1"><text:span text:style-name="T1">NAND</text:span></text:p>
          <text:p text:style-name="P1"><text:span text:style-name="T1">43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6cm" svg:y1="81.209cm" svg:x2="32cm" svg:y2="75.2cm" draw:start-shape="id593" draw:start-glue-point="0" draw:end-shape="id742" draw:end-glue-point="2" svg:d="M36000 81209l-4000-6009" svg:viewBox="0 0 4001 6010">
          <text:p/>
        </draw:connector>
        <draw:connector draw:style-name="gr6" draw:text-style-name="P1" draw:layer="layout" draw:type="line" svg:x1="36cm" svg:y1="81.209cm" svg:x2="34.8cm" svg:y2="80.009cm" draw:start-shape="id593" draw:start-glue-point="0" draw:end-shape="id592" draw:end-glue-point="2" svg:d="M36000 81209l-1200-1200" svg:viewBox="0 0 1201 1201">
          <text:p/>
        </draw:connector>
        <draw:custom-shape draw:style-name="gr1" draw:text-style-name="P2" xml:id="id743" draw:id="id743" draw:layer="layout" svg:width="1cm" svg:height="0.9cm" svg:x="30.2cm" svg:y="73.9cm">
          <text:p text:style-name="P1"><text:span text:style-name="T1">3-NAND</text:span></text:p>
          <text:p text:style-name="P1"><text:span text:style-name="T1">42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6cm" svg:y1="81.209cm" svg:x2="30.7cm" svg:y2="74.8cm" draw:start-shape="id593" draw:start-glue-point="0" draw:end-shape="id743" draw:end-glue-point="2" svg:d="M36000 81209l-5300-6409" svg:viewBox="0 0 5301 6410">
          <text:p/>
        </draw:connector>
        <draw:connector draw:style-name="gr6" draw:text-style-name="P1" draw:layer="layout" draw:type="line" svg:x1="34.8cm" svg:y1="79.109cm" svg:x2="30.7cm" svg:y2="74.8cm" draw:start-shape="id592" draw:start-glue-point="0" draw:end-shape="id743" draw:end-glue-point="2" svg:d="M34800 79109l-4100-4309" svg:viewBox="0 0 4101 4310">
          <text:p/>
        </draw:connector>
        <draw:connector draw:style-name="gr6" draw:text-style-name="P1" draw:layer="layout" draw:type="line" svg:x1="34.8cm" svg:y1="79.109cm" svg:x2="40.8cm" svg:y2="77.2cm" draw:start-shape="id592" draw:start-glue-point="0" draw:end-shape="id710" draw:end-glue-point="2" svg:d="M34800 79109l6000-1909" svg:viewBox="0 0 6001 1910">
          <text:p/>
        </draw:connector>
        <draw:custom-shape draw:style-name="gr1" draw:text-style-name="P2" xml:id="id744" draw:id="id744" draw:layer="layout" svg:width="1cm" svg:height="0.9cm" svg:x="34.2cm" svg:y="70.6cm">
          <text:p text:style-name="P1"><text:span text:style-name="T1">NAND</text:span></text:p>
          <text:p text:style-name="P1"><text:span text:style-name="T1">43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4.8cm" svg:y1="79.109cm" svg:x2="34.7cm" svg:y2="71.5cm" draw:start-shape="id592" draw:start-glue-point="0" draw:end-shape="id744" draw:end-glue-point="2" svg:d="M34800 79109l-100-7609" svg:viewBox="0 0 101 7610">
          <text:p/>
        </draw:connector>
        <draw:connector draw:style-name="gr6" draw:text-style-name="P1" draw:layer="layout" draw:type="line" svg:x1="36cm" svg:y1="81.209cm" svg:x2="40.8cm" svg:y2="77.2cm" draw:start-shape="id593" draw:start-glue-point="0" draw:end-shape="id710" draw:end-glue-point="2" svg:d="M36000 81209l4800-4009" svg:viewBox="0 0 4801 4010">
          <text:p/>
        </draw:connector>
        <draw:custom-shape draw:style-name="gr1" draw:text-style-name="P2" xml:id="id745" draw:id="id745" draw:layer="layout" svg:width="1cm" svg:height="0.9cm" svg:x="40.6cm" svg:y="74.2cm">
          <text:p text:style-name="P1"><text:span text:style-name="T1">AND</text:span></text:p>
          <text:p text:style-name="P1"><text:span text:style-name="T1">447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0.8cm" svg:y1="76.3cm" svg:x2="41.1cm" svg:y2="75.1cm" draw:start-shape="id710" draw:start-glue-point="0" draw:end-shape="id745" draw:end-glue-point="2" svg:d="M40800 76300l300-1200" svg:viewBox="0 0 301 1201">
          <text:p/>
        </draw:connector>
        <draw:connector draw:style-name="gr5" draw:text-style-name="P3" draw:layer="layout" draw:type="line" svg:x1="41.1cm" svg:y1="74.2cm" svg:x2="41.4cm" svg:y2="73.1cm" draw:start-shape="id745" draw:start-glue-point="0" draw:end-shape="id482" draw:end-glue-point="2" svg:d="M41100 74200l300-1100" svg:viewBox="0 0 301 1101">
          <text:p text:style-name="P1"><text:span text:style-name="T2">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1-30T00:07:48.669000000</dc:date>
    <meta:editing-duration>P41DT20H57M44S</meta:editing-duration>
    <meta:editing-cycles>4686</meta:editing-cycles>
    <meta:generator>LibreOffice/4.3.4.1$Windows_x86 LibreOffice_project/bc356b2f991740509f321d70e4512a6a54c5f243</meta:generator>
    <meta:document-statistic meta:object-count="2196"/>
  </office:meta>
</office:document-meta>
</file>